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5217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0.802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8429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0.7665in"/>
    </style:style>
    <style:style style:name="co12" style:family="table-column">
      <style:table-column-properties fo:break-before="auto" style:column-width="1.19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 style:data-style-name="N119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IRE</text:p>
          </table:table-cell>
          <table:table-cell table:style-name="Default" office:value-type="string">
            <text:p>Nr.</text:p>
          </table:table-cell>
          <table:table-cell office:value-type="string">
            <text:p>Quarter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office:value-type="string">
            <text:p>X_Merchich</text:p>
          </table:table-cell>
          <table:table-cell office:value-type="string">
            <text:p>Y_Merchich</text:p>
          </table:table-cell>
          <table:table-cell office:value-type="string">
            <text:p>Z</text:p>
          </table:table-cell>
          <table:table-cell office:value-type="string">
            <text:p>Depth_max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Thickness</text:p>
          </table:table-cell>
          <table:table-cell office:value-type="string">
            <text:p>Lithology</text:p>
          </table:table-cell>
        </table:table-row>
        <table:table-row table:style-name="ro1">
          <table:table-cell office:value-type="string">
            <text:p>7003/70</text:p>
          </table:table-cell>
          <table:table-cell office:value-type="float" office:value="7003">
            <text:p>7003</text:p>
          </table:table-cell>
          <table:table-cell office:value-type="float" office:value="70">
            <text:p>70</text:p>
          </table:table-cell>
          <table:table-cell office:value-type="float" office:value="-9.48928599103917">
            <text:p>-9.489286</text:p>
          </table:table-cell>
          <table:table-cell office:value-type="float" office:value="30.3148286691115">
            <text:p>30.314829</text:p>
          </table:table-cell>
          <table:table-cell office:value-type="float" office:value="106750">
            <text:p>106750</text:p>
          </table:table-cell>
          <table:table-cell office:value-type="float" office:value="375350">
            <text:p>375350</text:p>
          </table:table-cell>
          <table:table-cell office:value-type="float" office:value="32">
            <text:p>32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7003/70</text:p>
          </table:table-cell>
          <table:table-cell office:value-type="float" office:value="7003">
            <text:p>7003</text:p>
          </table:table-cell>
          <table:table-cell office:value-type="float" office:value="70">
            <text:p>70</text:p>
          </table:table-cell>
          <table:table-cell office:value-type="float" office:value="-9.48928599103917">
            <text:p>-9.489286</text:p>
          </table:table-cell>
          <table:table-cell office:value-type="float" office:value="30.3148286691115">
            <text:p>30.314829</text:p>
          </table:table-cell>
          <table:table-cell office:value-type="float" office:value="106750">
            <text:p>106750</text:p>
          </table:table-cell>
          <table:table-cell office:value-type="float" office:value="375350">
            <text:p>375350</text:p>
          </table:table-cell>
          <table:table-cell office:value-type="float" office:value="32">
            <text:p>32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7003/70</text:p>
          </table:table-cell>
          <table:table-cell office:value-type="float" office:value="7003">
            <text:p>7003</text:p>
          </table:table-cell>
          <table:table-cell office:value-type="float" office:value="70">
            <text:p>70</text:p>
          </table:table-cell>
          <table:table-cell office:value-type="float" office:value="-9.48928599103917">
            <text:p>-9.489286</text:p>
          </table:table-cell>
          <table:table-cell office:value-type="float" office:value="30.3148286691115">
            <text:p>30.314829</text:p>
          </table:table-cell>
          <table:table-cell office:value-type="float" office:value="106750">
            <text:p>106750</text:p>
          </table:table-cell>
          <table:table-cell office:value-type="float" office:value="375350">
            <text:p>375350</text:p>
          </table:table-cell>
          <table:table-cell office:value-type="float" office:value="32">
            <text:p>32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7003/70</text:p>
          </table:table-cell>
          <table:table-cell office:value-type="float" office:value="7003">
            <text:p>7003</text:p>
          </table:table-cell>
          <table:table-cell office:value-type="float" office:value="70">
            <text:p>70</text:p>
          </table:table-cell>
          <table:table-cell office:value-type="float" office:value="-9.48928599103917">
            <text:p>-9.489286</text:p>
          </table:table-cell>
          <table:table-cell office:value-type="float" office:value="30.3148286691115">
            <text:p>30.314829</text:p>
          </table:table-cell>
          <table:table-cell office:value-type="float" office:value="106750">
            <text:p>106750</text:p>
          </table:table-cell>
          <table:table-cell office:value-type="float" office:value="375350">
            <text:p>375350</text:p>
          </table:table-cell>
          <table:table-cell office:value-type="float" office:value="32">
            <text:p>32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string">
            <text:p>fragile sandstone</text:p>
          </table:table-cell>
        </table:table-row>
        <table:table-row table:style-name="ro1">
          <table:table-cell office:value-type="string">
            <text:p>7003/70</text:p>
          </table:table-cell>
          <table:table-cell office:value-type="float" office:value="7003">
            <text:p>7003</text:p>
          </table:table-cell>
          <table:table-cell office:value-type="float" office:value="70">
            <text:p>70</text:p>
          </table:table-cell>
          <table:table-cell office:value-type="float" office:value="-9.48928599103917">
            <text:p>-9.489286</text:p>
          </table:table-cell>
          <table:table-cell office:value-type="float" office:value="30.3148286691115">
            <text:p>30.314829</text:p>
          </table:table-cell>
          <table:table-cell office:value-type="float" office:value="106750">
            <text:p>106750</text:p>
          </table:table-cell>
          <table:table-cell office:value-type="float" office:value="375350">
            <text:p>375350</text:p>
          </table:table-cell>
          <table:table-cell office:value-type="float" office:value="32">
            <text:p>32</text:p>
          </table:table-cell>
          <table:table-cell office:value-type="float" office:value="115">
            <text:p>115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office:value-type="float" office:value="14">
            <text:p>14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7003/70</text:p>
          </table:table-cell>
          <table:table-cell office:value-type="float" office:value="7003">
            <text:p>7003</text:p>
          </table:table-cell>
          <table:table-cell office:value-type="float" office:value="70">
            <text:p>70</text:p>
          </table:table-cell>
          <table:table-cell office:value-type="float" office:value="-9.48928599103917">
            <text:p>-9.489286</text:p>
          </table:table-cell>
          <table:table-cell office:value-type="float" office:value="30.3148286691115">
            <text:p>30.314829</text:p>
          </table:table-cell>
          <table:table-cell office:value-type="float" office:value="106750">
            <text:p>106750</text:p>
          </table:table-cell>
          <table:table-cell office:value-type="float" office:value="375350">
            <text:p>375350</text:p>
          </table:table-cell>
          <table:table-cell office:value-type="float" office:value="32">
            <text:p>32</text:p>
          </table:table-cell>
          <table:table-cell office:value-type="float" office:value="115">
            <text:p>115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4">
            <text:p>14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6475/70</text:p>
          </table:table-cell>
          <table:table-cell office:value-type="float" office:value="6475">
            <text:p>6475</text:p>
          </table:table-cell>
          <table:table-cell office:value-type="float" office:value="70">
            <text:p>70</text:p>
          </table:table-cell>
          <table:table-cell office:value-type="float" office:value="-9.4376650171047">
            <text:p>-9.437665</text:p>
          </table:table-cell>
          <table:table-cell office:value-type="float" office:value="30.2992479853459">
            <text:p>30.299248</text:p>
          </table:table-cell>
          <table:table-cell office:value-type="float" office:value="111650">
            <text:p>111650</text:p>
          </table:table-cell>
          <table:table-cell office:value-type="float" office:value="373450">
            <text:p>373450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475/70</text:p>
          </table:table-cell>
          <table:table-cell office:value-type="float" office:value="6475">
            <text:p>6475</text:p>
          </table:table-cell>
          <table:table-cell office:value-type="float" office:value="70">
            <text:p>70</text:p>
          </table:table-cell>
          <table:table-cell office:value-type="float" office:value="-9.4376650171047">
            <text:p>-9.437665</text:p>
          </table:table-cell>
          <table:table-cell office:value-type="float" office:value="30.2992479853459">
            <text:p>30.299248</text:p>
          </table:table-cell>
          <table:table-cell office:value-type="float" office:value="111650">
            <text:p>111650</text:p>
          </table:table-cell>
          <table:table-cell office:value-type="float" office:value="373450">
            <text:p>373450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475/70</text:p>
          </table:table-cell>
          <table:table-cell office:value-type="float" office:value="6475">
            <text:p>6475</text:p>
          </table:table-cell>
          <table:table-cell office:value-type="float" office:value="70">
            <text:p>70</text:p>
          </table:table-cell>
          <table:table-cell office:value-type="float" office:value="-9.4376650171047">
            <text:p>-9.437665</text:p>
          </table:table-cell>
          <table:table-cell office:value-type="float" office:value="30.2992479853459">
            <text:p>30.299248</text:p>
          </table:table-cell>
          <table:table-cell office:value-type="float" office:value="111650">
            <text:p>111650</text:p>
          </table:table-cell>
          <table:table-cell office:value-type="float" office:value="373450">
            <text:p>373450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475/70</text:p>
          </table:table-cell>
          <table:table-cell office:value-type="float" office:value="6475">
            <text:p>6475</text:p>
          </table:table-cell>
          <table:table-cell office:value-type="float" office:value="70">
            <text:p>70</text:p>
          </table:table-cell>
          <table:table-cell office:value-type="float" office:value="-9.4376650171047">
            <text:p>-9.437665</text:p>
          </table:table-cell>
          <table:table-cell office:value-type="float" office:value="30.2992479853459">
            <text:p>30.299248</text:p>
          </table:table-cell>
          <table:table-cell office:value-type="float" office:value="111650">
            <text:p>111650</text:p>
          </table:table-cell>
          <table:table-cell office:value-type="float" office:value="373450">
            <text:p>373450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6475/70</text:p>
          </table:table-cell>
          <table:table-cell office:value-type="float" office:value="6475">
            <text:p>6475</text:p>
          </table:table-cell>
          <table:table-cell office:value-type="float" office:value="70">
            <text:p>70</text:p>
          </table:table-cell>
          <table:table-cell office:value-type="float" office:value="-9.4376650171047">
            <text:p>-9.437665</text:p>
          </table:table-cell>
          <table:table-cell office:value-type="float" office:value="30.2992479853459">
            <text:p>30.299248</text:p>
          </table:table-cell>
          <table:table-cell office:value-type="float" office:value="111650">
            <text:p>111650</text:p>
          </table:table-cell>
          <table:table-cell office:value-type="float" office:value="373450">
            <text:p>373450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475/70</text:p>
          </table:table-cell>
          <table:table-cell office:value-type="float" office:value="6475">
            <text:p>6475</text:p>
          </table:table-cell>
          <table:table-cell office:value-type="float" office:value="70">
            <text:p>70</text:p>
          </table:table-cell>
          <table:table-cell office:value-type="float" office:value="-9.4376650171047">
            <text:p>-9.437665</text:p>
          </table:table-cell>
          <table:table-cell office:value-type="float" office:value="30.2992479853459">
            <text:p>30.299248</text:p>
          </table:table-cell>
          <table:table-cell office:value-type="float" office:value="111650">
            <text:p>111650</text:p>
          </table:table-cell>
          <table:table-cell office:value-type="float" office:value="373450">
            <text:p>373450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6475/70</text:p>
          </table:table-cell>
          <table:table-cell office:value-type="float" office:value="6475">
            <text:p>6475</text:p>
          </table:table-cell>
          <table:table-cell office:value-type="float" office:value="70">
            <text:p>70</text:p>
          </table:table-cell>
          <table:table-cell office:value-type="float" office:value="-9.4376650171047">
            <text:p>-9.437665</text:p>
          </table:table-cell>
          <table:table-cell office:value-type="float" office:value="30.2992479853459">
            <text:p>30.299248</text:p>
          </table:table-cell>
          <table:table-cell office:value-type="float" office:value="111650">
            <text:p>111650</text:p>
          </table:table-cell>
          <table:table-cell office:value-type="float" office:value="373450">
            <text:p>373450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  <table:table-cell office:value-type="float" office:value="66">
            <text:p>66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475/70</text:p>
          </table:table-cell>
          <table:table-cell office:value-type="float" office:value="6475">
            <text:p>6475</text:p>
          </table:table-cell>
          <table:table-cell office:value-type="float" office:value="70">
            <text:p>70</text:p>
          </table:table-cell>
          <table:table-cell office:value-type="float" office:value="-9.4376650171047">
            <text:p>-9.437665</text:p>
          </table:table-cell>
          <table:table-cell office:value-type="float" office:value="30.2992479853459">
            <text:p>30.299248</text:p>
          </table:table-cell>
          <table:table-cell office:value-type="float" office:value="111650">
            <text:p>111650</text:p>
          </table:table-cell>
          <table:table-cell office:value-type="float" office:value="373450">
            <text:p>373450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66">
            <text:p>166</text:p>
          </table:table-cell>
          <table:table-cell office:value-type="float" office:value="172">
            <text:p>172</text:p>
          </table:table-cell>
          <table:table-cell office:value-type="float" office:value="6">
            <text:p>6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6475/70</text:p>
          </table:table-cell>
          <table:table-cell office:value-type="float" office:value="6475">
            <text:p>6475</text:p>
          </table:table-cell>
          <table:table-cell office:value-type="float" office:value="70">
            <text:p>70</text:p>
          </table:table-cell>
          <table:table-cell office:value-type="float" office:value="-9.4376650171047">
            <text:p>-9.437665</text:p>
          </table:table-cell>
          <table:table-cell office:value-type="float" office:value="30.2992479853459">
            <text:p>30.299248</text:p>
          </table:table-cell>
          <table:table-cell office:value-type="float" office:value="111650">
            <text:p>111650</text:p>
          </table:table-cell>
          <table:table-cell office:value-type="float" office:value="373450">
            <text:p>373450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string">
            <text:p>clayey sand</text:p>
          </table:table-cell>
        </table:table-row>
        <table:table-row table:style-name="ro1">
          <table:table-cell office:value-type="string">
            <text:p>6474/70</text:p>
          </table:table-cell>
          <table:table-cell office:value-type="float" office:value="6474">
            <text:p>6474</text:p>
          </table:table-cell>
          <table:table-cell office:value-type="float" office:value="70">
            <text:p>70</text:p>
          </table:table-cell>
          <table:table-cell office:value-type="float" office:value="-9.38627503279534">
            <text:p>-9.386275</text:p>
          </table:table-cell>
          <table:table-cell office:value-type="float" office:value="30.2628742637613">
            <text:p>30.262874</text:p>
          </table:table-cell>
          <table:table-cell office:value-type="float" office:value="116450">
            <text:p>116450</text:p>
          </table:table-cell>
          <table:table-cell office:value-type="float" office:value="369250">
            <text:p>369250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6474/70</text:p>
          </table:table-cell>
          <table:table-cell office:value-type="float" office:value="6474">
            <text:p>6474</text:p>
          </table:table-cell>
          <table:table-cell office:value-type="float" office:value="70">
            <text:p>70</text:p>
          </table:table-cell>
          <table:table-cell office:value-type="float" office:value="-9.38627503279534">
            <text:p>-9.386275</text:p>
          </table:table-cell>
          <table:table-cell office:value-type="float" office:value="30.2628742637613">
            <text:p>30.262874</text:p>
          </table:table-cell>
          <table:table-cell office:value-type="float" office:value="116450">
            <text:p>116450</text:p>
          </table:table-cell>
          <table:table-cell office:value-type="float" office:value="369250">
            <text:p>369250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6474/70</text:p>
          </table:table-cell>
          <table:table-cell office:value-type="float" office:value="6474">
            <text:p>6474</text:p>
          </table:table-cell>
          <table:table-cell office:value-type="float" office:value="70">
            <text:p>70</text:p>
          </table:table-cell>
          <table:table-cell office:value-type="float" office:value="-9.38627503279534">
            <text:p>-9.386275</text:p>
          </table:table-cell>
          <table:table-cell office:value-type="float" office:value="30.2628742637613">
            <text:p>30.262874</text:p>
          </table:table-cell>
          <table:table-cell office:value-type="float" office:value="116450">
            <text:p>116450</text:p>
          </table:table-cell>
          <table:table-cell office:value-type="float" office:value="369250">
            <text:p>369250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6474/70</text:p>
          </table:table-cell>
          <table:table-cell office:value-type="float" office:value="6474">
            <text:p>6474</text:p>
          </table:table-cell>
          <table:table-cell office:value-type="float" office:value="70">
            <text:p>70</text:p>
          </table:table-cell>
          <table:table-cell office:value-type="float" office:value="-9.38627503279534">
            <text:p>-9.386275</text:p>
          </table:table-cell>
          <table:table-cell office:value-type="float" office:value="30.2628742637613">
            <text:p>30.262874</text:p>
          </table:table-cell>
          <table:table-cell office:value-type="float" office:value="116450">
            <text:p>116450</text:p>
          </table:table-cell>
          <table:table-cell office:value-type="float" office:value="369250">
            <text:p>369250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474/70</text:p>
          </table:table-cell>
          <table:table-cell office:value-type="float" office:value="6474">
            <text:p>6474</text:p>
          </table:table-cell>
          <table:table-cell office:value-type="float" office:value="70">
            <text:p>70</text:p>
          </table:table-cell>
          <table:table-cell office:value-type="float" office:value="-9.38627503279534">
            <text:p>-9.386275</text:p>
          </table:table-cell>
          <table:table-cell office:value-type="float" office:value="30.2628742637613">
            <text:p>30.262874</text:p>
          </table:table-cell>
          <table:table-cell office:value-type="float" office:value="116450">
            <text:p>116450</text:p>
          </table:table-cell>
          <table:table-cell office:value-type="float" office:value="369250">
            <text:p>369250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474/70</text:p>
          </table:table-cell>
          <table:table-cell office:value-type="float" office:value="6474">
            <text:p>6474</text:p>
          </table:table-cell>
          <table:table-cell office:value-type="float" office:value="70">
            <text:p>70</text:p>
          </table:table-cell>
          <table:table-cell office:value-type="float" office:value="-9.38627503279534">
            <text:p>-9.386275</text:p>
          </table:table-cell>
          <table:table-cell office:value-type="float" office:value="30.2628742637613">
            <text:p>30.262874</text:p>
          </table:table-cell>
          <table:table-cell office:value-type="float" office:value="116450">
            <text:p>116450</text:p>
          </table:table-cell>
          <table:table-cell office:value-type="float" office:value="369250">
            <text:p>369250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474/70</text:p>
          </table:table-cell>
          <table:table-cell office:value-type="float" office:value="6474">
            <text:p>6474</text:p>
          </table:table-cell>
          <table:table-cell office:value-type="float" office:value="70">
            <text:p>70</text:p>
          </table:table-cell>
          <table:table-cell office:value-type="float" office:value="-9.38627503279534">
            <text:p>-9.386275</text:p>
          </table:table-cell>
          <table:table-cell office:value-type="float" office:value="30.2628742637613">
            <text:p>30.262874</text:p>
          </table:table-cell>
          <table:table-cell office:value-type="float" office:value="116450">
            <text:p>116450</text:p>
          </table:table-cell>
          <table:table-cell office:value-type="float" office:value="369250">
            <text:p>369250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474/70</text:p>
          </table:table-cell>
          <table:table-cell office:value-type="float" office:value="6474">
            <text:p>6474</text:p>
          </table:table-cell>
          <table:table-cell office:value-type="float" office:value="70">
            <text:p>70</text:p>
          </table:table-cell>
          <table:table-cell office:value-type="float" office:value="-9.38627503279534">
            <text:p>-9.386275</text:p>
          </table:table-cell>
          <table:table-cell office:value-type="float" office:value="30.2628742637613">
            <text:p>30.262874</text:p>
          </table:table-cell>
          <table:table-cell office:value-type="float" office:value="116450">
            <text:p>116450</text:p>
          </table:table-cell>
          <table:table-cell office:value-type="float" office:value="369250">
            <text:p>369250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474/70</text:p>
          </table:table-cell>
          <table:table-cell office:value-type="float" office:value="6474">
            <text:p>6474</text:p>
          </table:table-cell>
          <table:table-cell office:value-type="float" office:value="70">
            <text:p>70</text:p>
          </table:table-cell>
          <table:table-cell office:value-type="float" office:value="-9.38627503279534">
            <text:p>-9.386275</text:p>
          </table:table-cell>
          <table:table-cell office:value-type="float" office:value="30.2628742637613">
            <text:p>30.262874</text:p>
          </table:table-cell>
          <table:table-cell office:value-type="float" office:value="116450">
            <text:p>116450</text:p>
          </table:table-cell>
          <table:table-cell office:value-type="float" office:value="369250">
            <text:p>369250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474/70</text:p>
          </table:table-cell>
          <table:table-cell office:value-type="float" office:value="6474">
            <text:p>6474</text:p>
          </table:table-cell>
          <table:table-cell office:value-type="float" office:value="70">
            <text:p>70</text:p>
          </table:table-cell>
          <table:table-cell office:value-type="float" office:value="-9.38627503279534">
            <text:p>-9.386275</text:p>
          </table:table-cell>
          <table:table-cell office:value-type="float" office:value="30.2628742637613">
            <text:p>30.262874</text:p>
          </table:table-cell>
          <table:table-cell office:value-type="float" office:value="116450">
            <text:p>116450</text:p>
          </table:table-cell>
          <table:table-cell office:value-type="float" office:value="369250">
            <text:p>369250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474/70</text:p>
          </table:table-cell>
          <table:table-cell office:value-type="float" office:value="6474">
            <text:p>6474</text:p>
          </table:table-cell>
          <table:table-cell office:value-type="float" office:value="70">
            <text:p>70</text:p>
          </table:table-cell>
          <table:table-cell office:value-type="float" office:value="-9.38627503279534">
            <text:p>-9.386275</text:p>
          </table:table-cell>
          <table:table-cell office:value-type="float" office:value="30.2628742637613">
            <text:p>30.262874</text:p>
          </table:table-cell>
          <table:table-cell office:value-type="float" office:value="116450">
            <text:p>116450</text:p>
          </table:table-cell>
          <table:table-cell office:value-type="float" office:value="369250">
            <text:p>369250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474/70</text:p>
          </table:table-cell>
          <table:table-cell office:value-type="float" office:value="6474">
            <text:p>6474</text:p>
          </table:table-cell>
          <table:table-cell office:value-type="float" office:value="70">
            <text:p>70</text:p>
          </table:table-cell>
          <table:table-cell office:value-type="float" office:value="-9.38627503279534">
            <text:p>-9.386275</text:p>
          </table:table-cell>
          <table:table-cell office:value-type="float" office:value="30.2628742637613">
            <text:p>30.262874</text:p>
          </table:table-cell>
          <table:table-cell office:value-type="float" office:value="116450">
            <text:p>116450</text:p>
          </table:table-cell>
          <table:table-cell office:value-type="float" office:value="369250">
            <text:p>369250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9">
            <text:p>9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474/70</text:p>
          </table:table-cell>
          <table:table-cell office:value-type="float" office:value="6474">
            <text:p>6474</text:p>
          </table:table-cell>
          <table:table-cell office:value-type="float" office:value="70">
            <text:p>70</text:p>
          </table:table-cell>
          <table:table-cell office:value-type="float" office:value="-9.38627503279534">
            <text:p>-9.386275</text:p>
          </table:table-cell>
          <table:table-cell office:value-type="float" office:value="30.2628742637613">
            <text:p>30.262874</text:p>
          </table:table-cell>
          <table:table-cell office:value-type="float" office:value="116450">
            <text:p>116450</text:p>
          </table:table-cell>
          <table:table-cell office:value-type="float" office:value="369250">
            <text:p>369250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office:value-type="float" office:value="14">
            <text:p>14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474/70</text:p>
          </table:table-cell>
          <table:table-cell office:value-type="float" office:value="6474">
            <text:p>6474</text:p>
          </table:table-cell>
          <table:table-cell office:value-type="float" office:value="70">
            <text:p>70</text:p>
          </table:table-cell>
          <table:table-cell office:value-type="float" office:value="-9.38627503279534">
            <text:p>-9.386275</text:p>
          </table:table-cell>
          <table:table-cell office:value-type="float" office:value="30.2628742637613">
            <text:p>30.262874</text:p>
          </table:table-cell>
          <table:table-cell office:value-type="float" office:value="116450">
            <text:p>116450</text:p>
          </table:table-cell>
          <table:table-cell office:value-type="float" office:value="369250">
            <text:p>369250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474/70</text:p>
          </table:table-cell>
          <table:table-cell office:value-type="float" office:value="6474">
            <text:p>6474</text:p>
          </table:table-cell>
          <table:table-cell office:value-type="float" office:value="70">
            <text:p>70</text:p>
          </table:table-cell>
          <table:table-cell office:value-type="float" office:value="-9.38627503279534">
            <text:p>-9.386275</text:p>
          </table:table-cell>
          <table:table-cell office:value-type="float" office:value="30.2628742637613">
            <text:p>30.262874</text:p>
          </table:table-cell>
          <table:table-cell office:value-type="float" office:value="116450">
            <text:p>116450</text:p>
          </table:table-cell>
          <table:table-cell office:value-type="float" office:value="369250">
            <text:p>369250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65">
            <text:p>165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marly clay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96">
            <text:p>96</text:p>
          </table:table-cell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 office:value-type="float" office:value="10">
            <text:p>10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153/70</text:p>
          </table:table-cell>
          <table:table-cell office:value-type="float" office:value="6153">
            <text:p>6153</text:p>
          </table:table-cell>
          <table:table-cell office:value-type="float" office:value="70">
            <text:p>70</text:p>
          </table:table-cell>
          <table:table-cell office:value-type="float" office:value="-9.40371596350656">
            <text:p>-9.403716</text:p>
          </table:table-cell>
          <table:table-cell office:value-type="float" office:value="30.3350336673127">
            <text:p>30.335034</text:p>
          </table:table-cell>
          <table:table-cell office:value-type="float" office:value="115050">
            <text:p>115050</text:p>
          </table:table-cell>
          <table:table-cell office:value-type="float" office:value="377300">
            <text:p>37730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188/70</text:p>
          </table:table-cell>
          <table:table-cell office:value-type="float" office:value="6188">
            <text:p>6188</text:p>
          </table:table-cell>
          <table:table-cell office:value-type="float" office:value="70">
            <text:p>70</text:p>
          </table:table-cell>
          <table:table-cell office:value-type="float" office:value="-9.35044242384957">
            <text:p>-9.350442</text:p>
          </table:table-cell>
          <table:table-cell office:value-type="float" office:value="30.338158379168">
            <text:p>30.338158</text:p>
          </table:table-cell>
          <table:table-cell office:value-type="float" office:value="120180">
            <text:p>120180</text:p>
          </table:table-cell>
          <table:table-cell office:value-type="float" office:value="377470">
            <text:p>377470</text:p>
          </table:table-cell>
          <table:table-cell office:value-type="float" office:value="81">
            <text:p>81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188/70</text:p>
          </table:table-cell>
          <table:table-cell office:value-type="float" office:value="6188">
            <text:p>6188</text:p>
          </table:table-cell>
          <table:table-cell office:value-type="float" office:value="70">
            <text:p>70</text:p>
          </table:table-cell>
          <table:table-cell office:value-type="float" office:value="-9.35044242384957">
            <text:p>-9.350442</text:p>
          </table:table-cell>
          <table:table-cell office:value-type="float" office:value="30.338158379168">
            <text:p>30.338158</text:p>
          </table:table-cell>
          <table:table-cell office:value-type="float" office:value="120180">
            <text:p>120180</text:p>
          </table:table-cell>
          <table:table-cell office:value-type="float" office:value="377470">
            <text:p>377470</text:p>
          </table:table-cell>
          <table:table-cell office:value-type="float" office:value="81">
            <text:p>81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188/70</text:p>
          </table:table-cell>
          <table:table-cell office:value-type="float" office:value="6188">
            <text:p>6188</text:p>
          </table:table-cell>
          <table:table-cell office:value-type="float" office:value="70">
            <text:p>70</text:p>
          </table:table-cell>
          <table:table-cell office:value-type="float" office:value="-9.35044242384957">
            <text:p>-9.350442</text:p>
          </table:table-cell>
          <table:table-cell office:value-type="float" office:value="30.338158379168">
            <text:p>30.338158</text:p>
          </table:table-cell>
          <table:table-cell office:value-type="float" office:value="120180">
            <text:p>120180</text:p>
          </table:table-cell>
          <table:table-cell office:value-type="float" office:value="377470">
            <text:p>377470</text:p>
          </table:table-cell>
          <table:table-cell office:value-type="float" office:value="81">
            <text:p>81</text:p>
          </table:table-cell>
          <table:table-cell office:value-type="float" office:value="175">
            <text:p>17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188/70</text:p>
          </table:table-cell>
          <table:table-cell office:value-type="float" office:value="6188">
            <text:p>6188</text:p>
          </table:table-cell>
          <table:table-cell office:value-type="float" office:value="70">
            <text:p>70</text:p>
          </table:table-cell>
          <table:table-cell office:value-type="float" office:value="-9.35044242384957">
            <text:p>-9.350442</text:p>
          </table:table-cell>
          <table:table-cell office:value-type="float" office:value="30.338158379168">
            <text:p>30.338158</text:p>
          </table:table-cell>
          <table:table-cell office:value-type="float" office:value="120180">
            <text:p>120180</text:p>
          </table:table-cell>
          <table:table-cell office:value-type="float" office:value="377470">
            <text:p>377470</text:p>
          </table:table-cell>
          <table:table-cell office:value-type="float" office:value="81">
            <text:p>81</text:p>
          </table:table-cell>
          <table:table-cell office:value-type="float" office:value="175">
            <text:p>175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188/70</text:p>
          </table:table-cell>
          <table:table-cell office:value-type="float" office:value="6188">
            <text:p>6188</text:p>
          </table:table-cell>
          <table:table-cell office:value-type="float" office:value="70">
            <text:p>70</text:p>
          </table:table-cell>
          <table:table-cell office:value-type="float" office:value="-9.35044242384957">
            <text:p>-9.350442</text:p>
          </table:table-cell>
          <table:table-cell office:value-type="float" office:value="30.338158379168">
            <text:p>30.338158</text:p>
          </table:table-cell>
          <table:table-cell office:value-type="float" office:value="120180">
            <text:p>120180</text:p>
          </table:table-cell>
          <table:table-cell office:value-type="float" office:value="377470">
            <text:p>377470</text:p>
          </table:table-cell>
          <table:table-cell office:value-type="float" office:value="81">
            <text:p>81</text:p>
          </table:table-cell>
          <table:table-cell office:value-type="float" office:value="175">
            <text:p>175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6188/70</text:p>
          </table:table-cell>
          <table:table-cell office:value-type="float" office:value="6188">
            <text:p>6188</text:p>
          </table:table-cell>
          <table:table-cell office:value-type="float" office:value="70">
            <text:p>70</text:p>
          </table:table-cell>
          <table:table-cell office:value-type="float" office:value="-9.35044242384957">
            <text:p>-9.350442</text:p>
          </table:table-cell>
          <table:table-cell office:value-type="float" office:value="30.338158379168">
            <text:p>30.338158</text:p>
          </table:table-cell>
          <table:table-cell office:value-type="float" office:value="120180">
            <text:p>120180</text:p>
          </table:table-cell>
          <table:table-cell office:value-type="float" office:value="377470">
            <text:p>377470</text:p>
          </table:table-cell>
          <table:table-cell office:value-type="float" office:value="81">
            <text:p>81</text:p>
          </table:table-cell>
          <table:table-cell office:value-type="float" office:value="175">
            <text:p>175</text:p>
          </table:table-cell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371/70</text:p>
          </table:table-cell>
          <table:table-cell office:value-type="float" office:value="6371">
            <text:p>6371</text:p>
          </table:table-cell>
          <table:table-cell office:value-type="float" office:value="70">
            <text:p>70</text:p>
          </table:table-cell>
          <table:table-cell office:value-type="float" office:value="-9.47201184231315">
            <text:p>-9.472012</text:p>
          </table:table-cell>
          <table:table-cell office:value-type="float" office:value="30.3379302315947">
            <text:p>30.337930</text:p>
          </table:table-cell>
          <table:table-cell office:value-type="float" office:value="108500">
            <text:p>108500</text:p>
          </table:table-cell>
          <table:table-cell office:value-type="float" office:value="377850">
            <text:p>377850</text:p>
          </table:table-cell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6371/70</text:p>
          </table:table-cell>
          <table:table-cell office:value-type="float" office:value="6371">
            <text:p>6371</text:p>
          </table:table-cell>
          <table:table-cell office:value-type="float" office:value="70">
            <text:p>70</text:p>
          </table:table-cell>
          <table:table-cell office:value-type="float" office:value="-9.47201184231315">
            <text:p>-9.472012</text:p>
          </table:table-cell>
          <table:table-cell office:value-type="float" office:value="30.3379302315947">
            <text:p>30.337930</text:p>
          </table:table-cell>
          <table:table-cell office:value-type="float" office:value="108500">
            <text:p>108500</text:p>
          </table:table-cell>
          <table:table-cell office:value-type="float" office:value="377850">
            <text:p>377850</text:p>
          </table:table-cell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371/70</text:p>
          </table:table-cell>
          <table:table-cell office:value-type="float" office:value="6371">
            <text:p>6371</text:p>
          </table:table-cell>
          <table:table-cell office:value-type="float" office:value="70">
            <text:p>70</text:p>
          </table:table-cell>
          <table:table-cell office:value-type="float" office:value="-9.47201184231315">
            <text:p>-9.472012</text:p>
          </table:table-cell>
          <table:table-cell office:value-type="float" office:value="30.3379302315947">
            <text:p>30.337930</text:p>
          </table:table-cell>
          <table:table-cell office:value-type="float" office:value="108500">
            <text:p>108500</text:p>
          </table:table-cell>
          <table:table-cell office:value-type="float" office:value="377850">
            <text:p>377850</text:p>
          </table:table-cell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6371/70</text:p>
          </table:table-cell>
          <table:table-cell office:value-type="float" office:value="6371">
            <text:p>6371</text:p>
          </table:table-cell>
          <table:table-cell office:value-type="float" office:value="70">
            <text:p>70</text:p>
          </table:table-cell>
          <table:table-cell office:value-type="float" office:value="-9.47201184231315">
            <text:p>-9.472012</text:p>
          </table:table-cell>
          <table:table-cell office:value-type="float" office:value="30.3379302315947">
            <text:p>30.337930</text:p>
          </table:table-cell>
          <table:table-cell office:value-type="float" office:value="108500">
            <text:p>108500</text:p>
          </table:table-cell>
          <table:table-cell office:value-type="float" office:value="377850">
            <text:p>377850</text:p>
          </table:table-cell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6371/70</text:p>
          </table:table-cell>
          <table:table-cell office:value-type="float" office:value="6371">
            <text:p>6371</text:p>
          </table:table-cell>
          <table:table-cell office:value-type="float" office:value="70">
            <text:p>70</text:p>
          </table:table-cell>
          <table:table-cell office:value-type="float" office:value="-9.47201184231315">
            <text:p>-9.472012</text:p>
          </table:table-cell>
          <table:table-cell office:value-type="float" office:value="30.3379302315947">
            <text:p>30.337930</text:p>
          </table:table-cell>
          <table:table-cell office:value-type="float" office:value="108500">
            <text:p>108500</text:p>
          </table:table-cell>
          <table:table-cell office:value-type="float" office:value="377850">
            <text:p>377850</text:p>
          </table:table-cell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371/70</text:p>
          </table:table-cell>
          <table:table-cell office:value-type="float" office:value="6371">
            <text:p>6371</text:p>
          </table:table-cell>
          <table:table-cell office:value-type="float" office:value="70">
            <text:p>70</text:p>
          </table:table-cell>
          <table:table-cell office:value-type="float" office:value="-9.47201184231315">
            <text:p>-9.472012</text:p>
          </table:table-cell>
          <table:table-cell office:value-type="float" office:value="30.3379302315947">
            <text:p>30.337930</text:p>
          </table:table-cell>
          <table:table-cell office:value-type="float" office:value="108500">
            <text:p>108500</text:p>
          </table:table-cell>
          <table:table-cell office:value-type="float" office:value="377850">
            <text:p>377850</text:p>
          </table:table-cell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371/70</text:p>
          </table:table-cell>
          <table:table-cell office:value-type="float" office:value="6371">
            <text:p>6371</text:p>
          </table:table-cell>
          <table:table-cell office:value-type="float" office:value="70">
            <text:p>70</text:p>
          </table:table-cell>
          <table:table-cell office:value-type="float" office:value="-9.47201184231315">
            <text:p>-9.472012</text:p>
          </table:table-cell>
          <table:table-cell office:value-type="float" office:value="30.3379302315947">
            <text:p>30.337930</text:p>
          </table:table-cell>
          <table:table-cell office:value-type="float" office:value="108500">
            <text:p>108500</text:p>
          </table:table-cell>
          <table:table-cell office:value-type="float" office:value="377850">
            <text:p>377850</text:p>
          </table:table-cell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371/70</text:p>
          </table:table-cell>
          <table:table-cell office:value-type="float" office:value="6371">
            <text:p>6371</text:p>
          </table:table-cell>
          <table:table-cell office:value-type="float" office:value="70">
            <text:p>70</text:p>
          </table:table-cell>
          <table:table-cell office:value-type="float" office:value="-9.47201184231315">
            <text:p>-9.472012</text:p>
          </table:table-cell>
          <table:table-cell office:value-type="float" office:value="30.3379302315947">
            <text:p>30.337930</text:p>
          </table:table-cell>
          <table:table-cell office:value-type="float" office:value="108500">
            <text:p>108500</text:p>
          </table:table-cell>
          <table:table-cell office:value-type="float" office:value="377850">
            <text:p>377850</text:p>
          </table:table-cell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6371/70</text:p>
          </table:table-cell>
          <table:table-cell office:value-type="float" office:value="6371">
            <text:p>6371</text:p>
          </table:table-cell>
          <table:table-cell office:value-type="float" office:value="70">
            <text:p>70</text:p>
          </table:table-cell>
          <table:table-cell office:value-type="float" office:value="-9.47201184231315">
            <text:p>-9.472012</text:p>
          </table:table-cell>
          <table:table-cell office:value-type="float" office:value="30.3379302315947">
            <text:p>30.337930</text:p>
          </table:table-cell>
          <table:table-cell office:value-type="float" office:value="108500">
            <text:p>108500</text:p>
          </table:table-cell>
          <table:table-cell office:value-type="float" office:value="377850">
            <text:p>377850</text:p>
          </table:table-cell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371/70</text:p>
          </table:table-cell>
          <table:table-cell office:value-type="float" office:value="6371">
            <text:p>6371</text:p>
          </table:table-cell>
          <table:table-cell office:value-type="float" office:value="70">
            <text:p>70</text:p>
          </table:table-cell>
          <table:table-cell office:value-type="float" office:value="-9.47201184231315">
            <text:p>-9.472012</text:p>
          </table:table-cell>
          <table:table-cell office:value-type="float" office:value="30.3379302315947">
            <text:p>30.337930</text:p>
          </table:table-cell>
          <table:table-cell office:value-type="float" office:value="108500">
            <text:p>108500</text:p>
          </table:table-cell>
          <table:table-cell office:value-type="float" office:value="377850">
            <text:p>377850</text:p>
          </table:table-cell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6371/70</text:p>
          </table:table-cell>
          <table:table-cell office:value-type="float" office:value="6371">
            <text:p>6371</text:p>
          </table:table-cell>
          <table:table-cell office:value-type="float" office:value="70">
            <text:p>70</text:p>
          </table:table-cell>
          <table:table-cell office:value-type="float" office:value="-9.47201184231315">
            <text:p>-9.472012</text:p>
          </table:table-cell>
          <table:table-cell office:value-type="float" office:value="30.3379302315947">
            <text:p>30.337930</text:p>
          </table:table-cell>
          <table:table-cell office:value-type="float" office:value="108500">
            <text:p>108500</text:p>
          </table:table-cell>
          <table:table-cell office:value-type="float" office:value="377850">
            <text:p>377850</text:p>
          </table:table-cell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7003/70</text:p>
          </table:table-cell>
          <table:table-cell office:value-type="float" office:value="7003">
            <text:p>7003</text:p>
          </table:table-cell>
          <table:table-cell office:value-type="float" office:value="70">
            <text:p>70</text:p>
          </table:table-cell>
          <table:table-cell office:value-type="float" office:value="-9.48928599103917">
            <text:p>-9.489286</text:p>
          </table:table-cell>
          <table:table-cell office:value-type="float" office:value="30.3148286691115">
            <text:p>30.314829</text:p>
          </table:table-cell>
          <table:table-cell office:value-type="float" office:value="106750">
            <text:p>106750</text:p>
          </table:table-cell>
          <table:table-cell office:value-type="float" office:value="375350">
            <text:p>375350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7003/70</text:p>
          </table:table-cell>
          <table:table-cell office:value-type="float" office:value="7003">
            <text:p>7003</text:p>
          </table:table-cell>
          <table:table-cell office:value-type="float" office:value="70">
            <text:p>70</text:p>
          </table:table-cell>
          <table:table-cell office:value-type="float" office:value="-9.48928599103917">
            <text:p>-9.489286</text:p>
          </table:table-cell>
          <table:table-cell office:value-type="float" office:value="30.3148286691115">
            <text:p>30.314829</text:p>
          </table:table-cell>
          <table:table-cell office:value-type="float" office:value="106750">
            <text:p>106750</text:p>
          </table:table-cell>
          <table:table-cell office:value-type="float" office:value="375350">
            <text:p>375350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7003/70</text:p>
          </table:table-cell>
          <table:table-cell office:value-type="float" office:value="7003">
            <text:p>7003</text:p>
          </table:table-cell>
          <table:table-cell office:value-type="float" office:value="70">
            <text:p>70</text:p>
          </table:table-cell>
          <table:table-cell office:value-type="float" office:value="-9.48928599103917">
            <text:p>-9.489286</text:p>
          </table:table-cell>
          <table:table-cell office:value-type="float" office:value="30.3148286691115">
            <text:p>30.314829</text:p>
          </table:table-cell>
          <table:table-cell office:value-type="float" office:value="106750">
            <text:p>106750</text:p>
          </table:table-cell>
          <table:table-cell office:value-type="float" office:value="375350">
            <text:p>375350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7003/70</text:p>
          </table:table-cell>
          <table:table-cell office:value-type="float" office:value="7003">
            <text:p>7003</text:p>
          </table:table-cell>
          <table:table-cell office:value-type="float" office:value="70">
            <text:p>70</text:p>
          </table:table-cell>
          <table:table-cell office:value-type="float" office:value="-9.48928599103917">
            <text:p>-9.489286</text:p>
          </table:table-cell>
          <table:table-cell office:value-type="float" office:value="30.3148286691115">
            <text:p>30.314829</text:p>
          </table:table-cell>
          <table:table-cell office:value-type="float" office:value="106750">
            <text:p>106750</text:p>
          </table:table-cell>
          <table:table-cell office:value-type="float" office:value="375350">
            <text:p>375350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string">
            <text:p>fragile sandstone</text:p>
          </table:table-cell>
        </table:table-row>
        <table:table-row table:style-name="ro1">
          <table:table-cell office:value-type="string">
            <text:p>7003/70</text:p>
          </table:table-cell>
          <table:table-cell office:value-type="float" office:value="7003">
            <text:p>7003</text:p>
          </table:table-cell>
          <table:table-cell office:value-type="float" office:value="70">
            <text:p>70</text:p>
          </table:table-cell>
          <table:table-cell office:value-type="float" office:value="-9.48928599103917">
            <text:p>-9.489286</text:p>
          </table:table-cell>
          <table:table-cell office:value-type="float" office:value="30.3148286691115">
            <text:p>30.314829</text:p>
          </table:table-cell>
          <table:table-cell office:value-type="float" office:value="106750">
            <text:p>106750</text:p>
          </table:table-cell>
          <table:table-cell office:value-type="float" office:value="375350">
            <text:p>375350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office:value-type="float" office:value="14">
            <text:p>14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7003/70</text:p>
          </table:table-cell>
          <table:table-cell office:value-type="float" office:value="7003">
            <text:p>7003</text:p>
          </table:table-cell>
          <table:table-cell office:value-type="float" office:value="70">
            <text:p>70</text:p>
          </table:table-cell>
          <table:table-cell office:value-type="float" office:value="-9.48928599103917">
            <text:p>-9.489286</text:p>
          </table:table-cell>
          <table:table-cell office:value-type="float" office:value="30.3148286691115">
            <text:p>30.314829</text:p>
          </table:table-cell>
          <table:table-cell office:value-type="float" office:value="106750">
            <text:p>106750</text:p>
          </table:table-cell>
          <table:table-cell office:value-type="float" office:value="375350">
            <text:p>375350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3457/70</text:p>
          </table:table-cell>
          <table:table-cell office:value-type="float" office:value="3457">
            <text:p>3457</text:p>
          </table:table-cell>
          <table:table-cell office:value-type="float" office:value="70">
            <text:p>70</text:p>
          </table:table-cell>
          <table:table-cell office:value-type="float" office:value="-9.5157765979328">
            <text:p>-9.515777</text:p>
          </table:table-cell>
          <table:table-cell office:value-type="float" office:value="30.275638792194">
            <text:p>30.275639</text:p>
          </table:table-cell>
          <table:table-cell office:value-type="float" office:value="104050">
            <text:p>104050</text:p>
          </table:table-cell>
          <table:table-cell office:value-type="float" office:value="371100">
            <text:p>371100</text:p>
          </table:table-cell>
          <table:table-cell office:value-type="float" office:value="49.29">
            <text:p>49.2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3457/70</text:p>
          </table:table-cell>
          <table:table-cell office:value-type="float" office:value="3457">
            <text:p>3457</text:p>
          </table:table-cell>
          <table:table-cell office:value-type="float" office:value="70">
            <text:p>70</text:p>
          </table:table-cell>
          <table:table-cell office:value-type="float" office:value="-9.5157765979328">
            <text:p>-9.515777</text:p>
          </table:table-cell>
          <table:table-cell office:value-type="float" office:value="30.275638792194">
            <text:p>30.275639</text:p>
          </table:table-cell>
          <table:table-cell office:value-type="float" office:value="104050">
            <text:p>104050</text:p>
          </table:table-cell>
          <table:table-cell office:value-type="float" office:value="371100">
            <text:p>371100</text:p>
          </table:table-cell>
          <table:table-cell office:value-type="float" office:value="49.29">
            <text:p>49.29</text:p>
          </table:table-cell>
          <table:table-cell office:value-type="float" office:value="46">
            <text:p>46</text:p>
          </table:table-cell>
          <table:table-cell office:value-type="float" office:value="0.2">
            <text:p>0.2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string">
            <text:p>fragile sandstone</text:p>
          </table:table-cell>
        </table:table-row>
        <table:table-row table:style-name="ro1">
          <table:table-cell office:value-type="string">
            <text:p>3457/70</text:p>
          </table:table-cell>
          <table:table-cell office:value-type="float" office:value="3457">
            <text:p>3457</text:p>
          </table:table-cell>
          <table:table-cell office:value-type="float" office:value="70">
            <text:p>70</text:p>
          </table:table-cell>
          <table:table-cell office:value-type="float" office:value="-9.5157765979328">
            <text:p>-9.515777</text:p>
          </table:table-cell>
          <table:table-cell office:value-type="float" office:value="30.275638792194">
            <text:p>30.275639</text:p>
          </table:table-cell>
          <table:table-cell office:value-type="float" office:value="104050">
            <text:p>104050</text:p>
          </table:table-cell>
          <table:table-cell office:value-type="float" office:value="371100">
            <text:p>371100</text:p>
          </table:table-cell>
          <table:table-cell office:value-type="float" office:value="49.29">
            <text:p>49.29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3457/70</text:p>
          </table:table-cell>
          <table:table-cell office:value-type="float" office:value="3457">
            <text:p>3457</text:p>
          </table:table-cell>
          <table:table-cell office:value-type="float" office:value="70">
            <text:p>70</text:p>
          </table:table-cell>
          <table:table-cell office:value-type="float" office:value="-9.5157765979328">
            <text:p>-9.515777</text:p>
          </table:table-cell>
          <table:table-cell office:value-type="float" office:value="30.275638792194">
            <text:p>30.275639</text:p>
          </table:table-cell>
          <table:table-cell office:value-type="float" office:value="104050">
            <text:p>104050</text:p>
          </table:table-cell>
          <table:table-cell office:value-type="float" office:value="371100">
            <text:p>371100</text:p>
          </table:table-cell>
          <table:table-cell office:value-type="float" office:value="49.29">
            <text:p>49.29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fragile sandstone</text:p>
          </table:table-cell>
        </table:table-row>
        <table:table-row table:style-name="ro1">
          <table:table-cell office:value-type="string">
            <text:p>3457/70</text:p>
          </table:table-cell>
          <table:table-cell office:value-type="float" office:value="3457">
            <text:p>3457</text:p>
          </table:table-cell>
          <table:table-cell office:value-type="float" office:value="70">
            <text:p>70</text:p>
          </table:table-cell>
          <table:table-cell office:value-type="float" office:value="-9.5157765979328">
            <text:p>-9.515777</text:p>
          </table:table-cell>
          <table:table-cell office:value-type="float" office:value="30.275638792194">
            <text:p>30.275639</text:p>
          </table:table-cell>
          <table:table-cell office:value-type="float" office:value="104050">
            <text:p>104050</text:p>
          </table:table-cell>
          <table:table-cell office:value-type="float" office:value="371100">
            <text:p>371100</text:p>
          </table:table-cell>
          <table:table-cell office:value-type="float" office:value="49.29">
            <text:p>49.29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3457/70</text:p>
          </table:table-cell>
          <table:table-cell office:value-type="float" office:value="3457">
            <text:p>3457</text:p>
          </table:table-cell>
          <table:table-cell office:value-type="float" office:value="70">
            <text:p>70</text:p>
          </table:table-cell>
          <table:table-cell office:value-type="float" office:value="-9.5157765979328">
            <text:p>-9.515777</text:p>
          </table:table-cell>
          <table:table-cell office:value-type="float" office:value="30.275638792194">
            <text:p>30.275639</text:p>
          </table:table-cell>
          <table:table-cell office:value-type="float" office:value="104050">
            <text:p>104050</text:p>
          </table:table-cell>
          <table:table-cell office:value-type="float" office:value="371100">
            <text:p>371100</text:p>
          </table:table-cell>
          <table:table-cell office:value-type="float" office:value="49.29">
            <text:p>49.29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fragile sandstone</text:p>
          </table:table-cell>
        </table:table-row>
        <table:table-row table:style-name="ro1">
          <table:table-cell office:value-type="string">
            <text:p>3457/70</text:p>
          </table:table-cell>
          <table:table-cell office:value-type="float" office:value="3457">
            <text:p>3457</text:p>
          </table:table-cell>
          <table:table-cell office:value-type="float" office:value="70">
            <text:p>70</text:p>
          </table:table-cell>
          <table:table-cell office:value-type="float" office:value="-9.5157765979328">
            <text:p>-9.515777</text:p>
          </table:table-cell>
          <table:table-cell office:value-type="float" office:value="30.275638792194">
            <text:p>30.275639</text:p>
          </table:table-cell>
          <table:table-cell office:value-type="float" office:value="104050">
            <text:p>104050</text:p>
          </table:table-cell>
          <table:table-cell office:value-type="float" office:value="371100">
            <text:p>371100</text:p>
          </table:table-cell>
          <table:table-cell office:value-type="float" office:value="49.29">
            <text:p>49.29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3457/70</text:p>
          </table:table-cell>
          <table:table-cell office:value-type="float" office:value="3457">
            <text:p>3457</text:p>
          </table:table-cell>
          <table:table-cell office:value-type="float" office:value="70">
            <text:p>70</text:p>
          </table:table-cell>
          <table:table-cell office:value-type="float" office:value="-9.5157765979328">
            <text:p>-9.515777</text:p>
          </table:table-cell>
          <table:table-cell office:value-type="float" office:value="30.275638792194">
            <text:p>30.275639</text:p>
          </table:table-cell>
          <table:table-cell office:value-type="float" office:value="104050">
            <text:p>104050</text:p>
          </table:table-cell>
          <table:table-cell office:value-type="float" office:value="371100">
            <text:p>371100</text:p>
          </table:table-cell>
          <table:table-cell office:value-type="float" office:value="49.29">
            <text:p>49.29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3457/70</text:p>
          </table:table-cell>
          <table:table-cell office:value-type="float" office:value="3457">
            <text:p>3457</text:p>
          </table:table-cell>
          <table:table-cell office:value-type="float" office:value="70">
            <text:p>70</text:p>
          </table:table-cell>
          <table:table-cell office:value-type="float" office:value="-9.5157765979328">
            <text:p>-9.515777</text:p>
          </table:table-cell>
          <table:table-cell office:value-type="float" office:value="30.275638792194">
            <text:p>30.275639</text:p>
          </table:table-cell>
          <table:table-cell office:value-type="float" office:value="104050">
            <text:p>104050</text:p>
          </table:table-cell>
          <table:table-cell office:value-type="float" office:value="371100">
            <text:p>371100</text:p>
          </table:table-cell>
          <table:table-cell office:value-type="float" office:value="49.29">
            <text:p>49.2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3457/70</text:p>
          </table:table-cell>
          <table:table-cell office:value-type="float" office:value="3457">
            <text:p>3457</text:p>
          </table:table-cell>
          <table:table-cell office:value-type="float" office:value="70">
            <text:p>70</text:p>
          </table:table-cell>
          <table:table-cell office:value-type="float" office:value="-9.5157765979328">
            <text:p>-9.515777</text:p>
          </table:table-cell>
          <table:table-cell office:value-type="float" office:value="30.275638792194">
            <text:p>30.275639</text:p>
          </table:table-cell>
          <table:table-cell office:value-type="float" office:value="104050">
            <text:p>104050</text:p>
          </table:table-cell>
          <table:table-cell office:value-type="float" office:value="371100">
            <text:p>371100</text:p>
          </table:table-cell>
          <table:table-cell office:value-type="float" office:value="49.29">
            <text:p>49.29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3457/70</text:p>
          </table:table-cell>
          <table:table-cell office:value-type="float" office:value="3457">
            <text:p>3457</text:p>
          </table:table-cell>
          <table:table-cell office:value-type="float" office:value="70">
            <text:p>70</text:p>
          </table:table-cell>
          <table:table-cell office:value-type="float" office:value="-9.5157765979328">
            <text:p>-9.515777</text:p>
          </table:table-cell>
          <table:table-cell office:value-type="float" office:value="30.275638792194">
            <text:p>30.275639</text:p>
          </table:table-cell>
          <table:table-cell office:value-type="float" office:value="104050">
            <text:p>104050</text:p>
          </table:table-cell>
          <table:table-cell office:value-type="float" office:value="371100">
            <text:p>371100</text:p>
          </table:table-cell>
          <table:table-cell office:value-type="float" office:value="49.29">
            <text:p>49.29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3457/70</text:p>
          </table:table-cell>
          <table:table-cell office:value-type="float" office:value="3457">
            <text:p>3457</text:p>
          </table:table-cell>
          <table:table-cell office:value-type="float" office:value="70">
            <text:p>70</text:p>
          </table:table-cell>
          <table:table-cell office:value-type="float" office:value="-9.5157765979328">
            <text:p>-9.515777</text:p>
          </table:table-cell>
          <table:table-cell office:value-type="float" office:value="30.275638792194">
            <text:p>30.275639</text:p>
          </table:table-cell>
          <table:table-cell office:value-type="float" office:value="104050">
            <text:p>104050</text:p>
          </table:table-cell>
          <table:table-cell office:value-type="float" office:value="371100">
            <text:p>371100</text:p>
          </table:table-cell>
          <table:table-cell office:value-type="float" office:value="49.29">
            <text:p>49.29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3457/70</text:p>
          </table:table-cell>
          <table:table-cell office:value-type="float" office:value="3457">
            <text:p>3457</text:p>
          </table:table-cell>
          <table:table-cell office:value-type="float" office:value="70">
            <text:p>70</text:p>
          </table:table-cell>
          <table:table-cell office:value-type="float" office:value="-9.5157765979328">
            <text:p>-9.515777</text:p>
          </table:table-cell>
          <table:table-cell office:value-type="float" office:value="30.275638792194">
            <text:p>30.275639</text:p>
          </table:table-cell>
          <table:table-cell office:value-type="float" office:value="104050">
            <text:p>104050</text:p>
          </table:table-cell>
          <table:table-cell office:value-type="float" office:value="371100">
            <text:p>371100</text:p>
          </table:table-cell>
          <table:table-cell office:value-type="float" office:value="49.29">
            <text:p>49.29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6257/70</text:p>
          </table:table-cell>
          <table:table-cell office:value-type="float" office:value="6257">
            <text:p>6257</text:p>
          </table:table-cell>
          <table:table-cell office:value-type="float" office:value="70">
            <text:p>70</text:p>
          </table:table-cell>
          <table:table-cell office:value-type="float" office:value="-9.37396371072079">
            <text:p>-9.373964</text:p>
          </table:table-cell>
          <table:table-cell office:value-type="float" office:value="30.3853559237507">
            <text:p>30.385356</text:p>
          </table:table-cell>
          <table:table-cell office:value-type="float" office:value="118100">
            <text:p>118100</text:p>
          </table:table-cell>
          <table:table-cell office:value-type="float" office:value="382775">
            <text:p>382775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layey loam</text:p>
          </table:table-cell>
        </table:table-row>
        <table:table-row table:style-name="ro1">
          <table:table-cell office:value-type="string">
            <text:p>6257/70</text:p>
          </table:table-cell>
          <table:table-cell office:value-type="float" office:value="6257">
            <text:p>6257</text:p>
          </table:table-cell>
          <table:table-cell office:value-type="float" office:value="70">
            <text:p>70</text:p>
          </table:table-cell>
          <table:table-cell office:value-type="float" office:value="-9.37396371072079">
            <text:p>-9.373964</text:p>
          </table:table-cell>
          <table:table-cell office:value-type="float" office:value="30.3853559237507">
            <text:p>30.385356</text:p>
          </table:table-cell>
          <table:table-cell office:value-type="float" office:value="118100">
            <text:p>118100</text:p>
          </table:table-cell>
          <table:table-cell office:value-type="float" office:value="382775">
            <text:p>382775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6257/70</text:p>
          </table:table-cell>
          <table:table-cell office:value-type="float" office:value="6257">
            <text:p>6257</text:p>
          </table:table-cell>
          <table:table-cell office:value-type="float" office:value="70">
            <text:p>70</text:p>
          </table:table-cell>
          <table:table-cell office:value-type="float" office:value="-9.37396371072079">
            <text:p>-9.373964</text:p>
          </table:table-cell>
          <table:table-cell office:value-type="float" office:value="30.3853559237507">
            <text:p>30.385356</text:p>
          </table:table-cell>
          <table:table-cell office:value-type="float" office:value="118100">
            <text:p>118100</text:p>
          </table:table-cell>
          <table:table-cell office:value-type="float" office:value="382775">
            <text:p>382775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257/70</text:p>
          </table:table-cell>
          <table:table-cell office:value-type="float" office:value="6257">
            <text:p>6257</text:p>
          </table:table-cell>
          <table:table-cell office:value-type="float" office:value="70">
            <text:p>70</text:p>
          </table:table-cell>
          <table:table-cell office:value-type="float" office:value="-9.37396371072079">
            <text:p>-9.373964</text:p>
          </table:table-cell>
          <table:table-cell office:value-type="float" office:value="30.3853559237507">
            <text:p>30.385356</text:p>
          </table:table-cell>
          <table:table-cell office:value-type="float" office:value="118100">
            <text:p>118100</text:p>
          </table:table-cell>
          <table:table-cell office:value-type="float" office:value="382775">
            <text:p>382775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6257/70</text:p>
          </table:table-cell>
          <table:table-cell office:value-type="float" office:value="6257">
            <text:p>6257</text:p>
          </table:table-cell>
          <table:table-cell office:value-type="float" office:value="70">
            <text:p>70</text:p>
          </table:table-cell>
          <table:table-cell office:value-type="float" office:value="-9.37396371072079">
            <text:p>-9.373964</text:p>
          </table:table-cell>
          <table:table-cell office:value-type="float" office:value="30.3853559237507">
            <text:p>30.385356</text:p>
          </table:table-cell>
          <table:table-cell office:value-type="float" office:value="118100">
            <text:p>118100</text:p>
          </table:table-cell>
          <table:table-cell office:value-type="float" office:value="382775">
            <text:p>382775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257/70</text:p>
          </table:table-cell>
          <table:table-cell office:value-type="float" office:value="6257">
            <text:p>6257</text:p>
          </table:table-cell>
          <table:table-cell office:value-type="float" office:value="70">
            <text:p>70</text:p>
          </table:table-cell>
          <table:table-cell office:value-type="float" office:value="-9.37396371072079">
            <text:p>-9.373964</text:p>
          </table:table-cell>
          <table:table-cell office:value-type="float" office:value="30.3853559237507">
            <text:p>30.385356</text:p>
          </table:table-cell>
          <table:table-cell office:value-type="float" office:value="118100">
            <text:p>118100</text:p>
          </table:table-cell>
          <table:table-cell office:value-type="float" office:value="382775">
            <text:p>382775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string">
            <text:p>gravelly marl</text:p>
          </table:table-cell>
        </table:table-row>
        <table:table-row table:style-name="ro1">
          <table:table-cell office:value-type="string">
            <text:p>6257/70</text:p>
          </table:table-cell>
          <table:table-cell office:value-type="float" office:value="6257">
            <text:p>6257</text:p>
          </table:table-cell>
          <table:table-cell office:value-type="float" office:value="70">
            <text:p>70</text:p>
          </table:table-cell>
          <table:table-cell office:value-type="float" office:value="-9.37396371072079">
            <text:p>-9.373964</text:p>
          </table:table-cell>
          <table:table-cell office:value-type="float" office:value="30.3853559237507">
            <text:p>30.385356</text:p>
          </table:table-cell>
          <table:table-cell office:value-type="float" office:value="118100">
            <text:p>118100</text:p>
          </table:table-cell>
          <table:table-cell office:value-type="float" office:value="382775">
            <text:p>382775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6257/70</text:p>
          </table:table-cell>
          <table:table-cell office:value-type="float" office:value="6257">
            <text:p>6257</text:p>
          </table:table-cell>
          <table:table-cell office:value-type="float" office:value="70">
            <text:p>70</text:p>
          </table:table-cell>
          <table:table-cell office:value-type="float" office:value="-9.37396371072079">
            <text:p>-9.373964</text:p>
          </table:table-cell>
          <table:table-cell office:value-type="float" office:value="30.3853559237507">
            <text:p>30.385356</text:p>
          </table:table-cell>
          <table:table-cell office:value-type="float" office:value="118100">
            <text:p>118100</text:p>
          </table:table-cell>
          <table:table-cell office:value-type="float" office:value="382775">
            <text:p>382775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257/70</text:p>
          </table:table-cell>
          <table:table-cell office:value-type="float" office:value="6257">
            <text:p>6257</text:p>
          </table:table-cell>
          <table:table-cell office:value-type="float" office:value="70">
            <text:p>70</text:p>
          </table:table-cell>
          <table:table-cell office:value-type="float" office:value="-9.37396371072079">
            <text:p>-9.373964</text:p>
          </table:table-cell>
          <table:table-cell office:value-type="float" office:value="30.3853559237507">
            <text:p>30.385356</text:p>
          </table:table-cell>
          <table:table-cell office:value-type="float" office:value="118100">
            <text:p>118100</text:p>
          </table:table-cell>
          <table:table-cell office:value-type="float" office:value="382775">
            <text:p>382775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257/70</text:p>
          </table:table-cell>
          <table:table-cell office:value-type="float" office:value="6257">
            <text:p>6257</text:p>
          </table:table-cell>
          <table:table-cell office:value-type="float" office:value="70">
            <text:p>70</text:p>
          </table:table-cell>
          <table:table-cell office:value-type="float" office:value="-9.37396371072079">
            <text:p>-9.373964</text:p>
          </table:table-cell>
          <table:table-cell office:value-type="float" office:value="30.3853559237507">
            <text:p>30.385356</text:p>
          </table:table-cell>
          <table:table-cell office:value-type="float" office:value="118100">
            <text:p>118100</text:p>
          </table:table-cell>
          <table:table-cell office:value-type="float" office:value="382775">
            <text:p>382775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calcareous marl</text:p>
          </table:table-cell>
        </table:table-row>
        <table:table-row table:style-name="ro1">
          <table:table-cell office:value-type="string">
            <text:p>6257/70</text:p>
          </table:table-cell>
          <table:table-cell office:value-type="float" office:value="6257">
            <text:p>6257</text:p>
          </table:table-cell>
          <table:table-cell office:value-type="float" office:value="70">
            <text:p>70</text:p>
          </table:table-cell>
          <table:table-cell office:value-type="float" office:value="-9.37396371072079">
            <text:p>-9.373964</text:p>
          </table:table-cell>
          <table:table-cell office:value-type="float" office:value="30.3853559237507">
            <text:p>30.385356</text:p>
          </table:table-cell>
          <table:table-cell office:value-type="float" office:value="118100">
            <text:p>118100</text:p>
          </table:table-cell>
          <table:table-cell office:value-type="float" office:value="382775">
            <text:p>382775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204/70</text:p>
          </table:table-cell>
          <table:table-cell office:value-type="float" office:value="6204">
            <text:p>6204</text:p>
          </table:table-cell>
          <table:table-cell office:value-type="float" office:value="70">
            <text:p>70</text:p>
          </table:table-cell>
          <table:table-cell office:value-type="float" office:value="-9.50754130993777">
            <text:p>-9.507541</text:p>
          </table:table-cell>
          <table:table-cell office:value-type="float" office:value="30.3539950473166">
            <text:p>30.353995</text:p>
          </table:table-cell>
          <table:table-cell office:value-type="float" office:value="105150">
            <text:p>105150</text:p>
          </table:table-cell>
          <table:table-cell office:value-type="float" office:value="379750">
            <text:p>379750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ndy loam</text:p>
          </table:table-cell>
        </table:table-row>
        <table:table-row table:style-name="ro1">
          <table:table-cell office:value-type="string">
            <text:p>6204/70</text:p>
          </table:table-cell>
          <table:table-cell office:value-type="float" office:value="6204">
            <text:p>6204</text:p>
          </table:table-cell>
          <table:table-cell office:value-type="float" office:value="70">
            <text:p>70</text:p>
          </table:table-cell>
          <table:table-cell office:value-type="float" office:value="-9.50754130993777">
            <text:p>-9.507541</text:p>
          </table:table-cell>
          <table:table-cell office:value-type="float" office:value="30.3539950473166">
            <text:p>30.353995</text:p>
          </table:table-cell>
          <table:table-cell office:value-type="float" office:value="105150">
            <text:p>105150</text:p>
          </table:table-cell>
          <table:table-cell office:value-type="float" office:value="379750">
            <text:p>379750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6204/70</text:p>
          </table:table-cell>
          <table:table-cell office:value-type="float" office:value="6204">
            <text:p>6204</text:p>
          </table:table-cell>
          <table:table-cell office:value-type="float" office:value="70">
            <text:p>70</text:p>
          </table:table-cell>
          <table:table-cell office:value-type="float" office:value="-9.50754130993777">
            <text:p>-9.507541</text:p>
          </table:table-cell>
          <table:table-cell office:value-type="float" office:value="30.3539950473166">
            <text:p>30.353995</text:p>
          </table:table-cell>
          <table:table-cell office:value-type="float" office:value="105150">
            <text:p>105150</text:p>
          </table:table-cell>
          <table:table-cell office:value-type="float" office:value="379750">
            <text:p>379750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204/70</text:p>
          </table:table-cell>
          <table:table-cell office:value-type="float" office:value="6204">
            <text:p>6204</text:p>
          </table:table-cell>
          <table:table-cell office:value-type="float" office:value="70">
            <text:p>70</text:p>
          </table:table-cell>
          <table:table-cell office:value-type="float" office:value="-9.50754130993777">
            <text:p>-9.507541</text:p>
          </table:table-cell>
          <table:table-cell office:value-type="float" office:value="30.3539950473166">
            <text:p>30.353995</text:p>
          </table:table-cell>
          <table:table-cell office:value-type="float" office:value="105150">
            <text:p>105150</text:p>
          </table:table-cell>
          <table:table-cell office:value-type="float" office:value="379750">
            <text:p>379750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6204/70</text:p>
          </table:table-cell>
          <table:table-cell office:value-type="float" office:value="6204">
            <text:p>6204</text:p>
          </table:table-cell>
          <table:table-cell office:value-type="float" office:value="70">
            <text:p>70</text:p>
          </table:table-cell>
          <table:table-cell office:value-type="float" office:value="-9.50754130993777">
            <text:p>-9.507541</text:p>
          </table:table-cell>
          <table:table-cell office:value-type="float" office:value="30.3539950473166">
            <text:p>30.353995</text:p>
          </table:table-cell>
          <table:table-cell office:value-type="float" office:value="105150">
            <text:p>105150</text:p>
          </table:table-cell>
          <table:table-cell office:value-type="float" office:value="379750">
            <text:p>379750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0003/69</text:p>
          </table:table-cell>
          <table:table-cell office:value-type="float" office:value="3">
            <text:p>0003</text:p>
          </table:table-cell>
          <table:table-cell office:value-type="float" office:value="69">
            <text:p>69</text:p>
          </table:table-cell>
          <table:table-cell office:value-type="float" office:value="-9.52423618428897">
            <text:p>-9.524236</text:p>
          </table:table-cell>
          <table:table-cell office:value-type="float" office:value="30.291629786485">
            <text:p>30.291630</text:p>
          </table:table-cell>
          <table:table-cell office:value-type="float" office:value="103300">
            <text:p>103300</text:p>
          </table:table-cell>
          <table:table-cell office:value-type="float" office:value="372900">
            <text:p>372900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0003/69</text:p>
          </table:table-cell>
          <table:table-cell office:value-type="float" office:value="3">
            <text:p>0003</text:p>
          </table:table-cell>
          <table:table-cell office:value-type="float" office:value="69">
            <text:p>69</text:p>
          </table:table-cell>
          <table:table-cell office:value-type="float" office:value="-9.52423618428897">
            <text:p>-9.524236</text:p>
          </table:table-cell>
          <table:table-cell office:value-type="float" office:value="30.291629786485">
            <text:p>30.291630</text:p>
          </table:table-cell>
          <table:table-cell office:value-type="float" office:value="103300">
            <text:p>103300</text:p>
          </table:table-cell>
          <table:table-cell office:value-type="float" office:value="372900">
            <text:p>372900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20.5">
            <text:p>20.5</text:p>
          </table:table-cell>
          <table:table-cell office:value-type="float" office:value="18.5">
            <text:p>18.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003/69</text:p>
          </table:table-cell>
          <table:table-cell office:value-type="float" office:value="3">
            <text:p>0003</text:p>
          </table:table-cell>
          <table:table-cell office:value-type="float" office:value="69">
            <text:p>69</text:p>
          </table:table-cell>
          <table:table-cell office:value-type="float" office:value="-9.52423618428897">
            <text:p>-9.524236</text:p>
          </table:table-cell>
          <table:table-cell office:value-type="float" office:value="30.291629786485">
            <text:p>30.291630</text:p>
          </table:table-cell>
          <table:table-cell office:value-type="float" office:value="103300">
            <text:p>103300</text:p>
          </table:table-cell>
          <table:table-cell office:value-type="float" office:value="372900">
            <text:p>372900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20.5">
            <text:p>20.5</text:p>
          </table:table-cell>
          <table:table-cell office:value-type="float" office:value="24">
            <text:p>24</text:p>
          </table:table-cell>
          <table:table-cell office:value-type="float" office:value="3.5">
            <text:p>3.5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0003/69</text:p>
          </table:table-cell>
          <table:table-cell office:value-type="float" office:value="3">
            <text:p>0003</text:p>
          </table:table-cell>
          <table:table-cell office:value-type="float" office:value="69">
            <text:p>69</text:p>
          </table:table-cell>
          <table:table-cell office:value-type="float" office:value="-9.52423618428897">
            <text:p>-9.524236</text:p>
          </table:table-cell>
          <table:table-cell office:value-type="float" office:value="30.291629786485">
            <text:p>30.291630</text:p>
          </table:table-cell>
          <table:table-cell office:value-type="float" office:value="103300">
            <text:p>103300</text:p>
          </table:table-cell>
          <table:table-cell office:value-type="float" office:value="372900">
            <text:p>372900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003/69</text:p>
          </table:table-cell>
          <table:table-cell office:value-type="float" office:value="3">
            <text:p>0003</text:p>
          </table:table-cell>
          <table:table-cell office:value-type="float" office:value="69">
            <text:p>69</text:p>
          </table:table-cell>
          <table:table-cell office:value-type="float" office:value="-9.52423618428897">
            <text:p>-9.524236</text:p>
          </table:table-cell>
          <table:table-cell office:value-type="float" office:value="30.291629786485">
            <text:p>30.291630</text:p>
          </table:table-cell>
          <table:table-cell office:value-type="float" office:value="103300">
            <text:p>103300</text:p>
          </table:table-cell>
          <table:table-cell office:value-type="float" office:value="372900">
            <text:p>372900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0003/69</text:p>
          </table:table-cell>
          <table:table-cell office:value-type="float" office:value="3">
            <text:p>0003</text:p>
          </table:table-cell>
          <table:table-cell office:value-type="float" office:value="69">
            <text:p>69</text:p>
          </table:table-cell>
          <table:table-cell office:value-type="float" office:value="-9.52423618428897">
            <text:p>-9.524236</text:p>
          </table:table-cell>
          <table:table-cell office:value-type="float" office:value="30.291629786485">
            <text:p>30.291630</text:p>
          </table:table-cell>
          <table:table-cell office:value-type="float" office:value="103300">
            <text:p>103300</text:p>
          </table:table-cell>
          <table:table-cell office:value-type="float" office:value="372900">
            <text:p>372900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859/69</text:p>
          </table:table-cell>
          <table:table-cell office:value-type="float" office:value="859">
            <text:p>0859</text:p>
          </table:table-cell>
          <table:table-cell office:value-type="float" office:value="69">
            <text:p>69</text:p>
          </table:table-cell>
          <table:table-cell office:value-type="float" office:value="-9.5504576663089">
            <text:p>-9.550458</text:p>
          </table:table-cell>
          <table:table-cell office:value-type="float" office:value="30.3346704431254">
            <text:p>30.334670</text:p>
          </table:table-cell>
          <table:table-cell office:value-type="float" office:value="100951">
            <text:p>100951</text:p>
          </table:table-cell>
          <table:table-cell office:value-type="float" office:value="377757">
            <text:p>377757</text:p>
          </table:table-cell>
          <table:table-cell office:value-type="float" office:value="13.6">
            <text:p>13.6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2" office:value-type="float" office:value="4.5">
            <text:p>4.5</text:p>
          </table:table-cell>
          <table:table-cell office:value-type="string">
            <text:p>dune sand</text:p>
          </table:table-cell>
        </table:table-row>
        <table:table-row table:style-name="ro1">
          <table:table-cell office:value-type="string">
            <text:p>0859/69</text:p>
          </table:table-cell>
          <table:table-cell office:value-type="float" office:value="859">
            <text:p>0859</text:p>
          </table:table-cell>
          <table:table-cell office:value-type="float" office:value="69">
            <text:p>69</text:p>
          </table:table-cell>
          <table:table-cell office:value-type="float" office:value="-9.5504576663089">
            <text:p>-9.550458</text:p>
          </table:table-cell>
          <table:table-cell office:value-type="float" office:value="30.3346704431254">
            <text:p>30.334670</text:p>
          </table:table-cell>
          <table:table-cell office:value-type="float" office:value="100951">
            <text:p>100951</text:p>
          </table:table-cell>
          <table:table-cell office:value-type="float" office:value="377757">
            <text:p>377757</text:p>
          </table:table-cell>
          <table:table-cell office:value-type="float" office:value="13.6">
            <text:p>13.6</text:p>
          </table:table-cell>
          <table:table-cell office:value-type="float" office:value="110">
            <text:p>110</text:p>
          </table:table-cell>
          <table:table-cell office:value-type="float" office:value="4.5">
            <text:p>4.5</text:p>
          </table:table-cell>
          <table:table-cell office:value-type="float" office:value="8.3">
            <text:p>8.3</text:p>
          </table:table-cell>
          <table:table-cell office:value-type="float" office:value="3.8">
            <text:p>3.8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59/69</text:p>
          </table:table-cell>
          <table:table-cell office:value-type="float" office:value="859">
            <text:p>0859</text:p>
          </table:table-cell>
          <table:table-cell office:value-type="float" office:value="69">
            <text:p>69</text:p>
          </table:table-cell>
          <table:table-cell office:value-type="float" office:value="-9.5504576663089">
            <text:p>-9.550458</text:p>
          </table:table-cell>
          <table:table-cell office:value-type="float" office:value="30.3346704431254">
            <text:p>30.334670</text:p>
          </table:table-cell>
          <table:table-cell office:value-type="float" office:value="100951">
            <text:p>100951</text:p>
          </table:table-cell>
          <table:table-cell office:value-type="float" office:value="377757">
            <text:p>377757</text:p>
          </table:table-cell>
          <table:table-cell office:value-type="float" office:value="13.6">
            <text:p>13.6</text:p>
          </table:table-cell>
          <table:table-cell office:value-type="float" office:value="110">
            <text:p>110</text:p>
          </table:table-cell>
          <table:table-cell office:value-type="float" office:value="8.3">
            <text:p>8.3</text:p>
          </table:table-cell>
          <table:table-cell office:value-type="float" office:value="14">
            <text:p>14</text:p>
          </table:table-cell>
          <table:table-cell office:value-type="float" office:value="5.7">
            <text:p>5.7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59/69</text:p>
          </table:table-cell>
          <table:table-cell office:value-type="float" office:value="859">
            <text:p>0859</text:p>
          </table:table-cell>
          <table:table-cell office:value-type="float" office:value="69">
            <text:p>69</text:p>
          </table:table-cell>
          <table:table-cell office:value-type="float" office:value="-9.5504576663089">
            <text:p>-9.550458</text:p>
          </table:table-cell>
          <table:table-cell office:value-type="float" office:value="30.3346704431254">
            <text:p>30.334670</text:p>
          </table:table-cell>
          <table:table-cell office:value-type="float" office:value="100951">
            <text:p>100951</text:p>
          </table:table-cell>
          <table:table-cell office:value-type="float" office:value="377757">
            <text:p>377757</text:p>
          </table:table-cell>
          <table:table-cell office:value-type="float" office:value="13.6">
            <text:p>13.6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0859/69</text:p>
          </table:table-cell>
          <table:table-cell office:value-type="float" office:value="859">
            <text:p>0859</text:p>
          </table:table-cell>
          <table:table-cell office:value-type="float" office:value="69">
            <text:p>69</text:p>
          </table:table-cell>
          <table:table-cell office:value-type="float" office:value="-9.5504576663089">
            <text:p>-9.550458</text:p>
          </table:table-cell>
          <table:table-cell office:value-type="float" office:value="30.3346704431254">
            <text:p>30.334670</text:p>
          </table:table-cell>
          <table:table-cell office:value-type="float" office:value="100951">
            <text:p>100951</text:p>
          </table:table-cell>
          <table:table-cell office:value-type="float" office:value="377757">
            <text:p>377757</text:p>
          </table:table-cell>
          <table:table-cell office:value-type="float" office:value="13.6">
            <text:p>13.6</text:p>
          </table:table-cell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59/69</text:p>
          </table:table-cell>
          <table:table-cell office:value-type="float" office:value="859">
            <text:p>0859</text:p>
          </table:table-cell>
          <table:table-cell office:value-type="float" office:value="69">
            <text:p>69</text:p>
          </table:table-cell>
          <table:table-cell office:value-type="float" office:value="-9.5504576663089">
            <text:p>-9.550458</text:p>
          </table:table-cell>
          <table:table-cell office:value-type="float" office:value="30.3346704431254">
            <text:p>30.334670</text:p>
          </table:table-cell>
          <table:table-cell office:value-type="float" office:value="100951">
            <text:p>100951</text:p>
          </table:table-cell>
          <table:table-cell office:value-type="float" office:value="377757">
            <text:p>377757</text:p>
          </table:table-cell>
          <table:table-cell office:value-type="float" office:value="13.6">
            <text:p>13.6</text:p>
          </table:table-cell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59/69</text:p>
          </table:table-cell>
          <table:table-cell office:value-type="float" office:value="859">
            <text:p>0859</text:p>
          </table:table-cell>
          <table:table-cell office:value-type="float" office:value="69">
            <text:p>69</text:p>
          </table:table-cell>
          <table:table-cell office:value-type="float" office:value="-9.5504576663089">
            <text:p>-9.550458</text:p>
          </table:table-cell>
          <table:table-cell office:value-type="float" office:value="30.3346704431254">
            <text:p>30.334670</text:p>
          </table:table-cell>
          <table:table-cell office:value-type="float" office:value="100951">
            <text:p>100951</text:p>
          </table:table-cell>
          <table:table-cell office:value-type="float" office:value="377757">
            <text:p>377757</text:p>
          </table:table-cell>
          <table:table-cell office:value-type="float" office:value="13.6">
            <text:p>13.6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59/69</text:p>
          </table:table-cell>
          <table:table-cell office:value-type="float" office:value="859">
            <text:p>0859</text:p>
          </table:table-cell>
          <table:table-cell office:value-type="float" office:value="69">
            <text:p>69</text:p>
          </table:table-cell>
          <table:table-cell office:value-type="float" office:value="-9.5504576663089">
            <text:p>-9.550458</text:p>
          </table:table-cell>
          <table:table-cell office:value-type="float" office:value="30.3346704431254">
            <text:p>30.334670</text:p>
          </table:table-cell>
          <table:table-cell office:value-type="float" office:value="100951">
            <text:p>100951</text:p>
          </table:table-cell>
          <table:table-cell office:value-type="float" office:value="377757">
            <text:p>377757</text:p>
          </table:table-cell>
          <table:table-cell office:value-type="float" office:value="13.6">
            <text:p>13.6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59/69</text:p>
          </table:table-cell>
          <table:table-cell office:value-type="float" office:value="859">
            <text:p>0859</text:p>
          </table:table-cell>
          <table:table-cell office:value-type="float" office:value="69">
            <text:p>69</text:p>
          </table:table-cell>
          <table:table-cell office:value-type="float" office:value="-9.5504576663089">
            <text:p>-9.550458</text:p>
          </table:table-cell>
          <table:table-cell office:value-type="float" office:value="30.3346704431254">
            <text:p>30.334670</text:p>
          </table:table-cell>
          <table:table-cell office:value-type="float" office:value="100951">
            <text:p>100951</text:p>
          </table:table-cell>
          <table:table-cell office:value-type="float" office:value="377757">
            <text:p>377757</text:p>
          </table:table-cell>
          <table:table-cell office:value-type="float" office:value="13.6">
            <text:p>13.6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59/69</text:p>
          </table:table-cell>
          <table:table-cell office:value-type="float" office:value="859">
            <text:p>0859</text:p>
          </table:table-cell>
          <table:table-cell office:value-type="float" office:value="69">
            <text:p>69</text:p>
          </table:table-cell>
          <table:table-cell office:value-type="float" office:value="-9.5504576663089">
            <text:p>-9.550458</text:p>
          </table:table-cell>
          <table:table-cell office:value-type="float" office:value="30.3346704431254">
            <text:p>30.334670</text:p>
          </table:table-cell>
          <table:table-cell office:value-type="float" office:value="100951">
            <text:p>100951</text:p>
          </table:table-cell>
          <table:table-cell office:value-type="float" office:value="377757">
            <text:p>377757</text:p>
          </table:table-cell>
          <table:table-cell office:value-type="float" office:value="13.6">
            <text:p>13.6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0859/69</text:p>
          </table:table-cell>
          <table:table-cell office:value-type="float" office:value="859">
            <text:p>0859</text:p>
          </table:table-cell>
          <table:table-cell office:value-type="float" office:value="69">
            <text:p>69</text:p>
          </table:table-cell>
          <table:table-cell office:value-type="float" office:value="-9.5504576663089">
            <text:p>-9.550458</text:p>
          </table:table-cell>
          <table:table-cell office:value-type="float" office:value="30.3346704431254">
            <text:p>30.334670</text:p>
          </table:table-cell>
          <table:table-cell office:value-type="float" office:value="100951">
            <text:p>100951</text:p>
          </table:table-cell>
          <table:table-cell office:value-type="float" office:value="377757">
            <text:p>377757</text:p>
          </table:table-cell>
          <table:table-cell office:value-type="float" office:value="13.6">
            <text:p>13.6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  <table:table-cell office:value-type="string">
            <text:p>clayey sand</text:p>
          </table:table-cell>
        </table:table-row>
        <table:table-row table:style-name="ro1">
          <table:table-cell office:value-type="string">
            <text:p>1183/69</text:p>
          </table:table-cell>
          <table:table-cell office:value-type="float" office:value="1183">
            <text:p>1183</text:p>
          </table:table-cell>
          <table:table-cell office:value-type="float" office:value="69">
            <text:p>69</text:p>
          </table:table-cell>
          <table:table-cell office:value-type="float" office:value="-9.53411456186667">
            <text:p>-9.534115</text:p>
          </table:table-cell>
          <table:table-cell office:value-type="float" office:value="30.4050902665501">
            <text:p>30.405090</text:p>
          </table:table-cell>
          <table:table-cell office:value-type="float" office:value="102800">
            <text:p>102800</text:p>
          </table:table-cell>
          <table:table-cell office:value-type="float" office:value="385500">
            <text:p>385500</text:p>
          </table:table-cell>
          <table:table-cell office:value-type="float" office:value="72.15">
            <text:p>72.15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1183/69</text:p>
          </table:table-cell>
          <table:table-cell office:value-type="float" office:value="1183">
            <text:p>1183</text:p>
          </table:table-cell>
          <table:table-cell office:value-type="float" office:value="69">
            <text:p>69</text:p>
          </table:table-cell>
          <table:table-cell office:value-type="float" office:value="-9.53411456186667">
            <text:p>-9.534115</text:p>
          </table:table-cell>
          <table:table-cell office:value-type="float" office:value="30.4050902665501">
            <text:p>30.405090</text:p>
          </table:table-cell>
          <table:table-cell office:value-type="float" office:value="102800">
            <text:p>102800</text:p>
          </table:table-cell>
          <table:table-cell office:value-type="float" office:value="385500">
            <text:p>385500</text:p>
          </table:table-cell>
          <table:table-cell office:value-type="float" office:value="72.15">
            <text:p>72.15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1183/69</text:p>
          </table:table-cell>
          <table:table-cell office:value-type="float" office:value="1183">
            <text:p>1183</text:p>
          </table:table-cell>
          <table:table-cell office:value-type="float" office:value="69">
            <text:p>69</text:p>
          </table:table-cell>
          <table:table-cell office:value-type="float" office:value="-9.53411456186667">
            <text:p>-9.534115</text:p>
          </table:table-cell>
          <table:table-cell office:value-type="float" office:value="30.4050902665501">
            <text:p>30.405090</text:p>
          </table:table-cell>
          <table:table-cell office:value-type="float" office:value="102800">
            <text:p>102800</text:p>
          </table:table-cell>
          <table:table-cell office:value-type="float" office:value="385500">
            <text:p>385500</text:p>
          </table:table-cell>
          <table:table-cell office:value-type="float" office:value="72.15">
            <text:p>72.15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1183/69</text:p>
          </table:table-cell>
          <table:table-cell office:value-type="float" office:value="1183">
            <text:p>1183</text:p>
          </table:table-cell>
          <table:table-cell office:value-type="float" office:value="69">
            <text:p>69</text:p>
          </table:table-cell>
          <table:table-cell office:value-type="float" office:value="-9.53411456186667">
            <text:p>-9.534115</text:p>
          </table:table-cell>
          <table:table-cell office:value-type="float" office:value="30.4050902665501">
            <text:p>30.405090</text:p>
          </table:table-cell>
          <table:table-cell office:value-type="float" office:value="102800">
            <text:p>102800</text:p>
          </table:table-cell>
          <table:table-cell office:value-type="float" office:value="385500">
            <text:p>385500</text:p>
          </table:table-cell>
          <table:table-cell office:value-type="float" office:value="72.15">
            <text:p>72.15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1183/69</text:p>
          </table:table-cell>
          <table:table-cell office:value-type="float" office:value="1183">
            <text:p>1183</text:p>
          </table:table-cell>
          <table:table-cell office:value-type="float" office:value="69">
            <text:p>69</text:p>
          </table:table-cell>
          <table:table-cell office:value-type="float" office:value="-9.53411456186667">
            <text:p>-9.534115</text:p>
          </table:table-cell>
          <table:table-cell office:value-type="float" office:value="30.4050902665501">
            <text:p>30.405090</text:p>
          </table:table-cell>
          <table:table-cell office:value-type="float" office:value="102800">
            <text:p>102800</text:p>
          </table:table-cell>
          <table:table-cell office:value-type="float" office:value="385500">
            <text:p>385500</text:p>
          </table:table-cell>
          <table:table-cell office:value-type="float" office:value="72.15">
            <text:p>72.15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1183/69</text:p>
          </table:table-cell>
          <table:table-cell office:value-type="float" office:value="1183">
            <text:p>1183</text:p>
          </table:table-cell>
          <table:table-cell office:value-type="float" office:value="69">
            <text:p>69</text:p>
          </table:table-cell>
          <table:table-cell office:value-type="float" office:value="-9.53411456186667">
            <text:p>-9.534115</text:p>
          </table:table-cell>
          <table:table-cell office:value-type="float" office:value="30.4050902665501">
            <text:p>30.405090</text:p>
          </table:table-cell>
          <table:table-cell office:value-type="float" office:value="102800">
            <text:p>102800</text:p>
          </table:table-cell>
          <table:table-cell office:value-type="float" office:value="385500">
            <text:p>385500</text:p>
          </table:table-cell>
          <table:table-cell office:value-type="float" office:value="72.15">
            <text:p>72.15</text:p>
          </table:table-cell>
          <table:table-cell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1183/69</text:p>
          </table:table-cell>
          <table:table-cell office:value-type="float" office:value="1183">
            <text:p>1183</text:p>
          </table:table-cell>
          <table:table-cell office:value-type="float" office:value="69">
            <text:p>69</text:p>
          </table:table-cell>
          <table:table-cell office:value-type="float" office:value="-9.53411456186667">
            <text:p>-9.534115</text:p>
          </table:table-cell>
          <table:table-cell office:value-type="float" office:value="30.4050902665501">
            <text:p>30.405090</text:p>
          </table:table-cell>
          <table:table-cell office:value-type="float" office:value="102800">
            <text:p>102800</text:p>
          </table:table-cell>
          <table:table-cell office:value-type="float" office:value="385500">
            <text:p>385500</text:p>
          </table:table-cell>
          <table:table-cell office:value-type="float" office:value="72.15">
            <text:p>72.15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1183/69</text:p>
          </table:table-cell>
          <table:table-cell office:value-type="float" office:value="1183">
            <text:p>1183</text:p>
          </table:table-cell>
          <table:table-cell office:value-type="float" office:value="69">
            <text:p>69</text:p>
          </table:table-cell>
          <table:table-cell office:value-type="float" office:value="-9.53411456186667">
            <text:p>-9.534115</text:p>
          </table:table-cell>
          <table:table-cell office:value-type="float" office:value="30.4050902665501">
            <text:p>30.405090</text:p>
          </table:table-cell>
          <table:table-cell office:value-type="float" office:value="102800">
            <text:p>102800</text:p>
          </table:table-cell>
          <table:table-cell office:value-type="float" office:value="385500">
            <text:p>385500</text:p>
          </table:table-cell>
          <table:table-cell office:value-type="float" office:value="72.15">
            <text:p>72.15</text:p>
          </table:table-cell>
          <table:table-cell office:value-type="float" office:value="112">
            <text:p>11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1183/69</text:p>
          </table:table-cell>
          <table:table-cell office:value-type="float" office:value="1183">
            <text:p>1183</text:p>
          </table:table-cell>
          <table:table-cell office:value-type="float" office:value="69">
            <text:p>69</text:p>
          </table:table-cell>
          <table:table-cell office:value-type="float" office:value="-9.53411456186667">
            <text:p>-9.534115</text:p>
          </table:table-cell>
          <table:table-cell office:value-type="float" office:value="30.4050902665501">
            <text:p>30.405090</text:p>
          </table:table-cell>
          <table:table-cell office:value-type="float" office:value="102800">
            <text:p>102800</text:p>
          </table:table-cell>
          <table:table-cell office:value-type="float" office:value="385500">
            <text:p>385500</text:p>
          </table:table-cell>
          <table:table-cell office:value-type="float" office:value="72.15">
            <text:p>72.15</text:p>
          </table:table-cell>
          <table:table-cell office:value-type="float" office:value="112">
            <text:p>112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1183/69</text:p>
          </table:table-cell>
          <table:table-cell office:value-type="float" office:value="1183">
            <text:p>1183</text:p>
          </table:table-cell>
          <table:table-cell office:value-type="float" office:value="69">
            <text:p>69</text:p>
          </table:table-cell>
          <table:table-cell office:value-type="float" office:value="-9.53411456186667">
            <text:p>-9.534115</text:p>
          </table:table-cell>
          <table:table-cell office:value-type="float" office:value="30.4050902665501">
            <text:p>30.405090</text:p>
          </table:table-cell>
          <table:table-cell office:value-type="float" office:value="102800">
            <text:p>102800</text:p>
          </table:table-cell>
          <table:table-cell office:value-type="float" office:value="385500">
            <text:p>385500</text:p>
          </table:table-cell>
          <table:table-cell office:value-type="float" office:value="72.15">
            <text:p>72.15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1183/69</text:p>
          </table:table-cell>
          <table:table-cell office:value-type="float" office:value="1183">
            <text:p>1183</text:p>
          </table:table-cell>
          <table:table-cell office:value-type="float" office:value="69">
            <text:p>69</text:p>
          </table:table-cell>
          <table:table-cell office:value-type="float" office:value="-9.53411456186667">
            <text:p>-9.534115</text:p>
          </table:table-cell>
          <table:table-cell office:value-type="float" office:value="30.4050902665501">
            <text:p>30.405090</text:p>
          </table:table-cell>
          <table:table-cell office:value-type="float" office:value="102800">
            <text:p>102800</text:p>
          </table:table-cell>
          <table:table-cell office:value-type="float" office:value="385500">
            <text:p>385500</text:p>
          </table:table-cell>
          <table:table-cell office:value-type="float" office:value="72.15">
            <text:p>72.15</text:p>
          </table:table-cell>
          <table:table-cell office:value-type="float" office:value="112">
            <text:p>112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1183/69</text:p>
          </table:table-cell>
          <table:table-cell office:value-type="float" office:value="1183">
            <text:p>1183</text:p>
          </table:table-cell>
          <table:table-cell office:value-type="float" office:value="69">
            <text:p>69</text:p>
          </table:table-cell>
          <table:table-cell office:value-type="float" office:value="-9.53411456186667">
            <text:p>-9.534115</text:p>
          </table:table-cell>
          <table:table-cell office:value-type="float" office:value="30.4050902665501">
            <text:p>30.405090</text:p>
          </table:table-cell>
          <table:table-cell office:value-type="float" office:value="102800">
            <text:p>102800</text:p>
          </table:table-cell>
          <table:table-cell office:value-type="float" office:value="385500">
            <text:p>385500</text:p>
          </table:table-cell>
          <table:table-cell office:value-type="float" office:value="72.15">
            <text:p>72.15</text:p>
          </table:table-cell>
          <table:table-cell office:value-type="float" office:value="112">
            <text:p>11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183/69</text:p>
          </table:table-cell>
          <table:table-cell office:value-type="float" office:value="1183">
            <text:p>1183</text:p>
          </table:table-cell>
          <table:table-cell office:value-type="float" office:value="69">
            <text:p>69</text:p>
          </table:table-cell>
          <table:table-cell office:value-type="float" office:value="-9.53411456186667">
            <text:p>-9.534115</text:p>
          </table:table-cell>
          <table:table-cell office:value-type="float" office:value="30.4050902665501">
            <text:p>30.405090</text:p>
          </table:table-cell>
          <table:table-cell office:value-type="float" office:value="102800">
            <text:p>102800</text:p>
          </table:table-cell>
          <table:table-cell office:value-type="float" office:value="385500">
            <text:p>385500</text:p>
          </table:table-cell>
          <table:table-cell office:value-type="float" office:value="72.15">
            <text:p>72.15</text:p>
          </table:table-cell>
          <table:table-cell office:value-type="float" office:value="112">
            <text:p>112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183/69</text:p>
          </table:table-cell>
          <table:table-cell office:value-type="float" office:value="1183">
            <text:p>1183</text:p>
          </table:table-cell>
          <table:table-cell office:value-type="float" office:value="69">
            <text:p>69</text:p>
          </table:table-cell>
          <table:table-cell office:value-type="float" office:value="-9.53411456186667">
            <text:p>-9.534115</text:p>
          </table:table-cell>
          <table:table-cell office:value-type="float" office:value="30.4050902665501">
            <text:p>30.405090</text:p>
          </table:table-cell>
          <table:table-cell office:value-type="float" office:value="102800">
            <text:p>102800</text:p>
          </table:table-cell>
          <table:table-cell office:value-type="float" office:value="385500">
            <text:p>385500</text:p>
          </table:table-cell>
          <table:table-cell office:value-type="float" office:value="72.15">
            <text:p>72.15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string">
            <text:p>coarse sand</text:p>
          </table:table-cell>
        </table:table-row>
        <table:table-row table:style-name="ro1">
          <table:table-cell office:value-type="string">
            <text:p>1183/69</text:p>
          </table:table-cell>
          <table:table-cell office:value-type="float" office:value="1183">
            <text:p>1183</text:p>
          </table:table-cell>
          <table:table-cell office:value-type="float" office:value="69">
            <text:p>69</text:p>
          </table:table-cell>
          <table:table-cell office:value-type="float" office:value="-9.53411456186667">
            <text:p>-9.534115</text:p>
          </table:table-cell>
          <table:table-cell office:value-type="float" office:value="30.4050902665501">
            <text:p>30.405090</text:p>
          </table:table-cell>
          <table:table-cell office:value-type="float" office:value="102800">
            <text:p>102800</text:p>
          </table:table-cell>
          <table:table-cell office:value-type="float" office:value="385500">
            <text:p>385500</text:p>
          </table:table-cell>
          <table:table-cell office:value-type="float" office:value="72.15">
            <text:p>72.15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1183/69</text:p>
          </table:table-cell>
          <table:table-cell office:value-type="float" office:value="1183">
            <text:p>1183</text:p>
          </table:table-cell>
          <table:table-cell office:value-type="float" office:value="69">
            <text:p>69</text:p>
          </table:table-cell>
          <table:table-cell office:value-type="float" office:value="-9.53411456186667">
            <text:p>-9.534115</text:p>
          </table:table-cell>
          <table:table-cell office:value-type="float" office:value="30.4050902665501">
            <text:p>30.405090</text:p>
          </table:table-cell>
          <table:table-cell office:value-type="float" office:value="102800">
            <text:p>102800</text:p>
          </table:table-cell>
          <table:table-cell office:value-type="float" office:value="385500">
            <text:p>385500</text:p>
          </table:table-cell>
          <table:table-cell office:value-type="float" office:value="72.15">
            <text:p>72.15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dune sand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clayey sand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1/69</text:p>
          </table:table-cell>
          <table:table-cell office:value-type="float" office:value="871">
            <text:p>0871</text:p>
          </table:table-cell>
          <table:table-cell office:value-type="float" office:value="69">
            <text:p>69</text:p>
          </table:table-cell>
          <table:table-cell office:value-type="float" office:value="-9.53867363138642">
            <text:p>-9.538674</text:p>
          </table:table-cell>
          <table:table-cell office:value-type="float" office:value="30.3137190175106">
            <text:p>30.313719</text:p>
          </table:table-cell>
          <table:table-cell office:value-type="float" office:value="102000">
            <text:p>102000</text:p>
          </table:table-cell>
          <table:table-cell office:value-type="float" office:value="375396">
            <text:p>375396</text:p>
          </table:table-cell>
          <table:table-cell office:value-type="float" office:value="29.5">
            <text:p>29.5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3/69</text:p>
          </table:table-cell>
          <table:table-cell office:value-type="float" office:value="873">
            <text:p>0873</text:p>
          </table:table-cell>
          <table:table-cell office:value-type="float" office:value="69">
            <text:p>69</text:p>
          </table:table-cell>
          <table:table-cell office:value-type="float" office:value="-9.54131806482809">
            <text:p>-9.541318</text:p>
          </table:table-cell>
          <table:table-cell office:value-type="float" office:value="30.304923622769">
            <text:p>30.304924</text:p>
          </table:table-cell>
          <table:table-cell office:value-type="float" office:value="101711">
            <text:p>101711</text:p>
          </table:table-cell>
          <table:table-cell office:value-type="float" office:value="374431">
            <text:p>374431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0873/69</text:p>
          </table:table-cell>
          <table:table-cell office:value-type="float" office:value="873">
            <text:p>0873</text:p>
          </table:table-cell>
          <table:table-cell office:value-type="float" office:value="69">
            <text:p>69</text:p>
          </table:table-cell>
          <table:table-cell office:value-type="float" office:value="-9.54131806482809">
            <text:p>-9.541318</text:p>
          </table:table-cell>
          <table:table-cell office:value-type="float" office:value="30.304923622769">
            <text:p>30.304924</text:p>
          </table:table-cell>
          <table:table-cell office:value-type="float" office:value="101711">
            <text:p>101711</text:p>
          </table:table-cell>
          <table:table-cell office:value-type="float" office:value="374431">
            <text:p>374431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873/69</text:p>
          </table:table-cell>
          <table:table-cell office:value-type="float" office:value="873">
            <text:p>0873</text:p>
          </table:table-cell>
          <table:table-cell office:value-type="float" office:value="69">
            <text:p>69</text:p>
          </table:table-cell>
          <table:table-cell office:value-type="float" office:value="-9.54131806482809">
            <text:p>-9.541318</text:p>
          </table:table-cell>
          <table:table-cell office:value-type="float" office:value="30.304923622769">
            <text:p>30.304924</text:p>
          </table:table-cell>
          <table:table-cell office:value-type="float" office:value="101711">
            <text:p>101711</text:p>
          </table:table-cell>
          <table:table-cell office:value-type="float" office:value="374431">
            <text:p>374431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873/69</text:p>
          </table:table-cell>
          <table:table-cell office:value-type="float" office:value="873">
            <text:p>0873</text:p>
          </table:table-cell>
          <table:table-cell office:value-type="float" office:value="69">
            <text:p>69</text:p>
          </table:table-cell>
          <table:table-cell office:value-type="float" office:value="-9.54131806482809">
            <text:p>-9.541318</text:p>
          </table:table-cell>
          <table:table-cell office:value-type="float" office:value="30.304923622769">
            <text:p>30.304924</text:p>
          </table:table-cell>
          <table:table-cell office:value-type="float" office:value="101711">
            <text:p>101711</text:p>
          </table:table-cell>
          <table:table-cell office:value-type="float" office:value="374431">
            <text:p>374431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873/69</text:p>
          </table:table-cell>
          <table:table-cell office:value-type="float" office:value="873">
            <text:p>0873</text:p>
          </table:table-cell>
          <table:table-cell office:value-type="float" office:value="69">
            <text:p>69</text:p>
          </table:table-cell>
          <table:table-cell office:value-type="float" office:value="-9.54131806482809">
            <text:p>-9.541318</text:p>
          </table:table-cell>
          <table:table-cell office:value-type="float" office:value="30.304923622769">
            <text:p>30.304924</text:p>
          </table:table-cell>
          <table:table-cell office:value-type="float" office:value="101711">
            <text:p>101711</text:p>
          </table:table-cell>
          <table:table-cell office:value-type="float" office:value="374431">
            <text:p>374431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873/69</text:p>
          </table:table-cell>
          <table:table-cell office:value-type="float" office:value="873">
            <text:p>0873</text:p>
          </table:table-cell>
          <table:table-cell office:value-type="float" office:value="69">
            <text:p>69</text:p>
          </table:table-cell>
          <table:table-cell office:value-type="float" office:value="-9.54131806482809">
            <text:p>-9.541318</text:p>
          </table:table-cell>
          <table:table-cell office:value-type="float" office:value="30.304923622769">
            <text:p>30.304924</text:p>
          </table:table-cell>
          <table:table-cell office:value-type="float" office:value="101711">
            <text:p>101711</text:p>
          </table:table-cell>
          <table:table-cell office:value-type="float" office:value="374431">
            <text:p>374431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873/69</text:p>
          </table:table-cell>
          <table:table-cell office:value-type="float" office:value="873">
            <text:p>0873</text:p>
          </table:table-cell>
          <table:table-cell office:value-type="float" office:value="69">
            <text:p>69</text:p>
          </table:table-cell>
          <table:table-cell office:value-type="float" office:value="-9.54131806482809">
            <text:p>-9.541318</text:p>
          </table:table-cell>
          <table:table-cell office:value-type="float" office:value="30.304923622769">
            <text:p>30.304924</text:p>
          </table:table-cell>
          <table:table-cell office:value-type="float" office:value="101711">
            <text:p>101711</text:p>
          </table:table-cell>
          <table:table-cell office:value-type="float" office:value="374431">
            <text:p>374431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0873/69</text:p>
          </table:table-cell>
          <table:table-cell office:value-type="float" office:value="873">
            <text:p>0873</text:p>
          </table:table-cell>
          <table:table-cell office:value-type="float" office:value="69">
            <text:p>69</text:p>
          </table:table-cell>
          <table:table-cell office:value-type="float" office:value="-9.54131806482809">
            <text:p>-9.541318</text:p>
          </table:table-cell>
          <table:table-cell office:value-type="float" office:value="30.304923622769">
            <text:p>30.304924</text:p>
          </table:table-cell>
          <table:table-cell office:value-type="float" office:value="101711">
            <text:p>101711</text:p>
          </table:table-cell>
          <table:table-cell office:value-type="float" office:value="374431">
            <text:p>374431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3/69</text:p>
          </table:table-cell>
          <table:table-cell office:value-type="float" office:value="873">
            <text:p>0873</text:p>
          </table:table-cell>
          <table:table-cell office:value-type="float" office:value="69">
            <text:p>69</text:p>
          </table:table-cell>
          <table:table-cell office:value-type="float" office:value="-9.54131806482809">
            <text:p>-9.541318</text:p>
          </table:table-cell>
          <table:table-cell office:value-type="float" office:value="30.304923622769">
            <text:p>30.304924</text:p>
          </table:table-cell>
          <table:table-cell office:value-type="float" office:value="101711">
            <text:p>101711</text:p>
          </table:table-cell>
          <table:table-cell office:value-type="float" office:value="374431">
            <text:p>374431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3/69</text:p>
          </table:table-cell>
          <table:table-cell office:value-type="float" office:value="873">
            <text:p>0873</text:p>
          </table:table-cell>
          <table:table-cell office:value-type="float" office:value="69">
            <text:p>69</text:p>
          </table:table-cell>
          <table:table-cell office:value-type="float" office:value="-9.54131806482809">
            <text:p>-9.541318</text:p>
          </table:table-cell>
          <table:table-cell office:value-type="float" office:value="30.304923622769">
            <text:p>30.304924</text:p>
          </table:table-cell>
          <table:table-cell office:value-type="float" office:value="101711">
            <text:p>101711</text:p>
          </table:table-cell>
          <table:table-cell office:value-type="float" office:value="374431">
            <text:p>374431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clayey sand</text:p>
          </table:table-cell>
        </table:table-row>
        <table:table-row table:style-name="ro1">
          <table:table-cell office:value-type="string">
            <text:p>0873/69</text:p>
          </table:table-cell>
          <table:table-cell office:value-type="float" office:value="873">
            <text:p>0873</text:p>
          </table:table-cell>
          <table:table-cell office:value-type="float" office:value="69">
            <text:p>69</text:p>
          </table:table-cell>
          <table:table-cell office:value-type="float" office:value="-9.54131806482809">
            <text:p>-9.541318</text:p>
          </table:table-cell>
          <table:table-cell office:value-type="float" office:value="30.304923622769">
            <text:p>30.304924</text:p>
          </table:table-cell>
          <table:table-cell office:value-type="float" office:value="101711">
            <text:p>101711</text:p>
          </table:table-cell>
          <table:table-cell office:value-type="float" office:value="374431">
            <text:p>374431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clayey sand</text:p>
          </table:table-cell>
        </table:table-row>
        <table:table-row table:style-name="ro1">
          <table:table-cell office:value-type="string">
            <text:p>0873/69</text:p>
          </table:table-cell>
          <table:table-cell office:value-type="float" office:value="873">
            <text:p>0873</text:p>
          </table:table-cell>
          <table:table-cell office:value-type="float" office:value="69">
            <text:p>69</text:p>
          </table:table-cell>
          <table:table-cell office:value-type="float" office:value="-9.54131806482809">
            <text:p>-9.541318</text:p>
          </table:table-cell>
          <table:table-cell office:value-type="float" office:value="30.304923622769">
            <text:p>30.304924</text:p>
          </table:table-cell>
          <table:table-cell office:value-type="float" office:value="101711">
            <text:p>101711</text:p>
          </table:table-cell>
          <table:table-cell office:value-type="float" office:value="374431">
            <text:p>374431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3/69</text:p>
          </table:table-cell>
          <table:table-cell office:value-type="float" office:value="873">
            <text:p>0873</text:p>
          </table:table-cell>
          <table:table-cell office:value-type="float" office:value="69">
            <text:p>69</text:p>
          </table:table-cell>
          <table:table-cell office:value-type="float" office:value="-9.54131806482809">
            <text:p>-9.541318</text:p>
          </table:table-cell>
          <table:table-cell office:value-type="float" office:value="30.304923622769">
            <text:p>30.304924</text:p>
          </table:table-cell>
          <table:table-cell office:value-type="float" office:value="101711">
            <text:p>101711</text:p>
          </table:table-cell>
          <table:table-cell office:value-type="float" office:value="374431">
            <text:p>374431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73/69</text:p>
          </table:table-cell>
          <table:table-cell office:value-type="float" office:value="873">
            <text:p>0873</text:p>
          </table:table-cell>
          <table:table-cell office:value-type="float" office:value="69">
            <text:p>69</text:p>
          </table:table-cell>
          <table:table-cell office:value-type="float" office:value="-9.54131806482809">
            <text:p>-9.541318</text:p>
          </table:table-cell>
          <table:table-cell office:value-type="float" office:value="30.304923622769">
            <text:p>30.304924</text:p>
          </table:table-cell>
          <table:table-cell office:value-type="float" office:value="101711">
            <text:p>101711</text:p>
          </table:table-cell>
          <table:table-cell office:value-type="float" office:value="374431">
            <text:p>374431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0993/69</text:p>
          </table:table-cell>
          <table:table-cell office:value-type="float" office:value="993">
            <text:p>0993</text:p>
          </table:table-cell>
          <table:table-cell office:value-type="float" office:value="69">
            <text:p>69</text:p>
          </table:table-cell>
          <table:table-cell office:value-type="float" office:value="-9.57549528289529">
            <text:p>-9.575495</text:p>
          </table:table-cell>
          <table:table-cell office:value-type="float" office:value="30.3857428811653">
            <text:p>30.385743</text:p>
          </table:table-cell>
          <table:table-cell office:value-type="float" office:value="98750">
            <text:p>98750</text:p>
          </table:table-cell>
          <table:table-cell office:value-type="float" office:value="383500">
            <text:p>38350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0993/69</text:p>
          </table:table-cell>
          <table:table-cell office:value-type="float" office:value="993">
            <text:p>0993</text:p>
          </table:table-cell>
          <table:table-cell office:value-type="float" office:value="69">
            <text:p>69</text:p>
          </table:table-cell>
          <table:table-cell office:value-type="float" office:value="-9.57549528289529">
            <text:p>-9.575495</text:p>
          </table:table-cell>
          <table:table-cell office:value-type="float" office:value="30.3857428811653">
            <text:p>30.385743</text:p>
          </table:table-cell>
          <table:table-cell office:value-type="float" office:value="98750">
            <text:p>98750</text:p>
          </table:table-cell>
          <table:table-cell office:value-type="float" office:value="383500">
            <text:p>38350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0993/69</text:p>
          </table:table-cell>
          <table:table-cell office:value-type="float" office:value="993">
            <text:p>0993</text:p>
          </table:table-cell>
          <table:table-cell office:value-type="float" office:value="69">
            <text:p>69</text:p>
          </table:table-cell>
          <table:table-cell office:value-type="float" office:value="-9.57549528289529">
            <text:p>-9.575495</text:p>
          </table:table-cell>
          <table:table-cell office:value-type="float" office:value="30.3857428811653">
            <text:p>30.385743</text:p>
          </table:table-cell>
          <table:table-cell office:value-type="float" office:value="98750">
            <text:p>98750</text:p>
          </table:table-cell>
          <table:table-cell office:value-type="float" office:value="383500">
            <text:p>38350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marly clay</text:p>
          </table:table-cell>
        </table:table-row>
        <table:table-row table:style-name="ro1">
          <table:table-cell office:value-type="string">
            <text:p>0993/69</text:p>
          </table:table-cell>
          <table:table-cell office:value-type="float" office:value="993">
            <text:p>0993</text:p>
          </table:table-cell>
          <table:table-cell office:value-type="float" office:value="69">
            <text:p>69</text:p>
          </table:table-cell>
          <table:table-cell office:value-type="float" office:value="-9.57549528289529">
            <text:p>-9.575495</text:p>
          </table:table-cell>
          <table:table-cell office:value-type="float" office:value="30.3857428811653">
            <text:p>30.385743</text:p>
          </table:table-cell>
          <table:table-cell office:value-type="float" office:value="98750">
            <text:p>98750</text:p>
          </table:table-cell>
          <table:table-cell office:value-type="float" office:value="383500">
            <text:p>38350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0993/69</text:p>
          </table:table-cell>
          <table:table-cell office:value-type="float" office:value="993">
            <text:p>0993</text:p>
          </table:table-cell>
          <table:table-cell office:value-type="float" office:value="69">
            <text:p>69</text:p>
          </table:table-cell>
          <table:table-cell office:value-type="float" office:value="-9.57549528289529">
            <text:p>-9.575495</text:p>
          </table:table-cell>
          <table:table-cell office:value-type="float" office:value="30.3857428811653">
            <text:p>30.385743</text:p>
          </table:table-cell>
          <table:table-cell office:value-type="float" office:value="98750">
            <text:p>98750</text:p>
          </table:table-cell>
          <table:table-cell office:value-type="float" office:value="383500">
            <text:p>38350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0993/69</text:p>
          </table:table-cell>
          <table:table-cell office:value-type="float" office:value="993">
            <text:p>0993</text:p>
          </table:table-cell>
          <table:table-cell office:value-type="float" office:value="69">
            <text:p>69</text:p>
          </table:table-cell>
          <table:table-cell office:value-type="float" office:value="-9.57549528289529">
            <text:p>-9.575495</text:p>
          </table:table-cell>
          <table:table-cell office:value-type="float" office:value="30.3857428811653">
            <text:p>30.385743</text:p>
          </table:table-cell>
          <table:table-cell office:value-type="float" office:value="98750">
            <text:p>98750</text:p>
          </table:table-cell>
          <table:table-cell office:value-type="float" office:value="383500">
            <text:p>38350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0993/69</text:p>
          </table:table-cell>
          <table:table-cell office:value-type="float" office:value="993">
            <text:p>0993</text:p>
          </table:table-cell>
          <table:table-cell office:value-type="float" office:value="69">
            <text:p>69</text:p>
          </table:table-cell>
          <table:table-cell office:value-type="float" office:value="-9.57549528289529">
            <text:p>-9.575495</text:p>
          </table:table-cell>
          <table:table-cell office:value-type="float" office:value="30.3857428811653">
            <text:p>30.385743</text:p>
          </table:table-cell>
          <table:table-cell office:value-type="float" office:value="98750">
            <text:p>98750</text:p>
          </table:table-cell>
          <table:table-cell office:value-type="float" office:value="383500">
            <text:p>38350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0993/69</text:p>
          </table:table-cell>
          <table:table-cell office:value-type="float" office:value="993">
            <text:p>0993</text:p>
          </table:table-cell>
          <table:table-cell office:value-type="float" office:value="69">
            <text:p>69</text:p>
          </table:table-cell>
          <table:table-cell office:value-type="float" office:value="-9.57549528289529">
            <text:p>-9.575495</text:p>
          </table:table-cell>
          <table:table-cell office:value-type="float" office:value="30.3857428811653">
            <text:p>30.385743</text:p>
          </table:table-cell>
          <table:table-cell office:value-type="float" office:value="98750">
            <text:p>98750</text:p>
          </table:table-cell>
          <table:table-cell office:value-type="float" office:value="383500">
            <text:p>38350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993/69</text:p>
          </table:table-cell>
          <table:table-cell office:value-type="float" office:value="993">
            <text:p>0993</text:p>
          </table:table-cell>
          <table:table-cell office:value-type="float" office:value="69">
            <text:p>69</text:p>
          </table:table-cell>
          <table:table-cell office:value-type="float" office:value="-9.57549528289529">
            <text:p>-9.575495</text:p>
          </table:table-cell>
          <table:table-cell office:value-type="float" office:value="30.3857428811653">
            <text:p>30.385743</text:p>
          </table:table-cell>
          <table:table-cell office:value-type="float" office:value="98750">
            <text:p>98750</text:p>
          </table:table-cell>
          <table:table-cell office:value-type="float" office:value="383500">
            <text:p>38350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0993/69</text:p>
          </table:table-cell>
          <table:table-cell office:value-type="float" office:value="993">
            <text:p>0993</text:p>
          </table:table-cell>
          <table:table-cell office:value-type="float" office:value="69">
            <text:p>69</text:p>
          </table:table-cell>
          <table:table-cell office:value-type="float" office:value="-9.57549528289529">
            <text:p>-9.575495</text:p>
          </table:table-cell>
          <table:table-cell office:value-type="float" office:value="30.3857428811653">
            <text:p>30.385743</text:p>
          </table:table-cell>
          <table:table-cell office:value-type="float" office:value="98750">
            <text:p>98750</text:p>
          </table:table-cell>
          <table:table-cell office:value-type="float" office:value="383500">
            <text:p>38350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0993/69</text:p>
          </table:table-cell>
          <table:table-cell office:value-type="float" office:value="993">
            <text:p>0993</text:p>
          </table:table-cell>
          <table:table-cell office:value-type="float" office:value="69">
            <text:p>69</text:p>
          </table:table-cell>
          <table:table-cell office:value-type="float" office:value="-9.57549528289529">
            <text:p>-9.575495</text:p>
          </table:table-cell>
          <table:table-cell office:value-type="float" office:value="30.3857428811653">
            <text:p>30.385743</text:p>
          </table:table-cell>
          <table:table-cell office:value-type="float" office:value="98750">
            <text:p>98750</text:p>
          </table:table-cell>
          <table:table-cell office:value-type="float" office:value="383500">
            <text:p>38350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1157/69</text:p>
          </table:table-cell>
          <table:table-cell office:value-type="float" office:value="1157">
            <text:p>1157</text:p>
          </table:table-cell>
          <table:table-cell office:value-type="float" office:value="69">
            <text:p>69</text:p>
          </table:table-cell>
          <table:table-cell office:value-type="float" office:value="-9.53054063891427">
            <text:p>-9.530541</text:p>
          </table:table-cell>
          <table:table-cell office:value-type="float" office:value="30.4194666514432">
            <text:p>30.419467</text:p>
          </table:table-cell>
          <table:table-cell office:value-type="float" office:value="103200">
            <text:p>103200</text:p>
          </table:table-cell>
          <table:table-cell office:value-type="float" office:value="387080">
            <text:p>38708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1157/69</text:p>
          </table:table-cell>
          <table:table-cell office:value-type="float" office:value="1157">
            <text:p>1157</text:p>
          </table:table-cell>
          <table:table-cell office:value-type="float" office:value="69">
            <text:p>69</text:p>
          </table:table-cell>
          <table:table-cell office:value-type="float" office:value="-9.53054063891427">
            <text:p>-9.530541</text:p>
          </table:table-cell>
          <table:table-cell office:value-type="float" office:value="30.4194666514432">
            <text:p>30.419467</text:p>
          </table:table-cell>
          <table:table-cell office:value-type="float" office:value="103200">
            <text:p>103200</text:p>
          </table:table-cell>
          <table:table-cell office:value-type="float" office:value="387080">
            <text:p>38708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1157/69</text:p>
          </table:table-cell>
          <table:table-cell office:value-type="float" office:value="1157">
            <text:p>1157</text:p>
          </table:table-cell>
          <table:table-cell office:value-type="float" office:value="69">
            <text:p>69</text:p>
          </table:table-cell>
          <table:table-cell office:value-type="float" office:value="-9.53054063891427">
            <text:p>-9.530541</text:p>
          </table:table-cell>
          <table:table-cell office:value-type="float" office:value="30.4194666514432">
            <text:p>30.419467</text:p>
          </table:table-cell>
          <table:table-cell office:value-type="float" office:value="103200">
            <text:p>103200</text:p>
          </table:table-cell>
          <table:table-cell office:value-type="float" office:value="387080">
            <text:p>38708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1157/69</text:p>
          </table:table-cell>
          <table:table-cell office:value-type="float" office:value="1157">
            <text:p>1157</text:p>
          </table:table-cell>
          <table:table-cell office:value-type="float" office:value="69">
            <text:p>69</text:p>
          </table:table-cell>
          <table:table-cell office:value-type="float" office:value="-9.53054063891427">
            <text:p>-9.530541</text:p>
          </table:table-cell>
          <table:table-cell office:value-type="float" office:value="30.4194666514432">
            <text:p>30.419467</text:p>
          </table:table-cell>
          <table:table-cell office:value-type="float" office:value="103200">
            <text:p>103200</text:p>
          </table:table-cell>
          <table:table-cell office:value-type="float" office:value="387080">
            <text:p>38708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1157/69</text:p>
          </table:table-cell>
          <table:table-cell office:value-type="float" office:value="1157">
            <text:p>1157</text:p>
          </table:table-cell>
          <table:table-cell office:value-type="float" office:value="69">
            <text:p>69</text:p>
          </table:table-cell>
          <table:table-cell office:value-type="float" office:value="-9.53054063891427">
            <text:p>-9.530541</text:p>
          </table:table-cell>
          <table:table-cell office:value-type="float" office:value="30.4194666514432">
            <text:p>30.419467</text:p>
          </table:table-cell>
          <table:table-cell office:value-type="float" office:value="103200">
            <text:p>103200</text:p>
          </table:table-cell>
          <table:table-cell office:value-type="float" office:value="387080">
            <text:p>38708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1157/69</text:p>
          </table:table-cell>
          <table:table-cell office:value-type="float" office:value="1157">
            <text:p>1157</text:p>
          </table:table-cell>
          <table:table-cell office:value-type="float" office:value="69">
            <text:p>69</text:p>
          </table:table-cell>
          <table:table-cell office:value-type="float" office:value="-9.53054063891427">
            <text:p>-9.530541</text:p>
          </table:table-cell>
          <table:table-cell office:value-type="float" office:value="30.4194666514432">
            <text:p>30.419467</text:p>
          </table:table-cell>
          <table:table-cell office:value-type="float" office:value="103200">
            <text:p>103200</text:p>
          </table:table-cell>
          <table:table-cell office:value-type="float" office:value="387080">
            <text:p>38708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1204/69</text:p>
          </table:table-cell>
          <table:table-cell office:value-type="float" office:value="1204">
            <text:p>1204</text:p>
          </table:table-cell>
          <table:table-cell office:value-type="float" office:value="69">
            <text:p>69</text:p>
          </table:table-cell>
          <table:table-cell office:value-type="float" office:value="-9.524776091833">
            <text:p>-9.524776</text:p>
          </table:table-cell>
          <table:table-cell office:value-type="float" office:value="30.241500300527">
            <text:p>30.241500</text:p>
          </table:table-cell>
          <table:table-cell office:value-type="float" office:value="103050">
            <text:p>103050</text:p>
          </table:table-cell>
          <table:table-cell office:value-type="float" office:value="367350">
            <text:p>36735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1204/69</text:p>
          </table:table-cell>
          <table:table-cell office:value-type="float" office:value="1204">
            <text:p>1204</text:p>
          </table:table-cell>
          <table:table-cell office:value-type="float" office:value="69">
            <text:p>69</text:p>
          </table:table-cell>
          <table:table-cell office:value-type="float" office:value="-9.524776091833">
            <text:p>-9.524776</text:p>
          </table:table-cell>
          <table:table-cell office:value-type="float" office:value="30.241500300527">
            <text:p>30.241500</text:p>
          </table:table-cell>
          <table:table-cell office:value-type="float" office:value="103050">
            <text:p>103050</text:p>
          </table:table-cell>
          <table:table-cell office:value-type="float" office:value="367350">
            <text:p>36735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1204/69</text:p>
          </table:table-cell>
          <table:table-cell office:value-type="float" office:value="1204">
            <text:p>1204</text:p>
          </table:table-cell>
          <table:table-cell office:value-type="float" office:value="69">
            <text:p>69</text:p>
          </table:table-cell>
          <table:table-cell office:value-type="float" office:value="-9.524776091833">
            <text:p>-9.524776</text:p>
          </table:table-cell>
          <table:table-cell office:value-type="float" office:value="30.241500300527">
            <text:p>30.241500</text:p>
          </table:table-cell>
          <table:table-cell office:value-type="float" office:value="103050">
            <text:p>103050</text:p>
          </table:table-cell>
          <table:table-cell office:value-type="float" office:value="367350">
            <text:p>36735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1204/69</text:p>
          </table:table-cell>
          <table:table-cell office:value-type="float" office:value="1204">
            <text:p>1204</text:p>
          </table:table-cell>
          <table:table-cell office:value-type="float" office:value="69">
            <text:p>69</text:p>
          </table:table-cell>
          <table:table-cell office:value-type="float" office:value="-9.524776091833">
            <text:p>-9.524776</text:p>
          </table:table-cell>
          <table:table-cell office:value-type="float" office:value="30.241500300527">
            <text:p>30.241500</text:p>
          </table:table-cell>
          <table:table-cell office:value-type="float" office:value="103050">
            <text:p>103050</text:p>
          </table:table-cell>
          <table:table-cell office:value-type="float" office:value="367350">
            <text:p>36735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04/69</text:p>
          </table:table-cell>
          <table:table-cell office:value-type="float" office:value="1204">
            <text:p>1204</text:p>
          </table:table-cell>
          <table:table-cell office:value-type="float" office:value="69">
            <text:p>69</text:p>
          </table:table-cell>
          <table:table-cell office:value-type="float" office:value="-9.524776091833">
            <text:p>-9.524776</text:p>
          </table:table-cell>
          <table:table-cell office:value-type="float" office:value="30.241500300527">
            <text:p>30.241500</text:p>
          </table:table-cell>
          <table:table-cell office:value-type="float" office:value="103050">
            <text:p>103050</text:p>
          </table:table-cell>
          <table:table-cell office:value-type="float" office:value="367350">
            <text:p>36735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04/69</text:p>
          </table:table-cell>
          <table:table-cell office:value-type="float" office:value="1204">
            <text:p>1204</text:p>
          </table:table-cell>
          <table:table-cell office:value-type="float" office:value="69">
            <text:p>69</text:p>
          </table:table-cell>
          <table:table-cell office:value-type="float" office:value="-9.524776091833">
            <text:p>-9.524776</text:p>
          </table:table-cell>
          <table:table-cell office:value-type="float" office:value="30.241500300527">
            <text:p>30.241500</text:p>
          </table:table-cell>
          <table:table-cell office:value-type="float" office:value="103050">
            <text:p>103050</text:p>
          </table:table-cell>
          <table:table-cell office:value-type="float" office:value="367350">
            <text:p>36735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04/69</text:p>
          </table:table-cell>
          <table:table-cell office:value-type="float" office:value="1204">
            <text:p>1204</text:p>
          </table:table-cell>
          <table:table-cell office:value-type="float" office:value="69">
            <text:p>69</text:p>
          </table:table-cell>
          <table:table-cell office:value-type="float" office:value="-9.524776091833">
            <text:p>-9.524776</text:p>
          </table:table-cell>
          <table:table-cell office:value-type="float" office:value="30.241500300527">
            <text:p>30.241500</text:p>
          </table:table-cell>
          <table:table-cell office:value-type="float" office:value="103050">
            <text:p>103050</text:p>
          </table:table-cell>
          <table:table-cell office:value-type="float" office:value="367350">
            <text:p>36735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1204/69</text:p>
          </table:table-cell>
          <table:table-cell office:value-type="float" office:value="1204">
            <text:p>1204</text:p>
          </table:table-cell>
          <table:table-cell office:value-type="float" office:value="69">
            <text:p>69</text:p>
          </table:table-cell>
          <table:table-cell office:value-type="float" office:value="-9.524776091833">
            <text:p>-9.524776</text:p>
          </table:table-cell>
          <table:table-cell office:value-type="float" office:value="30.241500300527">
            <text:p>30.241500</text:p>
          </table:table-cell>
          <table:table-cell office:value-type="float" office:value="103050">
            <text:p>103050</text:p>
          </table:table-cell>
          <table:table-cell office:value-type="float" office:value="367350">
            <text:p>36735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04/69</text:p>
          </table:table-cell>
          <table:table-cell office:value-type="float" office:value="1204">
            <text:p>1204</text:p>
          </table:table-cell>
          <table:table-cell office:value-type="float" office:value="69">
            <text:p>69</text:p>
          </table:table-cell>
          <table:table-cell office:value-type="float" office:value="-9.524776091833">
            <text:p>-9.524776</text:p>
          </table:table-cell>
          <table:table-cell office:value-type="float" office:value="30.241500300527">
            <text:p>30.241500</text:p>
          </table:table-cell>
          <table:table-cell office:value-type="float" office:value="103050">
            <text:p>103050</text:p>
          </table:table-cell>
          <table:table-cell office:value-type="float" office:value="367350">
            <text:p>36735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1204/69</text:p>
          </table:table-cell>
          <table:table-cell office:value-type="float" office:value="1204">
            <text:p>1204</text:p>
          </table:table-cell>
          <table:table-cell office:value-type="float" office:value="69">
            <text:p>69</text:p>
          </table:table-cell>
          <table:table-cell office:value-type="float" office:value="-9.524776091833">
            <text:p>-9.524776</text:p>
          </table:table-cell>
          <table:table-cell office:value-type="float" office:value="30.241500300527">
            <text:p>30.241500</text:p>
          </table:table-cell>
          <table:table-cell office:value-type="float" office:value="103050">
            <text:p>103050</text:p>
          </table:table-cell>
          <table:table-cell office:value-type="float" office:value="367350">
            <text:p>36735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1204/69</text:p>
          </table:table-cell>
          <table:table-cell office:value-type="float" office:value="1204">
            <text:p>1204</text:p>
          </table:table-cell>
          <table:table-cell office:value-type="float" office:value="69">
            <text:p>69</text:p>
          </table:table-cell>
          <table:table-cell office:value-type="float" office:value="-9.524776091833">
            <text:p>-9.524776</text:p>
          </table:table-cell>
          <table:table-cell office:value-type="float" office:value="30.241500300527">
            <text:p>30.241500</text:p>
          </table:table-cell>
          <table:table-cell office:value-type="float" office:value="103050">
            <text:p>103050</text:p>
          </table:table-cell>
          <table:table-cell office:value-type="float" office:value="367350">
            <text:p>36735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1204/69</text:p>
          </table:table-cell>
          <table:table-cell office:value-type="float" office:value="1204">
            <text:p>1204</text:p>
          </table:table-cell>
          <table:table-cell office:value-type="float" office:value="69">
            <text:p>69</text:p>
          </table:table-cell>
          <table:table-cell office:value-type="float" office:value="-9.524776091833">
            <text:p>-9.524776</text:p>
          </table:table-cell>
          <table:table-cell office:value-type="float" office:value="30.241500300527">
            <text:p>30.241500</text:p>
          </table:table-cell>
          <table:table-cell office:value-type="float" office:value="103050">
            <text:p>103050</text:p>
          </table:table-cell>
          <table:table-cell office:value-type="float" office:value="367350">
            <text:p>36735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04/69</text:p>
          </table:table-cell>
          <table:table-cell office:value-type="float" office:value="1204">
            <text:p>1204</text:p>
          </table:table-cell>
          <table:table-cell office:value-type="float" office:value="69">
            <text:p>69</text:p>
          </table:table-cell>
          <table:table-cell office:value-type="float" office:value="-9.524776091833">
            <text:p>-9.524776</text:p>
          </table:table-cell>
          <table:table-cell office:value-type="float" office:value="30.241500300527">
            <text:p>30.241500</text:p>
          </table:table-cell>
          <table:table-cell office:value-type="float" office:value="103050">
            <text:p>103050</text:p>
          </table:table-cell>
          <table:table-cell office:value-type="float" office:value="367350">
            <text:p>36735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1204/69</text:p>
          </table:table-cell>
          <table:table-cell office:value-type="float" office:value="1204">
            <text:p>1204</text:p>
          </table:table-cell>
          <table:table-cell office:value-type="float" office:value="69">
            <text:p>69</text:p>
          </table:table-cell>
          <table:table-cell office:value-type="float" office:value="-9.524776091833">
            <text:p>-9.524776</text:p>
          </table:table-cell>
          <table:table-cell office:value-type="float" office:value="30.241500300527">
            <text:p>30.241500</text:p>
          </table:table-cell>
          <table:table-cell office:value-type="float" office:value="103050">
            <text:p>103050</text:p>
          </table:table-cell>
          <table:table-cell office:value-type="float" office:value="367350">
            <text:p>36735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96/69</text:p>
          </table:table-cell>
          <table:table-cell office:value-type="float" office:value="1296">
            <text:p>1296</text:p>
          </table:table-cell>
          <table:table-cell office:value-type="float" office:value="69">
            <text:p>69</text:p>
          </table:table-cell>
          <table:table-cell office:value-type="float" office:value="-9.53226922236638">
            <text:p>-9.532269</text:p>
          </table:table-cell>
          <table:table-cell office:value-type="float" office:value="30.2466855830429">
            <text:p>30.246686</text:p>
          </table:table-cell>
          <table:table-cell office:value-type="float" office:value="102350">
            <text:p>102350</text:p>
          </table:table-cell>
          <table:table-cell office:value-type="float" office:value="367950">
            <text:p>367950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ayey sand</text:p>
          </table:table-cell>
        </table:table-row>
        <table:table-row table:style-name="ro1">
          <table:table-cell office:value-type="string">
            <text:p>1296/69</text:p>
          </table:table-cell>
          <table:table-cell office:value-type="float" office:value="1296">
            <text:p>1296</text:p>
          </table:table-cell>
          <table:table-cell office:value-type="float" office:value="69">
            <text:p>69</text:p>
          </table:table-cell>
          <table:table-cell office:value-type="float" office:value="-9.53226922236638">
            <text:p>-9.532269</text:p>
          </table:table-cell>
          <table:table-cell office:value-type="float" office:value="30.2466855830429">
            <text:p>30.246686</text:p>
          </table:table-cell>
          <table:table-cell office:value-type="float" office:value="102350">
            <text:p>102350</text:p>
          </table:table-cell>
          <table:table-cell office:value-type="float" office:value="367950">
            <text:p>367950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marly sand</text:p>
          </table:table-cell>
        </table:table-row>
        <table:table-row table:style-name="ro1">
          <table:table-cell office:value-type="string">
            <text:p>1296/69</text:p>
          </table:table-cell>
          <table:table-cell office:value-type="float" office:value="1296">
            <text:p>1296</text:p>
          </table:table-cell>
          <table:table-cell office:value-type="float" office:value="69">
            <text:p>69</text:p>
          </table:table-cell>
          <table:table-cell office:value-type="float" office:value="-9.53226922236638">
            <text:p>-9.532269</text:p>
          </table:table-cell>
          <table:table-cell office:value-type="float" office:value="30.2466855830429">
            <text:p>30.246686</text:p>
          </table:table-cell>
          <table:table-cell office:value-type="float" office:value="102350">
            <text:p>102350</text:p>
          </table:table-cell>
          <table:table-cell office:value-type="float" office:value="367950">
            <text:p>367950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1296/69</text:p>
          </table:table-cell>
          <table:table-cell office:value-type="float" office:value="1296">
            <text:p>1296</text:p>
          </table:table-cell>
          <table:table-cell office:value-type="float" office:value="69">
            <text:p>69</text:p>
          </table:table-cell>
          <table:table-cell office:value-type="float" office:value="-9.53226922236638">
            <text:p>-9.532269</text:p>
          </table:table-cell>
          <table:table-cell office:value-type="float" office:value="30.2466855830429">
            <text:p>30.246686</text:p>
          </table:table-cell>
          <table:table-cell office:value-type="float" office:value="102350">
            <text:p>102350</text:p>
          </table:table-cell>
          <table:table-cell office:value-type="float" office:value="367950">
            <text:p>367950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string">
            <text:p>fragile sandstone</text:p>
          </table:table-cell>
        </table:table-row>
        <table:table-row table:style-name="ro1">
          <table:table-cell office:value-type="string">
            <text:p>1296/69</text:p>
          </table:table-cell>
          <table:table-cell office:value-type="float" office:value="1296">
            <text:p>1296</text:p>
          </table:table-cell>
          <table:table-cell office:value-type="float" office:value="69">
            <text:p>69</text:p>
          </table:table-cell>
          <table:table-cell office:value-type="float" office:value="-9.53226922236638">
            <text:p>-9.532269</text:p>
          </table:table-cell>
          <table:table-cell office:value-type="float" office:value="30.2466855830429">
            <text:p>30.246686</text:p>
          </table:table-cell>
          <table:table-cell office:value-type="float" office:value="102350">
            <text:p>102350</text:p>
          </table:table-cell>
          <table:table-cell office:value-type="float" office:value="367950">
            <text:p>367950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1296/69</text:p>
          </table:table-cell>
          <table:table-cell office:value-type="float" office:value="1296">
            <text:p>1296</text:p>
          </table:table-cell>
          <table:table-cell office:value-type="float" office:value="69">
            <text:p>69</text:p>
          </table:table-cell>
          <table:table-cell office:value-type="float" office:value="-9.53226922236638">
            <text:p>-9.532269</text:p>
          </table:table-cell>
          <table:table-cell office:value-type="float" office:value="30.2466855830429">
            <text:p>30.246686</text:p>
          </table:table-cell>
          <table:table-cell office:value-type="float" office:value="102350">
            <text:p>102350</text:p>
          </table:table-cell>
          <table:table-cell office:value-type="float" office:value="367950">
            <text:p>367950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string">
            <text:p>fragile sandstone</text:p>
          </table:table-cell>
        </table:table-row>
        <table:table-row table:style-name="ro1">
          <table:table-cell office:value-type="string">
            <text:p>1296/69</text:p>
          </table:table-cell>
          <table:table-cell office:value-type="float" office:value="1296">
            <text:p>1296</text:p>
          </table:table-cell>
          <table:table-cell office:value-type="float" office:value="69">
            <text:p>69</text:p>
          </table:table-cell>
          <table:table-cell office:value-type="float" office:value="-9.53226922236638">
            <text:p>-9.532269</text:p>
          </table:table-cell>
          <table:table-cell office:value-type="float" office:value="30.2466855830429">
            <text:p>30.246686</text:p>
          </table:table-cell>
          <table:table-cell office:value-type="float" office:value="102350">
            <text:p>102350</text:p>
          </table:table-cell>
          <table:table-cell office:value-type="float" office:value="367950">
            <text:p>367950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46">
            <text:p>46</text:p>
          </table:table-cell>
          <table:table-cell office:value-type="float" office:value="103">
            <text:p>103</text:p>
          </table:table-cell>
          <table:table-cell office:value-type="float" office:value="57">
            <text:p>57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96/69</text:p>
          </table:table-cell>
          <table:table-cell office:value-type="float" office:value="1296">
            <text:p>1296</text:p>
          </table:table-cell>
          <table:table-cell office:value-type="float" office:value="69">
            <text:p>69</text:p>
          </table:table-cell>
          <table:table-cell office:value-type="float" office:value="-9.53226922236638">
            <text:p>-9.532269</text:p>
          </table:table-cell>
          <table:table-cell office:value-type="float" office:value="30.2466855830429">
            <text:p>30.246686</text:p>
          </table:table-cell>
          <table:table-cell office:value-type="float" office:value="102350">
            <text:p>102350</text:p>
          </table:table-cell>
          <table:table-cell office:value-type="float" office:value="367950">
            <text:p>367950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1296/69</text:p>
          </table:table-cell>
          <table:table-cell office:value-type="float" office:value="1296">
            <text:p>1296</text:p>
          </table:table-cell>
          <table:table-cell office:value-type="float" office:value="69">
            <text:p>69</text:p>
          </table:table-cell>
          <table:table-cell office:value-type="float" office:value="-9.53226922236638">
            <text:p>-9.532269</text:p>
          </table:table-cell>
          <table:table-cell office:value-type="float" office:value="30.2466855830429">
            <text:p>30.246686</text:p>
          </table:table-cell>
          <table:table-cell office:value-type="float" office:value="102350">
            <text:p>102350</text:p>
          </table:table-cell>
          <table:table-cell office:value-type="float" office:value="367950">
            <text:p>367950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111">
            <text:p>111</text:p>
          </table:table-cell>
          <table:table-cell office:value-type="float" office:value="127">
            <text:p>127</text:p>
          </table:table-cell>
          <table:table-cell office:value-type="float" office:value="16">
            <text:p>16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1296/69</text:p>
          </table:table-cell>
          <table:table-cell office:value-type="float" office:value="1296">
            <text:p>1296</text:p>
          </table:table-cell>
          <table:table-cell office:value-type="float" office:value="69">
            <text:p>69</text:p>
          </table:table-cell>
          <table:table-cell office:value-type="float" office:value="-9.53226922236638">
            <text:p>-9.532269</text:p>
          </table:table-cell>
          <table:table-cell office:value-type="float" office:value="30.2466855830429">
            <text:p>30.246686</text:p>
          </table:table-cell>
          <table:table-cell office:value-type="float" office:value="102350">
            <text:p>102350</text:p>
          </table:table-cell>
          <table:table-cell office:value-type="float" office:value="367950">
            <text:p>367950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9">
            <text:p>9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1296/69</text:p>
          </table:table-cell>
          <table:table-cell office:value-type="float" office:value="1296">
            <text:p>1296</text:p>
          </table:table-cell>
          <table:table-cell office:value-type="float" office:value="69">
            <text:p>69</text:p>
          </table:table-cell>
          <table:table-cell office:value-type="float" office:value="-9.53226922236638">
            <text:p>-9.532269</text:p>
          </table:table-cell>
          <table:table-cell office:value-type="float" office:value="30.2466855830429">
            <text:p>30.246686</text:p>
          </table:table-cell>
          <table:table-cell office:value-type="float" office:value="102350">
            <text:p>102350</text:p>
          </table:table-cell>
          <table:table-cell office:value-type="float" office:value="367950">
            <text:p>367950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office:value-type="float" office:value="14">
            <text:p>14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952/70</text:p>
          </table:table-cell>
          <table:table-cell office:value-type="float" office:value="4952">
            <text:p>4952</text:p>
          </table:table-cell>
          <table:table-cell office:value-type="float" office:value="70">
            <text:p>70</text:p>
          </table:table-cell>
          <table:table-cell office:value-type="float" office:value="-9.46108842124566">
            <text:p>-9.461088</text:p>
          </table:table-cell>
          <table:table-cell office:value-type="float" office:value="30.3766362623212">
            <text:p>30.376636</text:p>
          </table:table-cell>
          <table:table-cell office:value-type="float" office:value="109700">
            <text:p>109700</text:p>
          </table:table-cell>
          <table:table-cell office:value-type="float" office:value="382100">
            <text:p>38210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4952/70</text:p>
          </table:table-cell>
          <table:table-cell office:value-type="float" office:value="4952">
            <text:p>4952</text:p>
          </table:table-cell>
          <table:table-cell office:value-type="float" office:value="70">
            <text:p>70</text:p>
          </table:table-cell>
          <table:table-cell office:value-type="float" office:value="-9.46108842124566">
            <text:p>-9.461088</text:p>
          </table:table-cell>
          <table:table-cell office:value-type="float" office:value="30.3766362623212">
            <text:p>30.376636</text:p>
          </table:table-cell>
          <table:table-cell office:value-type="float" office:value="109700">
            <text:p>109700</text:p>
          </table:table-cell>
          <table:table-cell office:value-type="float" office:value="382100">
            <text:p>38210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4952/70</text:p>
          </table:table-cell>
          <table:table-cell office:value-type="float" office:value="4952">
            <text:p>4952</text:p>
          </table:table-cell>
          <table:table-cell office:value-type="float" office:value="70">
            <text:p>70</text:p>
          </table:table-cell>
          <table:table-cell office:value-type="float" office:value="-9.46108842124566">
            <text:p>-9.461088</text:p>
          </table:table-cell>
          <table:table-cell office:value-type="float" office:value="30.3766362623212">
            <text:p>30.376636</text:p>
          </table:table-cell>
          <table:table-cell office:value-type="float" office:value="109700">
            <text:p>109700</text:p>
          </table:table-cell>
          <table:table-cell office:value-type="float" office:value="382100">
            <text:p>38210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4952/70</text:p>
          </table:table-cell>
          <table:table-cell office:value-type="float" office:value="4952">
            <text:p>4952</text:p>
          </table:table-cell>
          <table:table-cell office:value-type="float" office:value="70">
            <text:p>70</text:p>
          </table:table-cell>
          <table:table-cell office:value-type="float" office:value="-9.46108842124566">
            <text:p>-9.461088</text:p>
          </table:table-cell>
          <table:table-cell office:value-type="float" office:value="30.3766362623212">
            <text:p>30.376636</text:p>
          </table:table-cell>
          <table:table-cell office:value-type="float" office:value="109700">
            <text:p>109700</text:p>
          </table:table-cell>
          <table:table-cell office:value-type="float" office:value="382100">
            <text:p>38210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coarse sand</text:p>
          </table:table-cell>
        </table:table-row>
        <table:table-row table:style-name="ro1">
          <table:table-cell office:value-type="string">
            <text:p>4952/70</text:p>
          </table:table-cell>
          <table:table-cell office:value-type="float" office:value="4952">
            <text:p>4952</text:p>
          </table:table-cell>
          <table:table-cell office:value-type="float" office:value="70">
            <text:p>70</text:p>
          </table:table-cell>
          <table:table-cell office:value-type="float" office:value="-9.46108842124566">
            <text:p>-9.461088</text:p>
          </table:table-cell>
          <table:table-cell office:value-type="float" office:value="30.3766362623212">
            <text:p>30.376636</text:p>
          </table:table-cell>
          <table:table-cell office:value-type="float" office:value="109700">
            <text:p>109700</text:p>
          </table:table-cell>
          <table:table-cell office:value-type="float" office:value="382100">
            <text:p>38210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coarse sand</text:p>
          </table:table-cell>
        </table:table-row>
        <table:table-row table:style-name="ro1">
          <table:table-cell office:value-type="string">
            <text:p>4952/70</text:p>
          </table:table-cell>
          <table:table-cell office:value-type="float" office:value="4952">
            <text:p>4952</text:p>
          </table:table-cell>
          <table:table-cell office:value-type="float" office:value="70">
            <text:p>70</text:p>
          </table:table-cell>
          <table:table-cell office:value-type="float" office:value="-9.46108842124566">
            <text:p>-9.461088</text:p>
          </table:table-cell>
          <table:table-cell office:value-type="float" office:value="30.3766362623212">
            <text:p>30.376636</text:p>
          </table:table-cell>
          <table:table-cell office:value-type="float" office:value="109700">
            <text:p>109700</text:p>
          </table:table-cell>
          <table:table-cell office:value-type="float" office:value="382100">
            <text:p>38210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35">
            <text:p>35</text:p>
          </table:table-cell>
          <table:table-cell office:value-type="string">
            <text:p>conglomerate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string">
            <text:p>marly clay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112">
            <text:p>112</text:p>
          </table:table-cell>
          <table:table-cell office:value-type="float" office:value="135">
            <text:p>135</text:p>
          </table:table-cell>
          <table:table-cell office:value-type="float" office:value="23">
            <text:p>23</text:p>
          </table:table-cell>
          <table:table-cell office:value-type="string">
            <text:p>marly clay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135">
            <text:p>135</text:p>
          </table:table-cell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string">
            <text:p>marly clay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string">
            <text:p>marly clay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147">
            <text:p>147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1226/69</text:p>
          </table:table-cell>
          <table:table-cell office:value-type="float" office:value="1226">
            <text:p>1226</text:p>
          </table:table-cell>
          <table:table-cell office:value-type="float" office:value="69">
            <text:p>69</text:p>
          </table:table-cell>
          <table:table-cell office:value-type="float" office:value="-9.53257809922143">
            <text:p>-9.532578</text:p>
          </table:table-cell>
          <table:table-cell office:value-type="float" office:value="30.3930932874714">
            <text:p>30.393093</text:p>
          </table:table-cell>
          <table:table-cell office:value-type="float" office:value="102900">
            <text:p>102900</text:p>
          </table:table-cell>
          <table:table-cell office:value-type="float" office:value="384166">
            <text:p>384166</text:p>
          </table:table-cell>
          <table:table-cell office:value-type="float" office:value="49">
            <text:p>49</text:p>
          </table:table-cell>
          <table:table-cell office:value-type="float" office:value="168">
            <text:p>168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4953/70</text:p>
          </table:table-cell>
          <table:table-cell office:value-type="float" office:value="4953">
            <text:p>4953</text:p>
          </table:table-cell>
          <table:table-cell office:value-type="float" office:value="70">
            <text:p>70</text:p>
          </table:table-cell>
          <table:table-cell office:value-type="float" office:value="-9.46148054539484">
            <text:p>-9.461481</text:p>
          </table:table-cell>
          <table:table-cell office:value-type="float" office:value="30.3734642309577">
            <text:p>30.373464</text:p>
          </table:table-cell>
          <table:table-cell office:value-type="float" office:value="109650">
            <text:p>109650</text:p>
          </table:table-cell>
          <table:table-cell office:value-type="float" office:value="381750">
            <text:p>381750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4953/70</text:p>
          </table:table-cell>
          <table:table-cell office:value-type="float" office:value="4953">
            <text:p>4953</text:p>
          </table:table-cell>
          <table:table-cell office:value-type="float" office:value="70">
            <text:p>70</text:p>
          </table:table-cell>
          <table:table-cell office:value-type="float" office:value="-9.46148054539484">
            <text:p>-9.461481</text:p>
          </table:table-cell>
          <table:table-cell office:value-type="float" office:value="30.3734642309577">
            <text:p>30.373464</text:p>
          </table:table-cell>
          <table:table-cell office:value-type="float" office:value="109650">
            <text:p>109650</text:p>
          </table:table-cell>
          <table:table-cell office:value-type="float" office:value="381750">
            <text:p>381750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andy loam</text:p>
          </table:table-cell>
        </table:table-row>
        <table:table-row table:style-name="ro1">
          <table:table-cell office:value-type="string">
            <text:p>4953/70</text:p>
          </table:table-cell>
          <table:table-cell office:value-type="float" office:value="4953">
            <text:p>4953</text:p>
          </table:table-cell>
          <table:table-cell office:value-type="float" office:value="70">
            <text:p>70</text:p>
          </table:table-cell>
          <table:table-cell office:value-type="float" office:value="-9.46148054539484">
            <text:p>-9.461481</text:p>
          </table:table-cell>
          <table:table-cell office:value-type="float" office:value="30.3734642309577">
            <text:p>30.373464</text:p>
          </table:table-cell>
          <table:table-cell office:value-type="float" office:value="109650">
            <text:p>109650</text:p>
          </table:table-cell>
          <table:table-cell office:value-type="float" office:value="381750">
            <text:p>381750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4953/70</text:p>
          </table:table-cell>
          <table:table-cell office:value-type="float" office:value="4953">
            <text:p>4953</text:p>
          </table:table-cell>
          <table:table-cell office:value-type="float" office:value="70">
            <text:p>70</text:p>
          </table:table-cell>
          <table:table-cell office:value-type="float" office:value="-9.46148054539484">
            <text:p>-9.461481</text:p>
          </table:table-cell>
          <table:table-cell office:value-type="float" office:value="30.3734642309577">
            <text:p>30.373464</text:p>
          </table:table-cell>
          <table:table-cell office:value-type="float" office:value="109650">
            <text:p>109650</text:p>
          </table:table-cell>
          <table:table-cell office:value-type="float" office:value="381750">
            <text:p>381750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4953/70</text:p>
          </table:table-cell>
          <table:table-cell office:value-type="float" office:value="4953">
            <text:p>4953</text:p>
          </table:table-cell>
          <table:table-cell office:value-type="float" office:value="70">
            <text:p>70</text:p>
          </table:table-cell>
          <table:table-cell office:value-type="float" office:value="-9.46148054539484">
            <text:p>-9.461481</text:p>
          </table:table-cell>
          <table:table-cell office:value-type="float" office:value="30.3734642309577">
            <text:p>30.373464</text:p>
          </table:table-cell>
          <table:table-cell office:value-type="float" office:value="109650">
            <text:p>109650</text:p>
          </table:table-cell>
          <table:table-cell office:value-type="float" office:value="381750">
            <text:p>381750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53/70</text:p>
          </table:table-cell>
          <table:table-cell office:value-type="float" office:value="4953">
            <text:p>4953</text:p>
          </table:table-cell>
          <table:table-cell office:value-type="float" office:value="70">
            <text:p>70</text:p>
          </table:table-cell>
          <table:table-cell office:value-type="float" office:value="-9.46148054539484">
            <text:p>-9.461481</text:p>
          </table:table-cell>
          <table:table-cell office:value-type="float" office:value="30.3734642309577">
            <text:p>30.373464</text:p>
          </table:table-cell>
          <table:table-cell office:value-type="float" office:value="109650">
            <text:p>109650</text:p>
          </table:table-cell>
          <table:table-cell office:value-type="float" office:value="381750">
            <text:p>381750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string">
            <text:p>coarse sand</text:p>
          </table:table-cell>
        </table:table-row>
        <table:table-row table:style-name="ro1">
          <table:table-cell office:value-type="string">
            <text:p>4953/70</text:p>
          </table:table-cell>
          <table:table-cell office:value-type="float" office:value="4953">
            <text:p>4953</text:p>
          </table:table-cell>
          <table:table-cell office:value-type="float" office:value="70">
            <text:p>70</text:p>
          </table:table-cell>
          <table:table-cell office:value-type="float" office:value="-9.46148054539484">
            <text:p>-9.461481</text:p>
          </table:table-cell>
          <table:table-cell office:value-type="float" office:value="30.3734642309577">
            <text:p>30.373464</text:p>
          </table:table-cell>
          <table:table-cell office:value-type="float" office:value="109650">
            <text:p>109650</text:p>
          </table:table-cell>
          <table:table-cell office:value-type="float" office:value="381750">
            <text:p>381750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53/70</text:p>
          </table:table-cell>
          <table:table-cell office:value-type="float" office:value="4953">
            <text:p>4953</text:p>
          </table:table-cell>
          <table:table-cell office:value-type="float" office:value="70">
            <text:p>70</text:p>
          </table:table-cell>
          <table:table-cell office:value-type="float" office:value="-9.46148054539484">
            <text:p>-9.461481</text:p>
          </table:table-cell>
          <table:table-cell office:value-type="float" office:value="30.3734642309577">
            <text:p>30.373464</text:p>
          </table:table-cell>
          <table:table-cell office:value-type="float" office:value="109650">
            <text:p>109650</text:p>
          </table:table-cell>
          <table:table-cell office:value-type="float" office:value="381750">
            <text:p>381750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53/70</text:p>
          </table:table-cell>
          <table:table-cell office:value-type="float" office:value="4953">
            <text:p>4953</text:p>
          </table:table-cell>
          <table:table-cell office:value-type="float" office:value="70">
            <text:p>70</text:p>
          </table:table-cell>
          <table:table-cell office:value-type="float" office:value="-9.46148054539484">
            <text:p>-9.461481</text:p>
          </table:table-cell>
          <table:table-cell office:value-type="float" office:value="30.3734642309577">
            <text:p>30.373464</text:p>
          </table:table-cell>
          <table:table-cell office:value-type="float" office:value="109650">
            <text:p>109650</text:p>
          </table:table-cell>
          <table:table-cell office:value-type="float" office:value="381750">
            <text:p>381750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53/70</text:p>
          </table:table-cell>
          <table:table-cell office:value-type="float" office:value="4953">
            <text:p>4953</text:p>
          </table:table-cell>
          <table:table-cell office:value-type="float" office:value="70">
            <text:p>70</text:p>
          </table:table-cell>
          <table:table-cell office:value-type="float" office:value="-9.46148054539484">
            <text:p>-9.461481</text:p>
          </table:table-cell>
          <table:table-cell office:value-type="float" office:value="30.3734642309577">
            <text:p>30.373464</text:p>
          </table:table-cell>
          <table:table-cell office:value-type="float" office:value="109650">
            <text:p>109650</text:p>
          </table:table-cell>
          <table:table-cell office:value-type="float" office:value="381750">
            <text:p>381750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53/70</text:p>
          </table:table-cell>
          <table:table-cell office:value-type="float" office:value="4953">
            <text:p>4953</text:p>
          </table:table-cell>
          <table:table-cell office:value-type="float" office:value="70">
            <text:p>70</text:p>
          </table:table-cell>
          <table:table-cell office:value-type="float" office:value="-9.46148054539484">
            <text:p>-9.461481</text:p>
          </table:table-cell>
          <table:table-cell office:value-type="float" office:value="30.3734642309577">
            <text:p>30.373464</text:p>
          </table:table-cell>
          <table:table-cell office:value-type="float" office:value="109650">
            <text:p>109650</text:p>
          </table:table-cell>
          <table:table-cell office:value-type="float" office:value="381750">
            <text:p>381750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string">
            <text:p>clayey sand</text:p>
          </table:table-cell>
        </table:table-row>
        <table:table-row table:style-name="ro1">
          <table:table-cell office:value-type="string">
            <text:p>4953/70</text:p>
          </table:table-cell>
          <table:table-cell office:value-type="float" office:value="4953">
            <text:p>4953</text:p>
          </table:table-cell>
          <table:table-cell office:value-type="float" office:value="70">
            <text:p>70</text:p>
          </table:table-cell>
          <table:table-cell office:value-type="float" office:value="-9.46148054539484">
            <text:p>-9.461481</text:p>
          </table:table-cell>
          <table:table-cell office:value-type="float" office:value="30.3734642309577">
            <text:p>30.373464</text:p>
          </table:table-cell>
          <table:table-cell office:value-type="float" office:value="109650">
            <text:p>109650</text:p>
          </table:table-cell>
          <table:table-cell office:value-type="float" office:value="381750">
            <text:p>381750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4953/70</text:p>
          </table:table-cell>
          <table:table-cell office:value-type="float" office:value="4953">
            <text:p>4953</text:p>
          </table:table-cell>
          <table:table-cell office:value-type="float" office:value="70">
            <text:p>70</text:p>
          </table:table-cell>
          <table:table-cell office:value-type="float" office:value="-9.46148054539484">
            <text:p>-9.461481</text:p>
          </table:table-cell>
          <table:table-cell office:value-type="float" office:value="30.3734642309577">
            <text:p>30.373464</text:p>
          </table:table-cell>
          <table:table-cell office:value-type="float" office:value="109650">
            <text:p>109650</text:p>
          </table:table-cell>
          <table:table-cell office:value-type="float" office:value="381750">
            <text:p>381750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49">
            <text:p>49</text:p>
          </table:table-cell>
          <table:table-cell office:value-type="float" office:value="120">
            <text:p>120</text:p>
          </table:table-cell>
          <table:table-cell office:value-type="float" office:value="71">
            <text:p>71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54/70</text:p>
          </table:table-cell>
          <table:table-cell office:value-type="float" office:value="4954">
            <text:p>4954</text:p>
          </table:table-cell>
          <table:table-cell office:value-type="float" office:value="70">
            <text:p>70</text:p>
          </table:table-cell>
          <table:table-cell office:value-type="float" office:value="-9.43840029124952">
            <text:p>-9.438400</text:p>
          </table:table-cell>
          <table:table-cell office:value-type="float" office:value="30.3691995482346">
            <text:p>30.369200</text:p>
          </table:table-cell>
          <table:table-cell office:value-type="float" office:value="111850">
            <text:p>111850</text:p>
          </table:table-cell>
          <table:table-cell office:value-type="float" office:value="381200">
            <text:p>3812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andy loam</text:p>
          </table:table-cell>
        </table:table-row>
        <table:table-row table:style-name="ro1">
          <table:table-cell office:value-type="string">
            <text:p>4954/70</text:p>
          </table:table-cell>
          <table:table-cell office:value-type="float" office:value="4954">
            <text:p>4954</text:p>
          </table:table-cell>
          <table:table-cell office:value-type="float" office:value="70">
            <text:p>70</text:p>
          </table:table-cell>
          <table:table-cell office:value-type="float" office:value="-9.43840029124952">
            <text:p>-9.438400</text:p>
          </table:table-cell>
          <table:table-cell office:value-type="float" office:value="30.3691995482346">
            <text:p>30.369200</text:p>
          </table:table-cell>
          <table:table-cell office:value-type="float" office:value="111850">
            <text:p>111850</text:p>
          </table:table-cell>
          <table:table-cell office:value-type="float" office:value="381200">
            <text:p>3812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54/70</text:p>
          </table:table-cell>
          <table:table-cell office:value-type="float" office:value="4954">
            <text:p>4954</text:p>
          </table:table-cell>
          <table:table-cell office:value-type="float" office:value="70">
            <text:p>70</text:p>
          </table:table-cell>
          <table:table-cell office:value-type="float" office:value="-9.43840029124952">
            <text:p>-9.438400</text:p>
          </table:table-cell>
          <table:table-cell office:value-type="float" office:value="30.3691995482346">
            <text:p>30.369200</text:p>
          </table:table-cell>
          <table:table-cell office:value-type="float" office:value="111850">
            <text:p>111850</text:p>
          </table:table-cell>
          <table:table-cell office:value-type="float" office:value="381200">
            <text:p>3812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4954/70</text:p>
          </table:table-cell>
          <table:table-cell office:value-type="float" office:value="4954">
            <text:p>4954</text:p>
          </table:table-cell>
          <table:table-cell office:value-type="float" office:value="70">
            <text:p>70</text:p>
          </table:table-cell>
          <table:table-cell office:value-type="float" office:value="-9.43840029124952">
            <text:p>-9.438400</text:p>
          </table:table-cell>
          <table:table-cell office:value-type="float" office:value="30.3691995482346">
            <text:p>30.369200</text:p>
          </table:table-cell>
          <table:table-cell office:value-type="float" office:value="111850">
            <text:p>111850</text:p>
          </table:table-cell>
          <table:table-cell office:value-type="float" office:value="381200">
            <text:p>3812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54/70</text:p>
          </table:table-cell>
          <table:table-cell office:value-type="float" office:value="4954">
            <text:p>4954</text:p>
          </table:table-cell>
          <table:table-cell office:value-type="float" office:value="70">
            <text:p>70</text:p>
          </table:table-cell>
          <table:table-cell office:value-type="float" office:value="-9.43840029124952">
            <text:p>-9.438400</text:p>
          </table:table-cell>
          <table:table-cell office:value-type="float" office:value="30.3691995482346">
            <text:p>30.369200</text:p>
          </table:table-cell>
          <table:table-cell office:value-type="float" office:value="111850">
            <text:p>111850</text:p>
          </table:table-cell>
          <table:table-cell office:value-type="float" office:value="381200">
            <text:p>3812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54/70</text:p>
          </table:table-cell>
          <table:table-cell office:value-type="float" office:value="4954">
            <text:p>4954</text:p>
          </table:table-cell>
          <table:table-cell office:value-type="float" office:value="70">
            <text:p>70</text:p>
          </table:table-cell>
          <table:table-cell office:value-type="float" office:value="-9.43840029124952">
            <text:p>-9.438400</text:p>
          </table:table-cell>
          <table:table-cell office:value-type="float" office:value="30.3691995482346">
            <text:p>30.369200</text:p>
          </table:table-cell>
          <table:table-cell office:value-type="float" office:value="111850">
            <text:p>111850</text:p>
          </table:table-cell>
          <table:table-cell office:value-type="float" office:value="381200">
            <text:p>3812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4954/70</text:p>
          </table:table-cell>
          <table:table-cell office:value-type="float" office:value="4954">
            <text:p>4954</text:p>
          </table:table-cell>
          <table:table-cell office:value-type="float" office:value="70">
            <text:p>70</text:p>
          </table:table-cell>
          <table:table-cell office:value-type="float" office:value="-9.43840029124952">
            <text:p>-9.438400</text:p>
          </table:table-cell>
          <table:table-cell office:value-type="float" office:value="30.3691995482346">
            <text:p>30.369200</text:p>
          </table:table-cell>
          <table:table-cell office:value-type="float" office:value="111850">
            <text:p>111850</text:p>
          </table:table-cell>
          <table:table-cell office:value-type="float" office:value="381200">
            <text:p>3812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clayey marl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onglomerate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gravelly marl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gravelly marl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string">
            <text:p>conglomerate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float" office:value="11">
            <text:p>11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conglomerate</text:p>
          </table:table-cell>
        </table:table-row>
        <table:table-row table:style-name="ro1">
          <table:table-cell office:value-type="string">
            <text:p>6378/70</text:p>
          </table:table-cell>
          <table:table-cell office:value-type="float" office:value="6378">
            <text:p>6378</text:p>
          </table:table-cell>
          <table:table-cell office:value-type="float" office:value="70">
            <text:p>70</text:p>
          </table:table-cell>
          <table:table-cell office:value-type="float" office:value="-9.36523826638096">
            <text:p>-9.365238</text:p>
          </table:table-cell>
          <table:table-cell office:value-type="float" office:value="30.3885499621983">
            <text:p>30.388550</text:p>
          </table:table-cell>
          <table:table-cell office:value-type="float" office:value="118950">
            <text:p>118950</text:p>
          </table:table-cell>
          <table:table-cell office:value-type="float" office:value="383100">
            <text:p>383100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105">
            <text:p>105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4958/70</text:p>
          </table:table-cell>
          <table:table-cell office:value-type="float" office:value="4958">
            <text:p>4958</text:p>
          </table:table-cell>
          <table:table-cell office:value-type="float" office:value="70">
            <text:p>70</text:p>
          </table:table-cell>
          <table:table-cell office:value-type="float" office:value="-9.40420921885919">
            <text:p>-9.404209</text:p>
          </table:table-cell>
          <table:table-cell office:value-type="float" office:value="30.3864824794621">
            <text:p>30.386482</text:p>
          </table:table-cell>
          <table:table-cell office:value-type="float" office:value="115200">
            <text:p>115200</text:p>
          </table:table-cell>
          <table:table-cell office:value-type="float" office:value="383000">
            <text:p>38300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58/70</text:p>
          </table:table-cell>
          <table:table-cell office:value-type="float" office:value="4958">
            <text:p>4958</text:p>
          </table:table-cell>
          <table:table-cell office:value-type="float" office:value="70">
            <text:p>70</text:p>
          </table:table-cell>
          <table:table-cell office:value-type="float" office:value="-9.40420921885919">
            <text:p>-9.404209</text:p>
          </table:table-cell>
          <table:table-cell office:value-type="float" office:value="30.3864824794621">
            <text:p>30.386482</text:p>
          </table:table-cell>
          <table:table-cell office:value-type="float" office:value="115200">
            <text:p>115200</text:p>
          </table:table-cell>
          <table:table-cell office:value-type="float" office:value="383000">
            <text:p>38300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58/70</text:p>
          </table:table-cell>
          <table:table-cell office:value-type="float" office:value="4958">
            <text:p>4958</text:p>
          </table:table-cell>
          <table:table-cell office:value-type="float" office:value="70">
            <text:p>70</text:p>
          </table:table-cell>
          <table:table-cell office:value-type="float" office:value="-9.40420921885919">
            <text:p>-9.404209</text:p>
          </table:table-cell>
          <table:table-cell office:value-type="float" office:value="30.3864824794621">
            <text:p>30.386482</text:p>
          </table:table-cell>
          <table:table-cell office:value-type="float" office:value="115200">
            <text:p>115200</text:p>
          </table:table-cell>
          <table:table-cell office:value-type="float" office:value="383000">
            <text:p>38300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clayey marl</text:p>
          </table:table-cell>
        </table:table-row>
        <table:table-row table:style-name="ro1">
          <table:table-cell office:value-type="string">
            <text:p>0483/69</text:p>
          </table:table-cell>
          <table:table-cell office:value-type="float" office:value="483">
            <text:p>0483</text:p>
          </table:table-cell>
          <table:table-cell office:value-type="float" office:value="69">
            <text:p>69</text:p>
          </table:table-cell>
          <table:table-cell office:value-type="float" office:value="-9.59194542215355">
            <text:p>-9.591945</text:p>
          </table:table-cell>
          <table:table-cell office:value-type="float" office:value="30.4055422049278">
            <text:p>30.405542</text:p>
          </table:table-cell>
          <table:table-cell office:value-type="float" office:value="97250">
            <text:p>97250</text:p>
          </table:table-cell>
          <table:table-cell office:value-type="float" office:value="385750">
            <text:p>385750</text:p>
          </table:table-cell>
          <table:table-cell office:value-type="float" office:value="26.79">
            <text:p>26.7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 office:value-type="float" office:value="7.3">
            <text:p>7.3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0483/69</text:p>
          </table:table-cell>
          <table:table-cell office:value-type="float" office:value="483">
            <text:p>0483</text:p>
          </table:table-cell>
          <table:table-cell office:value-type="float" office:value="69">
            <text:p>69</text:p>
          </table:table-cell>
          <table:table-cell office:value-type="float" office:value="-9.59194542215355">
            <text:p>-9.591945</text:p>
          </table:table-cell>
          <table:table-cell office:value-type="float" office:value="30.4055422049278">
            <text:p>30.405542</text:p>
          </table:table-cell>
          <table:table-cell office:value-type="float" office:value="97250">
            <text:p>97250</text:p>
          </table:table-cell>
          <table:table-cell office:value-type="float" office:value="385750">
            <text:p>385750</text:p>
          </table:table-cell>
          <table:table-cell office:value-type="float" office:value="26.79">
            <text:p>26.79</text:p>
          </table:table-cell>
          <table:table-cell office:value-type="float" office:value="55">
            <text:p>55</text:p>
          </table:table-cell>
          <table:table-cell office:value-type="float" office:value="7.3">
            <text:p>7.3</text:p>
          </table:table-cell>
          <table:table-cell office:value-type="float" office:value="16.8">
            <text:p>16.8</text:p>
          </table:table-cell>
          <table:table-cell office:value-type="float" office:value="9.5">
            <text:p>9.5</text:p>
          </table:table-cell>
          <table:table-cell office:value-type="string">
            <text:p>shelly limestone</text:p>
          </table:table-cell>
        </table:table-row>
        <table:table-row table:style-name="ro1">
          <table:table-cell office:value-type="string">
            <text:p>0483/69</text:p>
          </table:table-cell>
          <table:table-cell office:value-type="float" office:value="483">
            <text:p>0483</text:p>
          </table:table-cell>
          <table:table-cell office:value-type="float" office:value="69">
            <text:p>69</text:p>
          </table:table-cell>
          <table:table-cell office:value-type="float" office:value="-9.59194542215355">
            <text:p>-9.591945</text:p>
          </table:table-cell>
          <table:table-cell office:value-type="float" office:value="30.4055422049278">
            <text:p>30.405542</text:p>
          </table:table-cell>
          <table:table-cell office:value-type="float" office:value="97250">
            <text:p>97250</text:p>
          </table:table-cell>
          <table:table-cell office:value-type="float" office:value="385750">
            <text:p>385750</text:p>
          </table:table-cell>
          <table:table-cell office:value-type="float" office:value="26.79">
            <text:p>26.79</text:p>
          </table:table-cell>
          <table:table-cell office:value-type="float" office:value="55">
            <text:p>55</text:p>
          </table:table-cell>
          <table:table-cell office:value-type="float" office:value="16.8">
            <text:p>16.8</text:p>
          </table:table-cell>
          <table:table-cell office:value-type="float" office:value="17.8">
            <text:p>17.8</text:p>
          </table:table-cell>
          <table:table-cell office:value-type="float" office:value="1">
            <text:p>1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0483/69</text:p>
          </table:table-cell>
          <table:table-cell office:value-type="float" office:value="483">
            <text:p>0483</text:p>
          </table:table-cell>
          <table:table-cell office:value-type="float" office:value="69">
            <text:p>69</text:p>
          </table:table-cell>
          <table:table-cell office:value-type="float" office:value="-9.59194542215355">
            <text:p>-9.591945</text:p>
          </table:table-cell>
          <table:table-cell office:value-type="float" office:value="30.4055422049278">
            <text:p>30.405542</text:p>
          </table:table-cell>
          <table:table-cell office:value-type="float" office:value="97250">
            <text:p>97250</text:p>
          </table:table-cell>
          <table:table-cell office:value-type="float" office:value="385750">
            <text:p>385750</text:p>
          </table:table-cell>
          <table:table-cell office:value-type="float" office:value="26.79">
            <text:p>26.79</text:p>
          </table:table-cell>
          <table:table-cell office:value-type="float" office:value="55">
            <text:p>55</text:p>
          </table:table-cell>
          <table:table-cell office:value-type="float" office:value="17.8">
            <text:p>17.8</text:p>
          </table:table-cell>
          <table:table-cell office:value-type="float" office:value="18.8">
            <text:p>18.8</text:p>
          </table:table-cell>
          <table:table-cell office:value-type="float" office:value="1">
            <text:p>1</text:p>
          </table:table-cell>
          <table:table-cell office:value-type="string">
            <text:p>shelly limestone</text:p>
          </table:table-cell>
        </table:table-row>
        <table:table-row table:style-name="ro1">
          <table:table-cell office:value-type="string">
            <text:p>0483/69</text:p>
          </table:table-cell>
          <table:table-cell office:value-type="float" office:value="483">
            <text:p>0483</text:p>
          </table:table-cell>
          <table:table-cell office:value-type="float" office:value="69">
            <text:p>69</text:p>
          </table:table-cell>
          <table:table-cell office:value-type="float" office:value="-9.59194542215355">
            <text:p>-9.591945</text:p>
          </table:table-cell>
          <table:table-cell office:value-type="float" office:value="30.4055422049278">
            <text:p>30.405542</text:p>
          </table:table-cell>
          <table:table-cell office:value-type="float" office:value="97250">
            <text:p>97250</text:p>
          </table:table-cell>
          <table:table-cell office:value-type="float" office:value="385750">
            <text:p>385750</text:p>
          </table:table-cell>
          <table:table-cell office:value-type="float" office:value="26.79">
            <text:p>26.79</text:p>
          </table:table-cell>
          <table:table-cell office:value-type="float" office:value="55">
            <text:p>55</text:p>
          </table:table-cell>
          <table:table-cell office:value-type="float" office:value="18.8">
            <text:p>18.8</text:p>
          </table:table-cell>
          <table:table-cell office:value-type="float" office:value="22.3">
            <text:p>22.3</text:p>
          </table:table-cell>
          <table:table-cell office:value-type="float" office:value="3.5">
            <text:p>3.5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0483/69</text:p>
          </table:table-cell>
          <table:table-cell office:value-type="float" office:value="483">
            <text:p>0483</text:p>
          </table:table-cell>
          <table:table-cell office:value-type="float" office:value="69">
            <text:p>69</text:p>
          </table:table-cell>
          <table:table-cell office:value-type="float" office:value="-9.59194542215355">
            <text:p>-9.591945</text:p>
          </table:table-cell>
          <table:table-cell office:value-type="float" office:value="30.4055422049278">
            <text:p>30.405542</text:p>
          </table:table-cell>
          <table:table-cell office:value-type="float" office:value="97250">
            <text:p>97250</text:p>
          </table:table-cell>
          <table:table-cell office:value-type="float" office:value="385750">
            <text:p>385750</text:p>
          </table:table-cell>
          <table:table-cell office:value-type="float" office:value="26.79">
            <text:p>26.79</text:p>
          </table:table-cell>
          <table:table-cell office:value-type="float" office:value="55">
            <text:p>55</text:p>
          </table:table-cell>
          <table:table-cell office:value-type="float" office:value="22.3">
            <text:p>22.3</text:p>
          </table:table-cell>
          <table:table-cell office:value-type="float" office:value="25.3">
            <text:p>25.3</text:p>
          </table:table-cell>
          <table:table-cell office:value-type="float" office:value="3">
            <text:p>3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0483/69</text:p>
          </table:table-cell>
          <table:table-cell office:value-type="float" office:value="483">
            <text:p>0483</text:p>
          </table:table-cell>
          <table:table-cell office:value-type="float" office:value="69">
            <text:p>69</text:p>
          </table:table-cell>
          <table:table-cell office:value-type="float" office:value="-9.59194542215355">
            <text:p>-9.591945</text:p>
          </table:table-cell>
          <table:table-cell office:value-type="float" office:value="30.4055422049278">
            <text:p>30.405542</text:p>
          </table:table-cell>
          <table:table-cell office:value-type="float" office:value="97250">
            <text:p>97250</text:p>
          </table:table-cell>
          <table:table-cell office:value-type="float" office:value="385750">
            <text:p>385750</text:p>
          </table:table-cell>
          <table:table-cell office:value-type="float" office:value="26.79">
            <text:p>26.79</text:p>
          </table:table-cell>
          <table:table-cell office:value-type="float" office:value="55">
            <text:p>55</text:p>
          </table:table-cell>
          <table:table-cell office:value-type="float" office:value="25.3">
            <text:p>25.3</text:p>
          </table:table-cell>
          <table:table-cell office:value-type="float" office:value="35.8">
            <text:p>35.8</text:p>
          </table:table-cell>
          <table:table-cell office:value-type="float" office:value="10.5">
            <text:p>10.5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0483/69</text:p>
          </table:table-cell>
          <table:table-cell office:value-type="float" office:value="483">
            <text:p>0483</text:p>
          </table:table-cell>
          <table:table-cell office:value-type="float" office:value="69">
            <text:p>69</text:p>
          </table:table-cell>
          <table:table-cell office:value-type="float" office:value="-9.59194542215355">
            <text:p>-9.591945</text:p>
          </table:table-cell>
          <table:table-cell office:value-type="float" office:value="30.4055422049278">
            <text:p>30.405542</text:p>
          </table:table-cell>
          <table:table-cell office:value-type="float" office:value="97250">
            <text:p>97250</text:p>
          </table:table-cell>
          <table:table-cell office:value-type="float" office:value="385750">
            <text:p>385750</text:p>
          </table:table-cell>
          <table:table-cell office:value-type="float" office:value="26.79">
            <text:p>26.79</text:p>
          </table:table-cell>
          <table:table-cell office:value-type="float" office:value="55">
            <text:p>55</text:p>
          </table:table-cell>
          <table:table-cell office:value-type="float" office:value="35.8">
            <text:p>35.8</text:p>
          </table:table-cell>
          <table:table-cell office:value-type="float" office:value="38.8">
            <text:p>38.8</text:p>
          </table:table-cell>
          <table:table-cell office:value-type="float" office:value="3">
            <text:p>3</text:p>
          </table:table-cell>
          <table:table-cell office:value-type="string">
            <text:p>clayey sand</text:p>
          </table:table-cell>
        </table:table-row>
        <table:table-row table:style-name="ro1">
          <table:table-cell office:value-type="string">
            <text:p>0483/69</text:p>
          </table:table-cell>
          <table:table-cell office:value-type="float" office:value="483">
            <text:p>0483</text:p>
          </table:table-cell>
          <table:table-cell office:value-type="float" office:value="69">
            <text:p>69</text:p>
          </table:table-cell>
          <table:table-cell office:value-type="float" office:value="-9.59194542215355">
            <text:p>-9.591945</text:p>
          </table:table-cell>
          <table:table-cell office:value-type="float" office:value="30.4055422049278">
            <text:p>30.405542</text:p>
          </table:table-cell>
          <table:table-cell office:value-type="float" office:value="97250">
            <text:p>97250</text:p>
          </table:table-cell>
          <table:table-cell office:value-type="float" office:value="385750">
            <text:p>385750</text:p>
          </table:table-cell>
          <table:table-cell office:value-type="float" office:value="26.79">
            <text:p>26.79</text:p>
          </table:table-cell>
          <table:table-cell office:value-type="float" office:value="55">
            <text:p>55</text:p>
          </table:table-cell>
          <table:table-cell office:value-type="float" office:value="38.8">
            <text:p>38.8</text:p>
          </table:table-cell>
          <table:table-cell office:value-type="float" office:value="55">
            <text:p>55</text:p>
          </table:table-cell>
          <table:table-cell office:value-type="float" office:value="16.2">
            <text:p>16.2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959/70</text:p>
          </table:table-cell>
          <table:table-cell office:value-type="float" office:value="4959">
            <text:p>4959</text:p>
          </table:table-cell>
          <table:table-cell office:value-type="float" office:value="70">
            <text:p>70</text:p>
          </table:table-cell>
          <table:table-cell office:value-type="float" office:value="-9.404943065575">
            <text:p>-9.404943</text:p>
          </table:table-cell>
          <table:table-cell office:value-type="float" office:value="30.3787860960434">
            <text:p>30.378786</text:p>
          </table:table-cell>
          <table:table-cell office:value-type="float" office:value="115100">
            <text:p>115100</text:p>
          </table:table-cell>
          <table:table-cell office:value-type="float" office:value="382150">
            <text:p>38215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andy loam</text:p>
          </table:table-cell>
        </table:table-row>
        <table:table-row table:style-name="ro1">
          <table:table-cell office:value-type="string">
            <text:p>4959/70</text:p>
          </table:table-cell>
          <table:table-cell office:value-type="float" office:value="4959">
            <text:p>4959</text:p>
          </table:table-cell>
          <table:table-cell office:value-type="float" office:value="70">
            <text:p>70</text:p>
          </table:table-cell>
          <table:table-cell office:value-type="float" office:value="-9.404943065575">
            <text:p>-9.404943</text:p>
          </table:table-cell>
          <table:table-cell office:value-type="float" office:value="30.3787860960434">
            <text:p>30.378786</text:p>
          </table:table-cell>
          <table:table-cell office:value-type="float" office:value="115100">
            <text:p>115100</text:p>
          </table:table-cell>
          <table:table-cell office:value-type="float" office:value="382150">
            <text:p>38215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coarse sand</text:p>
          </table:table-cell>
        </table:table-row>
        <table:table-row table:style-name="ro1">
          <table:table-cell office:value-type="string">
            <text:p>4959/70</text:p>
          </table:table-cell>
          <table:table-cell office:value-type="float" office:value="4959">
            <text:p>4959</text:p>
          </table:table-cell>
          <table:table-cell office:value-type="float" office:value="70">
            <text:p>70</text:p>
          </table:table-cell>
          <table:table-cell office:value-type="float" office:value="-9.404943065575">
            <text:p>-9.404943</text:p>
          </table:table-cell>
          <table:table-cell office:value-type="float" office:value="30.3787860960434">
            <text:p>30.378786</text:p>
          </table:table-cell>
          <table:table-cell office:value-type="float" office:value="115100">
            <text:p>115100</text:p>
          </table:table-cell>
          <table:table-cell office:value-type="float" office:value="382150">
            <text:p>38215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59/70</text:p>
          </table:table-cell>
          <table:table-cell office:value-type="float" office:value="4959">
            <text:p>4959</text:p>
          </table:table-cell>
          <table:table-cell office:value-type="float" office:value="70">
            <text:p>70</text:p>
          </table:table-cell>
          <table:table-cell office:value-type="float" office:value="-9.404943065575">
            <text:p>-9.404943</text:p>
          </table:table-cell>
          <table:table-cell office:value-type="float" office:value="30.3787860960434">
            <text:p>30.378786</text:p>
          </table:table-cell>
          <table:table-cell office:value-type="float" office:value="115100">
            <text:p>115100</text:p>
          </table:table-cell>
          <table:table-cell office:value-type="float" office:value="382150">
            <text:p>38215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float" office:value="46">
            <text:p>46</text:p>
          </table:table-cell>
          <table:table-cell office:value-type="float" office:value="120">
            <text:p>120</text:p>
          </table:table-cell>
          <table:table-cell office:value-type="float" office:value="74">
            <text:p>74</text:p>
          </table:table-cell>
          <table:table-cell office:value-type="string">
            <text:p>clayey marl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50">
            <text:p>50</text:p>
          </table:table-cell>
          <table:table-cell office:value-type="float" office:value="54.8">
            <text:p>54.8</text:p>
          </table:table-cell>
          <table:table-cell office:value-type="float" office:value="4.8">
            <text:p>4.8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54.8">
            <text:p>54.8</text:p>
          </table:table-cell>
          <table:table-cell office:value-type="float" office:value="66">
            <text:p>66</text:p>
          </table:table-cell>
          <table:table-cell office:value-type="float" office:value="11.2">
            <text:p>11.2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string">
            <text:p>black mud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80">
            <text:p>80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230">
            <text:p>230</text:p>
          </table:table-cell>
          <table:table-cell office:value-type="float" office:value="265">
            <text:p>265</text:p>
          </table:table-cell>
          <table:table-cell office:value-type="float" office:value="35">
            <text:p>35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265">
            <text:p>265</text:p>
          </table:table-cell>
          <table:table-cell office:value-type="float" office:value="280">
            <text:p>280</text:p>
          </table:table-cell>
          <table:table-cell office:value-type="float" office:value="15">
            <text:p>15</text:p>
          </table:table-cell>
          <table:table-cell office:value-type="string">
            <text:p>conglomerate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70">
            <text:p>70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425">
            <text:p>425</text:p>
          </table:table-cell>
          <table:table-cell office:value-type="float" office:value="25">
            <text:p>25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425">
            <text:p>425</text:p>
          </table:table-cell>
          <table:table-cell office:value-type="float" office:value="435">
            <text:p>435</text:p>
          </table:table-cell>
          <table:table-cell office:value-type="float" office:value="10">
            <text:p>10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435">
            <text:p>435</text:p>
          </table:table-cell>
          <table:table-cell office:value-type="float" office:value="440">
            <text:p>440</text:p>
          </table:table-cell>
          <table:table-cell office:value-type="float" office:value="5">
            <text:p>5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440">
            <text:p>440</text:p>
          </table:table-cell>
          <table:table-cell office:value-type="float" office:value="445">
            <text:p>445</text:p>
          </table:table-cell>
          <table:table-cell office:value-type="float" office:value="5">
            <text:p>5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445">
            <text:p>445</text:p>
          </table:table-cell>
          <table:table-cell office:value-type="float" office:value="465">
            <text:p>465</text:p>
          </table:table-cell>
          <table:table-cell office:value-type="float" office:value="20">
            <text:p>20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465">
            <text:p>465</text:p>
          </table:table-cell>
          <table:table-cell office:value-type="float" office:value="475">
            <text:p>475</text:p>
          </table:table-cell>
          <table:table-cell office:value-type="float" office:value="10">
            <text:p>10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475">
            <text:p>475</text:p>
          </table:table-cell>
          <table:table-cell office:value-type="float" office:value="480">
            <text:p>480</text:p>
          </table:table-cell>
          <table:table-cell office:value-type="float" office:value="5">
            <text:p>5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480">
            <text:p>480</text:p>
          </table:table-cell>
          <table:table-cell office:value-type="float" office:value="495">
            <text:p>495</text:p>
          </table:table-cell>
          <table:table-cell office:value-type="float" office:value="15">
            <text:p>15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495">
            <text:p>495</text:p>
          </table:table-cell>
          <table:table-cell office:value-type="float" office:value="515">
            <text:p>515</text:p>
          </table:table-cell>
          <table:table-cell office:value-type="float" office:value="20">
            <text:p>20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10">
            <text:p>10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525">
            <text:p>525</text:p>
          </table:table-cell>
          <table:table-cell office:value-type="float" office:value="535">
            <text:p>535</text:p>
          </table:table-cell>
          <table:table-cell office:value-type="float" office:value="10">
            <text:p>10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0033/69</text:p>
          </table:table-cell>
          <table:table-cell office:value-type="float" office:value="33">
            <text:p>0033</text:p>
          </table:table-cell>
          <table:table-cell office:value-type="float" office:value="69">
            <text:p>69</text:p>
          </table:table-cell>
          <table:table-cell office:value-type="float" office:value="-9.58736570899424">
            <text:p>-9.587366</text:p>
          </table:table-cell>
          <table:table-cell office:value-type="float" office:value="30.4205840070576">
            <text:p>30.420584</text:p>
          </table:table-cell>
          <table:table-cell office:value-type="float" office:value="97750">
            <text:p>97750</text:p>
          </table:table-cell>
          <table:table-cell office:value-type="float" office:value="387400">
            <text:p>387400</text:p>
          </table:table-cell>
          <table:table-cell office:value-type="float" office:value="27.5">
            <text:p>27.5</text:p>
          </table:table-cell>
          <table:table-cell office:value-type="float" office:value="540">
            <text:p>540</text:p>
          </table:table-cell>
          <table:table-cell office:value-type="float" office:value="535">
            <text:p>535</text:p>
          </table:table-cell>
          <table:table-cell office:value-type="float" office:value="540">
            <text:p>540</text:p>
          </table:table-cell>
          <table:table-cell office:value-type="float" office:value="5">
            <text:p>5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table:number-columns-repeated="2" office:value-type="float" office:value="4.6">
            <text:p>4.6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4.6">
            <text:p>4.6</text:p>
          </table:table-cell>
          <table:table-cell office:value-type="float" office:value="6.7">
            <text:p>6.7</text:p>
          </table:table-cell>
          <table:table-cell office:value-type="float" office:value="2.1">
            <text:p>2.1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6.7">
            <text:p>6.7</text:p>
          </table:table-cell>
          <table:table-cell office:value-type="float" office:value="8.7">
            <text:p>8.7</text:p>
          </table:table-cell>
          <table:table-cell office:value-type="float" office:value="2">
            <text:p>2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8.7">
            <text:p>8.7</text:p>
          </table:table-cell>
          <table:table-cell office:value-type="float" office:value="9.4">
            <text:p>9.4</text:p>
          </table:table-cell>
          <table:table-cell office:value-type="float" office:value="0.7">
            <text:p>0.7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9.4">
            <text:p>9.4</text:p>
          </table:table-cell>
          <table:table-cell office:value-type="float" office:value="12.3">
            <text:p>12.3</text:p>
          </table:table-cell>
          <table:table-cell office:value-type="float" office:value="2.9">
            <text:p>2.9</text:p>
          </table:table-cell>
          <table:table-cell office:value-type="string">
            <text:p>calcareous marl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12.3">
            <text:p>12.3</text:p>
          </table:table-cell>
          <table:table-cell office:value-type="float" office:value="13.1">
            <text:p>13.1</text:p>
          </table:table-cell>
          <table:table-cell office:value-type="float" office:value="0.8">
            <text:p>0.8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13.1">
            <text:p>13.1</text:p>
          </table:table-cell>
          <table:table-cell office:value-type="float" office:value="16.4">
            <text:p>16.4</text:p>
          </table:table-cell>
          <table:table-cell office:value-type="float" office:value="3.3">
            <text:p>3.3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16.4">
            <text:p>16.4</text:p>
          </table:table-cell>
          <table:table-cell office:value-type="float" office:value="17.2">
            <text:p>17.2</text:p>
          </table:table-cell>
          <table:table-cell office:value-type="float" office:value="0.8">
            <text:p>0.8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17.2">
            <text:p>17.2</text:p>
          </table:table-cell>
          <table:table-cell office:value-type="float" office:value="18.3">
            <text:p>18.3</text:p>
          </table:table-cell>
          <table:table-cell office:value-type="float" office:value="1.1">
            <text:p>1.1</text:p>
          </table:table-cell>
          <table:table-cell office:value-type="string">
            <text:p>conglomerate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18.3">
            <text:p>18.3</text:p>
          </table:table-cell>
          <table:table-cell office:value-type="float" office:value="21.1">
            <text:p>21.1</text:p>
          </table:table-cell>
          <table:table-cell office:value-type="float" office:value="2.8">
            <text:p>2.8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21.1">
            <text:p>21.1</text:p>
          </table:table-cell>
          <table:table-cell office:value-type="float" office:value="43.9">
            <text:p>43.9</text:p>
          </table:table-cell>
          <table:table-cell office:value-type="float" office:value="22.8">
            <text:p>22.8</text:p>
          </table:table-cell>
          <table:table-cell office:value-type="string">
            <text:p>conglomerate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43.9">
            <text:p>43.9</text:p>
          </table:table-cell>
          <table:table-cell office:value-type="float" office:value="49.4">
            <text:p>49.4</text:p>
          </table:table-cell>
          <table:table-cell office:value-type="float" office:value="5.5">
            <text:p>5.5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49.4">
            <text:p>49.4</text:p>
          </table:table-cell>
          <table:table-cell office:value-type="float" office:value="58.3">
            <text:p>58.3</text:p>
          </table:table-cell>
          <table:table-cell office:value-type="float" office:value="8.9">
            <text:p>8.9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58.3">
            <text:p>58.3</text:p>
          </table:table-cell>
          <table:table-cell office:value-type="float" office:value="61">
            <text:p>61</text:p>
          </table:table-cell>
          <table:table-cell office:value-type="float" office:value="2.7">
            <text:p>2.7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42">
            <text:p>4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103">
            <text:p>103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110">
            <text:p>110</text:p>
          </table:table-cell>
          <table:table-cell office:value-type="float" office:value="111.1">
            <text:p>111.1</text:p>
          </table:table-cell>
          <table:table-cell office:value-type="float" office:value="1.1">
            <text:p>1.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111.1">
            <text:p>111.1</text:p>
          </table:table-cell>
          <table:table-cell office:value-type="float" office:value="114.7">
            <text:p>114.7</text:p>
          </table:table-cell>
          <table:table-cell office:value-type="float" office:value="3.6">
            <text:p>3.6</text:p>
          </table:table-cell>
          <table:table-cell office:value-type="string">
            <text:p>conglomerate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114.7">
            <text:p>114.7</text:p>
          </table:table-cell>
          <table:table-cell office:value-type="float" office:value="117.8">
            <text:p>117.8</text:p>
          </table:table-cell>
          <table:table-cell office:value-type="float" office:value="3.1">
            <text:p>3.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117.8">
            <text:p>117.8</text:p>
          </table:table-cell>
          <table:table-cell office:value-type="float" office:value="125.3">
            <text:p>125.3</text:p>
          </table:table-cell>
          <table:table-cell office:value-type="float" office:value="7.5">
            <text:p>7.5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125.3">
            <text:p>125.3</text:p>
          </table:table-cell>
          <table:table-cell office:value-type="float" office:value="133">
            <text:p>133</text:p>
          </table:table-cell>
          <table:table-cell office:value-type="float" office:value="7.7">
            <text:p>7.7</text:p>
          </table:table-cell>
          <table:table-cell office:value-type="string">
            <text:p>conglomerate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133">
            <text:p>133</text:p>
          </table:table-cell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string">
            <text:p>conglomerate</text:p>
          </table:table-cell>
        </table:table-row>
        <table:table-row table:style-name="ro1">
          <table:table-cell office:value-type="string">
            <text:p>0490/69</text:p>
          </table:table-cell>
          <table:table-cell office:value-type="float" office:value="490">
            <text:p>0490</text:p>
          </table:table-cell>
          <table:table-cell office:value-type="float" office:value="69">
            <text:p>69</text:p>
          </table:table-cell>
          <table:table-cell office:value-type="float" office:value="-9.57080675652045">
            <text:p>-9.570807</text:p>
          </table:table-cell>
          <table:table-cell office:value-type="float" office:value="30.4107195058573">
            <text:p>30.410720</text:p>
          </table:table-cell>
          <table:table-cell office:value-type="float" office:value="99300">
            <text:p>99300</text:p>
          </table:table-cell>
          <table:table-cell office:value-type="float" office:value="386250">
            <text:p>386250</text:p>
          </table:table-cell>
          <table:table-cell office:value-type="float" office:value="59.26">
            <text:p>59.26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8.5">
            <text:p>8.5</text:p>
          </table:table-cell>
          <table:table-cell office:value-type="float" office:value="7.5">
            <text:p>7.5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8.5">
            <text:p>8.5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38.2">
            <text:p>38.2</text:p>
          </table:table-cell>
          <table:table-cell office:value-type="float" office:value="11.2">
            <text:p>11.2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38.2">
            <text:p>38.2</text:p>
          </table:table-cell>
          <table:table-cell office:value-type="float" office:value="41.1">
            <text:p>41.1</text:p>
          </table:table-cell>
          <table:table-cell office:value-type="float" office:value="2.9">
            <text:p>2.9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41.1">
            <text:p>41.1</text:p>
          </table:table-cell>
          <table:table-cell office:value-type="float" office:value="49.6">
            <text:p>49.6</text:p>
          </table:table-cell>
          <table:table-cell office:value-type="float" office:value="8.5">
            <text:p>8.5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49.6">
            <text:p>49.6</text:p>
          </table:table-cell>
          <table:table-cell office:value-type="float" office:value="54.8">
            <text:p>54.8</text:p>
          </table:table-cell>
          <table:table-cell office:value-type="float" office:value="5.2">
            <text:p>5.2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54.8">
            <text:p>54.8</text:p>
          </table:table-cell>
          <table:table-cell office:value-type="float" office:value="64">
            <text:p>64</text:p>
          </table:table-cell>
          <table:table-cell office:value-type="float" office:value="9.2">
            <text:p>9.2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6">
            <text:p>66</text:p>
          </table:table-cell>
          <table:table-cell office:value-type="float" office:value="86.5">
            <text:p>86.5</text:p>
          </table:table-cell>
          <table:table-cell office:value-type="float" office:value="20.5">
            <text:p>20.5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86.5">
            <text:p>86.5</text:p>
          </table:table-cell>
          <table:table-cell office:value-type="float" office:value="88.5">
            <text:p>88.5</text:p>
          </table:table-cell>
          <table:table-cell office:value-type="float" office:value="2">
            <text:p>2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88.5">
            <text:p>88.5</text:p>
          </table:table-cell>
          <table:table-cell office:value-type="float" office:value="99">
            <text:p>99</text:p>
          </table:table-cell>
          <table:table-cell office:value-type="float" office:value="10.5">
            <text:p>10.5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string">
            <text:p>clayey sand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string">
            <text:p>clayey sand</text:p>
          </table:table-cell>
        </table:table-row>
        <table:table-row table:style-name="ro1">
          <table:table-cell office:value-type="string">
            <text:p>0494/69</text:p>
          </table:table-cell>
          <table:table-cell office:value-type="float" office:value="494">
            <text:p>0494</text:p>
          </table:table-cell>
          <table:table-cell office:value-type="float" office:value="69">
            <text:p>69</text:p>
          </table:table-cell>
          <table:table-cell office:value-type="float" office:value="-9.57188466754295">
            <text:p>-9.571885</text:p>
          </table:table-cell>
          <table:table-cell office:value-type="float" office:value="30.4115886918646">
            <text:p>30.411589</text:p>
          </table:table-cell>
          <table:table-cell office:value-type="float" office:value="99200">
            <text:p>99200</text:p>
          </table:table-cell>
          <table:table-cell office:value-type="float" office:value="386350">
            <text:p>38635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0762/69</text:p>
          </table:table-cell>
          <table:table-cell office:value-type="float" office:value="762">
            <text:p>0762</text:p>
          </table:table-cell>
          <table:table-cell office:value-type="float" office:value="69">
            <text:p>69</text:p>
          </table:table-cell>
          <table:table-cell office:value-type="float" office:value="-9.57222108788841">
            <text:p>-9.572221</text:p>
          </table:table-cell>
          <table:table-cell office:value-type="float" office:value="30.4246701946991">
            <text:p>30.424670</text:p>
          </table:table-cell>
          <table:table-cell office:value-type="float" office:value="99220">
            <text:p>99220</text:p>
          </table:table-cell>
          <table:table-cell office:value-type="float" office:value="387800">
            <text:p>387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0762/69</text:p>
          </table:table-cell>
          <table:table-cell office:value-type="float" office:value="762">
            <text:p>0762</text:p>
          </table:table-cell>
          <table:table-cell office:value-type="float" office:value="69">
            <text:p>69</text:p>
          </table:table-cell>
          <table:table-cell office:value-type="float" office:value="-9.57222108788841">
            <text:p>-9.572221</text:p>
          </table:table-cell>
          <table:table-cell office:value-type="float" office:value="30.4246701946991">
            <text:p>30.424670</text:p>
          </table:table-cell>
          <table:table-cell office:value-type="float" office:value="99220">
            <text:p>99220</text:p>
          </table:table-cell>
          <table:table-cell office:value-type="float" office:value="387800">
            <text:p>387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762/69</text:p>
          </table:table-cell>
          <table:table-cell office:value-type="float" office:value="762">
            <text:p>0762</text:p>
          </table:table-cell>
          <table:table-cell office:value-type="float" office:value="69">
            <text:p>69</text:p>
          </table:table-cell>
          <table:table-cell office:value-type="float" office:value="-9.57222108788841">
            <text:p>-9.572221</text:p>
          </table:table-cell>
          <table:table-cell office:value-type="float" office:value="30.4246701946991">
            <text:p>30.424670</text:p>
          </table:table-cell>
          <table:table-cell office:value-type="float" office:value="99220">
            <text:p>99220</text:p>
          </table:table-cell>
          <table:table-cell office:value-type="float" office:value="387800">
            <text:p>387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0762/69</text:p>
          </table:table-cell>
          <table:table-cell office:value-type="float" office:value="762">
            <text:p>0762</text:p>
          </table:table-cell>
          <table:table-cell office:value-type="float" office:value="69">
            <text:p>69</text:p>
          </table:table-cell>
          <table:table-cell office:value-type="float" office:value="-9.57222108788841">
            <text:p>-9.572221</text:p>
          </table:table-cell>
          <table:table-cell office:value-type="float" office:value="30.4246701946991">
            <text:p>30.424670</text:p>
          </table:table-cell>
          <table:table-cell office:value-type="float" office:value="99220">
            <text:p>99220</text:p>
          </table:table-cell>
          <table:table-cell office:value-type="float" office:value="387800">
            <text:p>387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office:value-type="float" office:value="95">
            <text:p>95</text:p>
          </table:table-cell>
          <table:table-cell office:value-type="float" office:value="34">
            <text:p>34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0762/69</text:p>
          </table:table-cell>
          <table:table-cell office:value-type="float" office:value="762">
            <text:p>0762</text:p>
          </table:table-cell>
          <table:table-cell office:value-type="float" office:value="69">
            <text:p>69</text:p>
          </table:table-cell>
          <table:table-cell office:value-type="float" office:value="-9.57222108788841">
            <text:p>-9.572221</text:p>
          </table:table-cell>
          <table:table-cell office:value-type="float" office:value="30.4246701946991">
            <text:p>30.424670</text:p>
          </table:table-cell>
          <table:table-cell office:value-type="float" office:value="99220">
            <text:p>99220</text:p>
          </table:table-cell>
          <table:table-cell office:value-type="float" office:value="387800">
            <text:p>387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95">
            <text:p>95</text:p>
          </table:table-cell>
          <table:table-cell office:value-type="float" office:value="170">
            <text:p>170</text:p>
          </table:table-cell>
          <table:table-cell office:value-type="float" office:value="75">
            <text:p>75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0762/69</text:p>
          </table:table-cell>
          <table:table-cell office:value-type="float" office:value="762">
            <text:p>0762</text:p>
          </table:table-cell>
          <table:table-cell office:value-type="float" office:value="69">
            <text:p>69</text:p>
          </table:table-cell>
          <table:table-cell office:value-type="float" office:value="-9.57222108788841">
            <text:p>-9.572221</text:p>
          </table:table-cell>
          <table:table-cell office:value-type="float" office:value="30.4246701946991">
            <text:p>30.424670</text:p>
          </table:table-cell>
          <table:table-cell office:value-type="float" office:value="99220">
            <text:p>99220</text:p>
          </table:table-cell>
          <table:table-cell office:value-type="float" office:value="387800">
            <text:p>387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70">
            <text:p>170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763/69</text:p>
          </table:table-cell>
          <table:table-cell office:value-type="float" office:value="763">
            <text:p>0763</text:p>
          </table:table-cell>
          <table:table-cell office:value-type="float" office:value="69">
            <text:p>69</text:p>
          </table:table-cell>
          <table:table-cell office:value-type="float" office:value="-9.57773992595592">
            <text:p>-9.577740</text:p>
          </table:table-cell>
          <table:table-cell office:value-type="float" office:value="30.3763815998492">
            <text:p>30.376382</text:p>
          </table:table-cell>
          <table:table-cell office:value-type="float" office:value="98497">
            <text:p>98497</text:p>
          </table:table-cell>
          <table:table-cell office:value-type="float" office:value="382471">
            <text:p>382471</text:p>
          </table:table-cell>
          <table:table-cell office:value-type="float" office:value="9.6">
            <text:p>9.6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table:number-columns-repeated="2" office:value-type="float" office:value="45">
            <text:p>4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763/69</text:p>
          </table:table-cell>
          <table:table-cell office:value-type="float" office:value="763">
            <text:p>0763</text:p>
          </table:table-cell>
          <table:table-cell office:value-type="float" office:value="69">
            <text:p>69</text:p>
          </table:table-cell>
          <table:table-cell office:value-type="float" office:value="-9.57773992595592">
            <text:p>-9.577740</text:p>
          </table:table-cell>
          <table:table-cell office:value-type="float" office:value="30.3763815998492">
            <text:p>30.376382</text:p>
          </table:table-cell>
          <table:table-cell office:value-type="float" office:value="98497">
            <text:p>98497</text:p>
          </table:table-cell>
          <table:table-cell office:value-type="float" office:value="382471">
            <text:p>382471</text:p>
          </table:table-cell>
          <table:table-cell office:value-type="float" office:value="9.6">
            <text:p>9.6</text:p>
          </table:table-cell>
          <table:table-cell office:value-type="float" office:value="1006">
            <text:p>1006</text:p>
          </table:table-cell>
          <table:table-cell office:value-type="float" office:value="45">
            <text:p>45</text:p>
          </table:table-cell>
          <table:table-cell office:value-type="float" office:value="72.5">
            <text:p>72.5</text:p>
          </table:table-cell>
          <table:table-cell office:value-type="float" office:value="27.5">
            <text:p>27.5</text:p>
          </table:table-cell>
          <table:table-cell office:value-type="string">
            <text:p>conglomerate</text:p>
          </table:table-cell>
        </table:table-row>
        <table:table-row table:style-name="ro1">
          <table:table-cell office:value-type="string">
            <text:p>0763/69</text:p>
          </table:table-cell>
          <table:table-cell office:value-type="float" office:value="763">
            <text:p>0763</text:p>
          </table:table-cell>
          <table:table-cell office:value-type="float" office:value="69">
            <text:p>69</text:p>
          </table:table-cell>
          <table:table-cell office:value-type="float" office:value="-9.57773992595592">
            <text:p>-9.577740</text:p>
          </table:table-cell>
          <table:table-cell office:value-type="float" office:value="30.3763815998492">
            <text:p>30.376382</text:p>
          </table:table-cell>
          <table:table-cell office:value-type="float" office:value="98497">
            <text:p>98497</text:p>
          </table:table-cell>
          <table:table-cell office:value-type="float" office:value="382471">
            <text:p>382471</text:p>
          </table:table-cell>
          <table:table-cell office:value-type="float" office:value="9.6">
            <text:p>9.6</text:p>
          </table:table-cell>
          <table:table-cell office:value-type="float" office:value="1006">
            <text:p>1006</text:p>
          </table:table-cell>
          <table:table-cell office:value-type="float" office:value="72.5">
            <text:p>72.5</text:p>
          </table:table-cell>
          <table:table-cell office:value-type="float" office:value="104">
            <text:p>104</text:p>
          </table:table-cell>
          <table:table-cell office:value-type="float" office:value="31.5">
            <text:p>31.5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0763/69</text:p>
          </table:table-cell>
          <table:table-cell office:value-type="float" office:value="763">
            <text:p>0763</text:p>
          </table:table-cell>
          <table:table-cell office:value-type="float" office:value="69">
            <text:p>69</text:p>
          </table:table-cell>
          <table:table-cell office:value-type="float" office:value="-9.57773992595592">
            <text:p>-9.577740</text:p>
          </table:table-cell>
          <table:table-cell office:value-type="float" office:value="30.3763815998492">
            <text:p>30.376382</text:p>
          </table:table-cell>
          <table:table-cell office:value-type="float" office:value="98497">
            <text:p>98497</text:p>
          </table:table-cell>
          <table:table-cell office:value-type="float" office:value="382471">
            <text:p>382471</text:p>
          </table:table-cell>
          <table:table-cell office:value-type="float" office:value="9.6">
            <text:p>9.6</text:p>
          </table:table-cell>
          <table:table-cell office:value-type="float" office:value="1006">
            <text:p>1006</text:p>
          </table:table-cell>
          <table:table-cell office:value-type="float" office:value="104">
            <text:p>104</text:p>
          </table:table-cell>
          <table:table-cell office:value-type="float" office:value="412">
            <text:p>412</text:p>
          </table:table-cell>
          <table:table-cell office:value-type="float" office:value="308">
            <text:p>308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763/69</text:p>
          </table:table-cell>
          <table:table-cell office:value-type="float" office:value="763">
            <text:p>0763</text:p>
          </table:table-cell>
          <table:table-cell office:value-type="float" office:value="69">
            <text:p>69</text:p>
          </table:table-cell>
          <table:table-cell office:value-type="float" office:value="-9.57773992595592">
            <text:p>-9.577740</text:p>
          </table:table-cell>
          <table:table-cell office:value-type="float" office:value="30.3763815998492">
            <text:p>30.376382</text:p>
          </table:table-cell>
          <table:table-cell office:value-type="float" office:value="98497">
            <text:p>98497</text:p>
          </table:table-cell>
          <table:table-cell office:value-type="float" office:value="382471">
            <text:p>382471</text:p>
          </table:table-cell>
          <table:table-cell office:value-type="float" office:value="9.6">
            <text:p>9.6</text:p>
          </table:table-cell>
          <table:table-cell office:value-type="float" office:value="1006">
            <text:p>1006</text:p>
          </table:table-cell>
          <table:table-cell office:value-type="float" office:value="412">
            <text:p>412</text:p>
          </table:table-cell>
          <table:table-cell office:value-type="float" office:value="538.5">
            <text:p>538.5</text:p>
          </table:table-cell>
          <table:table-cell office:value-type="float" office:value="126.5">
            <text:p>126.5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0763/69</text:p>
          </table:table-cell>
          <table:table-cell office:value-type="float" office:value="763">
            <text:p>0763</text:p>
          </table:table-cell>
          <table:table-cell office:value-type="float" office:value="69">
            <text:p>69</text:p>
          </table:table-cell>
          <table:table-cell office:value-type="float" office:value="-9.57773992595592">
            <text:p>-9.577740</text:p>
          </table:table-cell>
          <table:table-cell office:value-type="float" office:value="30.3763815998492">
            <text:p>30.376382</text:p>
          </table:table-cell>
          <table:table-cell office:value-type="float" office:value="98497">
            <text:p>98497</text:p>
          </table:table-cell>
          <table:table-cell office:value-type="float" office:value="382471">
            <text:p>382471</text:p>
          </table:table-cell>
          <table:table-cell office:value-type="float" office:value="9.6">
            <text:p>9.6</text:p>
          </table:table-cell>
          <table:table-cell office:value-type="float" office:value="1006">
            <text:p>1006</text:p>
          </table:table-cell>
          <table:table-cell office:value-type="float" office:value="538.5">
            <text:p>538.5</text:p>
          </table:table-cell>
          <table:table-cell office:value-type="float" office:value="561">
            <text:p>561</text:p>
          </table:table-cell>
          <table:table-cell office:value-type="float" office:value="22.5">
            <text:p>22.5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763/69</text:p>
          </table:table-cell>
          <table:table-cell office:value-type="float" office:value="763">
            <text:p>0763</text:p>
          </table:table-cell>
          <table:table-cell office:value-type="float" office:value="69">
            <text:p>69</text:p>
          </table:table-cell>
          <table:table-cell office:value-type="float" office:value="-9.57773992595592">
            <text:p>-9.577740</text:p>
          </table:table-cell>
          <table:table-cell office:value-type="float" office:value="30.3763815998492">
            <text:p>30.376382</text:p>
          </table:table-cell>
          <table:table-cell office:value-type="float" office:value="98497">
            <text:p>98497</text:p>
          </table:table-cell>
          <table:table-cell office:value-type="float" office:value="382471">
            <text:p>382471</text:p>
          </table:table-cell>
          <table:table-cell office:value-type="float" office:value="9.6">
            <text:p>9.6</text:p>
          </table:table-cell>
          <table:table-cell office:value-type="float" office:value="1006">
            <text:p>1006</text:p>
          </table:table-cell>
          <table:table-cell office:value-type="float" office:value="561">
            <text:p>561</text:p>
          </table:table-cell>
          <table:table-cell office:value-type="float" office:value="667">
            <text:p>667</text:p>
          </table:table-cell>
          <table:table-cell office:value-type="float" office:value="106">
            <text:p>106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0763/69</text:p>
          </table:table-cell>
          <table:table-cell office:value-type="float" office:value="763">
            <text:p>0763</text:p>
          </table:table-cell>
          <table:table-cell office:value-type="float" office:value="69">
            <text:p>69</text:p>
          </table:table-cell>
          <table:table-cell office:value-type="float" office:value="-9.57773992595592">
            <text:p>-9.577740</text:p>
          </table:table-cell>
          <table:table-cell office:value-type="float" office:value="30.3763815998492">
            <text:p>30.376382</text:p>
          </table:table-cell>
          <table:table-cell office:value-type="float" office:value="98497">
            <text:p>98497</text:p>
          </table:table-cell>
          <table:table-cell office:value-type="float" office:value="382471">
            <text:p>382471</text:p>
          </table:table-cell>
          <table:table-cell office:value-type="float" office:value="9.6">
            <text:p>9.6</text:p>
          </table:table-cell>
          <table:table-cell office:value-type="float" office:value="1006">
            <text:p>1006</text:p>
          </table:table-cell>
          <table:table-cell office:value-type="float" office:value="667">
            <text:p>667</text:p>
          </table:table-cell>
          <table:table-cell office:value-type="float" office:value="703.5">
            <text:p>703.5</text:p>
          </table:table-cell>
          <table:table-cell office:value-type="float" office:value="36.5">
            <text:p>36.5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0763/69</text:p>
          </table:table-cell>
          <table:table-cell office:value-type="float" office:value="763">
            <text:p>0763</text:p>
          </table:table-cell>
          <table:table-cell office:value-type="float" office:value="69">
            <text:p>69</text:p>
          </table:table-cell>
          <table:table-cell office:value-type="float" office:value="-9.57773992595592">
            <text:p>-9.577740</text:p>
          </table:table-cell>
          <table:table-cell office:value-type="float" office:value="30.3763815998492">
            <text:p>30.376382</text:p>
          </table:table-cell>
          <table:table-cell office:value-type="float" office:value="98497">
            <text:p>98497</text:p>
          </table:table-cell>
          <table:table-cell office:value-type="float" office:value="382471">
            <text:p>382471</text:p>
          </table:table-cell>
          <table:table-cell office:value-type="float" office:value="9.6">
            <text:p>9.6</text:p>
          </table:table-cell>
          <table:table-cell office:value-type="float" office:value="1006">
            <text:p>1006</text:p>
          </table:table-cell>
          <table:table-cell office:value-type="float" office:value="703.5">
            <text:p>703.5</text:p>
          </table:table-cell>
          <table:table-cell office:value-type="float" office:value="862">
            <text:p>862</text:p>
          </table:table-cell>
          <table:table-cell office:value-type="float" office:value="158.5">
            <text:p>158.5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763/69</text:p>
          </table:table-cell>
          <table:table-cell office:value-type="float" office:value="763">
            <text:p>0763</text:p>
          </table:table-cell>
          <table:table-cell office:value-type="float" office:value="69">
            <text:p>69</text:p>
          </table:table-cell>
          <table:table-cell office:value-type="float" office:value="-9.57773992595592">
            <text:p>-9.577740</text:p>
          </table:table-cell>
          <table:table-cell office:value-type="float" office:value="30.3763815998492">
            <text:p>30.376382</text:p>
          </table:table-cell>
          <table:table-cell office:value-type="float" office:value="98497">
            <text:p>98497</text:p>
          </table:table-cell>
          <table:table-cell office:value-type="float" office:value="382471">
            <text:p>382471</text:p>
          </table:table-cell>
          <table:table-cell office:value-type="float" office:value="9.6">
            <text:p>9.6</text:p>
          </table:table-cell>
          <table:table-cell office:value-type="float" office:value="1006">
            <text:p>1006</text:p>
          </table:table-cell>
          <table:table-cell office:value-type="float" office:value="862">
            <text:p>862</text:p>
          </table:table-cell>
          <table:table-cell office:value-type="float" office:value="1006">
            <text:p>1006</text:p>
          </table:table-cell>
          <table:table-cell office:value-type="float" office:value="144">
            <text:p>144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7005/70</text:p>
          </table:table-cell>
          <table:table-cell office:value-type="float" office:value="7005">
            <text:p>7005</text:p>
          </table:table-cell>
          <table:table-cell office:value-type="float" office:value="70">
            <text:p>70</text:p>
          </table:table-cell>
          <table:table-cell office:value-type="float" office:value="-9.46842159850373">
            <text:p>-9.468422</text:p>
          </table:table-cell>
          <table:table-cell office:value-type="float" office:value="30.2879287554116">
            <text:p>30.287929</text:p>
          </table:table-cell>
          <table:table-cell office:value-type="float" office:value="108650">
            <text:p>108650</text:p>
          </table:table-cell>
          <table:table-cell office:value-type="float" office:value="372300">
            <text:p>3723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7005/70</text:p>
          </table:table-cell>
          <table:table-cell office:value-type="float" office:value="7005">
            <text:p>7005</text:p>
          </table:table-cell>
          <table:table-cell office:value-type="float" office:value="70">
            <text:p>70</text:p>
          </table:table-cell>
          <table:table-cell office:value-type="float" office:value="-9.46842159850373">
            <text:p>-9.468422</text:p>
          </table:table-cell>
          <table:table-cell office:value-type="float" office:value="30.2879287554116">
            <text:p>30.287929</text:p>
          </table:table-cell>
          <table:table-cell office:value-type="float" office:value="108650">
            <text:p>108650</text:p>
          </table:table-cell>
          <table:table-cell office:value-type="float" office:value="372300">
            <text:p>3723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7005/70</text:p>
          </table:table-cell>
          <table:table-cell office:value-type="float" office:value="7005">
            <text:p>7005</text:p>
          </table:table-cell>
          <table:table-cell office:value-type="float" office:value="70">
            <text:p>70</text:p>
          </table:table-cell>
          <table:table-cell office:value-type="float" office:value="-9.46842159850373">
            <text:p>-9.468422</text:p>
          </table:table-cell>
          <table:table-cell office:value-type="float" office:value="30.2879287554116">
            <text:p>30.287929</text:p>
          </table:table-cell>
          <table:table-cell office:value-type="float" office:value="108650">
            <text:p>108650</text:p>
          </table:table-cell>
          <table:table-cell office:value-type="float" office:value="372300">
            <text:p>3723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7005/70</text:p>
          </table:table-cell>
          <table:table-cell office:value-type="float" office:value="7005">
            <text:p>7005</text:p>
          </table:table-cell>
          <table:table-cell office:value-type="float" office:value="70">
            <text:p>70</text:p>
          </table:table-cell>
          <table:table-cell office:value-type="float" office:value="-9.46842159850373">
            <text:p>-9.468422</text:p>
          </table:table-cell>
          <table:table-cell office:value-type="float" office:value="30.2879287554116">
            <text:p>30.287929</text:p>
          </table:table-cell>
          <table:table-cell office:value-type="float" office:value="108650">
            <text:p>108650</text:p>
          </table:table-cell>
          <table:table-cell office:value-type="float" office:value="372300">
            <text:p>3723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7005/70</text:p>
          </table:table-cell>
          <table:table-cell office:value-type="float" office:value="7005">
            <text:p>7005</text:p>
          </table:table-cell>
          <table:table-cell office:value-type="float" office:value="70">
            <text:p>70</text:p>
          </table:table-cell>
          <table:table-cell office:value-type="float" office:value="-9.46842159850373">
            <text:p>-9.468422</text:p>
          </table:table-cell>
          <table:table-cell office:value-type="float" office:value="30.2879287554116">
            <text:p>30.287929</text:p>
          </table:table-cell>
          <table:table-cell office:value-type="float" office:value="108650">
            <text:p>108650</text:p>
          </table:table-cell>
          <table:table-cell office:value-type="float" office:value="372300">
            <text:p>3723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7005/70</text:p>
          </table:table-cell>
          <table:table-cell office:value-type="float" office:value="7005">
            <text:p>7005</text:p>
          </table:table-cell>
          <table:table-cell office:value-type="float" office:value="70">
            <text:p>70</text:p>
          </table:table-cell>
          <table:table-cell office:value-type="float" office:value="-9.46842159850373">
            <text:p>-9.468422</text:p>
          </table:table-cell>
          <table:table-cell office:value-type="float" office:value="30.2879287554116">
            <text:p>30.287929</text:p>
          </table:table-cell>
          <table:table-cell office:value-type="float" office:value="108650">
            <text:p>108650</text:p>
          </table:table-cell>
          <table:table-cell office:value-type="float" office:value="372300">
            <text:p>3723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7005/70</text:p>
          </table:table-cell>
          <table:table-cell office:value-type="float" office:value="7005">
            <text:p>7005</text:p>
          </table:table-cell>
          <table:table-cell office:value-type="float" office:value="70">
            <text:p>70</text:p>
          </table:table-cell>
          <table:table-cell office:value-type="float" office:value="-9.46842159850373">
            <text:p>-9.468422</text:p>
          </table:table-cell>
          <table:table-cell office:value-type="float" office:value="30.2879287554116">
            <text:p>30.287929</text:p>
          </table:table-cell>
          <table:table-cell office:value-type="float" office:value="108650">
            <text:p>108650</text:p>
          </table:table-cell>
          <table:table-cell office:value-type="float" office:value="372300">
            <text:p>3723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7005/70</text:p>
          </table:table-cell>
          <table:table-cell office:value-type="float" office:value="7005">
            <text:p>7005</text:p>
          </table:table-cell>
          <table:table-cell office:value-type="float" office:value="70">
            <text:p>70</text:p>
          </table:table-cell>
          <table:table-cell office:value-type="float" office:value="-9.46842159850373">
            <text:p>-9.468422</text:p>
          </table:table-cell>
          <table:table-cell office:value-type="float" office:value="30.2879287554116">
            <text:p>30.287929</text:p>
          </table:table-cell>
          <table:table-cell office:value-type="float" office:value="108650">
            <text:p>108650</text:p>
          </table:table-cell>
          <table:table-cell office:value-type="float" office:value="372300">
            <text:p>3723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7005/70</text:p>
          </table:table-cell>
          <table:table-cell office:value-type="float" office:value="7005">
            <text:p>7005</text:p>
          </table:table-cell>
          <table:table-cell office:value-type="float" office:value="70">
            <text:p>70</text:p>
          </table:table-cell>
          <table:table-cell office:value-type="float" office:value="-9.46842159850373">
            <text:p>-9.468422</text:p>
          </table:table-cell>
          <table:table-cell office:value-type="float" office:value="30.2879287554116">
            <text:p>30.287929</text:p>
          </table:table-cell>
          <table:table-cell office:value-type="float" office:value="108650">
            <text:p>108650</text:p>
          </table:table-cell>
          <table:table-cell office:value-type="float" office:value="372300">
            <text:p>3723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7005/70</text:p>
          </table:table-cell>
          <table:table-cell office:value-type="float" office:value="7005">
            <text:p>7005</text:p>
          </table:table-cell>
          <table:table-cell office:value-type="float" office:value="70">
            <text:p>70</text:p>
          </table:table-cell>
          <table:table-cell office:value-type="float" office:value="-9.46842159850373">
            <text:p>-9.468422</text:p>
          </table:table-cell>
          <table:table-cell office:value-type="float" office:value="30.2879287554116">
            <text:p>30.287929</text:p>
          </table:table-cell>
          <table:table-cell office:value-type="float" office:value="108650">
            <text:p>108650</text:p>
          </table:table-cell>
          <table:table-cell office:value-type="float" office:value="372300">
            <text:p>3723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7005/70</text:p>
          </table:table-cell>
          <table:table-cell office:value-type="float" office:value="7005">
            <text:p>7005</text:p>
          </table:table-cell>
          <table:table-cell office:value-type="float" office:value="70">
            <text:p>70</text:p>
          </table:table-cell>
          <table:table-cell office:value-type="float" office:value="-9.46842159850373">
            <text:p>-9.468422</text:p>
          </table:table-cell>
          <table:table-cell office:value-type="float" office:value="30.2879287554116">
            <text:p>30.287929</text:p>
          </table:table-cell>
          <table:table-cell office:value-type="float" office:value="108650">
            <text:p>108650</text:p>
          </table:table-cell>
          <table:table-cell office:value-type="float" office:value="372300">
            <text:p>3723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7005/70</text:p>
          </table:table-cell>
          <table:table-cell office:value-type="float" office:value="7005">
            <text:p>7005</text:p>
          </table:table-cell>
          <table:table-cell office:value-type="float" office:value="70">
            <text:p>70</text:p>
          </table:table-cell>
          <table:table-cell office:value-type="float" office:value="-9.46842159850373">
            <text:p>-9.468422</text:p>
          </table:table-cell>
          <table:table-cell office:value-type="float" office:value="30.2879287554116">
            <text:p>30.287929</text:p>
          </table:table-cell>
          <table:table-cell office:value-type="float" office:value="108650">
            <text:p>108650</text:p>
          </table:table-cell>
          <table:table-cell office:value-type="float" office:value="372300">
            <text:p>3723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7005/70</text:p>
          </table:table-cell>
          <table:table-cell office:value-type="float" office:value="7005">
            <text:p>7005</text:p>
          </table:table-cell>
          <table:table-cell office:value-type="float" office:value="70">
            <text:p>70</text:p>
          </table:table-cell>
          <table:table-cell office:value-type="float" office:value="-9.46842159850373">
            <text:p>-9.468422</text:p>
          </table:table-cell>
          <table:table-cell office:value-type="float" office:value="30.2879287554116">
            <text:p>30.287929</text:p>
          </table:table-cell>
          <table:table-cell office:value-type="float" office:value="108650">
            <text:p>108650</text:p>
          </table:table-cell>
          <table:table-cell office:value-type="float" office:value="372300">
            <text:p>3723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7005/70</text:p>
          </table:table-cell>
          <table:table-cell office:value-type="float" office:value="7005">
            <text:p>7005</text:p>
          </table:table-cell>
          <table:table-cell office:value-type="float" office:value="70">
            <text:p>70</text:p>
          </table:table-cell>
          <table:table-cell office:value-type="float" office:value="-9.46842159850373">
            <text:p>-9.468422</text:p>
          </table:table-cell>
          <table:table-cell office:value-type="float" office:value="30.2879287554116">
            <text:p>30.287929</text:p>
          </table:table-cell>
          <table:table-cell office:value-type="float" office:value="108650">
            <text:p>108650</text:p>
          </table:table-cell>
          <table:table-cell office:value-type="float" office:value="372300">
            <text:p>3723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58">
            <text:p>58</text:p>
          </table:table-cell>
          <table:table-cell office:value-type="float" office:value="106">
            <text:p>106</text:p>
          </table:table-cell>
          <table:table-cell office:value-type="float" office:value="48">
            <text:p>48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7005/70</text:p>
          </table:table-cell>
          <table:table-cell office:value-type="float" office:value="7005">
            <text:p>7005</text:p>
          </table:table-cell>
          <table:table-cell office:value-type="float" office:value="70">
            <text:p>70</text:p>
          </table:table-cell>
          <table:table-cell office:value-type="float" office:value="-9.46842159850373">
            <text:p>-9.468422</text:p>
          </table:table-cell>
          <table:table-cell office:value-type="float" office:value="30.2879287554116">
            <text:p>30.287929</text:p>
          </table:table-cell>
          <table:table-cell office:value-type="float" office:value="108650">
            <text:p>108650</text:p>
          </table:table-cell>
          <table:table-cell office:value-type="float" office:value="372300">
            <text:p>3723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7005/70</text:p>
          </table:table-cell>
          <table:table-cell office:value-type="float" office:value="7005">
            <text:p>7005</text:p>
          </table:table-cell>
          <table:table-cell office:value-type="float" office:value="70">
            <text:p>70</text:p>
          </table:table-cell>
          <table:table-cell office:value-type="float" office:value="-9.46842159850373">
            <text:p>-9.468422</text:p>
          </table:table-cell>
          <table:table-cell office:value-type="float" office:value="30.2879287554116">
            <text:p>30.287929</text:p>
          </table:table-cell>
          <table:table-cell office:value-type="float" office:value="108650">
            <text:p>108650</text:p>
          </table:table-cell>
          <table:table-cell office:value-type="float" office:value="372300">
            <text:p>37230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109">
            <text:p>109</text:p>
          </table:table-cell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4974/70</text:p>
          </table:table-cell>
          <table:table-cell office:value-type="float" office:value="4974">
            <text:p>4974</text:p>
          </table:table-cell>
          <table:table-cell office:value-type="float" office:value="70">
            <text:p>70</text:p>
          </table:table-cell>
          <table:table-cell office:value-type="float" office:value="-9.36719618572607">
            <text:p>-9.367196</text:p>
          </table:table-cell>
          <table:table-cell office:value-type="float" office:value="30.3722403430164">
            <text:p>30.372240</text:p>
          </table:table-cell>
          <table:table-cell office:value-type="float" office:value="118700">
            <text:p>118700</text:p>
          </table:table-cell>
          <table:table-cell office:value-type="float" office:value="381300">
            <text:p>381300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4974/70</text:p>
          </table:table-cell>
          <table:table-cell office:value-type="float" office:value="4974">
            <text:p>4974</text:p>
          </table:table-cell>
          <table:table-cell office:value-type="float" office:value="70">
            <text:p>70</text:p>
          </table:table-cell>
          <table:table-cell office:value-type="float" office:value="-9.36719618572607">
            <text:p>-9.367196</text:p>
          </table:table-cell>
          <table:table-cell office:value-type="float" office:value="30.3722403430164">
            <text:p>30.372240</text:p>
          </table:table-cell>
          <table:table-cell office:value-type="float" office:value="118700">
            <text:p>118700</text:p>
          </table:table-cell>
          <table:table-cell office:value-type="float" office:value="381300">
            <text:p>381300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74/70</text:p>
          </table:table-cell>
          <table:table-cell office:value-type="float" office:value="4974">
            <text:p>4974</text:p>
          </table:table-cell>
          <table:table-cell office:value-type="float" office:value="70">
            <text:p>70</text:p>
          </table:table-cell>
          <table:table-cell office:value-type="float" office:value="-9.36719618572607">
            <text:p>-9.367196</text:p>
          </table:table-cell>
          <table:table-cell office:value-type="float" office:value="30.3722403430164">
            <text:p>30.372240</text:p>
          </table:table-cell>
          <table:table-cell office:value-type="float" office:value="118700">
            <text:p>118700</text:p>
          </table:table-cell>
          <table:table-cell office:value-type="float" office:value="381300">
            <text:p>381300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6306/70</text:p>
          </table:table-cell>
          <table:table-cell office:value-type="float" office:value="6306">
            <text:p>6306</text:p>
          </table:table-cell>
          <table:table-cell office:value-type="float" office:value="70">
            <text:p>70</text:p>
          </table:table-cell>
          <table:table-cell office:value-type="float" office:value="-9.43878181400437">
            <text:p>-9.438782</text:p>
          </table:table-cell>
          <table:table-cell office:value-type="float" office:value="30.3786681874784">
            <text:p>30.378668</text:p>
          </table:table-cell>
          <table:table-cell office:value-type="float" office:value="111850">
            <text:p>111850</text:p>
          </table:table-cell>
          <table:table-cell office:value-type="float" office:value="382250">
            <text:p>3822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75/70</text:p>
          </table:table-cell>
          <table:table-cell office:value-type="float" office:value="4975">
            <text:p>4975</text:p>
          </table:table-cell>
          <table:table-cell office:value-type="float" office:value="70">
            <text:p>70</text:p>
          </table:table-cell>
          <table:table-cell office:value-type="float" office:value="-9.36852185159827">
            <text:p>-9.368522</text:p>
          </table:table-cell>
          <table:table-cell office:value-type="float" office:value="30.3794237381859">
            <text:p>30.379424</text:p>
          </table:table-cell>
          <table:table-cell office:value-type="float" office:value="118600">
            <text:p>118600</text:p>
          </table:table-cell>
          <table:table-cell office:value-type="float" office:value="382100">
            <text:p>382100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andy loam</text:p>
          </table:table-cell>
        </table:table-row>
        <table:table-row table:style-name="ro1">
          <table:table-cell office:value-type="string">
            <text:p>4975/70</text:p>
          </table:table-cell>
          <table:table-cell office:value-type="float" office:value="4975">
            <text:p>4975</text:p>
          </table:table-cell>
          <table:table-cell office:value-type="float" office:value="70">
            <text:p>70</text:p>
          </table:table-cell>
          <table:table-cell office:value-type="float" office:value="-9.36852185159827">
            <text:p>-9.368522</text:p>
          </table:table-cell>
          <table:table-cell office:value-type="float" office:value="30.3794237381859">
            <text:p>30.379424</text:p>
          </table:table-cell>
          <table:table-cell office:value-type="float" office:value="118600">
            <text:p>118600</text:p>
          </table:table-cell>
          <table:table-cell office:value-type="float" office:value="382100">
            <text:p>382100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75/70</text:p>
          </table:table-cell>
          <table:table-cell office:value-type="float" office:value="4975">
            <text:p>4975</text:p>
          </table:table-cell>
          <table:table-cell office:value-type="float" office:value="70">
            <text:p>70</text:p>
          </table:table-cell>
          <table:table-cell office:value-type="float" office:value="-9.36852185159827">
            <text:p>-9.368522</text:p>
          </table:table-cell>
          <table:table-cell office:value-type="float" office:value="30.3794237381859">
            <text:p>30.379424</text:p>
          </table:table-cell>
          <table:table-cell office:value-type="float" office:value="118600">
            <text:p>118600</text:p>
          </table:table-cell>
          <table:table-cell office:value-type="float" office:value="382100">
            <text:p>382100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75/70</text:p>
          </table:table-cell>
          <table:table-cell office:value-type="float" office:value="4975">
            <text:p>4975</text:p>
          </table:table-cell>
          <table:table-cell office:value-type="float" office:value="70">
            <text:p>70</text:p>
          </table:table-cell>
          <table:table-cell office:value-type="float" office:value="-9.36852185159827">
            <text:p>-9.368522</text:p>
          </table:table-cell>
          <table:table-cell office:value-type="float" office:value="30.3794237381859">
            <text:p>30.379424</text:p>
          </table:table-cell>
          <table:table-cell office:value-type="float" office:value="118600">
            <text:p>118600</text:p>
          </table:table-cell>
          <table:table-cell office:value-type="float" office:value="382100">
            <text:p>382100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975/70</text:p>
          </table:table-cell>
          <table:table-cell office:value-type="float" office:value="4975">
            <text:p>4975</text:p>
          </table:table-cell>
          <table:table-cell office:value-type="float" office:value="70">
            <text:p>70</text:p>
          </table:table-cell>
          <table:table-cell office:value-type="float" office:value="-9.36852185159827">
            <text:p>-9.368522</text:p>
          </table:table-cell>
          <table:table-cell office:value-type="float" office:value="30.3794237381859">
            <text:p>30.379424</text:p>
          </table:table-cell>
          <table:table-cell office:value-type="float" office:value="118600">
            <text:p>118600</text:p>
          </table:table-cell>
          <table:table-cell office:value-type="float" office:value="382100">
            <text:p>382100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75/70</text:p>
          </table:table-cell>
          <table:table-cell office:value-type="float" office:value="4975">
            <text:p>4975</text:p>
          </table:table-cell>
          <table:table-cell office:value-type="float" office:value="70">
            <text:p>70</text:p>
          </table:table-cell>
          <table:table-cell office:value-type="float" office:value="-9.36852185159827">
            <text:p>-9.368522</text:p>
          </table:table-cell>
          <table:table-cell office:value-type="float" office:value="30.3794237381859">
            <text:p>30.379424</text:p>
          </table:table-cell>
          <table:table-cell office:value-type="float" office:value="118600">
            <text:p>118600</text:p>
          </table:table-cell>
          <table:table-cell office:value-type="float" office:value="382100">
            <text:p>382100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377/70</text:p>
          </table:table-cell>
          <table:table-cell office:value-type="float" office:value="6377">
            <text:p>6377</text:p>
          </table:table-cell>
          <table:table-cell office:value-type="float" office:value="70">
            <text:p>70</text:p>
          </table:table-cell>
          <table:table-cell office:value-type="float" office:value="-9.39032906435549">
            <text:p>-9.390329</text:p>
          </table:table-cell>
          <table:table-cell office:value-type="float" office:value="30.4040528500881">
            <text:p>30.404053</text:p>
          </table:table-cell>
          <table:table-cell office:value-type="float" office:value="116600">
            <text:p>116600</text:p>
          </table:table-cell>
          <table:table-cell office:value-type="float" office:value="384900">
            <text:p>3849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6377/70</text:p>
          </table:table-cell>
          <table:table-cell office:value-type="float" office:value="6377">
            <text:p>6377</text:p>
          </table:table-cell>
          <table:table-cell office:value-type="float" office:value="70">
            <text:p>70</text:p>
          </table:table-cell>
          <table:table-cell office:value-type="float" office:value="-9.39032906435549">
            <text:p>-9.390329</text:p>
          </table:table-cell>
          <table:table-cell office:value-type="float" office:value="30.4040528500881">
            <text:p>30.404053</text:p>
          </table:table-cell>
          <table:table-cell office:value-type="float" office:value="116600">
            <text:p>116600</text:p>
          </table:table-cell>
          <table:table-cell office:value-type="float" office:value="384900">
            <text:p>3849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6377/70</text:p>
          </table:table-cell>
          <table:table-cell office:value-type="float" office:value="6377">
            <text:p>6377</text:p>
          </table:table-cell>
          <table:table-cell office:value-type="float" office:value="70">
            <text:p>70</text:p>
          </table:table-cell>
          <table:table-cell office:value-type="float" office:value="-9.39032906435549">
            <text:p>-9.390329</text:p>
          </table:table-cell>
          <table:table-cell office:value-type="float" office:value="30.4040528500881">
            <text:p>30.404053</text:p>
          </table:table-cell>
          <table:table-cell office:value-type="float" office:value="116600">
            <text:p>116600</text:p>
          </table:table-cell>
          <table:table-cell office:value-type="float" office:value="384900">
            <text:p>3849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6377/70</text:p>
          </table:table-cell>
          <table:table-cell office:value-type="float" office:value="6377">
            <text:p>6377</text:p>
          </table:table-cell>
          <table:table-cell office:value-type="float" office:value="70">
            <text:p>70</text:p>
          </table:table-cell>
          <table:table-cell office:value-type="float" office:value="-9.39032906435549">
            <text:p>-9.390329</text:p>
          </table:table-cell>
          <table:table-cell office:value-type="float" office:value="30.4040528500881">
            <text:p>30.404053</text:p>
          </table:table-cell>
          <table:table-cell office:value-type="float" office:value="116600">
            <text:p>116600</text:p>
          </table:table-cell>
          <table:table-cell office:value-type="float" office:value="384900">
            <text:p>3849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377/70</text:p>
          </table:table-cell>
          <table:table-cell office:value-type="float" office:value="6377">
            <text:p>6377</text:p>
          </table:table-cell>
          <table:table-cell office:value-type="float" office:value="70">
            <text:p>70</text:p>
          </table:table-cell>
          <table:table-cell office:value-type="float" office:value="-9.39032906435549">
            <text:p>-9.390329</text:p>
          </table:table-cell>
          <table:table-cell office:value-type="float" office:value="30.4040528500881">
            <text:p>30.404053</text:p>
          </table:table-cell>
          <table:table-cell office:value-type="float" office:value="116600">
            <text:p>116600</text:p>
          </table:table-cell>
          <table:table-cell office:value-type="float" office:value="384900">
            <text:p>3849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6377/70</text:p>
          </table:table-cell>
          <table:table-cell office:value-type="float" office:value="6377">
            <text:p>6377</text:p>
          </table:table-cell>
          <table:table-cell office:value-type="float" office:value="70">
            <text:p>70</text:p>
          </table:table-cell>
          <table:table-cell office:value-type="float" office:value="-9.39032906435549">
            <text:p>-9.390329</text:p>
          </table:table-cell>
          <table:table-cell office:value-type="float" office:value="30.4040528500881">
            <text:p>30.404053</text:p>
          </table:table-cell>
          <table:table-cell office:value-type="float" office:value="116600">
            <text:p>116600</text:p>
          </table:table-cell>
          <table:table-cell office:value-type="float" office:value="384900">
            <text:p>3849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377/70</text:p>
          </table:table-cell>
          <table:table-cell office:value-type="float" office:value="6377">
            <text:p>6377</text:p>
          </table:table-cell>
          <table:table-cell office:value-type="float" office:value="70">
            <text:p>70</text:p>
          </table:table-cell>
          <table:table-cell office:value-type="float" office:value="-9.39032906435549">
            <text:p>-9.390329</text:p>
          </table:table-cell>
          <table:table-cell office:value-type="float" office:value="30.4040528500881">
            <text:p>30.404053</text:p>
          </table:table-cell>
          <table:table-cell office:value-type="float" office:value="116600">
            <text:p>116600</text:p>
          </table:table-cell>
          <table:table-cell office:value-type="float" office:value="384900">
            <text:p>3849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6377/70</text:p>
          </table:table-cell>
          <table:table-cell office:value-type="float" office:value="6377">
            <text:p>6377</text:p>
          </table:table-cell>
          <table:table-cell office:value-type="float" office:value="70">
            <text:p>70</text:p>
          </table:table-cell>
          <table:table-cell office:value-type="float" office:value="-9.39032906435549">
            <text:p>-9.390329</text:p>
          </table:table-cell>
          <table:table-cell office:value-type="float" office:value="30.4040528500881">
            <text:p>30.404053</text:p>
          </table:table-cell>
          <table:table-cell office:value-type="float" office:value="116600">
            <text:p>116600</text:p>
          </table:table-cell>
          <table:table-cell office:value-type="float" office:value="384900">
            <text:p>3849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6377/70</text:p>
          </table:table-cell>
          <table:table-cell office:value-type="float" office:value="6377">
            <text:p>6377</text:p>
          </table:table-cell>
          <table:table-cell office:value-type="float" office:value="70">
            <text:p>70</text:p>
          </table:table-cell>
          <table:table-cell office:value-type="float" office:value="-9.39032906435549">
            <text:p>-9.390329</text:p>
          </table:table-cell>
          <table:table-cell office:value-type="float" office:value="30.4040528500881">
            <text:p>30.404053</text:p>
          </table:table-cell>
          <table:table-cell office:value-type="float" office:value="116600">
            <text:p>116600</text:p>
          </table:table-cell>
          <table:table-cell office:value-type="float" office:value="384900">
            <text:p>3849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108">
            <text:p>108</text:p>
          </table:table-cell>
          <table:table-cell office:value-type="float" office:value="148">
            <text:p>148</text:p>
          </table:table-cell>
          <table:table-cell office:value-type="float" office:value="40">
            <text:p>40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6377/70</text:p>
          </table:table-cell>
          <table:table-cell office:value-type="float" office:value="6377">
            <text:p>6377</text:p>
          </table:table-cell>
          <table:table-cell office:value-type="float" office:value="70">
            <text:p>70</text:p>
          </table:table-cell>
          <table:table-cell office:value-type="float" office:value="-9.39032906435549">
            <text:p>-9.390329</text:p>
          </table:table-cell>
          <table:table-cell office:value-type="float" office:value="30.4040528500881">
            <text:p>30.404053</text:p>
          </table:table-cell>
          <table:table-cell office:value-type="float" office:value="116600">
            <text:p>116600</text:p>
          </table:table-cell>
          <table:table-cell office:value-type="float" office:value="384900">
            <text:p>3849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377/70</text:p>
          </table:table-cell>
          <table:table-cell office:value-type="float" office:value="6377">
            <text:p>6377</text:p>
          </table:table-cell>
          <table:table-cell office:value-type="float" office:value="70">
            <text:p>70</text:p>
          </table:table-cell>
          <table:table-cell office:value-type="float" office:value="-9.39032906435549">
            <text:p>-9.390329</text:p>
          </table:table-cell>
          <table:table-cell office:value-type="float" office:value="30.4040528500881">
            <text:p>30.404053</text:p>
          </table:table-cell>
          <table:table-cell office:value-type="float" office:value="116600">
            <text:p>116600</text:p>
          </table:table-cell>
          <table:table-cell office:value-type="float" office:value="384900">
            <text:p>3849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151">
            <text:p>151</text:p>
          </table:table-cell>
          <table:table-cell office:value-type="float" office:value="162">
            <text:p>162</text:p>
          </table:table-cell>
          <table:table-cell office:value-type="float" office:value="11">
            <text:p>11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6377/70</text:p>
          </table:table-cell>
          <table:table-cell office:value-type="float" office:value="6377">
            <text:p>6377</text:p>
          </table:table-cell>
          <table:table-cell office:value-type="float" office:value="70">
            <text:p>70</text:p>
          </table:table-cell>
          <table:table-cell office:value-type="float" office:value="-9.39032906435549">
            <text:p>-9.390329</text:p>
          </table:table-cell>
          <table:table-cell office:value-type="float" office:value="30.4040528500881">
            <text:p>30.404053</text:p>
          </table:table-cell>
          <table:table-cell office:value-type="float" office:value="116600">
            <text:p>116600</text:p>
          </table:table-cell>
          <table:table-cell office:value-type="float" office:value="384900">
            <text:p>3849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377/70</text:p>
          </table:table-cell>
          <table:table-cell office:value-type="float" office:value="6377">
            <text:p>6377</text:p>
          </table:table-cell>
          <table:table-cell office:value-type="float" office:value="70">
            <text:p>70</text:p>
          </table:table-cell>
          <table:table-cell office:value-type="float" office:value="-9.39032906435549">
            <text:p>-9.390329</text:p>
          </table:table-cell>
          <table:table-cell office:value-type="float" office:value="30.4040528500881">
            <text:p>30.404053</text:p>
          </table:table-cell>
          <table:table-cell office:value-type="float" office:value="116600">
            <text:p>116600</text:p>
          </table:table-cell>
          <table:table-cell office:value-type="float" office:value="384900">
            <text:p>3849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164">
            <text:p>164</text:p>
          </table:table-cell>
          <table:table-cell office:value-type="float" office:value="169">
            <text:p>169</text:p>
          </table:table-cell>
          <table:table-cell office:value-type="float" office:value="5">
            <text:p>5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6377/70</text:p>
          </table:table-cell>
          <table:table-cell office:value-type="float" office:value="6377">
            <text:p>6377</text:p>
          </table:table-cell>
          <table:table-cell office:value-type="float" office:value="70">
            <text:p>70</text:p>
          </table:table-cell>
          <table:table-cell office:value-type="float" office:value="-9.39032906435549">
            <text:p>-9.390329</text:p>
          </table:table-cell>
          <table:table-cell office:value-type="float" office:value="30.4040528500881">
            <text:p>30.404053</text:p>
          </table:table-cell>
          <table:table-cell office:value-type="float" office:value="116600">
            <text:p>116600</text:p>
          </table:table-cell>
          <table:table-cell office:value-type="float" office:value="384900">
            <text:p>3849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169">
            <text:p>169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string">
            <text:p>clayey marl</text:p>
          </table:table-cell>
        </table:table-row>
        <table:table-row table:style-name="ro1">
          <table:table-cell office:value-type="string">
            <text:p>6377/70</text:p>
          </table:table-cell>
          <table:table-cell office:value-type="float" office:value="6377">
            <text:p>6377</text:p>
          </table:table-cell>
          <table:table-cell office:value-type="float" office:value="70">
            <text:p>70</text:p>
          </table:table-cell>
          <table:table-cell office:value-type="float" office:value="-9.39032906435549">
            <text:p>-9.390329</text:p>
          </table:table-cell>
          <table:table-cell office:value-type="float" office:value="30.4040528500881">
            <text:p>30.404053</text:p>
          </table:table-cell>
          <table:table-cell office:value-type="float" office:value="116600">
            <text:p>116600</text:p>
          </table:table-cell>
          <table:table-cell office:value-type="float" office:value="384900">
            <text:p>3849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175">
            <text:p>175</text:p>
          </table:table-cell>
          <table:table-cell office:value-type="float" office:value="190">
            <text:p>190</text:p>
          </table:table-cell>
          <table:table-cell office:value-type="float" office:value="15">
            <text:p>15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6377/70</text:p>
          </table:table-cell>
          <table:table-cell office:value-type="float" office:value="6377">
            <text:p>6377</text:p>
          </table:table-cell>
          <table:table-cell office:value-type="float" office:value="70">
            <text:p>70</text:p>
          </table:table-cell>
          <table:table-cell office:value-type="float" office:value="-9.39032906435549">
            <text:p>-9.390329</text:p>
          </table:table-cell>
          <table:table-cell office:value-type="float" office:value="30.4040528500881">
            <text:p>30.404053</text:p>
          </table:table-cell>
          <table:table-cell office:value-type="float" office:value="116600">
            <text:p>116600</text:p>
          </table:table-cell>
          <table:table-cell office:value-type="float" office:value="384900">
            <text:p>3849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190">
            <text:p>190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string">
            <text:p>marly clay</text:p>
          </table:table-cell>
        </table:table-row>
        <table:table-row table:style-name="ro1">
          <table:table-cell office:value-type="string">
            <text:p>4976/70</text:p>
          </table:table-cell>
          <table:table-cell office:value-type="float" office:value="4976">
            <text:p>4976</text:p>
          </table:table-cell>
          <table:table-cell office:value-type="float" office:value="70">
            <text:p>70</text:p>
          </table:table-cell>
          <table:table-cell office:value-type="float" office:value="-9.43027989709023">
            <text:p>-9.430280</text:p>
          </table:table-cell>
          <table:table-cell office:value-type="float" office:value="30.3744111006531">
            <text:p>30.374411</text:p>
          </table:table-cell>
          <table:table-cell office:value-type="float" office:value="112650">
            <text:p>112650</text:p>
          </table:table-cell>
          <table:table-cell office:value-type="float" office:value="381750">
            <text:p>38175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sandy loam</text:p>
          </table:table-cell>
        </table:table-row>
        <table:table-row table:style-name="ro1">
          <table:table-cell office:value-type="string">
            <text:p>4976/70</text:p>
          </table:table-cell>
          <table:table-cell office:value-type="float" office:value="4976">
            <text:p>4976</text:p>
          </table:table-cell>
          <table:table-cell office:value-type="float" office:value="70">
            <text:p>70</text:p>
          </table:table-cell>
          <table:table-cell office:value-type="float" office:value="-9.43027989709023">
            <text:p>-9.430280</text:p>
          </table:table-cell>
          <table:table-cell office:value-type="float" office:value="30.3744111006531">
            <text:p>30.374411</text:p>
          </table:table-cell>
          <table:table-cell office:value-type="float" office:value="112650">
            <text:p>112650</text:p>
          </table:table-cell>
          <table:table-cell office:value-type="float" office:value="381750">
            <text:p>38175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976/70</text:p>
          </table:table-cell>
          <table:table-cell office:value-type="float" office:value="4976">
            <text:p>4976</text:p>
          </table:table-cell>
          <table:table-cell office:value-type="float" office:value="70">
            <text:p>70</text:p>
          </table:table-cell>
          <table:table-cell office:value-type="float" office:value="-9.43027989709023">
            <text:p>-9.430280</text:p>
          </table:table-cell>
          <table:table-cell office:value-type="float" office:value="30.3744111006531">
            <text:p>30.374411</text:p>
          </table:table-cell>
          <table:table-cell office:value-type="float" office:value="112650">
            <text:p>112650</text:p>
          </table:table-cell>
          <table:table-cell office:value-type="float" office:value="381750">
            <text:p>38175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string">
            <text:p>marly clay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string">
            <text:p>marly clay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coarse sand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float" office:value="137">
            <text:p>137</text:p>
          </table:table-cell>
          <table:table-cell office:value-type="float" office:value="32">
            <text:p>32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6397/70</text:p>
          </table:table-cell>
          <table:table-cell office:value-type="float" office:value="6397">
            <text:p>6397</text:p>
          </table:table-cell>
          <table:table-cell office:value-type="float" office:value="70">
            <text:p>70</text:p>
          </table:table-cell>
          <table:table-cell office:value-type="float" office:value="-9.52123121299752">
            <text:p>-9.521231</text:p>
          </table:table-cell>
          <table:table-cell office:value-type="float" office:value="30.3805691972466">
            <text:p>30.380569</text:p>
          </table:table-cell>
          <table:table-cell office:value-type="float" office:value="103940">
            <text:p>103940</text:p>
          </table:table-cell>
          <table:table-cell office:value-type="float" office:value="382740">
            <text:p>382740</text:p>
          </table:table-cell>
          <table:table-cell office:value-type="float" office:value="30.27">
            <text:p>30.27</text:p>
          </table:table-cell>
          <table:table-cell office:value-type="float" office:value="155">
            <text:p>155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2">
            <text:p>12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1132/69</text:p>
          </table:table-cell>
          <table:table-cell office:value-type="float" office:value="1132">
            <text:p>1132</text:p>
          </table:table-cell>
          <table:table-cell office:value-type="float" office:value="69">
            <text:p>69</text:p>
          </table:table-cell>
          <table:table-cell office:value-type="float" office:value="-9.5272227671972">
            <text:p>-9.527223</text:p>
          </table:table-cell>
          <table:table-cell office:value-type="float" office:value="30.3768625500601">
            <text:p>30.376863</text:p>
          </table:table-cell>
          <table:table-cell office:value-type="float" office:value="103350">
            <text:p>103350</text:p>
          </table:table-cell>
          <table:table-cell office:value-type="float" office:value="382350">
            <text:p>38235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1132/69</text:p>
          </table:table-cell>
          <table:table-cell office:value-type="float" office:value="1132">
            <text:p>1132</text:p>
          </table:table-cell>
          <table:table-cell office:value-type="float" office:value="69">
            <text:p>69</text:p>
          </table:table-cell>
          <table:table-cell office:value-type="float" office:value="-9.5272227671972">
            <text:p>-9.527223</text:p>
          </table:table-cell>
          <table:table-cell office:value-type="float" office:value="30.3768625500601">
            <text:p>30.376863</text:p>
          </table:table-cell>
          <table:table-cell office:value-type="float" office:value="103350">
            <text:p>103350</text:p>
          </table:table-cell>
          <table:table-cell office:value-type="float" office:value="382350">
            <text:p>38235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1132/69</text:p>
          </table:table-cell>
          <table:table-cell office:value-type="float" office:value="1132">
            <text:p>1132</text:p>
          </table:table-cell>
          <table:table-cell office:value-type="float" office:value="69">
            <text:p>69</text:p>
          </table:table-cell>
          <table:table-cell office:value-type="float" office:value="-9.5272227671972">
            <text:p>-9.527223</text:p>
          </table:table-cell>
          <table:table-cell office:value-type="float" office:value="30.3768625500601">
            <text:p>30.376863</text:p>
          </table:table-cell>
          <table:table-cell office:value-type="float" office:value="103350">
            <text:p>103350</text:p>
          </table:table-cell>
          <table:table-cell office:value-type="float" office:value="382350">
            <text:p>38235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1132/69</text:p>
          </table:table-cell>
          <table:table-cell office:value-type="float" office:value="1132">
            <text:p>1132</text:p>
          </table:table-cell>
          <table:table-cell office:value-type="float" office:value="69">
            <text:p>69</text:p>
          </table:table-cell>
          <table:table-cell office:value-type="float" office:value="-9.5272227671972">
            <text:p>-9.527223</text:p>
          </table:table-cell>
          <table:table-cell office:value-type="float" office:value="30.3768625500601">
            <text:p>30.376863</text:p>
          </table:table-cell>
          <table:table-cell office:value-type="float" office:value="103350">
            <text:p>103350</text:p>
          </table:table-cell>
          <table:table-cell office:value-type="float" office:value="382350">
            <text:p>38235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1132/69</text:p>
          </table:table-cell>
          <table:table-cell office:value-type="float" office:value="1132">
            <text:p>1132</text:p>
          </table:table-cell>
          <table:table-cell office:value-type="float" office:value="69">
            <text:p>69</text:p>
          </table:table-cell>
          <table:table-cell office:value-type="float" office:value="-9.5272227671972">
            <text:p>-9.527223</text:p>
          </table:table-cell>
          <table:table-cell office:value-type="float" office:value="30.3768625500601">
            <text:p>30.376863</text:p>
          </table:table-cell>
          <table:table-cell office:value-type="float" office:value="103350">
            <text:p>103350</text:p>
          </table:table-cell>
          <table:table-cell office:value-type="float" office:value="382350">
            <text:p>38235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132/69</text:p>
          </table:table-cell>
          <table:table-cell office:value-type="float" office:value="1132">
            <text:p>1132</text:p>
          </table:table-cell>
          <table:table-cell office:value-type="float" office:value="69">
            <text:p>69</text:p>
          </table:table-cell>
          <table:table-cell office:value-type="float" office:value="-9.5272227671972">
            <text:p>-9.527223</text:p>
          </table:table-cell>
          <table:table-cell office:value-type="float" office:value="30.3768625500601">
            <text:p>30.376863</text:p>
          </table:table-cell>
          <table:table-cell office:value-type="float" office:value="103350">
            <text:p>103350</text:p>
          </table:table-cell>
          <table:table-cell office:value-type="float" office:value="382350">
            <text:p>38235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1132/69</text:p>
          </table:table-cell>
          <table:table-cell office:value-type="float" office:value="1132">
            <text:p>1132</text:p>
          </table:table-cell>
          <table:table-cell office:value-type="float" office:value="69">
            <text:p>69</text:p>
          </table:table-cell>
          <table:table-cell office:value-type="float" office:value="-9.5272227671972">
            <text:p>-9.527223</text:p>
          </table:table-cell>
          <table:table-cell office:value-type="float" office:value="30.3768625500601">
            <text:p>30.376863</text:p>
          </table:table-cell>
          <table:table-cell office:value-type="float" office:value="103350">
            <text:p>103350</text:p>
          </table:table-cell>
          <table:table-cell office:value-type="float" office:value="382350">
            <text:p>38235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1132/69</text:p>
          </table:table-cell>
          <table:table-cell office:value-type="float" office:value="1132">
            <text:p>1132</text:p>
          </table:table-cell>
          <table:table-cell office:value-type="float" office:value="69">
            <text:p>69</text:p>
          </table:table-cell>
          <table:table-cell office:value-type="float" office:value="-9.5272227671972">
            <text:p>-9.527223</text:p>
          </table:table-cell>
          <table:table-cell office:value-type="float" office:value="30.3768625500601">
            <text:p>30.376863</text:p>
          </table:table-cell>
          <table:table-cell office:value-type="float" office:value="103350">
            <text:p>103350</text:p>
          </table:table-cell>
          <table:table-cell office:value-type="float" office:value="382350">
            <text:p>38235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1132/69</text:p>
          </table:table-cell>
          <table:table-cell office:value-type="float" office:value="1132">
            <text:p>1132</text:p>
          </table:table-cell>
          <table:table-cell office:value-type="float" office:value="69">
            <text:p>69</text:p>
          </table:table-cell>
          <table:table-cell office:value-type="float" office:value="-9.5272227671972">
            <text:p>-9.527223</text:p>
          </table:table-cell>
          <table:table-cell office:value-type="float" office:value="30.3768625500601">
            <text:p>30.376863</text:p>
          </table:table-cell>
          <table:table-cell office:value-type="float" office:value="103350">
            <text:p>103350</text:p>
          </table:table-cell>
          <table:table-cell office:value-type="float" office:value="382350">
            <text:p>38235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132/69</text:p>
          </table:table-cell>
          <table:table-cell office:value-type="float" office:value="1132">
            <text:p>1132</text:p>
          </table:table-cell>
          <table:table-cell office:value-type="float" office:value="69">
            <text:p>69</text:p>
          </table:table-cell>
          <table:table-cell office:value-type="float" office:value="-9.5272227671972">
            <text:p>-9.527223</text:p>
          </table:table-cell>
          <table:table-cell office:value-type="float" office:value="30.3768625500601">
            <text:p>30.376863</text:p>
          </table:table-cell>
          <table:table-cell office:value-type="float" office:value="103350">
            <text:p>103350</text:p>
          </table:table-cell>
          <table:table-cell office:value-type="float" office:value="382350">
            <text:p>38235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132/69</text:p>
          </table:table-cell>
          <table:table-cell office:value-type="float" office:value="1132">
            <text:p>1132</text:p>
          </table:table-cell>
          <table:table-cell office:value-type="float" office:value="69">
            <text:p>69</text:p>
          </table:table-cell>
          <table:table-cell office:value-type="float" office:value="-9.5272227671972">
            <text:p>-9.527223</text:p>
          </table:table-cell>
          <table:table-cell office:value-type="float" office:value="30.3768625500601">
            <text:p>30.376863</text:p>
          </table:table-cell>
          <table:table-cell office:value-type="float" office:value="103350">
            <text:p>103350</text:p>
          </table:table-cell>
          <table:table-cell office:value-type="float" office:value="382350">
            <text:p>38235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  <table:table-cell office:value-type="float" office:value="15">
            <text:p>15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132/69</text:p>
          </table:table-cell>
          <table:table-cell office:value-type="float" office:value="1132">
            <text:p>1132</text:p>
          </table:table-cell>
          <table:table-cell office:value-type="float" office:value="69">
            <text:p>69</text:p>
          </table:table-cell>
          <table:table-cell office:value-type="float" office:value="-9.5272227671972">
            <text:p>-9.527223</text:p>
          </table:table-cell>
          <table:table-cell office:value-type="float" office:value="30.3768625500601">
            <text:p>30.376863</text:p>
          </table:table-cell>
          <table:table-cell office:value-type="float" office:value="103350">
            <text:p>103350</text:p>
          </table:table-cell>
          <table:table-cell office:value-type="float" office:value="382350">
            <text:p>38235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132/69</text:p>
          </table:table-cell>
          <table:table-cell office:value-type="float" office:value="1132">
            <text:p>1132</text:p>
          </table:table-cell>
          <table:table-cell office:value-type="float" office:value="69">
            <text:p>69</text:p>
          </table:table-cell>
          <table:table-cell office:value-type="float" office:value="-9.5272227671972">
            <text:p>-9.527223</text:p>
          </table:table-cell>
          <table:table-cell office:value-type="float" office:value="30.3768625500601">
            <text:p>30.376863</text:p>
          </table:table-cell>
          <table:table-cell office:value-type="float" office:value="103350">
            <text:p>103350</text:p>
          </table:table-cell>
          <table:table-cell office:value-type="float" office:value="382350">
            <text:p>38235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132/69</text:p>
          </table:table-cell>
          <table:table-cell office:value-type="float" office:value="1132">
            <text:p>1132</text:p>
          </table:table-cell>
          <table:table-cell office:value-type="float" office:value="69">
            <text:p>69</text:p>
          </table:table-cell>
          <table:table-cell office:value-type="float" office:value="-9.5272227671972">
            <text:p>-9.527223</text:p>
          </table:table-cell>
          <table:table-cell office:value-type="float" office:value="30.3768625500601">
            <text:p>30.376863</text:p>
          </table:table-cell>
          <table:table-cell office:value-type="float" office:value="103350">
            <text:p>103350</text:p>
          </table:table-cell>
          <table:table-cell office:value-type="float" office:value="382350">
            <text:p>38235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132/69</text:p>
          </table:table-cell>
          <table:table-cell office:value-type="float" office:value="1132">
            <text:p>1132</text:p>
          </table:table-cell>
          <table:table-cell office:value-type="float" office:value="69">
            <text:p>69</text:p>
          </table:table-cell>
          <table:table-cell office:value-type="float" office:value="-9.5272227671972">
            <text:p>-9.527223</text:p>
          </table:table-cell>
          <table:table-cell office:value-type="float" office:value="30.3768625500601">
            <text:p>30.376863</text:p>
          </table:table-cell>
          <table:table-cell office:value-type="float" office:value="103350">
            <text:p>103350</text:p>
          </table:table-cell>
          <table:table-cell office:value-type="float" office:value="382350">
            <text:p>38235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112">
            <text:p>112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0.3">
            <text:p>0.3</text:p>
          </table:table-cell>
          <table:table-cell office:value-type="float" office:value="5">
            <text:p>5</text:p>
          </table:table-cell>
          <table:table-cell office:value-type="float" office:value="4.7">
            <text:p>4.7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clayey marl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string">
            <text:p>clayey marl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string">
            <text:p>marly clay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string">
            <text:p>clayey marl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string">
            <text:p>marly clay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calcareous marl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marly clay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marly clay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105">
            <text:p>105</text:p>
          </table:table-cell>
          <table:table-cell office:value-type="float" office:value="135">
            <text:p>135</text:p>
          </table:table-cell>
          <table:table-cell office:value-type="float" office:value="30">
            <text:p>30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135">
            <text:p>135</text:p>
          </table:table-cell>
          <table:table-cell office:value-type="float" office:value="142">
            <text:p>142</text:p>
          </table:table-cell>
          <table:table-cell office:value-type="float" office:value="7">
            <text:p>7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7">
            <text:p>7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151">
            <text:p>151</text:p>
          </table:table-cell>
          <table:table-cell office:value-type="float" office:value="180">
            <text:p>180</text:p>
          </table:table-cell>
          <table:table-cell office:value-type="float" office:value="29">
            <text:p>29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 office:value-type="float" office:value="11">
            <text:p>11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191">
            <text:p>191</text:p>
          </table:table-cell>
          <table:table-cell office:value-type="float" office:value="205">
            <text:p>205</text:p>
          </table:table-cell>
          <table:table-cell office:value-type="float" office:value="14">
            <text:p>14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205">
            <text:p>205</text:p>
          </table:table-cell>
          <table:table-cell office:value-type="float" office:value="215">
            <text:p>215</text:p>
          </table:table-cell>
          <table:table-cell office:value-type="float" office:value="10">
            <text:p>10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4701/70</text:p>
          </table:table-cell>
          <table:table-cell office:value-type="float" office:value="4701">
            <text:p>4701</text:p>
          </table:table-cell>
          <table:table-cell office:value-type="float" office:value="70">
            <text:p>70</text:p>
          </table:table-cell>
          <table:table-cell office:value-type="float" office:value="-9.458076741648">
            <text:p>-9.458077</text:p>
          </table:table-cell>
          <table:table-cell office:value-type="float" office:value="30.3279720097716">
            <text:p>30.327972</text:p>
          </table:table-cell>
          <table:table-cell office:value-type="float" office:value="109800">
            <text:p>109800</text:p>
          </table:table-cell>
          <table:table-cell office:value-type="float" office:value="376700">
            <text:p>376700</text:p>
          </table:table-cell>
          <table:table-cell office:value-type="float" office:value="46">
            <text:p>46</text:p>
          </table:table-cell>
          <table:table-cell office:value-type="float" office:value="230">
            <text:p>230</text:p>
          </table:table-cell>
          <table:table-cell office:value-type="float" office:value="215">
            <text:p>215</text:p>
          </table:table-cell>
          <table:table-cell office:value-type="float" office:value="230">
            <text:p>230</text:p>
          </table:table-cell>
          <table:table-cell office:value-type="float" office:value="15">
            <text:p>15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clayey sand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string">
            <text:p>marly clay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string">
            <text:p>clayey marl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office:value-type="float" office:value="28">
            <text:p>28</text:p>
          </table:table-cell>
          <table:table-cell office:value-type="string">
            <text:p>marly clay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129">
            <text:p>129</text:p>
          </table:table-cell>
          <table:table-cell office:value-type="float" office:value="151">
            <text:p>151</text:p>
          </table:table-cell>
          <table:table-cell office:value-type="float" office:value="22">
            <text:p>22</text:p>
          </table:table-cell>
          <table:table-cell office:value-type="string">
            <text:p>clayey marl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151">
            <text:p>151</text:p>
          </table:table-cell>
          <table:table-cell office:value-type="float" office:value="165">
            <text:p>165</text:p>
          </table:table-cell>
          <table:table-cell office:value-type="float" office:value="14">
            <text:p>14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165">
            <text:p>165</text:p>
          </table:table-cell>
          <table:table-cell office:value-type="float" office:value="181">
            <text:p>181</text:p>
          </table:table-cell>
          <table:table-cell office:value-type="float" office:value="16">
            <text:p>16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181">
            <text:p>181</text:p>
          </table:table-cell>
          <table:table-cell office:value-type="float" office:value="195">
            <text:p>195</text:p>
          </table:table-cell>
          <table:table-cell office:value-type="float" office:value="14">
            <text:p>14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4700/70</text:p>
          </table:table-cell>
          <table:table-cell office:value-type="float" office:value="4700">
            <text:p>4700</text:p>
          </table:table-cell>
          <table:table-cell office:value-type="float" office:value="70">
            <text:p>70</text:p>
          </table:table-cell>
          <table:table-cell office:value-type="float" office:value="-9.39772377449185">
            <text:p>-9.397724</text:p>
          </table:table-cell>
          <table:table-cell office:value-type="float" office:value="30.2891664639888">
            <text:p>30.289166</text:p>
          </table:table-cell>
          <table:table-cell office:value-type="float" office:value="115450">
            <text:p>115450</text:p>
          </table:table-cell>
          <table:table-cell office:value-type="float" office:value="372200">
            <text:p>372200</text:p>
          </table:table-cell>
          <table:table-cell office:value-type="float" office:value="92">
            <text:p>92</text:p>
          </table:table-cell>
          <table:table-cell office:value-type="float" office:value="201">
            <text:p>201</text:p>
          </table:table-cell>
          <table:table-cell office:value-type="float" office:value="195">
            <text:p>195</text:p>
          </table:table-cell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string">
            <text:p>clayey marl</text:p>
          </table:table-cell>
        </table:table-row>
        <table:table-row table:style-name="ro1">
          <table:table-cell office:value-type="string">
            <text:p>4699/70</text:p>
          </table:table-cell>
          <table:table-cell office:value-type="float" office:value="4699">
            <text:p>4699</text:p>
          </table:table-cell>
          <table:table-cell office:value-type="float" office:value="70">
            <text:p>70</text:p>
          </table:table-cell>
          <table:table-cell office:value-type="float" office:value="-9.40776069784169">
            <text:p>-9.407761</text:p>
          </table:table-cell>
          <table:table-cell office:value-type="float" office:value="30.3060197886237">
            <text:p>30.306020</text:p>
          </table:table-cell>
          <table:table-cell office:value-type="float" office:value="114550">
            <text:p>114550</text:p>
          </table:table-cell>
          <table:table-cell office:value-type="float" office:value="374100">
            <text:p>374100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699/70</text:p>
          </table:table-cell>
          <table:table-cell office:value-type="float" office:value="4699">
            <text:p>4699</text:p>
          </table:table-cell>
          <table:table-cell office:value-type="float" office:value="70">
            <text:p>70</text:p>
          </table:table-cell>
          <table:table-cell office:value-type="float" office:value="-9.40776069784169">
            <text:p>-9.407761</text:p>
          </table:table-cell>
          <table:table-cell office:value-type="float" office:value="30.3060197886237">
            <text:p>30.306020</text:p>
          </table:table-cell>
          <table:table-cell office:value-type="float" office:value="114550">
            <text:p>114550</text:p>
          </table:table-cell>
          <table:table-cell office:value-type="float" office:value="374100">
            <text:p>374100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699/70</text:p>
          </table:table-cell>
          <table:table-cell office:value-type="float" office:value="4699">
            <text:p>4699</text:p>
          </table:table-cell>
          <table:table-cell office:value-type="float" office:value="70">
            <text:p>70</text:p>
          </table:table-cell>
          <table:table-cell office:value-type="float" office:value="-9.40776069784169">
            <text:p>-9.407761</text:p>
          </table:table-cell>
          <table:table-cell office:value-type="float" office:value="30.3060197886237">
            <text:p>30.306020</text:p>
          </table:table-cell>
          <table:table-cell office:value-type="float" office:value="114550">
            <text:p>114550</text:p>
          </table:table-cell>
          <table:table-cell office:value-type="float" office:value="374100">
            <text:p>374100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699/70</text:p>
          </table:table-cell>
          <table:table-cell office:value-type="float" office:value="4699">
            <text:p>4699</text:p>
          </table:table-cell>
          <table:table-cell office:value-type="float" office:value="70">
            <text:p>70</text:p>
          </table:table-cell>
          <table:table-cell office:value-type="float" office:value="-9.40776069784169">
            <text:p>-9.407761</text:p>
          </table:table-cell>
          <table:table-cell office:value-type="float" office:value="30.3060197886237">
            <text:p>30.306020</text:p>
          </table:table-cell>
          <table:table-cell office:value-type="float" office:value="114550">
            <text:p>114550</text:p>
          </table:table-cell>
          <table:table-cell office:value-type="float" office:value="374100">
            <text:p>374100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699/70</text:p>
          </table:table-cell>
          <table:table-cell office:value-type="float" office:value="4699">
            <text:p>4699</text:p>
          </table:table-cell>
          <table:table-cell office:value-type="float" office:value="70">
            <text:p>70</text:p>
          </table:table-cell>
          <table:table-cell office:value-type="float" office:value="-9.40776069784169">
            <text:p>-9.407761</text:p>
          </table:table-cell>
          <table:table-cell office:value-type="float" office:value="30.3060197886237">
            <text:p>30.306020</text:p>
          </table:table-cell>
          <table:table-cell office:value-type="float" office:value="114550">
            <text:p>114550</text:p>
          </table:table-cell>
          <table:table-cell office:value-type="float" office:value="374100">
            <text:p>374100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699/70</text:p>
          </table:table-cell>
          <table:table-cell office:value-type="float" office:value="4699">
            <text:p>4699</text:p>
          </table:table-cell>
          <table:table-cell office:value-type="float" office:value="70">
            <text:p>70</text:p>
          </table:table-cell>
          <table:table-cell office:value-type="float" office:value="-9.40776069784169">
            <text:p>-9.407761</text:p>
          </table:table-cell>
          <table:table-cell office:value-type="float" office:value="30.3060197886237">
            <text:p>30.306020</text:p>
          </table:table-cell>
          <table:table-cell office:value-type="float" office:value="114550">
            <text:p>114550</text:p>
          </table:table-cell>
          <table:table-cell office:value-type="float" office:value="374100">
            <text:p>374100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699/70</text:p>
          </table:table-cell>
          <table:table-cell office:value-type="float" office:value="4699">
            <text:p>4699</text:p>
          </table:table-cell>
          <table:table-cell office:value-type="float" office:value="70">
            <text:p>70</text:p>
          </table:table-cell>
          <table:table-cell office:value-type="float" office:value="-9.40776069784169">
            <text:p>-9.407761</text:p>
          </table:table-cell>
          <table:table-cell office:value-type="float" office:value="30.3060197886237">
            <text:p>30.306020</text:p>
          </table:table-cell>
          <table:table-cell office:value-type="float" office:value="114550">
            <text:p>114550</text:p>
          </table:table-cell>
          <table:table-cell office:value-type="float" office:value="374100">
            <text:p>374100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699/70</text:p>
          </table:table-cell>
          <table:table-cell office:value-type="float" office:value="4699">
            <text:p>4699</text:p>
          </table:table-cell>
          <table:table-cell office:value-type="float" office:value="70">
            <text:p>70</text:p>
          </table:table-cell>
          <table:table-cell office:value-type="float" office:value="-9.40776069784169">
            <text:p>-9.407761</text:p>
          </table:table-cell>
          <table:table-cell office:value-type="float" office:value="30.3060197886237">
            <text:p>30.306020</text:p>
          </table:table-cell>
          <table:table-cell office:value-type="float" office:value="114550">
            <text:p>114550</text:p>
          </table:table-cell>
          <table:table-cell office:value-type="float" office:value="374100">
            <text:p>374100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699/70</text:p>
          </table:table-cell>
          <table:table-cell office:value-type="float" office:value="4699">
            <text:p>4699</text:p>
          </table:table-cell>
          <table:table-cell office:value-type="float" office:value="70">
            <text:p>70</text:p>
          </table:table-cell>
          <table:table-cell office:value-type="float" office:value="-9.40776069784169">
            <text:p>-9.407761</text:p>
          </table:table-cell>
          <table:table-cell office:value-type="float" office:value="30.3060197886237">
            <text:p>30.306020</text:p>
          </table:table-cell>
          <table:table-cell office:value-type="float" office:value="114550">
            <text:p>114550</text:p>
          </table:table-cell>
          <table:table-cell office:value-type="float" office:value="374100">
            <text:p>374100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699/70</text:p>
          </table:table-cell>
          <table:table-cell office:value-type="float" office:value="4699">
            <text:p>4699</text:p>
          </table:table-cell>
          <table:table-cell office:value-type="float" office:value="70">
            <text:p>70</text:p>
          </table:table-cell>
          <table:table-cell office:value-type="float" office:value="-9.40776069784169">
            <text:p>-9.407761</text:p>
          </table:table-cell>
          <table:table-cell office:value-type="float" office:value="30.3060197886237">
            <text:p>30.306020</text:p>
          </table:table-cell>
          <table:table-cell office:value-type="float" office:value="114550">
            <text:p>114550</text:p>
          </table:table-cell>
          <table:table-cell office:value-type="float" office:value="374100">
            <text:p>374100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float" office:value="35">
            <text:p>35</text:p>
          </table:table-cell>
          <table:table-cell office:value-type="string">
            <text:p>marly clay</text:p>
          </table:table-cell>
        </table:table-row>
        <table:table-row table:style-name="ro1">
          <table:table-cell office:value-type="string">
            <text:p>4699/70</text:p>
          </table:table-cell>
          <table:table-cell office:value-type="float" office:value="4699">
            <text:p>4699</text:p>
          </table:table-cell>
          <table:table-cell office:value-type="float" office:value="70">
            <text:p>70</text:p>
          </table:table-cell>
          <table:table-cell office:value-type="float" office:value="-9.40776069784169">
            <text:p>-9.407761</text:p>
          </table:table-cell>
          <table:table-cell office:value-type="float" office:value="30.3060197886237">
            <text:p>30.306020</text:p>
          </table:table-cell>
          <table:table-cell office:value-type="float" office:value="114550">
            <text:p>114550</text:p>
          </table:table-cell>
          <table:table-cell office:value-type="float" office:value="374100">
            <text:p>374100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4699/70</text:p>
          </table:table-cell>
          <table:table-cell office:value-type="float" office:value="4699">
            <text:p>4699</text:p>
          </table:table-cell>
          <table:table-cell office:value-type="float" office:value="70">
            <text:p>70</text:p>
          </table:table-cell>
          <table:table-cell office:value-type="float" office:value="-9.40776069784169">
            <text:p>-9.407761</text:p>
          </table:table-cell>
          <table:table-cell office:value-type="float" office:value="30.3060197886237">
            <text:p>30.306020</text:p>
          </table:table-cell>
          <table:table-cell office:value-type="float" office:value="114550">
            <text:p>114550</text:p>
          </table:table-cell>
          <table:table-cell office:value-type="float" office:value="374100">
            <text:p>374100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699/70</text:p>
          </table:table-cell>
          <table:table-cell office:value-type="float" office:value="4699">
            <text:p>4699</text:p>
          </table:table-cell>
          <table:table-cell office:value-type="float" office:value="70">
            <text:p>70</text:p>
          </table:table-cell>
          <table:table-cell office:value-type="float" office:value="-9.40776069784169">
            <text:p>-9.407761</text:p>
          </table:table-cell>
          <table:table-cell office:value-type="float" office:value="30.3060197886237">
            <text:p>30.306020</text:p>
          </table:table-cell>
          <table:table-cell office:value-type="float" office:value="114550">
            <text:p>114550</text:p>
          </table:table-cell>
          <table:table-cell office:value-type="float" office:value="374100">
            <text:p>374100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113">
            <text:p>113</text:p>
          </table:table-cell>
          <table:table-cell office:value-type="float" office:value="124">
            <text:p>124</text:p>
          </table:table-cell>
          <table:table-cell office:value-type="float" office:value="11">
            <text:p>11</text:p>
          </table:table-cell>
          <table:table-cell office:value-type="string">
            <text:p>calcareous marl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4698/70</text:p>
          </table:table-cell>
          <table:table-cell office:value-type="float" office:value="4698">
            <text:p>4698</text:p>
          </table:table-cell>
          <table:table-cell office:value-type="float" office:value="70">
            <text:p>70</text:p>
          </table:table-cell>
          <table:table-cell office:value-type="float" office:value="-9.43174355934025">
            <text:p>-9.431744</text:p>
          </table:table-cell>
          <table:table-cell office:value-type="float" office:value="30.3201938955287">
            <text:p>30.320194</text:p>
          </table:table-cell>
          <table:table-cell office:value-type="float" office:value="112300">
            <text:p>112300</text:p>
          </table:table-cell>
          <table:table-cell office:value-type="float" office:value="375750">
            <text:p>375750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1220/69</text:p>
          </table:table-cell>
          <table:table-cell office:value-type="float" office:value="1220">
            <text:p>1220</text:p>
          </table:table-cell>
          <table:table-cell office:value-type="float" office:value="69">
            <text:p>69</text:p>
          </table:table-cell>
          <table:table-cell office:value-type="float" office:value="-9.54709009999117">
            <text:p>-9.547090</text:p>
          </table:table-cell>
          <table:table-cell office:value-type="float" office:value="30.2529968401262">
            <text:p>30.252997</text:p>
          </table:table-cell>
          <table:table-cell office:value-type="float" office:value="100950">
            <text:p>100950</text:p>
          </table:table-cell>
          <table:table-cell office:value-type="float" office:value="368700">
            <text:p>36870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1220/69</text:p>
          </table:table-cell>
          <table:table-cell office:value-type="float" office:value="1220">
            <text:p>1220</text:p>
          </table:table-cell>
          <table:table-cell office:value-type="float" office:value="69">
            <text:p>69</text:p>
          </table:table-cell>
          <table:table-cell office:value-type="float" office:value="-9.54709009999117">
            <text:p>-9.547090</text:p>
          </table:table-cell>
          <table:table-cell office:value-type="float" office:value="30.2529968401262">
            <text:p>30.252997</text:p>
          </table:table-cell>
          <table:table-cell office:value-type="float" office:value="100950">
            <text:p>100950</text:p>
          </table:table-cell>
          <table:table-cell office:value-type="float" office:value="368700">
            <text:p>36870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fragile sandstone</text:p>
          </table:table-cell>
        </table:table-row>
        <table:table-row table:style-name="ro1">
          <table:table-cell office:value-type="string">
            <text:p>1220/69</text:p>
          </table:table-cell>
          <table:table-cell office:value-type="float" office:value="1220">
            <text:p>1220</text:p>
          </table:table-cell>
          <table:table-cell office:value-type="float" office:value="69">
            <text:p>69</text:p>
          </table:table-cell>
          <table:table-cell office:value-type="float" office:value="-9.54709009999117">
            <text:p>-9.547090</text:p>
          </table:table-cell>
          <table:table-cell office:value-type="float" office:value="30.2529968401262">
            <text:p>30.252997</text:p>
          </table:table-cell>
          <table:table-cell office:value-type="float" office:value="100950">
            <text:p>100950</text:p>
          </table:table-cell>
          <table:table-cell office:value-type="float" office:value="368700">
            <text:p>36870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1220/69</text:p>
          </table:table-cell>
          <table:table-cell office:value-type="float" office:value="1220">
            <text:p>1220</text:p>
          </table:table-cell>
          <table:table-cell office:value-type="float" office:value="69">
            <text:p>69</text:p>
          </table:table-cell>
          <table:table-cell office:value-type="float" office:value="-9.54709009999117">
            <text:p>-9.547090</text:p>
          </table:table-cell>
          <table:table-cell office:value-type="float" office:value="30.2529968401262">
            <text:p>30.252997</text:p>
          </table:table-cell>
          <table:table-cell office:value-type="float" office:value="100950">
            <text:p>100950</text:p>
          </table:table-cell>
          <table:table-cell office:value-type="float" office:value="368700">
            <text:p>36870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20/69</text:p>
          </table:table-cell>
          <table:table-cell office:value-type="float" office:value="1220">
            <text:p>1220</text:p>
          </table:table-cell>
          <table:table-cell office:value-type="float" office:value="69">
            <text:p>69</text:p>
          </table:table-cell>
          <table:table-cell office:value-type="float" office:value="-9.54709009999117">
            <text:p>-9.547090</text:p>
          </table:table-cell>
          <table:table-cell office:value-type="float" office:value="30.2529968401262">
            <text:p>30.252997</text:p>
          </table:table-cell>
          <table:table-cell office:value-type="float" office:value="100950">
            <text:p>100950</text:p>
          </table:table-cell>
          <table:table-cell office:value-type="float" office:value="368700">
            <text:p>36870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1220/69</text:p>
          </table:table-cell>
          <table:table-cell office:value-type="float" office:value="1220">
            <text:p>1220</text:p>
          </table:table-cell>
          <table:table-cell office:value-type="float" office:value="69">
            <text:p>69</text:p>
          </table:table-cell>
          <table:table-cell office:value-type="float" office:value="-9.54709009999117">
            <text:p>-9.547090</text:p>
          </table:table-cell>
          <table:table-cell office:value-type="float" office:value="30.2529968401262">
            <text:p>30.252997</text:p>
          </table:table-cell>
          <table:table-cell office:value-type="float" office:value="100950">
            <text:p>100950</text:p>
          </table:table-cell>
          <table:table-cell office:value-type="float" office:value="368700">
            <text:p>36870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string">
            <text:p>fragile sandstone</text:p>
          </table:table-cell>
        </table:table-row>
        <table:table-row table:style-name="ro1">
          <table:table-cell office:value-type="string">
            <text:p>1220/69</text:p>
          </table:table-cell>
          <table:table-cell office:value-type="float" office:value="1220">
            <text:p>1220</text:p>
          </table:table-cell>
          <table:table-cell office:value-type="float" office:value="69">
            <text:p>69</text:p>
          </table:table-cell>
          <table:table-cell office:value-type="float" office:value="-9.54709009999117">
            <text:p>-9.547090</text:p>
          </table:table-cell>
          <table:table-cell office:value-type="float" office:value="30.2529968401262">
            <text:p>30.252997</text:p>
          </table:table-cell>
          <table:table-cell office:value-type="float" office:value="100950">
            <text:p>100950</text:p>
          </table:table-cell>
          <table:table-cell office:value-type="float" office:value="368700">
            <text:p>36870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1220/69</text:p>
          </table:table-cell>
          <table:table-cell office:value-type="float" office:value="1220">
            <text:p>1220</text:p>
          </table:table-cell>
          <table:table-cell office:value-type="float" office:value="69">
            <text:p>69</text:p>
          </table:table-cell>
          <table:table-cell office:value-type="float" office:value="-9.54709009999117">
            <text:p>-9.547090</text:p>
          </table:table-cell>
          <table:table-cell office:value-type="float" office:value="30.2529968401262">
            <text:p>30.252997</text:p>
          </table:table-cell>
          <table:table-cell office:value-type="float" office:value="100950">
            <text:p>100950</text:p>
          </table:table-cell>
          <table:table-cell office:value-type="float" office:value="368700">
            <text:p>36870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20/69</text:p>
          </table:table-cell>
          <table:table-cell office:value-type="float" office:value="1220">
            <text:p>1220</text:p>
          </table:table-cell>
          <table:table-cell office:value-type="float" office:value="69">
            <text:p>69</text:p>
          </table:table-cell>
          <table:table-cell office:value-type="float" office:value="-9.54709009999117">
            <text:p>-9.547090</text:p>
          </table:table-cell>
          <table:table-cell office:value-type="float" office:value="30.2529968401262">
            <text:p>30.252997</text:p>
          </table:table-cell>
          <table:table-cell office:value-type="float" office:value="100950">
            <text:p>100950</text:p>
          </table:table-cell>
          <table:table-cell office:value-type="float" office:value="368700">
            <text:p>36870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clayey sand</text:p>
          </table:table-cell>
        </table:table-row>
        <table:table-row table:style-name="ro1">
          <table:table-cell office:value-type="string">
            <text:p>5844/70</text:p>
          </table:table-cell>
          <table:table-cell office:value-type="float" office:value="5844">
            <text:p>5844</text:p>
          </table:table-cell>
          <table:table-cell office:value-type="float" office:value="70">
            <text:p>70</text:p>
          </table:table-cell>
          <table:table-cell office:value-type="float" office:value="-9.43173449573315">
            <text:p>-9.431734</text:p>
          </table:table-cell>
          <table:table-cell office:value-type="float" office:value="30.319968447024">
            <text:p>30.319968</text:p>
          </table:table-cell>
          <table:table-cell office:value-type="float" office:value="112300">
            <text:p>112300</text:p>
          </table:table-cell>
          <table:table-cell office:value-type="float" office:value="375725">
            <text:p>375725</text:p>
          </table:table-cell>
          <table:table-cell office:value-type="float" office:value="58">
            <text:p>58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ayey loam</text:p>
          </table:table-cell>
        </table:table-row>
        <table:table-row table:style-name="ro1">
          <table:table-cell office:value-type="string">
            <text:p>5844/70</text:p>
          </table:table-cell>
          <table:table-cell office:value-type="float" office:value="5844">
            <text:p>5844</text:p>
          </table:table-cell>
          <table:table-cell office:value-type="float" office:value="70">
            <text:p>70</text:p>
          </table:table-cell>
          <table:table-cell office:value-type="float" office:value="-9.43173449573315">
            <text:p>-9.431734</text:p>
          </table:table-cell>
          <table:table-cell office:value-type="float" office:value="30.319968447024">
            <text:p>30.319968</text:p>
          </table:table-cell>
          <table:table-cell office:value-type="float" office:value="112300">
            <text:p>112300</text:p>
          </table:table-cell>
          <table:table-cell office:value-type="float" office:value="375725">
            <text:p>375725</text:p>
          </table:table-cell>
          <table:table-cell office:value-type="float" office:value="58">
            <text:p>58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gravel</text:p>
          </table:table-cell>
        </table:table-row>
        <table:table-row table:style-name="ro1">
          <table:table-cell office:value-type="string">
            <text:p>5844/70</text:p>
          </table:table-cell>
          <table:table-cell office:value-type="float" office:value="5844">
            <text:p>5844</text:p>
          </table:table-cell>
          <table:table-cell office:value-type="float" office:value="70">
            <text:p>70</text:p>
          </table:table-cell>
          <table:table-cell office:value-type="float" office:value="-9.43173449573315">
            <text:p>-9.431734</text:p>
          </table:table-cell>
          <table:table-cell office:value-type="float" office:value="30.319968447024">
            <text:p>30.319968</text:p>
          </table:table-cell>
          <table:table-cell office:value-type="float" office:value="112300">
            <text:p>112300</text:p>
          </table:table-cell>
          <table:table-cell office:value-type="float" office:value="375725">
            <text:p>375725</text:p>
          </table:table-cell>
          <table:table-cell office:value-type="float" office:value="58">
            <text:p>58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5844/70</text:p>
          </table:table-cell>
          <table:table-cell office:value-type="float" office:value="5844">
            <text:p>5844</text:p>
          </table:table-cell>
          <table:table-cell office:value-type="float" office:value="70">
            <text:p>70</text:p>
          </table:table-cell>
          <table:table-cell office:value-type="float" office:value="-9.43173449573315">
            <text:p>-9.431734</text:p>
          </table:table-cell>
          <table:table-cell office:value-type="float" office:value="30.319968447024">
            <text:p>30.319968</text:p>
          </table:table-cell>
          <table:table-cell office:value-type="float" office:value="112300">
            <text:p>112300</text:p>
          </table:table-cell>
          <table:table-cell office:value-type="float" office:value="375725">
            <text:p>375725</text:p>
          </table:table-cell>
          <table:table-cell office:value-type="float" office:value="58">
            <text:p>58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5844/70</text:p>
          </table:table-cell>
          <table:table-cell office:value-type="float" office:value="5844">
            <text:p>5844</text:p>
          </table:table-cell>
          <table:table-cell office:value-type="float" office:value="70">
            <text:p>70</text:p>
          </table:table-cell>
          <table:table-cell office:value-type="float" office:value="-9.43173449573315">
            <text:p>-9.431734</text:p>
          </table:table-cell>
          <table:table-cell office:value-type="float" office:value="30.319968447024">
            <text:p>30.319968</text:p>
          </table:table-cell>
          <table:table-cell office:value-type="float" office:value="112300">
            <text:p>112300</text:p>
          </table:table-cell>
          <table:table-cell office:value-type="float" office:value="375725">
            <text:p>375725</text:p>
          </table:table-cell>
          <table:table-cell office:value-type="float" office:value="58">
            <text:p>58</text:p>
          </table:table-cell>
          <table:table-cell office:value-type="float" office:value="110">
            <text:p>110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5844/70</text:p>
          </table:table-cell>
          <table:table-cell office:value-type="float" office:value="5844">
            <text:p>5844</text:p>
          </table:table-cell>
          <table:table-cell office:value-type="float" office:value="70">
            <text:p>70</text:p>
          </table:table-cell>
          <table:table-cell office:value-type="float" office:value="-9.43173449573315">
            <text:p>-9.431734</text:p>
          </table:table-cell>
          <table:table-cell office:value-type="float" office:value="30.319968447024">
            <text:p>30.319968</text:p>
          </table:table-cell>
          <table:table-cell office:value-type="float" office:value="112300">
            <text:p>112300</text:p>
          </table:table-cell>
          <table:table-cell office:value-type="float" office:value="375725">
            <text:p>375725</text:p>
          </table:table-cell>
          <table:table-cell office:value-type="float" office:value="58">
            <text:p>58</text:p>
          </table:table-cell>
          <table:table-cell office:value-type="float" office:value="110">
            <text:p>110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5844/70</text:p>
          </table:table-cell>
          <table:table-cell office:value-type="float" office:value="5844">
            <text:p>5844</text:p>
          </table:table-cell>
          <table:table-cell office:value-type="float" office:value="70">
            <text:p>70</text:p>
          </table:table-cell>
          <table:table-cell office:value-type="float" office:value="-9.43173449573315">
            <text:p>-9.431734</text:p>
          </table:table-cell>
          <table:table-cell office:value-type="float" office:value="30.319968447024">
            <text:p>30.319968</text:p>
          </table:table-cell>
          <table:table-cell office:value-type="float" office:value="112300">
            <text:p>112300</text:p>
          </table:table-cell>
          <table:table-cell office:value-type="float" office:value="375725">
            <text:p>375725</text:p>
          </table:table-cell>
          <table:table-cell office:value-type="float" office:value="58">
            <text:p>58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marl-limestone</text:p>
          </table:table-cell>
        </table:table-row>
        <table:table-row table:style-name="ro1">
          <table:table-cell office:value-type="string">
            <text:p>5844/70</text:p>
          </table:table-cell>
          <table:table-cell office:value-type="float" office:value="5844">
            <text:p>5844</text:p>
          </table:table-cell>
          <table:table-cell office:value-type="float" office:value="70">
            <text:p>70</text:p>
          </table:table-cell>
          <table:table-cell office:value-type="float" office:value="-9.43173449573315">
            <text:p>-9.431734</text:p>
          </table:table-cell>
          <table:table-cell office:value-type="float" office:value="30.319968447024">
            <text:p>30.319968</text:p>
          </table:table-cell>
          <table:table-cell office:value-type="float" office:value="112300">
            <text:p>112300</text:p>
          </table:table-cell>
          <table:table-cell office:value-type="float" office:value="375725">
            <text:p>375725</text:p>
          </table:table-cell>
          <table:table-cell office:value-type="float" office:value="58">
            <text:p>58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1182/69</text:p>
          </table:table-cell>
          <table:table-cell office:value-type="float" office:value="1182">
            <text:p>1182</text:p>
          </table:table-cell>
          <table:table-cell office:value-type="float" office:value="69">
            <text:p>69</text:p>
          </table:table-cell>
          <table:table-cell office:value-type="float" office:value="-9.54967208003344">
            <text:p>-9.549672</text:p>
          </table:table-cell>
          <table:table-cell office:value-type="float" office:value="30.2842483839929">
            <text:p>30.284248</text:p>
          </table:table-cell>
          <table:table-cell office:value-type="float" office:value="100826">
            <text:p>100826</text:p>
          </table:table-cell>
          <table:table-cell office:value-type="float" office:value="372170">
            <text:p>372170</text:p>
          </table:table-cell>
          <table:table-cell office:value-type="float" office:value="40.8">
            <text:p>40.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182/69</text:p>
          </table:table-cell>
          <table:table-cell office:value-type="float" office:value="1182">
            <text:p>1182</text:p>
          </table:table-cell>
          <table:table-cell office:value-type="float" office:value="69">
            <text:p>69</text:p>
          </table:table-cell>
          <table:table-cell office:value-type="float" office:value="-9.54967208003344">
            <text:p>-9.549672</text:p>
          </table:table-cell>
          <table:table-cell office:value-type="float" office:value="30.2842483839929">
            <text:p>30.284248</text:p>
          </table:table-cell>
          <table:table-cell office:value-type="float" office:value="100826">
            <text:p>100826</text:p>
          </table:table-cell>
          <table:table-cell office:value-type="float" office:value="372170">
            <text:p>372170</text:p>
          </table:table-cell>
          <table:table-cell office:value-type="float" office:value="40.8">
            <text:p>40.8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182/69</text:p>
          </table:table-cell>
          <table:table-cell office:value-type="float" office:value="1182">
            <text:p>1182</text:p>
          </table:table-cell>
          <table:table-cell office:value-type="float" office:value="69">
            <text:p>69</text:p>
          </table:table-cell>
          <table:table-cell office:value-type="float" office:value="-9.54967208003344">
            <text:p>-9.549672</text:p>
          </table:table-cell>
          <table:table-cell office:value-type="float" office:value="30.2842483839929">
            <text:p>30.284248</text:p>
          </table:table-cell>
          <table:table-cell office:value-type="float" office:value="100826">
            <text:p>100826</text:p>
          </table:table-cell>
          <table:table-cell office:value-type="float" office:value="372170">
            <text:p>372170</text:p>
          </table:table-cell>
          <table:table-cell office:value-type="float" office:value="40.8">
            <text:p>40.8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182/69</text:p>
          </table:table-cell>
          <table:table-cell office:value-type="float" office:value="1182">
            <text:p>1182</text:p>
          </table:table-cell>
          <table:table-cell office:value-type="float" office:value="69">
            <text:p>69</text:p>
          </table:table-cell>
          <table:table-cell office:value-type="float" office:value="-9.54967208003344">
            <text:p>-9.549672</text:p>
          </table:table-cell>
          <table:table-cell office:value-type="float" office:value="30.2842483839929">
            <text:p>30.284248</text:p>
          </table:table-cell>
          <table:table-cell office:value-type="float" office:value="100826">
            <text:p>100826</text:p>
          </table:table-cell>
          <table:table-cell office:value-type="float" office:value="372170">
            <text:p>372170</text:p>
          </table:table-cell>
          <table:table-cell office:value-type="float" office:value="40.8">
            <text:p>40.8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182/69</text:p>
          </table:table-cell>
          <table:table-cell office:value-type="float" office:value="1182">
            <text:p>1182</text:p>
          </table:table-cell>
          <table:table-cell office:value-type="float" office:value="69">
            <text:p>69</text:p>
          </table:table-cell>
          <table:table-cell office:value-type="float" office:value="-9.54967208003344">
            <text:p>-9.549672</text:p>
          </table:table-cell>
          <table:table-cell office:value-type="float" office:value="30.2842483839929">
            <text:p>30.284248</text:p>
          </table:table-cell>
          <table:table-cell office:value-type="float" office:value="100826">
            <text:p>100826</text:p>
          </table:table-cell>
          <table:table-cell office:value-type="float" office:value="372170">
            <text:p>372170</text:p>
          </table:table-cell>
          <table:table-cell office:value-type="float" office:value="40.8">
            <text:p>40.8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sandy loam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fragile sandstone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fragile sandstone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string">
            <text:p>fragile sandstone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9/69</text:p>
          </table:table-cell>
          <table:table-cell office:value-type="float" office:value="1279">
            <text:p>1279</text:p>
          </table:table-cell>
          <table:table-cell office:value-type="float" office:value="69">
            <text:p>69</text:p>
          </table:table-cell>
          <table:table-cell office:value-type="float" office:value="-9.54655846680081">
            <text:p>-9.546558</text:p>
          </table:table-cell>
          <table:table-cell office:value-type="float" office:value="30.2917313425324">
            <text:p>30.291731</text:p>
          </table:table-cell>
          <table:table-cell office:value-type="float" office:value="101155">
            <text:p>101155</text:p>
          </table:table-cell>
          <table:table-cell office:value-type="float" office:value="372988">
            <text:p>372988</text:p>
          </table:table-cell>
          <table:table-cell office:value-type="float" office:value="30.47">
            <text:p>30.47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1277/69</text:p>
          </table:table-cell>
          <table:table-cell office:value-type="float" office:value="1277">
            <text:p>1277</text:p>
          </table:table-cell>
          <table:table-cell office:value-type="float" office:value="69">
            <text:p>69</text:p>
          </table:table-cell>
          <table:table-cell office:value-type="float" office:value="-9.55131072696588">
            <text:p>-9.551311</text:p>
          </table:table-cell>
          <table:table-cell office:value-type="float" office:value="30.303231129948">
            <text:p>30.303231</text:p>
          </table:table-cell>
          <table:table-cell office:value-type="float" office:value="100744">
            <text:p>100744</text:p>
          </table:table-cell>
          <table:table-cell office:value-type="float" office:value="374278">
            <text:p>374278</text:p>
          </table:table-cell>
          <table:table-cell office:value-type="float" office:value="39.11">
            <text:p>39.1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une sand</text:p>
          </table:table-cell>
        </table:table-row>
        <table:table-row table:style-name="ro1">
          <table:table-cell office:value-type="string">
            <text:p>1277/69</text:p>
          </table:table-cell>
          <table:table-cell office:value-type="float" office:value="1277">
            <text:p>1277</text:p>
          </table:table-cell>
          <table:table-cell office:value-type="float" office:value="69">
            <text:p>69</text:p>
          </table:table-cell>
          <table:table-cell office:value-type="float" office:value="-9.55131072696588">
            <text:p>-9.551311</text:p>
          </table:table-cell>
          <table:table-cell office:value-type="float" office:value="30.303231129948">
            <text:p>30.303231</text:p>
          </table:table-cell>
          <table:table-cell office:value-type="float" office:value="100744">
            <text:p>100744</text:p>
          </table:table-cell>
          <table:table-cell office:value-type="float" office:value="374278">
            <text:p>374278</text:p>
          </table:table-cell>
          <table:table-cell office:value-type="float" office:value="39.11">
            <text:p>39.11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1277/69</text:p>
          </table:table-cell>
          <table:table-cell office:value-type="float" office:value="1277">
            <text:p>1277</text:p>
          </table:table-cell>
          <table:table-cell office:value-type="float" office:value="69">
            <text:p>69</text:p>
          </table:table-cell>
          <table:table-cell office:value-type="float" office:value="-9.55131072696588">
            <text:p>-9.551311</text:p>
          </table:table-cell>
          <table:table-cell office:value-type="float" office:value="30.303231129948">
            <text:p>30.303231</text:p>
          </table:table-cell>
          <table:table-cell office:value-type="float" office:value="100744">
            <text:p>100744</text:p>
          </table:table-cell>
          <table:table-cell office:value-type="float" office:value="374278">
            <text:p>374278</text:p>
          </table:table-cell>
          <table:table-cell office:value-type="float" office:value="39.11">
            <text:p>39.11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fragile sandstone</text:p>
          </table:table-cell>
        </table:table-row>
        <table:table-row table:style-name="ro1">
          <table:table-cell office:value-type="string">
            <text:p>1277/69</text:p>
          </table:table-cell>
          <table:table-cell office:value-type="float" office:value="1277">
            <text:p>1277</text:p>
          </table:table-cell>
          <table:table-cell office:value-type="float" office:value="69">
            <text:p>69</text:p>
          </table:table-cell>
          <table:table-cell office:value-type="float" office:value="-9.55131072696588">
            <text:p>-9.551311</text:p>
          </table:table-cell>
          <table:table-cell office:value-type="float" office:value="30.303231129948">
            <text:p>30.303231</text:p>
          </table:table-cell>
          <table:table-cell office:value-type="float" office:value="100744">
            <text:p>100744</text:p>
          </table:table-cell>
          <table:table-cell office:value-type="float" office:value="374278">
            <text:p>374278</text:p>
          </table:table-cell>
          <table:table-cell office:value-type="float" office:value="39.11">
            <text:p>39.11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fragile sandstone</text:p>
          </table:table-cell>
        </table:table-row>
        <table:table-row table:style-name="ro1">
          <table:table-cell office:value-type="string">
            <text:p>1277/69</text:p>
          </table:table-cell>
          <table:table-cell office:value-type="float" office:value="1277">
            <text:p>1277</text:p>
          </table:table-cell>
          <table:table-cell office:value-type="float" office:value="69">
            <text:p>69</text:p>
          </table:table-cell>
          <table:table-cell office:value-type="float" office:value="-9.55131072696588">
            <text:p>-9.551311</text:p>
          </table:table-cell>
          <table:table-cell office:value-type="float" office:value="30.303231129948">
            <text:p>30.303231</text:p>
          </table:table-cell>
          <table:table-cell office:value-type="float" office:value="100744">
            <text:p>100744</text:p>
          </table:table-cell>
          <table:table-cell office:value-type="float" office:value="374278">
            <text:p>374278</text:p>
          </table:table-cell>
          <table:table-cell office:value-type="float" office:value="39.11">
            <text:p>39.11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7/69</text:p>
          </table:table-cell>
          <table:table-cell office:value-type="float" office:value="1277">
            <text:p>1277</text:p>
          </table:table-cell>
          <table:table-cell office:value-type="float" office:value="69">
            <text:p>69</text:p>
          </table:table-cell>
          <table:table-cell office:value-type="float" office:value="-9.55131072696588">
            <text:p>-9.551311</text:p>
          </table:table-cell>
          <table:table-cell office:value-type="float" office:value="30.303231129948">
            <text:p>30.303231</text:p>
          </table:table-cell>
          <table:table-cell office:value-type="float" office:value="100744">
            <text:p>100744</text:p>
          </table:table-cell>
          <table:table-cell office:value-type="float" office:value="374278">
            <text:p>374278</text:p>
          </table:table-cell>
          <table:table-cell office:value-type="float" office:value="39.11">
            <text:p>39.11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7/69</text:p>
          </table:table-cell>
          <table:table-cell office:value-type="float" office:value="1277">
            <text:p>1277</text:p>
          </table:table-cell>
          <table:table-cell office:value-type="float" office:value="69">
            <text:p>69</text:p>
          </table:table-cell>
          <table:table-cell office:value-type="float" office:value="-9.55131072696588">
            <text:p>-9.551311</text:p>
          </table:table-cell>
          <table:table-cell office:value-type="float" office:value="30.303231129948">
            <text:p>30.303231</text:p>
          </table:table-cell>
          <table:table-cell office:value-type="float" office:value="100744">
            <text:p>100744</text:p>
          </table:table-cell>
          <table:table-cell office:value-type="float" office:value="374278">
            <text:p>374278</text:p>
          </table:table-cell>
          <table:table-cell office:value-type="float" office:value="39.11">
            <text:p>39.11</text:p>
          </table:table-cell>
          <table:table-cell office:value-type="float" office:value="65">
            <text:p>6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7/69</text:p>
          </table:table-cell>
          <table:table-cell office:value-type="float" office:value="1277">
            <text:p>1277</text:p>
          </table:table-cell>
          <table:table-cell office:value-type="float" office:value="69">
            <text:p>69</text:p>
          </table:table-cell>
          <table:table-cell office:value-type="float" office:value="-9.55131072696588">
            <text:p>-9.551311</text:p>
          </table:table-cell>
          <table:table-cell office:value-type="float" office:value="30.303231129948">
            <text:p>30.303231</text:p>
          </table:table-cell>
          <table:table-cell office:value-type="float" office:value="100744">
            <text:p>100744</text:p>
          </table:table-cell>
          <table:table-cell office:value-type="float" office:value="374278">
            <text:p>374278</text:p>
          </table:table-cell>
          <table:table-cell office:value-type="float" office:value="39.11">
            <text:p>39.11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7/69</text:p>
          </table:table-cell>
          <table:table-cell office:value-type="float" office:value="1277">
            <text:p>1277</text:p>
          </table:table-cell>
          <table:table-cell office:value-type="float" office:value="69">
            <text:p>69</text:p>
          </table:table-cell>
          <table:table-cell office:value-type="float" office:value="-9.55131072696588">
            <text:p>-9.551311</text:p>
          </table:table-cell>
          <table:table-cell office:value-type="float" office:value="30.303231129948">
            <text:p>30.303231</text:p>
          </table:table-cell>
          <table:table-cell office:value-type="float" office:value="100744">
            <text:p>100744</text:p>
          </table:table-cell>
          <table:table-cell office:value-type="float" office:value="374278">
            <text:p>374278</text:p>
          </table:table-cell>
          <table:table-cell office:value-type="float" office:value="39.11">
            <text:p>39.11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7/69</text:p>
          </table:table-cell>
          <table:table-cell office:value-type="float" office:value="1277">
            <text:p>1277</text:p>
          </table:table-cell>
          <table:table-cell office:value-type="float" office:value="69">
            <text:p>69</text:p>
          </table:table-cell>
          <table:table-cell office:value-type="float" office:value="-9.55131072696588">
            <text:p>-9.551311</text:p>
          </table:table-cell>
          <table:table-cell office:value-type="float" office:value="30.303231129948">
            <text:p>30.303231</text:p>
          </table:table-cell>
          <table:table-cell office:value-type="float" office:value="100744">
            <text:p>100744</text:p>
          </table:table-cell>
          <table:table-cell office:value-type="float" office:value="374278">
            <text:p>374278</text:p>
          </table:table-cell>
          <table:table-cell office:value-type="float" office:value="39.11">
            <text:p>39.11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7/69</text:p>
          </table:table-cell>
          <table:table-cell office:value-type="float" office:value="1277">
            <text:p>1277</text:p>
          </table:table-cell>
          <table:table-cell office:value-type="float" office:value="69">
            <text:p>69</text:p>
          </table:table-cell>
          <table:table-cell office:value-type="float" office:value="-9.55131072696588">
            <text:p>-9.551311</text:p>
          </table:table-cell>
          <table:table-cell office:value-type="float" office:value="30.303231129948">
            <text:p>30.303231</text:p>
          </table:table-cell>
          <table:table-cell office:value-type="float" office:value="100744">
            <text:p>100744</text:p>
          </table:table-cell>
          <table:table-cell office:value-type="float" office:value="374278">
            <text:p>374278</text:p>
          </table:table-cell>
          <table:table-cell office:value-type="float" office:value="39.11">
            <text:p>39.11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7/69</text:p>
          </table:table-cell>
          <table:table-cell office:value-type="float" office:value="1277">
            <text:p>1277</text:p>
          </table:table-cell>
          <table:table-cell office:value-type="float" office:value="69">
            <text:p>69</text:p>
          </table:table-cell>
          <table:table-cell office:value-type="float" office:value="-9.55131072696588">
            <text:p>-9.551311</text:p>
          </table:table-cell>
          <table:table-cell office:value-type="float" office:value="30.303231129948">
            <text:p>30.303231</text:p>
          </table:table-cell>
          <table:table-cell office:value-type="float" office:value="100744">
            <text:p>100744</text:p>
          </table:table-cell>
          <table:table-cell office:value-type="float" office:value="374278">
            <text:p>374278</text:p>
          </table:table-cell>
          <table:table-cell office:value-type="float" office:value="39.11">
            <text:p>39.11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7/69</text:p>
          </table:table-cell>
          <table:table-cell office:value-type="float" office:value="1277">
            <text:p>1277</text:p>
          </table:table-cell>
          <table:table-cell office:value-type="float" office:value="69">
            <text:p>69</text:p>
          </table:table-cell>
          <table:table-cell office:value-type="float" office:value="-9.55131072696588">
            <text:p>-9.551311</text:p>
          </table:table-cell>
          <table:table-cell office:value-type="float" office:value="30.303231129948">
            <text:p>30.303231</text:p>
          </table:table-cell>
          <table:table-cell office:value-type="float" office:value="100744">
            <text:p>100744</text:p>
          </table:table-cell>
          <table:table-cell office:value-type="float" office:value="374278">
            <text:p>374278</text:p>
          </table:table-cell>
          <table:table-cell office:value-type="float" office:value="39.11">
            <text:p>39.11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string">
            <text:p>fragile sandstone</text:p>
          </table:table-cell>
        </table:table-row>
        <table:table-row table:style-name="ro1">
          <table:table-cell office:value-type="string">
            <text:p>1277/69</text:p>
          </table:table-cell>
          <table:table-cell office:value-type="float" office:value="1277">
            <text:p>1277</text:p>
          </table:table-cell>
          <table:table-cell office:value-type="float" office:value="69">
            <text:p>69</text:p>
          </table:table-cell>
          <table:table-cell office:value-type="float" office:value="-9.55131072696588">
            <text:p>-9.551311</text:p>
          </table:table-cell>
          <table:table-cell office:value-type="float" office:value="30.303231129948">
            <text:p>30.303231</text:p>
          </table:table-cell>
          <table:table-cell office:value-type="float" office:value="100744">
            <text:p>100744</text:p>
          </table:table-cell>
          <table:table-cell office:value-type="float" office:value="374278">
            <text:p>374278</text:p>
          </table:table-cell>
          <table:table-cell office:value-type="float" office:value="39.11">
            <text:p>39.11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4/69</text:p>
          </table:table-cell>
          <table:table-cell office:value-type="float" office:value="1274">
            <text:p>1274</text:p>
          </table:table-cell>
          <table:table-cell office:value-type="float" office:value="69">
            <text:p>69</text:p>
          </table:table-cell>
          <table:table-cell office:value-type="float" office:value="-9.54910885131796">
            <text:p>-9.549109</text:p>
          </table:table-cell>
          <table:table-cell office:value-type="float" office:value="30.3133944513802">
            <text:p>30.313394</text:p>
          </table:table-cell>
          <table:table-cell office:value-type="float" office:value="100996">
            <text:p>100996</text:p>
          </table:table-cell>
          <table:table-cell office:value-type="float" office:value="375396">
            <text:p>375396</text:p>
          </table:table-cell>
          <table:table-cell office:value-type="float" office:value="29.12">
            <text:p>29.1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dune sand</text:p>
          </table:table-cell>
        </table:table-row>
        <table:table-row table:style-name="ro1">
          <table:table-cell office:value-type="string">
            <text:p>1274/69</text:p>
          </table:table-cell>
          <table:table-cell office:value-type="float" office:value="1274">
            <text:p>1274</text:p>
          </table:table-cell>
          <table:table-cell office:value-type="float" office:value="69">
            <text:p>69</text:p>
          </table:table-cell>
          <table:table-cell office:value-type="float" office:value="-9.54910885131796">
            <text:p>-9.549109</text:p>
          </table:table-cell>
          <table:table-cell office:value-type="float" office:value="30.3133944513802">
            <text:p>30.313394</text:p>
          </table:table-cell>
          <table:table-cell office:value-type="float" office:value="100996">
            <text:p>100996</text:p>
          </table:table-cell>
          <table:table-cell office:value-type="float" office:value="375396">
            <text:p>375396</text:p>
          </table:table-cell>
          <table:table-cell office:value-type="float" office:value="29.12">
            <text:p>29.12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dune sand</text:p>
          </table:table-cell>
        </table:table-row>
        <table:table-row table:style-name="ro1">
          <table:table-cell office:value-type="string">
            <text:p>1274/69</text:p>
          </table:table-cell>
          <table:table-cell office:value-type="float" office:value="1274">
            <text:p>1274</text:p>
          </table:table-cell>
          <table:table-cell office:value-type="float" office:value="69">
            <text:p>69</text:p>
          </table:table-cell>
          <table:table-cell office:value-type="float" office:value="-9.54910885131796">
            <text:p>-9.549109</text:p>
          </table:table-cell>
          <table:table-cell office:value-type="float" office:value="30.3133944513802">
            <text:p>30.313394</text:p>
          </table:table-cell>
          <table:table-cell office:value-type="float" office:value="100996">
            <text:p>100996</text:p>
          </table:table-cell>
          <table:table-cell office:value-type="float" office:value="375396">
            <text:p>375396</text:p>
          </table:table-cell>
          <table:table-cell office:value-type="float" office:value="29.12">
            <text:p>29.12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1274/69</text:p>
          </table:table-cell>
          <table:table-cell office:value-type="float" office:value="1274">
            <text:p>1274</text:p>
          </table:table-cell>
          <table:table-cell office:value-type="float" office:value="69">
            <text:p>69</text:p>
          </table:table-cell>
          <table:table-cell office:value-type="float" office:value="-9.54910885131796">
            <text:p>-9.549109</text:p>
          </table:table-cell>
          <table:table-cell office:value-type="float" office:value="30.3133944513802">
            <text:p>30.313394</text:p>
          </table:table-cell>
          <table:table-cell office:value-type="float" office:value="100996">
            <text:p>100996</text:p>
          </table:table-cell>
          <table:table-cell office:value-type="float" office:value="375396">
            <text:p>375396</text:p>
          </table:table-cell>
          <table:table-cell office:value-type="float" office:value="29.12">
            <text:p>29.12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1274/69</text:p>
          </table:table-cell>
          <table:table-cell office:value-type="float" office:value="1274">
            <text:p>1274</text:p>
          </table:table-cell>
          <table:table-cell office:value-type="float" office:value="69">
            <text:p>69</text:p>
          </table:table-cell>
          <table:table-cell office:value-type="float" office:value="-9.54910885131796">
            <text:p>-9.549109</text:p>
          </table:table-cell>
          <table:table-cell office:value-type="float" office:value="30.3133944513802">
            <text:p>30.313394</text:p>
          </table:table-cell>
          <table:table-cell office:value-type="float" office:value="100996">
            <text:p>100996</text:p>
          </table:table-cell>
          <table:table-cell office:value-type="float" office:value="375396">
            <text:p>375396</text:p>
          </table:table-cell>
          <table:table-cell office:value-type="float" office:value="29.12">
            <text:p>29.12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4/69</text:p>
          </table:table-cell>
          <table:table-cell office:value-type="float" office:value="1274">
            <text:p>1274</text:p>
          </table:table-cell>
          <table:table-cell office:value-type="float" office:value="69">
            <text:p>69</text:p>
          </table:table-cell>
          <table:table-cell office:value-type="float" office:value="-9.54910885131796">
            <text:p>-9.549109</text:p>
          </table:table-cell>
          <table:table-cell office:value-type="float" office:value="30.3133944513802">
            <text:p>30.313394</text:p>
          </table:table-cell>
          <table:table-cell office:value-type="float" office:value="100996">
            <text:p>100996</text:p>
          </table:table-cell>
          <table:table-cell office:value-type="float" office:value="375396">
            <text:p>375396</text:p>
          </table:table-cell>
          <table:table-cell office:value-type="float" office:value="29.12">
            <text:p>29.12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4/69</text:p>
          </table:table-cell>
          <table:table-cell office:value-type="float" office:value="1274">
            <text:p>1274</text:p>
          </table:table-cell>
          <table:table-cell office:value-type="float" office:value="69">
            <text:p>69</text:p>
          </table:table-cell>
          <table:table-cell office:value-type="float" office:value="-9.54910885131796">
            <text:p>-9.549109</text:p>
          </table:table-cell>
          <table:table-cell office:value-type="float" office:value="30.3133944513802">
            <text:p>30.313394</text:p>
          </table:table-cell>
          <table:table-cell office:value-type="float" office:value="100996">
            <text:p>100996</text:p>
          </table:table-cell>
          <table:table-cell office:value-type="float" office:value="375396">
            <text:p>375396</text:p>
          </table:table-cell>
          <table:table-cell office:value-type="float" office:value="29.12">
            <text:p>29.1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4/69</text:p>
          </table:table-cell>
          <table:table-cell office:value-type="float" office:value="1274">
            <text:p>1274</text:p>
          </table:table-cell>
          <table:table-cell office:value-type="float" office:value="69">
            <text:p>69</text:p>
          </table:table-cell>
          <table:table-cell office:value-type="float" office:value="-9.54910885131796">
            <text:p>-9.549109</text:p>
          </table:table-cell>
          <table:table-cell office:value-type="float" office:value="30.3133944513802">
            <text:p>30.313394</text:p>
          </table:table-cell>
          <table:table-cell office:value-type="float" office:value="100996">
            <text:p>100996</text:p>
          </table:table-cell>
          <table:table-cell office:value-type="float" office:value="375396">
            <text:p>375396</text:p>
          </table:table-cell>
          <table:table-cell office:value-type="float" office:value="29.12">
            <text:p>29.12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4/69</text:p>
          </table:table-cell>
          <table:table-cell office:value-type="float" office:value="1274">
            <text:p>1274</text:p>
          </table:table-cell>
          <table:table-cell office:value-type="float" office:value="69">
            <text:p>69</text:p>
          </table:table-cell>
          <table:table-cell office:value-type="float" office:value="-9.54910885131796">
            <text:p>-9.549109</text:p>
          </table:table-cell>
          <table:table-cell office:value-type="float" office:value="30.3133944513802">
            <text:p>30.313394</text:p>
          </table:table-cell>
          <table:table-cell office:value-type="float" office:value="100996">
            <text:p>100996</text:p>
          </table:table-cell>
          <table:table-cell office:value-type="float" office:value="375396">
            <text:p>375396</text:p>
          </table:table-cell>
          <table:table-cell office:value-type="float" office:value="29.12">
            <text:p>29.12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string">
            <text:p>fragile sandstone</text:p>
          </table:table-cell>
        </table:table-row>
        <table:table-row table:style-name="ro1">
          <table:table-cell office:value-type="string">
            <text:p>1273/69</text:p>
          </table:table-cell>
          <table:table-cell office:value-type="float" office:value="1273">
            <text:p>1273</text:p>
          </table:table-cell>
          <table:table-cell office:value-type="float" office:value="69">
            <text:p>69</text:p>
          </table:table-cell>
          <table:table-cell office:value-type="float" office:value="-9.54666275362811">
            <text:p>-9.546663</text:p>
          </table:table-cell>
          <table:table-cell office:value-type="float" office:value="30.3181658111181">
            <text:p>30.318166</text:p>
          </table:table-cell>
          <table:table-cell office:value-type="float" office:value="101250">
            <text:p>101250</text:p>
          </table:table-cell>
          <table:table-cell office:value-type="float" office:value="375916">
            <text:p>375916</text:p>
          </table:table-cell>
          <table:table-cell office:value-type="float" office:value="21.31">
            <text:p>21.3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une sand</text:p>
          </table:table-cell>
        </table:table-row>
        <table:table-row table:style-name="ro1">
          <table:table-cell office:value-type="string">
            <text:p>1273/69</text:p>
          </table:table-cell>
          <table:table-cell office:value-type="float" office:value="1273">
            <text:p>1273</text:p>
          </table:table-cell>
          <table:table-cell office:value-type="float" office:value="69">
            <text:p>69</text:p>
          </table:table-cell>
          <table:table-cell office:value-type="float" office:value="-9.54666275362811">
            <text:p>-9.546663</text:p>
          </table:table-cell>
          <table:table-cell office:value-type="float" office:value="30.3181658111181">
            <text:p>30.318166</text:p>
          </table:table-cell>
          <table:table-cell office:value-type="float" office:value="101250">
            <text:p>101250</text:p>
          </table:table-cell>
          <table:table-cell office:value-type="float" office:value="375916">
            <text:p>375916</text:p>
          </table:table-cell>
          <table:table-cell office:value-type="float" office:value="21.31">
            <text:p>21.3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1273/69</text:p>
          </table:table-cell>
          <table:table-cell office:value-type="float" office:value="1273">
            <text:p>1273</text:p>
          </table:table-cell>
          <table:table-cell office:value-type="float" office:value="69">
            <text:p>69</text:p>
          </table:table-cell>
          <table:table-cell office:value-type="float" office:value="-9.54666275362811">
            <text:p>-9.546663</text:p>
          </table:table-cell>
          <table:table-cell office:value-type="float" office:value="30.3181658111181">
            <text:p>30.318166</text:p>
          </table:table-cell>
          <table:table-cell office:value-type="float" office:value="101250">
            <text:p>101250</text:p>
          </table:table-cell>
          <table:table-cell office:value-type="float" office:value="375916">
            <text:p>375916</text:p>
          </table:table-cell>
          <table:table-cell office:value-type="float" office:value="21.31">
            <text:p>21.31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3/69</text:p>
          </table:table-cell>
          <table:table-cell office:value-type="float" office:value="1273">
            <text:p>1273</text:p>
          </table:table-cell>
          <table:table-cell office:value-type="float" office:value="69">
            <text:p>69</text:p>
          </table:table-cell>
          <table:table-cell office:value-type="float" office:value="-9.54666275362811">
            <text:p>-9.546663</text:p>
          </table:table-cell>
          <table:table-cell office:value-type="float" office:value="30.3181658111181">
            <text:p>30.318166</text:p>
          </table:table-cell>
          <table:table-cell office:value-type="float" office:value="101250">
            <text:p>101250</text:p>
          </table:table-cell>
          <table:table-cell office:value-type="float" office:value="375916">
            <text:p>375916</text:p>
          </table:table-cell>
          <table:table-cell office:value-type="float" office:value="21.31">
            <text:p>21.31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3/69</text:p>
          </table:table-cell>
          <table:table-cell office:value-type="float" office:value="1273">
            <text:p>1273</text:p>
          </table:table-cell>
          <table:table-cell office:value-type="float" office:value="69">
            <text:p>69</text:p>
          </table:table-cell>
          <table:table-cell office:value-type="float" office:value="-9.54666275362811">
            <text:p>-9.546663</text:p>
          </table:table-cell>
          <table:table-cell office:value-type="float" office:value="30.3181658111181">
            <text:p>30.318166</text:p>
          </table:table-cell>
          <table:table-cell office:value-type="float" office:value="101250">
            <text:p>101250</text:p>
          </table:table-cell>
          <table:table-cell office:value-type="float" office:value="375916">
            <text:p>375916</text:p>
          </table:table-cell>
          <table:table-cell office:value-type="float" office:value="21.31">
            <text:p>21.31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3/69</text:p>
          </table:table-cell>
          <table:table-cell office:value-type="float" office:value="1273">
            <text:p>1273</text:p>
          </table:table-cell>
          <table:table-cell office:value-type="float" office:value="69">
            <text:p>69</text:p>
          </table:table-cell>
          <table:table-cell office:value-type="float" office:value="-9.54666275362811">
            <text:p>-9.546663</text:p>
          </table:table-cell>
          <table:table-cell office:value-type="float" office:value="30.3181658111181">
            <text:p>30.318166</text:p>
          </table:table-cell>
          <table:table-cell office:value-type="float" office:value="101250">
            <text:p>101250</text:p>
          </table:table-cell>
          <table:table-cell office:value-type="float" office:value="375916">
            <text:p>375916</text:p>
          </table:table-cell>
          <table:table-cell office:value-type="float" office:value="21.31">
            <text:p>21.31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3/69</text:p>
          </table:table-cell>
          <table:table-cell office:value-type="float" office:value="1273">
            <text:p>1273</text:p>
          </table:table-cell>
          <table:table-cell office:value-type="float" office:value="69">
            <text:p>69</text:p>
          </table:table-cell>
          <table:table-cell office:value-type="float" office:value="-9.54666275362811">
            <text:p>-9.546663</text:p>
          </table:table-cell>
          <table:table-cell office:value-type="float" office:value="30.3181658111181">
            <text:p>30.318166</text:p>
          </table:table-cell>
          <table:table-cell office:value-type="float" office:value="101250">
            <text:p>101250</text:p>
          </table:table-cell>
          <table:table-cell office:value-type="float" office:value="375916">
            <text:p>375916</text:p>
          </table:table-cell>
          <table:table-cell office:value-type="float" office:value="21.31">
            <text:p>21.3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3/69</text:p>
          </table:table-cell>
          <table:table-cell office:value-type="float" office:value="1273">
            <text:p>1273</text:p>
          </table:table-cell>
          <table:table-cell office:value-type="float" office:value="69">
            <text:p>69</text:p>
          </table:table-cell>
          <table:table-cell office:value-type="float" office:value="-9.54666275362811">
            <text:p>-9.546663</text:p>
          </table:table-cell>
          <table:table-cell office:value-type="float" office:value="30.3181658111181">
            <text:p>30.318166</text:p>
          </table:table-cell>
          <table:table-cell office:value-type="float" office:value="101250">
            <text:p>101250</text:p>
          </table:table-cell>
          <table:table-cell office:value-type="float" office:value="375916">
            <text:p>375916</text:p>
          </table:table-cell>
          <table:table-cell office:value-type="float" office:value="21.31">
            <text:p>21.31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3/69</text:p>
          </table:table-cell>
          <table:table-cell office:value-type="float" office:value="1273">
            <text:p>1273</text:p>
          </table:table-cell>
          <table:table-cell office:value-type="float" office:value="69">
            <text:p>69</text:p>
          </table:table-cell>
          <table:table-cell office:value-type="float" office:value="-9.54666275362811">
            <text:p>-9.546663</text:p>
          </table:table-cell>
          <table:table-cell office:value-type="float" office:value="30.3181658111181">
            <text:p>30.318166</text:p>
          </table:table-cell>
          <table:table-cell office:value-type="float" office:value="101250">
            <text:p>101250</text:p>
          </table:table-cell>
          <table:table-cell office:value-type="float" office:value="375916">
            <text:p>375916</text:p>
          </table:table-cell>
          <table:table-cell office:value-type="float" office:value="21.31">
            <text:p>21.3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4377/70</text:p>
          </table:table-cell>
          <table:table-cell office:value-type="float" office:value="4377">
            <text:p>4377</text:p>
          </table:table-cell>
          <table:table-cell office:value-type="float" office:value="70">
            <text:p>70</text:p>
          </table:table-cell>
          <table:table-cell office:value-type="float" office:value="-9.5189435351016">
            <text:p>-9.518944</text:p>
          </table:table-cell>
          <table:table-cell office:value-type="float" office:value="30.3122356755054">
            <text:p>30.312236</text:p>
          </table:table-cell>
          <table:table-cell office:value-type="float" office:value="103890">
            <text:p>103890</text:p>
          </table:table-cell>
          <table:table-cell office:value-type="float" office:value="375164">
            <text:p>375164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dune sand</text:p>
          </table:table-cell>
        </table:table-row>
        <table:table-row table:style-name="ro1">
          <table:table-cell office:value-type="string">
            <text:p>4377/70</text:p>
          </table:table-cell>
          <table:table-cell office:value-type="float" office:value="4377">
            <text:p>4377</text:p>
          </table:table-cell>
          <table:table-cell office:value-type="float" office:value="70">
            <text:p>70</text:p>
          </table:table-cell>
          <table:table-cell office:value-type="float" office:value="-9.5189435351016">
            <text:p>-9.518944</text:p>
          </table:table-cell>
          <table:table-cell office:value-type="float" office:value="30.3122356755054">
            <text:p>30.312236</text:p>
          </table:table-cell>
          <table:table-cell office:value-type="float" office:value="103890">
            <text:p>103890</text:p>
          </table:table-cell>
          <table:table-cell office:value-type="float" office:value="375164">
            <text:p>375164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4377/70</text:p>
          </table:table-cell>
          <table:table-cell office:value-type="float" office:value="4377">
            <text:p>4377</text:p>
          </table:table-cell>
          <table:table-cell office:value-type="float" office:value="70">
            <text:p>70</text:p>
          </table:table-cell>
          <table:table-cell office:value-type="float" office:value="-9.5189435351016">
            <text:p>-9.518944</text:p>
          </table:table-cell>
          <table:table-cell office:value-type="float" office:value="30.3122356755054">
            <text:p>30.312236</text:p>
          </table:table-cell>
          <table:table-cell office:value-type="float" office:value="103890">
            <text:p>103890</text:p>
          </table:table-cell>
          <table:table-cell office:value-type="float" office:value="375164">
            <text:p>375164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4377/70</text:p>
          </table:table-cell>
          <table:table-cell office:value-type="float" office:value="4377">
            <text:p>4377</text:p>
          </table:table-cell>
          <table:table-cell office:value-type="float" office:value="70">
            <text:p>70</text:p>
          </table:table-cell>
          <table:table-cell office:value-type="float" office:value="-9.5189435351016">
            <text:p>-9.518944</text:p>
          </table:table-cell>
          <table:table-cell office:value-type="float" office:value="30.3122356755054">
            <text:p>30.312236</text:p>
          </table:table-cell>
          <table:table-cell office:value-type="float" office:value="103890">
            <text:p>103890</text:p>
          </table:table-cell>
          <table:table-cell office:value-type="float" office:value="375164">
            <text:p>375164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4377/70</text:p>
          </table:table-cell>
          <table:table-cell office:value-type="float" office:value="4377">
            <text:p>4377</text:p>
          </table:table-cell>
          <table:table-cell office:value-type="float" office:value="70">
            <text:p>70</text:p>
          </table:table-cell>
          <table:table-cell office:value-type="float" office:value="-9.5189435351016">
            <text:p>-9.518944</text:p>
          </table:table-cell>
          <table:table-cell office:value-type="float" office:value="30.3122356755054">
            <text:p>30.312236</text:p>
          </table:table-cell>
          <table:table-cell office:value-type="float" office:value="103890">
            <text:p>103890</text:p>
          </table:table-cell>
          <table:table-cell office:value-type="float" office:value="375164">
            <text:p>375164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4377/70</text:p>
          </table:table-cell>
          <table:table-cell office:value-type="float" office:value="4377">
            <text:p>4377</text:p>
          </table:table-cell>
          <table:table-cell office:value-type="float" office:value="70">
            <text:p>70</text:p>
          </table:table-cell>
          <table:table-cell office:value-type="float" office:value="-9.5189435351016">
            <text:p>-9.518944</text:p>
          </table:table-cell>
          <table:table-cell office:value-type="float" office:value="30.3122356755054">
            <text:p>30.312236</text:p>
          </table:table-cell>
          <table:table-cell office:value-type="float" office:value="103890">
            <text:p>103890</text:p>
          </table:table-cell>
          <table:table-cell office:value-type="float" office:value="375164">
            <text:p>375164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4377/70</text:p>
          </table:table-cell>
          <table:table-cell office:value-type="float" office:value="4377">
            <text:p>4377</text:p>
          </table:table-cell>
          <table:table-cell office:value-type="float" office:value="70">
            <text:p>70</text:p>
          </table:table-cell>
          <table:table-cell office:value-type="float" office:value="-9.5189435351016">
            <text:p>-9.518944</text:p>
          </table:table-cell>
          <table:table-cell office:value-type="float" office:value="30.3122356755054">
            <text:p>30.312236</text:p>
          </table:table-cell>
          <table:table-cell office:value-type="float" office:value="103890">
            <text:p>103890</text:p>
          </table:table-cell>
          <table:table-cell office:value-type="float" office:value="375164">
            <text:p>375164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4377/70</text:p>
          </table:table-cell>
          <table:table-cell office:value-type="float" office:value="4377">
            <text:p>4377</text:p>
          </table:table-cell>
          <table:table-cell office:value-type="float" office:value="70">
            <text:p>70</text:p>
          </table:table-cell>
          <table:table-cell office:value-type="float" office:value="-9.5189435351016">
            <text:p>-9.518944</text:p>
          </table:table-cell>
          <table:table-cell office:value-type="float" office:value="30.3122356755054">
            <text:p>30.312236</text:p>
          </table:table-cell>
          <table:table-cell office:value-type="float" office:value="103890">
            <text:p>103890</text:p>
          </table:table-cell>
          <table:table-cell office:value-type="float" office:value="375164">
            <text:p>375164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1281/69</text:p>
          </table:table-cell>
          <table:table-cell office:value-type="float" office:value="1281">
            <text:p>1281</text:p>
          </table:table-cell>
          <table:table-cell office:value-type="float" office:value="69">
            <text:p>69</text:p>
          </table:table-cell>
          <table:table-cell office:value-type="float" office:value="-9.54580377227916">
            <text:p>-9.545804</text:p>
          </table:table-cell>
          <table:table-cell office:value-type="float" office:value="30.3225626865531">
            <text:p>30.322563</text:p>
          </table:table-cell>
          <table:table-cell office:value-type="float" office:value="101350">
            <text:p>101350</text:p>
          </table:table-cell>
          <table:table-cell office:value-type="float" office:value="376400">
            <text:p>376400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une sand</text:p>
          </table:table-cell>
        </table:table-row>
        <table:table-row table:style-name="ro1">
          <table:table-cell office:value-type="string">
            <text:p>1281/69</text:p>
          </table:table-cell>
          <table:table-cell office:value-type="float" office:value="1281">
            <text:p>1281</text:p>
          </table:table-cell>
          <table:table-cell office:value-type="float" office:value="69">
            <text:p>69</text:p>
          </table:table-cell>
          <table:table-cell office:value-type="float" office:value="-9.54580377227916">
            <text:p>-9.545804</text:p>
          </table:table-cell>
          <table:table-cell office:value-type="float" office:value="30.3225626865531">
            <text:p>30.322563</text:p>
          </table:table-cell>
          <table:table-cell office:value-type="float" office:value="101350">
            <text:p>101350</text:p>
          </table:table-cell>
          <table:table-cell office:value-type="float" office:value="376400">
            <text:p>376400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1281/69</text:p>
          </table:table-cell>
          <table:table-cell office:value-type="float" office:value="1281">
            <text:p>1281</text:p>
          </table:table-cell>
          <table:table-cell office:value-type="float" office:value="69">
            <text:p>69</text:p>
          </table:table-cell>
          <table:table-cell office:value-type="float" office:value="-9.54580377227916">
            <text:p>-9.545804</text:p>
          </table:table-cell>
          <table:table-cell office:value-type="float" office:value="30.3225626865531">
            <text:p>30.322563</text:p>
          </table:table-cell>
          <table:table-cell office:value-type="float" office:value="101350">
            <text:p>101350</text:p>
          </table:table-cell>
          <table:table-cell office:value-type="float" office:value="376400">
            <text:p>376400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81/69</text:p>
          </table:table-cell>
          <table:table-cell office:value-type="float" office:value="1281">
            <text:p>1281</text:p>
          </table:table-cell>
          <table:table-cell office:value-type="float" office:value="69">
            <text:p>69</text:p>
          </table:table-cell>
          <table:table-cell office:value-type="float" office:value="-9.54580377227916">
            <text:p>-9.545804</text:p>
          </table:table-cell>
          <table:table-cell office:value-type="float" office:value="30.3225626865531">
            <text:p>30.322563</text:p>
          </table:table-cell>
          <table:table-cell office:value-type="float" office:value="101350">
            <text:p>101350</text:p>
          </table:table-cell>
          <table:table-cell office:value-type="float" office:value="376400">
            <text:p>376400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1281/69</text:p>
          </table:table-cell>
          <table:table-cell office:value-type="float" office:value="1281">
            <text:p>1281</text:p>
          </table:table-cell>
          <table:table-cell office:value-type="float" office:value="69">
            <text:p>69</text:p>
          </table:table-cell>
          <table:table-cell office:value-type="float" office:value="-9.54580377227916">
            <text:p>-9.545804</text:p>
          </table:table-cell>
          <table:table-cell office:value-type="float" office:value="30.3225626865531">
            <text:p>30.322563</text:p>
          </table:table-cell>
          <table:table-cell office:value-type="float" office:value="101350">
            <text:p>101350</text:p>
          </table:table-cell>
          <table:table-cell office:value-type="float" office:value="376400">
            <text:p>376400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81/69</text:p>
          </table:table-cell>
          <table:table-cell office:value-type="float" office:value="1281">
            <text:p>1281</text:p>
          </table:table-cell>
          <table:table-cell office:value-type="float" office:value="69">
            <text:p>69</text:p>
          </table:table-cell>
          <table:table-cell office:value-type="float" office:value="-9.54580377227916">
            <text:p>-9.545804</text:p>
          </table:table-cell>
          <table:table-cell office:value-type="float" office:value="30.3225626865531">
            <text:p>30.322563</text:p>
          </table:table-cell>
          <table:table-cell office:value-type="float" office:value="101350">
            <text:p>101350</text:p>
          </table:table-cell>
          <table:table-cell office:value-type="float" office:value="376400">
            <text:p>376400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81/69</text:p>
          </table:table-cell>
          <table:table-cell office:value-type="float" office:value="1281">
            <text:p>1281</text:p>
          </table:table-cell>
          <table:table-cell office:value-type="float" office:value="69">
            <text:p>69</text:p>
          </table:table-cell>
          <table:table-cell office:value-type="float" office:value="-9.54580377227916">
            <text:p>-9.545804</text:p>
          </table:table-cell>
          <table:table-cell office:value-type="float" office:value="30.3225626865531">
            <text:p>30.322563</text:p>
          </table:table-cell>
          <table:table-cell office:value-type="float" office:value="101350">
            <text:p>101350</text:p>
          </table:table-cell>
          <table:table-cell office:value-type="float" office:value="376400">
            <text:p>376400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66/69</text:p>
          </table:table-cell>
          <table:table-cell office:value-type="float" office:value="866">
            <text:p>0866</text:p>
          </table:table-cell>
          <table:table-cell office:value-type="float" office:value="69">
            <text:p>69</text:p>
          </table:table-cell>
          <table:table-cell office:value-type="float" office:value="-9.59518800805183">
            <text:p>-9.595188</text:p>
          </table:table-cell>
          <table:table-cell office:value-type="float" office:value="30.3093329347512">
            <text:p>30.309333</text:p>
          </table:table-cell>
          <table:table-cell office:value-type="float" office:value="96552">
            <text:p>96552</text:p>
          </table:table-cell>
          <table:table-cell office:value-type="float" office:value="375106">
            <text:p>375106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0866/69</text:p>
          </table:table-cell>
          <table:table-cell office:value-type="float" office:value="866">
            <text:p>0866</text:p>
          </table:table-cell>
          <table:table-cell office:value-type="float" office:value="69">
            <text:p>69</text:p>
          </table:table-cell>
          <table:table-cell office:value-type="float" office:value="-9.59518800805183">
            <text:p>-9.595188</text:p>
          </table:table-cell>
          <table:table-cell office:value-type="float" office:value="30.3093329347512">
            <text:p>30.309333</text:p>
          </table:table-cell>
          <table:table-cell office:value-type="float" office:value="96552">
            <text:p>96552</text:p>
          </table:table-cell>
          <table:table-cell office:value-type="float" office:value="375106">
            <text:p>375106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66/69</text:p>
          </table:table-cell>
          <table:table-cell office:value-type="float" office:value="866">
            <text:p>0866</text:p>
          </table:table-cell>
          <table:table-cell office:value-type="float" office:value="69">
            <text:p>69</text:p>
          </table:table-cell>
          <table:table-cell office:value-type="float" office:value="-9.59518800805183">
            <text:p>-9.595188</text:p>
          </table:table-cell>
          <table:table-cell office:value-type="float" office:value="30.3093329347512">
            <text:p>30.309333</text:p>
          </table:table-cell>
          <table:table-cell office:value-type="float" office:value="96552">
            <text:p>96552</text:p>
          </table:table-cell>
          <table:table-cell office:value-type="float" office:value="375106">
            <text:p>375106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marly sand</text:p>
          </table:table-cell>
        </table:table-row>
        <table:table-row table:style-name="ro1">
          <table:table-cell office:value-type="string">
            <text:p>0866/69</text:p>
          </table:table-cell>
          <table:table-cell office:value-type="float" office:value="866">
            <text:p>0866</text:p>
          </table:table-cell>
          <table:table-cell office:value-type="float" office:value="69">
            <text:p>69</text:p>
          </table:table-cell>
          <table:table-cell office:value-type="float" office:value="-9.59518800805183">
            <text:p>-9.595188</text:p>
          </table:table-cell>
          <table:table-cell office:value-type="float" office:value="30.3093329347512">
            <text:p>30.309333</text:p>
          </table:table-cell>
          <table:table-cell office:value-type="float" office:value="96552">
            <text:p>96552</text:p>
          </table:table-cell>
          <table:table-cell office:value-type="float" office:value="375106">
            <text:p>375106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66/69</text:p>
          </table:table-cell>
          <table:table-cell office:value-type="float" office:value="866">
            <text:p>0866</text:p>
          </table:table-cell>
          <table:table-cell office:value-type="float" office:value="69">
            <text:p>69</text:p>
          </table:table-cell>
          <table:table-cell office:value-type="float" office:value="-9.59518800805183">
            <text:p>-9.595188</text:p>
          </table:table-cell>
          <table:table-cell office:value-type="float" office:value="30.3093329347512">
            <text:p>30.309333</text:p>
          </table:table-cell>
          <table:table-cell office:value-type="float" office:value="96552">
            <text:p>96552</text:p>
          </table:table-cell>
          <table:table-cell office:value-type="float" office:value="375106">
            <text:p>375106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66/69</text:p>
          </table:table-cell>
          <table:table-cell office:value-type="float" office:value="866">
            <text:p>0866</text:p>
          </table:table-cell>
          <table:table-cell office:value-type="float" office:value="69">
            <text:p>69</text:p>
          </table:table-cell>
          <table:table-cell office:value-type="float" office:value="-9.59518800805183">
            <text:p>-9.595188</text:p>
          </table:table-cell>
          <table:table-cell office:value-type="float" office:value="30.3093329347512">
            <text:p>30.309333</text:p>
          </table:table-cell>
          <table:table-cell office:value-type="float" office:value="96552">
            <text:p>96552</text:p>
          </table:table-cell>
          <table:table-cell office:value-type="float" office:value="375106">
            <text:p>375106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66/69</text:p>
          </table:table-cell>
          <table:table-cell office:value-type="float" office:value="866">
            <text:p>0866</text:p>
          </table:table-cell>
          <table:table-cell office:value-type="float" office:value="69">
            <text:p>69</text:p>
          </table:table-cell>
          <table:table-cell office:value-type="float" office:value="-9.59518800805183">
            <text:p>-9.595188</text:p>
          </table:table-cell>
          <table:table-cell office:value-type="float" office:value="30.3093329347512">
            <text:p>30.309333</text:p>
          </table:table-cell>
          <table:table-cell office:value-type="float" office:value="96552">
            <text:p>96552</text:p>
          </table:table-cell>
          <table:table-cell office:value-type="float" office:value="375106">
            <text:p>375106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66/69</text:p>
          </table:table-cell>
          <table:table-cell office:value-type="float" office:value="866">
            <text:p>0866</text:p>
          </table:table-cell>
          <table:table-cell office:value-type="float" office:value="69">
            <text:p>69</text:p>
          </table:table-cell>
          <table:table-cell office:value-type="float" office:value="-9.59518800805183">
            <text:p>-9.595188</text:p>
          </table:table-cell>
          <table:table-cell office:value-type="float" office:value="30.3093329347512">
            <text:p>30.309333</text:p>
          </table:table-cell>
          <table:table-cell office:value-type="float" office:value="96552">
            <text:p>96552</text:p>
          </table:table-cell>
          <table:table-cell office:value-type="float" office:value="375106">
            <text:p>375106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66/69</text:p>
          </table:table-cell>
          <table:table-cell office:value-type="float" office:value="866">
            <text:p>0866</text:p>
          </table:table-cell>
          <table:table-cell office:value-type="float" office:value="69">
            <text:p>69</text:p>
          </table:table-cell>
          <table:table-cell office:value-type="float" office:value="-9.59518800805183">
            <text:p>-9.595188</text:p>
          </table:table-cell>
          <table:table-cell office:value-type="float" office:value="30.3093329347512">
            <text:p>30.309333</text:p>
          </table:table-cell>
          <table:table-cell office:value-type="float" office:value="96552">
            <text:p>96552</text:p>
          </table:table-cell>
          <table:table-cell office:value-type="float" office:value="375106">
            <text:p>375106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66/69</text:p>
          </table:table-cell>
          <table:table-cell office:value-type="float" office:value="866">
            <text:p>0866</text:p>
          </table:table-cell>
          <table:table-cell office:value-type="float" office:value="69">
            <text:p>69</text:p>
          </table:table-cell>
          <table:table-cell office:value-type="float" office:value="-9.59518800805183">
            <text:p>-9.595188</text:p>
          </table:table-cell>
          <table:table-cell office:value-type="float" office:value="30.3093329347512">
            <text:p>30.309333</text:p>
          </table:table-cell>
          <table:table-cell office:value-type="float" office:value="96552">
            <text:p>96552</text:p>
          </table:table-cell>
          <table:table-cell office:value-type="float" office:value="375106">
            <text:p>375106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string">
            <text:p>marl</text:p>
          </table:table-cell>
        </table:table-row>
        <table:table-row table:style-name="ro1">
          <table:table-cell office:value-type="string">
            <text:p>1272/69</text:p>
          </table:table-cell>
          <table:table-cell office:value-type="float" office:value="1272">
            <text:p>1272</text:p>
          </table:table-cell>
          <table:table-cell office:value-type="float" office:value="69">
            <text:p>69</text:p>
          </table:table-cell>
          <table:table-cell office:value-type="float" office:value="-9.54605009381074">
            <text:p>-9.546050</text:p>
          </table:table-cell>
          <table:table-cell office:value-type="float" office:value="30.3257513638216">
            <text:p>30.325751</text:p>
          </table:table-cell>
          <table:table-cell office:value-type="float" office:value="101339">
            <text:p>101339</text:p>
          </table:table-cell>
          <table:table-cell office:value-type="float" office:value="376754">
            <text:p>376754</text:p>
          </table:table-cell>
          <table:table-cell office:value-type="float" office:value="20.64">
            <text:p>20.6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dune sand</text:p>
          </table:table-cell>
        </table:table-row>
        <table:table-row table:style-name="ro1">
          <table:table-cell office:value-type="string">
            <text:p>1272/69</text:p>
          </table:table-cell>
          <table:table-cell office:value-type="float" office:value="1272">
            <text:p>1272</text:p>
          </table:table-cell>
          <table:table-cell office:value-type="float" office:value="69">
            <text:p>69</text:p>
          </table:table-cell>
          <table:table-cell office:value-type="float" office:value="-9.54605009381074">
            <text:p>-9.546050</text:p>
          </table:table-cell>
          <table:table-cell office:value-type="float" office:value="30.3257513638216">
            <text:p>30.325751</text:p>
          </table:table-cell>
          <table:table-cell office:value-type="float" office:value="101339">
            <text:p>101339</text:p>
          </table:table-cell>
          <table:table-cell office:value-type="float" office:value="376754">
            <text:p>376754</text:p>
          </table:table-cell>
          <table:table-cell office:value-type="float" office:value="20.64">
            <text:p>20.64</text:p>
          </table:table-cell>
          <table:table-cell office:value-type="float" office:value="45">
            <text:p>45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2/69</text:p>
          </table:table-cell>
          <table:table-cell office:value-type="float" office:value="1272">
            <text:p>1272</text:p>
          </table:table-cell>
          <table:table-cell office:value-type="float" office:value="69">
            <text:p>69</text:p>
          </table:table-cell>
          <table:table-cell office:value-type="float" office:value="-9.54605009381074">
            <text:p>-9.546050</text:p>
          </table:table-cell>
          <table:table-cell office:value-type="float" office:value="30.3257513638216">
            <text:p>30.325751</text:p>
          </table:table-cell>
          <table:table-cell office:value-type="float" office:value="101339">
            <text:p>101339</text:p>
          </table:table-cell>
          <table:table-cell office:value-type="float" office:value="376754">
            <text:p>376754</text:p>
          </table:table-cell>
          <table:table-cell office:value-type="float" office:value="20.64">
            <text:p>20.64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2/69</text:p>
          </table:table-cell>
          <table:table-cell office:value-type="float" office:value="1272">
            <text:p>1272</text:p>
          </table:table-cell>
          <table:table-cell office:value-type="float" office:value="69">
            <text:p>69</text:p>
          </table:table-cell>
          <table:table-cell office:value-type="float" office:value="-9.54605009381074">
            <text:p>-9.546050</text:p>
          </table:table-cell>
          <table:table-cell office:value-type="float" office:value="30.3257513638216">
            <text:p>30.325751</text:p>
          </table:table-cell>
          <table:table-cell office:value-type="float" office:value="101339">
            <text:p>101339</text:p>
          </table:table-cell>
          <table:table-cell office:value-type="float" office:value="376754">
            <text:p>376754</text:p>
          </table:table-cell>
          <table:table-cell office:value-type="float" office:value="20.64">
            <text:p>20.64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1272/69</text:p>
          </table:table-cell>
          <table:table-cell office:value-type="float" office:value="1272">
            <text:p>1272</text:p>
          </table:table-cell>
          <table:table-cell office:value-type="float" office:value="69">
            <text:p>69</text:p>
          </table:table-cell>
          <table:table-cell office:value-type="float" office:value="-9.54605009381074">
            <text:p>-9.546050</text:p>
          </table:table-cell>
          <table:table-cell office:value-type="float" office:value="30.3257513638216">
            <text:p>30.325751</text:p>
          </table:table-cell>
          <table:table-cell office:value-type="float" office:value="101339">
            <text:p>101339</text:p>
          </table:table-cell>
          <table:table-cell office:value-type="float" office:value="376754">
            <text:p>376754</text:p>
          </table:table-cell>
          <table:table-cell office:value-type="float" office:value="20.64">
            <text:p>20.64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2/69</text:p>
          </table:table-cell>
          <table:table-cell office:value-type="float" office:value="1272">
            <text:p>1272</text:p>
          </table:table-cell>
          <table:table-cell office:value-type="float" office:value="69">
            <text:p>69</text:p>
          </table:table-cell>
          <table:table-cell office:value-type="float" office:value="-9.54605009381074">
            <text:p>-9.546050</text:p>
          </table:table-cell>
          <table:table-cell office:value-type="float" office:value="30.3257513638216">
            <text:p>30.325751</text:p>
          </table:table-cell>
          <table:table-cell office:value-type="float" office:value="101339">
            <text:p>101339</text:p>
          </table:table-cell>
          <table:table-cell office:value-type="float" office:value="376754">
            <text:p>376754</text:p>
          </table:table-cell>
          <table:table-cell office:value-type="float" office:value="20.64">
            <text:p>20.64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2/69</text:p>
          </table:table-cell>
          <table:table-cell office:value-type="float" office:value="1272">
            <text:p>1272</text:p>
          </table:table-cell>
          <table:table-cell office:value-type="float" office:value="69">
            <text:p>69</text:p>
          </table:table-cell>
          <table:table-cell office:value-type="float" office:value="-9.54605009381074">
            <text:p>-9.546050</text:p>
          </table:table-cell>
          <table:table-cell office:value-type="float" office:value="30.3257513638216">
            <text:p>30.325751</text:p>
          </table:table-cell>
          <table:table-cell office:value-type="float" office:value="101339">
            <text:p>101339</text:p>
          </table:table-cell>
          <table:table-cell office:value-type="float" office:value="376754">
            <text:p>376754</text:p>
          </table:table-cell>
          <table:table-cell office:value-type="float" office:value="20.64">
            <text:p>20.64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2/69</text:p>
          </table:table-cell>
          <table:table-cell office:value-type="float" office:value="1272">
            <text:p>1272</text:p>
          </table:table-cell>
          <table:table-cell office:value-type="float" office:value="69">
            <text:p>69</text:p>
          </table:table-cell>
          <table:table-cell office:value-type="float" office:value="-9.54605009381074">
            <text:p>-9.546050</text:p>
          </table:table-cell>
          <table:table-cell office:value-type="float" office:value="30.3257513638216">
            <text:p>30.325751</text:p>
          </table:table-cell>
          <table:table-cell office:value-type="float" office:value="101339">
            <text:p>101339</text:p>
          </table:table-cell>
          <table:table-cell office:value-type="float" office:value="376754">
            <text:p>376754</text:p>
          </table:table-cell>
          <table:table-cell office:value-type="float" office:value="20.64">
            <text:p>20.64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1/69</text:p>
          </table:table-cell>
          <table:table-cell office:value-type="float" office:value="1271">
            <text:p>1271</text:p>
          </table:table-cell>
          <table:table-cell office:value-type="float" office:value="69">
            <text:p>69</text:p>
          </table:table-cell>
          <table:table-cell office:value-type="float" office:value="-9.57647098954852">
            <text:p>-9.576471</text:p>
          </table:table-cell>
          <table:table-cell office:value-type="float" office:value="30.3366838606568">
            <text:p>30.336684</text:p>
          </table:table-cell>
          <table:table-cell office:value-type="float" office:value="98460">
            <text:p>98460</text:p>
          </table:table-cell>
          <table:table-cell office:value-type="float" office:value="378070">
            <text:p>378070</text:p>
          </table:table-cell>
          <table:table-cell office:value-type="float" office:value="15.12">
            <text:p>15.12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une sand</text:p>
          </table:table-cell>
        </table:table-row>
        <table:table-row table:style-name="ro1">
          <table:table-cell office:value-type="string">
            <text:p>1271/69</text:p>
          </table:table-cell>
          <table:table-cell office:value-type="float" office:value="1271">
            <text:p>1271</text:p>
          </table:table-cell>
          <table:table-cell office:value-type="float" office:value="69">
            <text:p>69</text:p>
          </table:table-cell>
          <table:table-cell office:value-type="float" office:value="-9.57647098954852">
            <text:p>-9.576471</text:p>
          </table:table-cell>
          <table:table-cell office:value-type="float" office:value="30.3366838606568">
            <text:p>30.336684</text:p>
          </table:table-cell>
          <table:table-cell office:value-type="float" office:value="98460">
            <text:p>98460</text:p>
          </table:table-cell>
          <table:table-cell office:value-type="float" office:value="378070">
            <text:p>378070</text:p>
          </table:table-cell>
          <table:table-cell office:value-type="float" office:value="15.12">
            <text:p>15.12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1/69</text:p>
          </table:table-cell>
          <table:table-cell office:value-type="float" office:value="1271">
            <text:p>1271</text:p>
          </table:table-cell>
          <table:table-cell office:value-type="float" office:value="69">
            <text:p>69</text:p>
          </table:table-cell>
          <table:table-cell office:value-type="float" office:value="-9.57647098954852">
            <text:p>-9.576471</text:p>
          </table:table-cell>
          <table:table-cell office:value-type="float" office:value="30.3366838606568">
            <text:p>30.336684</text:p>
          </table:table-cell>
          <table:table-cell office:value-type="float" office:value="98460">
            <text:p>98460</text:p>
          </table:table-cell>
          <table:table-cell office:value-type="float" office:value="378070">
            <text:p>378070</text:p>
          </table:table-cell>
          <table:table-cell office:value-type="float" office:value="15.12">
            <text:p>15.12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1/69</text:p>
          </table:table-cell>
          <table:table-cell office:value-type="float" office:value="1271">
            <text:p>1271</text:p>
          </table:table-cell>
          <table:table-cell office:value-type="float" office:value="69">
            <text:p>69</text:p>
          </table:table-cell>
          <table:table-cell office:value-type="float" office:value="-9.57647098954852">
            <text:p>-9.576471</text:p>
          </table:table-cell>
          <table:table-cell office:value-type="float" office:value="30.3366838606568">
            <text:p>30.336684</text:p>
          </table:table-cell>
          <table:table-cell office:value-type="float" office:value="98460">
            <text:p>98460</text:p>
          </table:table-cell>
          <table:table-cell office:value-type="float" office:value="378070">
            <text:p>378070</text:p>
          </table:table-cell>
          <table:table-cell office:value-type="float" office:value="15.12">
            <text:p>15.12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1/69</text:p>
          </table:table-cell>
          <table:table-cell office:value-type="float" office:value="1271">
            <text:p>1271</text:p>
          </table:table-cell>
          <table:table-cell office:value-type="float" office:value="69">
            <text:p>69</text:p>
          </table:table-cell>
          <table:table-cell office:value-type="float" office:value="-9.57647098954852">
            <text:p>-9.576471</text:p>
          </table:table-cell>
          <table:table-cell office:value-type="float" office:value="30.3366838606568">
            <text:p>30.336684</text:p>
          </table:table-cell>
          <table:table-cell office:value-type="float" office:value="98460">
            <text:p>98460</text:p>
          </table:table-cell>
          <table:table-cell office:value-type="float" office:value="378070">
            <text:p>378070</text:p>
          </table:table-cell>
          <table:table-cell office:value-type="float" office:value="15.12">
            <text:p>15.12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1/69</text:p>
          </table:table-cell>
          <table:table-cell office:value-type="float" office:value="1271">
            <text:p>1271</text:p>
          </table:table-cell>
          <table:table-cell office:value-type="float" office:value="69">
            <text:p>69</text:p>
          </table:table-cell>
          <table:table-cell office:value-type="float" office:value="-9.57647098954852">
            <text:p>-9.576471</text:p>
          </table:table-cell>
          <table:table-cell office:value-type="float" office:value="30.3366838606568">
            <text:p>30.336684</text:p>
          </table:table-cell>
          <table:table-cell office:value-type="float" office:value="98460">
            <text:p>98460</text:p>
          </table:table-cell>
          <table:table-cell office:value-type="float" office:value="378070">
            <text:p>378070</text:p>
          </table:table-cell>
          <table:table-cell office:value-type="float" office:value="15.12">
            <text:p>15.12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1271/69</text:p>
          </table:table-cell>
          <table:table-cell office:value-type="float" office:value="1271">
            <text:p>1271</text:p>
          </table:table-cell>
          <table:table-cell office:value-type="float" office:value="69">
            <text:p>69</text:p>
          </table:table-cell>
          <table:table-cell office:value-type="float" office:value="-9.57647098954852">
            <text:p>-9.576471</text:p>
          </table:table-cell>
          <table:table-cell office:value-type="float" office:value="30.3366838606568">
            <text:p>30.336684</text:p>
          </table:table-cell>
          <table:table-cell office:value-type="float" office:value="98460">
            <text:p>98460</text:p>
          </table:table-cell>
          <table:table-cell office:value-type="float" office:value="378070">
            <text:p>378070</text:p>
          </table:table-cell>
          <table:table-cell office:value-type="float" office:value="15.12">
            <text:p>15.12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1271/69</text:p>
          </table:table-cell>
          <table:table-cell office:value-type="float" office:value="1271">
            <text:p>1271</text:p>
          </table:table-cell>
          <table:table-cell office:value-type="float" office:value="69">
            <text:p>69</text:p>
          </table:table-cell>
          <table:table-cell office:value-type="float" office:value="-9.57647098954852">
            <text:p>-9.576471</text:p>
          </table:table-cell>
          <table:table-cell office:value-type="float" office:value="30.3366838606568">
            <text:p>30.336684</text:p>
          </table:table-cell>
          <table:table-cell office:value-type="float" office:value="98460">
            <text:p>98460</text:p>
          </table:table-cell>
          <table:table-cell office:value-type="float" office:value="378070">
            <text:p>378070</text:p>
          </table:table-cell>
          <table:table-cell office:value-type="float" office:value="15.12">
            <text:p>15.12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clayey sand</text:p>
          </table:table-cell>
        </table:table-row>
        <table:table-row table:style-name="ro1">
          <table:table-cell office:value-type="string">
            <text:p>1271/69</text:p>
          </table:table-cell>
          <table:table-cell office:value-type="float" office:value="1271">
            <text:p>1271</text:p>
          </table:table-cell>
          <table:table-cell office:value-type="float" office:value="69">
            <text:p>69</text:p>
          </table:table-cell>
          <table:table-cell office:value-type="float" office:value="-9.57647098954852">
            <text:p>-9.576471</text:p>
          </table:table-cell>
          <table:table-cell office:value-type="float" office:value="30.3366838606568">
            <text:p>30.336684</text:p>
          </table:table-cell>
          <table:table-cell office:value-type="float" office:value="98460">
            <text:p>98460</text:p>
          </table:table-cell>
          <table:table-cell office:value-type="float" office:value="378070">
            <text:p>378070</text:p>
          </table:table-cell>
          <table:table-cell office:value-type="float" office:value="15.12">
            <text:p>15.12</text:p>
          </table:table-cell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1271/69</text:p>
          </table:table-cell>
          <table:table-cell office:value-type="float" office:value="1271">
            <text:p>1271</text:p>
          </table:table-cell>
          <table:table-cell office:value-type="float" office:value="69">
            <text:p>69</text:p>
          </table:table-cell>
          <table:table-cell office:value-type="float" office:value="-9.57647098954852">
            <text:p>-9.576471</text:p>
          </table:table-cell>
          <table:table-cell office:value-type="float" office:value="30.3366838606568">
            <text:p>30.336684</text:p>
          </table:table-cell>
          <table:table-cell office:value-type="float" office:value="98460">
            <text:p>98460</text:p>
          </table:table-cell>
          <table:table-cell office:value-type="float" office:value="378070">
            <text:p>378070</text:p>
          </table:table-cell>
          <table:table-cell office:value-type="float" office:value="15.12">
            <text:p>15.12</text:p>
          </table:table-cell>
          <table:table-cell office:value-type="float" office:value="82">
            <text:p>82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24">
            <text:p>24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1/69</text:p>
          </table:table-cell>
          <table:table-cell office:value-type="float" office:value="1271">
            <text:p>1271</text:p>
          </table:table-cell>
          <table:table-cell office:value-type="float" office:value="69">
            <text:p>69</text:p>
          </table:table-cell>
          <table:table-cell office:value-type="float" office:value="-9.57647098954852">
            <text:p>-9.576471</text:p>
          </table:table-cell>
          <table:table-cell office:value-type="float" office:value="30.3366838606568">
            <text:p>30.336684</text:p>
          </table:table-cell>
          <table:table-cell office:value-type="float" office:value="98460">
            <text:p>98460</text:p>
          </table:table-cell>
          <table:table-cell office:value-type="float" office:value="378070">
            <text:p>378070</text:p>
          </table:table-cell>
          <table:table-cell office:value-type="float" office:value="15.12">
            <text:p>15.12</text:p>
          </table:table-cell>
          <table:table-cell office:value-type="float" office:value="82">
            <text:p>82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71/69</text:p>
          </table:table-cell>
          <table:table-cell office:value-type="float" office:value="1271">
            <text:p>1271</text:p>
          </table:table-cell>
          <table:table-cell office:value-type="float" office:value="69">
            <text:p>69</text:p>
          </table:table-cell>
          <table:table-cell office:value-type="float" office:value="-9.57647098954852">
            <text:p>-9.576471</text:p>
          </table:table-cell>
          <table:table-cell office:value-type="float" office:value="30.3366838606568">
            <text:p>30.336684</text:p>
          </table:table-cell>
          <table:table-cell office:value-type="float" office:value="98460">
            <text:p>98460</text:p>
          </table:table-cell>
          <table:table-cell office:value-type="float" office:value="378070">
            <text:p>378070</text:p>
          </table:table-cell>
          <table:table-cell office:value-type="float" office:value="15.12">
            <text:p>15.12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string">
            <text:p>loam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calcareous marl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string">
            <text:p>clayey marl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96">
            <text:p>96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0868/62</text:p>
          </table:table-cell>
          <table:table-cell office:value-type="float" office:value="868">
            <text:p>0868</text:p>
          </table:table-cell>
          <table:table-cell office:value-type="float" office:value="62">
            <text:p>62</text:p>
          </table:table-cell>
          <table:table-cell office:value-type="float" office:value="-8.41555573304339">
            <text:p>-8.415556</text:p>
          </table:table-cell>
          <table:table-cell office:value-type="float" office:value="30.600420108288">
            <text:p>30.600420</text:p>
          </table:table-cell>
          <table:table-cell office:value-type="float" office:value="210765">
            <text:p>210765</text:p>
          </table:table-cell>
          <table:table-cell office:value-type="float" office:value="403820">
            <text:p>403820</text:p>
          </table:table-cell>
          <table:table-cell office:value-type="float" office:value="471.25">
            <text:p>471.25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string">
            <text:p>marly limestone</text:p>
          </table:table-cell>
        </table:table-row>
        <table:table-row table:style-name="ro1">
          <table:table-cell office:value-type="string">
            <text:p>1041/69</text:p>
          </table:table-cell>
          <table:table-cell office:value-type="float" office:value="1041">
            <text:p>1041</text:p>
          </table:table-cell>
          <table:table-cell office:value-type="float" office:value="69">
            <text:p>69</text:p>
          </table:table-cell>
          <table:table-cell office:value-type="float" office:value="-9.55725233117549">
            <text:p>-9.557252</text:p>
          </table:table-cell>
          <table:table-cell office:value-type="float" office:value="30.3727693407674">
            <text:p>30.372769</text:p>
          </table:table-cell>
          <table:table-cell office:value-type="float" office:value="100450">
            <text:p>100450</text:p>
          </table:table-cell>
          <table:table-cell office:value-type="float" office:value="382000">
            <text:p>38200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041/69</text:p>
          </table:table-cell>
          <table:table-cell office:value-type="float" office:value="1041">
            <text:p>1041</text:p>
          </table:table-cell>
          <table:table-cell office:value-type="float" office:value="69">
            <text:p>69</text:p>
          </table:table-cell>
          <table:table-cell office:value-type="float" office:value="-9.55725233117549">
            <text:p>-9.557252</text:p>
          </table:table-cell>
          <table:table-cell office:value-type="float" office:value="30.3727693407674">
            <text:p>30.372769</text:p>
          </table:table-cell>
          <table:table-cell office:value-type="float" office:value="100450">
            <text:p>100450</text:p>
          </table:table-cell>
          <table:table-cell office:value-type="float" office:value="382000">
            <text:p>38200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041/69</text:p>
          </table:table-cell>
          <table:table-cell office:value-type="float" office:value="1041">
            <text:p>1041</text:p>
          </table:table-cell>
          <table:table-cell office:value-type="float" office:value="69">
            <text:p>69</text:p>
          </table:table-cell>
          <table:table-cell office:value-type="float" office:value="-9.55725233117549">
            <text:p>-9.557252</text:p>
          </table:table-cell>
          <table:table-cell office:value-type="float" office:value="30.3727693407674">
            <text:p>30.372769</text:p>
          </table:table-cell>
          <table:table-cell office:value-type="float" office:value="100450">
            <text:p>100450</text:p>
          </table:table-cell>
          <table:table-cell office:value-type="float" office:value="382000">
            <text:p>38200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041/69</text:p>
          </table:table-cell>
          <table:table-cell office:value-type="float" office:value="1041">
            <text:p>1041</text:p>
          </table:table-cell>
          <table:table-cell office:value-type="float" office:value="69">
            <text:p>69</text:p>
          </table:table-cell>
          <table:table-cell office:value-type="float" office:value="-9.55725233117549">
            <text:p>-9.557252</text:p>
          </table:table-cell>
          <table:table-cell office:value-type="float" office:value="30.3727693407674">
            <text:p>30.372769</text:p>
          </table:table-cell>
          <table:table-cell office:value-type="float" office:value="100450">
            <text:p>100450</text:p>
          </table:table-cell>
          <table:table-cell office:value-type="float" office:value="382000">
            <text:p>38200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041/69</text:p>
          </table:table-cell>
          <table:table-cell office:value-type="float" office:value="1041">
            <text:p>1041</text:p>
          </table:table-cell>
          <table:table-cell office:value-type="float" office:value="69">
            <text:p>69</text:p>
          </table:table-cell>
          <table:table-cell office:value-type="float" office:value="-9.55725233117549">
            <text:p>-9.557252</text:p>
          </table:table-cell>
          <table:table-cell office:value-type="float" office:value="30.3727693407674">
            <text:p>30.372769</text:p>
          </table:table-cell>
          <table:table-cell office:value-type="float" office:value="100450">
            <text:p>100450</text:p>
          </table:table-cell>
          <table:table-cell office:value-type="float" office:value="382000">
            <text:p>38200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041/69</text:p>
          </table:table-cell>
          <table:table-cell office:value-type="float" office:value="1041">
            <text:p>1041</text:p>
          </table:table-cell>
          <table:table-cell office:value-type="float" office:value="69">
            <text:p>69</text:p>
          </table:table-cell>
          <table:table-cell office:value-type="float" office:value="-9.55725233117549">
            <text:p>-9.557252</text:p>
          </table:table-cell>
          <table:table-cell office:value-type="float" office:value="30.3727693407674">
            <text:p>30.372769</text:p>
          </table:table-cell>
          <table:table-cell office:value-type="float" office:value="100450">
            <text:p>100450</text:p>
          </table:table-cell>
          <table:table-cell office:value-type="float" office:value="382000">
            <text:p>38200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041/69</text:p>
          </table:table-cell>
          <table:table-cell office:value-type="float" office:value="1041">
            <text:p>1041</text:p>
          </table:table-cell>
          <table:table-cell office:value-type="float" office:value="69">
            <text:p>69</text:p>
          </table:table-cell>
          <table:table-cell office:value-type="float" office:value="-9.55725233117549">
            <text:p>-9.557252</text:p>
          </table:table-cell>
          <table:table-cell office:value-type="float" office:value="30.3727693407674">
            <text:p>30.372769</text:p>
          </table:table-cell>
          <table:table-cell office:value-type="float" office:value="100450">
            <text:p>100450</text:p>
          </table:table-cell>
          <table:table-cell office:value-type="float" office:value="382000">
            <text:p>38200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041/69</text:p>
          </table:table-cell>
          <table:table-cell office:value-type="float" office:value="1041">
            <text:p>1041</text:p>
          </table:table-cell>
          <table:table-cell office:value-type="float" office:value="69">
            <text:p>69</text:p>
          </table:table-cell>
          <table:table-cell office:value-type="float" office:value="-9.55725233117549">
            <text:p>-9.557252</text:p>
          </table:table-cell>
          <table:table-cell office:value-type="float" office:value="30.3727693407674">
            <text:p>30.372769</text:p>
          </table:table-cell>
          <table:table-cell office:value-type="float" office:value="100450">
            <text:p>100450</text:p>
          </table:table-cell>
          <table:table-cell office:value-type="float" office:value="382000">
            <text:p>38200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041/69</text:p>
          </table:table-cell>
          <table:table-cell office:value-type="float" office:value="1041">
            <text:p>1041</text:p>
          </table:table-cell>
          <table:table-cell office:value-type="float" office:value="69">
            <text:p>69</text:p>
          </table:table-cell>
          <table:table-cell office:value-type="float" office:value="-9.55725233117549">
            <text:p>-9.557252</text:p>
          </table:table-cell>
          <table:table-cell office:value-type="float" office:value="30.3727693407674">
            <text:p>30.372769</text:p>
          </table:table-cell>
          <table:table-cell office:value-type="float" office:value="100450">
            <text:p>100450</text:p>
          </table:table-cell>
          <table:table-cell office:value-type="float" office:value="382000">
            <text:p>38200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041/69</text:p>
          </table:table-cell>
          <table:table-cell office:value-type="float" office:value="1041">
            <text:p>1041</text:p>
          </table:table-cell>
          <table:table-cell office:value-type="float" office:value="69">
            <text:p>69</text:p>
          </table:table-cell>
          <table:table-cell office:value-type="float" office:value="-9.55725233117549">
            <text:p>-9.557252</text:p>
          </table:table-cell>
          <table:table-cell office:value-type="float" office:value="30.3727693407674">
            <text:p>30.372769</text:p>
          </table:table-cell>
          <table:table-cell office:value-type="float" office:value="100450">
            <text:p>100450</text:p>
          </table:table-cell>
          <table:table-cell office:value-type="float" office:value="382000">
            <text:p>38200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65.5">
            <text:p>65.5</text:p>
          </table:table-cell>
          <table:table-cell office:value-type="float" office:value="7.5">
            <text:p>7.5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041/69</text:p>
          </table:table-cell>
          <table:table-cell office:value-type="float" office:value="1041">
            <text:p>1041</text:p>
          </table:table-cell>
          <table:table-cell office:value-type="float" office:value="69">
            <text:p>69</text:p>
          </table:table-cell>
          <table:table-cell office:value-type="float" office:value="-9.55725233117549">
            <text:p>-9.557252</text:p>
          </table:table-cell>
          <table:table-cell office:value-type="float" office:value="30.3727693407674">
            <text:p>30.372769</text:p>
          </table:table-cell>
          <table:table-cell office:value-type="float" office:value="100450">
            <text:p>100450</text:p>
          </table:table-cell>
          <table:table-cell office:value-type="float" office:value="382000">
            <text:p>38200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65.5">
            <text:p>65.5</text:p>
          </table:table-cell>
          <table:table-cell office:value-type="float" office:value="68">
            <text:p>68</text:p>
          </table:table-cell>
          <table:table-cell office:value-type="float" office:value="2.5">
            <text:p>2.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041/69</text:p>
          </table:table-cell>
          <table:table-cell office:value-type="float" office:value="1041">
            <text:p>1041</text:p>
          </table:table-cell>
          <table:table-cell office:value-type="float" office:value="69">
            <text:p>69</text:p>
          </table:table-cell>
          <table:table-cell office:value-type="float" office:value="-9.55725233117549">
            <text:p>-9.557252</text:p>
          </table:table-cell>
          <table:table-cell office:value-type="float" office:value="30.3727693407674">
            <text:p>30.372769</text:p>
          </table:table-cell>
          <table:table-cell office:value-type="float" office:value="100450">
            <text:p>100450</text:p>
          </table:table-cell>
          <table:table-cell office:value-type="float" office:value="382000">
            <text:p>38200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973/61</text:p>
          </table:table-cell>
          <table:table-cell office:value-type="float" office:value="973">
            <text:p>0973</text:p>
          </table:table-cell>
          <table:table-cell office:value-type="float" office:value="61">
            <text:p>61</text:p>
          </table:table-cell>
          <table:table-cell office:value-type="float" office:value="-8.82959684615139">
            <text:p>-8.829597</text:p>
          </table:table-cell>
          <table:table-cell office:value-type="float" office:value="30.5749107628904">
            <text:p>30.574911</text:p>
          </table:table-cell>
          <table:table-cell office:value-type="float" office:value="171000">
            <text:p>171000</text:p>
          </table:table-cell>
          <table:table-cell office:value-type="float" office:value="402100">
            <text:p>40210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ayey loam</text:p>
          </table:table-cell>
        </table:table-row>
        <table:table-row table:style-name="ro1">
          <table:table-cell office:value-type="string">
            <text:p>0973/61</text:p>
          </table:table-cell>
          <table:table-cell office:value-type="float" office:value="973">
            <text:p>0973</text:p>
          </table:table-cell>
          <table:table-cell office:value-type="float" office:value="61">
            <text:p>61</text:p>
          </table:table-cell>
          <table:table-cell office:value-type="float" office:value="-8.82959684615139">
            <text:p>-8.829597</text:p>
          </table:table-cell>
          <table:table-cell office:value-type="float" office:value="30.5749107628904">
            <text:p>30.574911</text:p>
          </table:table-cell>
          <table:table-cell office:value-type="float" office:value="171000">
            <text:p>171000</text:p>
          </table:table-cell>
          <table:table-cell office:value-type="float" office:value="402100">
            <text:p>40210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0973/61</text:p>
          </table:table-cell>
          <table:table-cell office:value-type="float" office:value="973">
            <text:p>0973</text:p>
          </table:table-cell>
          <table:table-cell office:value-type="float" office:value="61">
            <text:p>61</text:p>
          </table:table-cell>
          <table:table-cell office:value-type="float" office:value="-8.82959684615139">
            <text:p>-8.829597</text:p>
          </table:table-cell>
          <table:table-cell office:value-type="float" office:value="30.5749107628904">
            <text:p>30.574911</text:p>
          </table:table-cell>
          <table:table-cell office:value-type="float" office:value="171000">
            <text:p>171000</text:p>
          </table:table-cell>
          <table:table-cell office:value-type="float" office:value="402100">
            <text:p>40210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float" office:value="45">
            <text:p>4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973/61</text:p>
          </table:table-cell>
          <table:table-cell office:value-type="float" office:value="973">
            <text:p>0973</text:p>
          </table:table-cell>
          <table:table-cell office:value-type="float" office:value="61">
            <text:p>61</text:p>
          </table:table-cell>
          <table:table-cell office:value-type="float" office:value="-8.82959684615139">
            <text:p>-8.829597</text:p>
          </table:table-cell>
          <table:table-cell office:value-type="float" office:value="30.5749107628904">
            <text:p>30.574911</text:p>
          </table:table-cell>
          <table:table-cell office:value-type="float" office:value="171000">
            <text:p>171000</text:p>
          </table:table-cell>
          <table:table-cell office:value-type="float" office:value="402100">
            <text:p>40210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string">
            <text:p>sandy marl</text:p>
          </table:table-cell>
        </table:table-row>
        <table:table-row table:style-name="ro1">
          <table:table-cell office:value-type="string">
            <text:p>1294/69</text:p>
          </table:table-cell>
          <table:table-cell office:value-type="float" office:value="1294">
            <text:p>1294</text:p>
          </table:table-cell>
          <table:table-cell office:value-type="float" office:value="69">
            <text:p>69</text:p>
          </table:table-cell>
          <table:table-cell office:value-type="float" office:value="-9.59541989011482">
            <text:p>-9.595420</text:p>
          </table:table-cell>
          <table:table-cell office:value-type="float" office:value="30.3952300497304">
            <text:p>30.395230</text:p>
          </table:table-cell>
          <table:table-cell office:value-type="float" office:value="96875">
            <text:p>96875</text:p>
          </table:table-cell>
          <table:table-cell office:value-type="float" office:value="384620">
            <text:p>384620</text:p>
          </table:table-cell>
          <table:table-cell office:value-type="float" office:value="16.04">
            <text:p>16.0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dune sand</text:p>
          </table:table-cell>
        </table:table-row>
        <table:table-row table:style-name="ro1">
          <table:table-cell office:value-type="string">
            <text:p>0975/69</text:p>
          </table:table-cell>
          <table:table-cell office:value-type="float" office:value="975">
            <text:p>0975</text:p>
          </table:table-cell>
          <table:table-cell office:value-type="float" office:value="69">
            <text:p>69</text:p>
          </table:table-cell>
          <table:table-cell office:value-type="float" office:value="-9.5906152717024">
            <text:p>-9.590615</text:p>
          </table:table-cell>
          <table:table-cell office:value-type="float" office:value="30.3421088636171">
            <text:p>30.342109</text:p>
          </table:table-cell>
          <table:table-cell office:value-type="float" office:value="97123">
            <text:p>97123</text:p>
          </table:table-cell>
          <table:table-cell office:value-type="float" office:value="378720">
            <text:p>378720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2" office:value-type="float" office:value="12.8">
            <text:p>12.8</text:p>
          </table:table-cell>
          <table:table-cell office:value-type="string">
            <text:p>dune sand</text:p>
          </table:table-cell>
        </table:table-row>
        <table:table-row table:style-name="ro1">
          <table:table-cell office:value-type="string">
            <text:p>0975/69</text:p>
          </table:table-cell>
          <table:table-cell office:value-type="float" office:value="975">
            <text:p>0975</text:p>
          </table:table-cell>
          <table:table-cell office:value-type="float" office:value="69">
            <text:p>69</text:p>
          </table:table-cell>
          <table:table-cell office:value-type="float" office:value="-9.5906152717024">
            <text:p>-9.590615</text:p>
          </table:table-cell>
          <table:table-cell office:value-type="float" office:value="30.3421088636171">
            <text:p>30.342109</text:p>
          </table:table-cell>
          <table:table-cell office:value-type="float" office:value="97123">
            <text:p>97123</text:p>
          </table:table-cell>
          <table:table-cell office:value-type="float" office:value="378720">
            <text:p>378720</text:p>
          </table:table-cell>
          <table:table-cell table:number-columns-repeated="2" office:value-type="float" office:value="44">
            <text:p>44</text:p>
          </table:table-cell>
          <table:table-cell office:value-type="float" office:value="12.8">
            <text:p>12.8</text:p>
          </table:table-cell>
          <table:table-cell office:value-type="float" office:value="13.8">
            <text:p>13.8</text:p>
          </table:table-cell>
          <table:table-cell office:value-type="float" office:value="1">
            <text:p>1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0975/69</text:p>
          </table:table-cell>
          <table:table-cell office:value-type="float" office:value="975">
            <text:p>0975</text:p>
          </table:table-cell>
          <table:table-cell office:value-type="float" office:value="69">
            <text:p>69</text:p>
          </table:table-cell>
          <table:table-cell office:value-type="float" office:value="-9.5906152717024">
            <text:p>-9.590615</text:p>
          </table:table-cell>
          <table:table-cell office:value-type="float" office:value="30.3421088636171">
            <text:p>30.342109</text:p>
          </table:table-cell>
          <table:table-cell office:value-type="float" office:value="97123">
            <text:p>97123</text:p>
          </table:table-cell>
          <table:table-cell office:value-type="float" office:value="378720">
            <text:p>378720</text:p>
          </table:table-cell>
          <table:table-cell table:number-columns-repeated="2" office:value-type="float" office:value="44">
            <text:p>44</text:p>
          </table:table-cell>
          <table:table-cell office:value-type="float" office:value="13.8">
            <text:p>13.8</text:p>
          </table:table-cell>
          <table:table-cell office:value-type="float" office:value="18.2">
            <text:p>18.2</text:p>
          </table:table-cell>
          <table:table-cell office:value-type="float" office:value="4.4">
            <text:p>4.4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0975/69</text:p>
          </table:table-cell>
          <table:table-cell office:value-type="float" office:value="975">
            <text:p>0975</text:p>
          </table:table-cell>
          <table:table-cell office:value-type="float" office:value="69">
            <text:p>69</text:p>
          </table:table-cell>
          <table:table-cell office:value-type="float" office:value="-9.5906152717024">
            <text:p>-9.590615</text:p>
          </table:table-cell>
          <table:table-cell office:value-type="float" office:value="30.3421088636171">
            <text:p>30.342109</text:p>
          </table:table-cell>
          <table:table-cell office:value-type="float" office:value="97123">
            <text:p>97123</text:p>
          </table:table-cell>
          <table:table-cell office:value-type="float" office:value="378720">
            <text:p>378720</text:p>
          </table:table-cell>
          <table:table-cell table:number-columns-repeated="2" office:value-type="float" office:value="44">
            <text:p>44</text:p>
          </table:table-cell>
          <table:table-cell office:value-type="float" office:value="18.2">
            <text:p>18.2</text:p>
          </table:table-cell>
          <table:table-cell office:value-type="float" office:value="31.8">
            <text:p>31.8</text:p>
          </table:table-cell>
          <table:table-cell office:value-type="float" office:value="13.6">
            <text:p>13.6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0975/69</text:p>
          </table:table-cell>
          <table:table-cell office:value-type="float" office:value="975">
            <text:p>0975</text:p>
          </table:table-cell>
          <table:table-cell office:value-type="float" office:value="69">
            <text:p>69</text:p>
          </table:table-cell>
          <table:table-cell office:value-type="float" office:value="-9.5906152717024">
            <text:p>-9.590615</text:p>
          </table:table-cell>
          <table:table-cell office:value-type="float" office:value="30.3421088636171">
            <text:p>30.342109</text:p>
          </table:table-cell>
          <table:table-cell office:value-type="float" office:value="97123">
            <text:p>97123</text:p>
          </table:table-cell>
          <table:table-cell office:value-type="float" office:value="378720">
            <text:p>378720</text:p>
          </table:table-cell>
          <table:table-cell table:number-columns-repeated="2" office:value-type="float" office:value="44">
            <text:p>44</text:p>
          </table:table-cell>
          <table:table-cell office:value-type="float" office:value="31.8">
            <text:p>31.8</text:p>
          </table:table-cell>
          <table:table-cell office:value-type="float" office:value="32.2">
            <text:p>32.2</text:p>
          </table:table-cell>
          <table:table-cell office:value-type="float" office:value="0.4">
            <text:p>0.4</text:p>
          </table:table-cell>
          <table:table-cell office:value-type="string">
            <text:p>sandy loam</text:p>
          </table:table-cell>
        </table:table-row>
        <table:table-row table:style-name="ro1">
          <table:table-cell office:value-type="string">
            <text:p>0975/69</text:p>
          </table:table-cell>
          <table:table-cell office:value-type="float" office:value="975">
            <text:p>0975</text:p>
          </table:table-cell>
          <table:table-cell office:value-type="float" office:value="69">
            <text:p>69</text:p>
          </table:table-cell>
          <table:table-cell office:value-type="float" office:value="-9.5906152717024">
            <text:p>-9.590615</text:p>
          </table:table-cell>
          <table:table-cell office:value-type="float" office:value="30.3421088636171">
            <text:p>30.342109</text:p>
          </table:table-cell>
          <table:table-cell office:value-type="float" office:value="97123">
            <text:p>97123</text:p>
          </table:table-cell>
          <table:table-cell office:value-type="float" office:value="378720">
            <text:p>378720</text:p>
          </table:table-cell>
          <table:table-cell table:number-columns-repeated="2" office:value-type="float" office:value="44">
            <text:p>44</text:p>
          </table:table-cell>
          <table:table-cell office:value-type="float" office:value="32.2">
            <text:p>32.2</text:p>
          </table:table-cell>
          <table:table-cell office:value-type="float" office:value="36.3">
            <text:p>36.3</text:p>
          </table:table-cell>
          <table:table-cell office:value-type="float" office:value="4.1">
            <text:p>4.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975/69</text:p>
          </table:table-cell>
          <table:table-cell office:value-type="float" office:value="975">
            <text:p>0975</text:p>
          </table:table-cell>
          <table:table-cell office:value-type="float" office:value="69">
            <text:p>69</text:p>
          </table:table-cell>
          <table:table-cell office:value-type="float" office:value="-9.5906152717024">
            <text:p>-9.590615</text:p>
          </table:table-cell>
          <table:table-cell office:value-type="float" office:value="30.3421088636171">
            <text:p>30.342109</text:p>
          </table:table-cell>
          <table:table-cell office:value-type="float" office:value="97123">
            <text:p>97123</text:p>
          </table:table-cell>
          <table:table-cell office:value-type="float" office:value="378720">
            <text:p>378720</text:p>
          </table:table-cell>
          <table:table-cell table:number-columns-repeated="2" office:value-type="float" office:value="44">
            <text:p>44</text:p>
          </table:table-cell>
          <table:table-cell office:value-type="float" office:value="36.3">
            <text:p>36.3</text:p>
          </table:table-cell>
          <table:table-cell office:value-type="float" office:value="37.8">
            <text:p>37.8</text:p>
          </table:table-cell>
          <table:table-cell office:value-type="float" office:value="1.5">
            <text:p>1.5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0975/69</text:p>
          </table:table-cell>
          <table:table-cell office:value-type="float" office:value="975">
            <text:p>0975</text:p>
          </table:table-cell>
          <table:table-cell office:value-type="float" office:value="69">
            <text:p>69</text:p>
          </table:table-cell>
          <table:table-cell office:value-type="float" office:value="-9.5906152717024">
            <text:p>-9.590615</text:p>
          </table:table-cell>
          <table:table-cell office:value-type="float" office:value="30.3421088636171">
            <text:p>30.342109</text:p>
          </table:table-cell>
          <table:table-cell office:value-type="float" office:value="97123">
            <text:p>97123</text:p>
          </table:table-cell>
          <table:table-cell office:value-type="float" office:value="378720">
            <text:p>378720</text:p>
          </table:table-cell>
          <table:table-cell table:number-columns-repeated="2" office:value-type="float" office:value="44">
            <text:p>44</text:p>
          </table:table-cell>
          <table:table-cell office:value-type="float" office:value="37.8">
            <text:p>37.8</text:p>
          </table:table-cell>
          <table:table-cell office:value-type="float" office:value="38.8">
            <text:p>38.8</text:p>
          </table:table-cell>
          <table:table-cell office:value-type="float" office:value="1">
            <text:p>1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0975/69</text:p>
          </table:table-cell>
          <table:table-cell office:value-type="float" office:value="975">
            <text:p>0975</text:p>
          </table:table-cell>
          <table:table-cell office:value-type="float" office:value="69">
            <text:p>69</text:p>
          </table:table-cell>
          <table:table-cell office:value-type="float" office:value="-9.5906152717024">
            <text:p>-9.590615</text:p>
          </table:table-cell>
          <table:table-cell office:value-type="float" office:value="30.3421088636171">
            <text:p>30.342109</text:p>
          </table:table-cell>
          <table:table-cell office:value-type="float" office:value="97123">
            <text:p>97123</text:p>
          </table:table-cell>
          <table:table-cell office:value-type="float" office:value="378720">
            <text:p>378720</text:p>
          </table:table-cell>
          <table:table-cell table:number-columns-repeated="2" office:value-type="float" office:value="44">
            <text:p>44</text:p>
          </table:table-cell>
          <table:table-cell office:value-type="float" office:value="38.8">
            <text:p>38.8</text:p>
          </table:table-cell>
          <table:table-cell office:value-type="float" office:value="40.3">
            <text:p>40.3</text:p>
          </table:table-cell>
          <table:table-cell office:value-type="float" office:value="1.5">
            <text:p>1.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975/69</text:p>
          </table:table-cell>
          <table:table-cell office:value-type="float" office:value="975">
            <text:p>0975</text:p>
          </table:table-cell>
          <table:table-cell office:value-type="float" office:value="69">
            <text:p>69</text:p>
          </table:table-cell>
          <table:table-cell office:value-type="float" office:value="-9.5906152717024">
            <text:p>-9.590615</text:p>
          </table:table-cell>
          <table:table-cell office:value-type="float" office:value="30.3421088636171">
            <text:p>30.342109</text:p>
          </table:table-cell>
          <table:table-cell office:value-type="float" office:value="97123">
            <text:p>97123</text:p>
          </table:table-cell>
          <table:table-cell office:value-type="float" office:value="378720">
            <text:p>378720</text:p>
          </table:table-cell>
          <table:table-cell table:number-columns-repeated="2" office:value-type="float" office:value="44">
            <text:p>44</text:p>
          </table:table-cell>
          <table:table-cell office:value-type="float" office:value="40.3">
            <text:p>40.3</text:p>
          </table:table-cell>
          <table:table-cell office:value-type="float" office:value="44">
            <text:p>44</text:p>
          </table:table-cell>
          <table:table-cell office:value-type="float" office:value="3.7">
            <text:p>3.7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33/69</text:p>
          </table:table-cell>
          <table:table-cell office:value-type="float" office:value="1233">
            <text:p>1233</text:p>
          </table:table-cell>
          <table:table-cell office:value-type="float" office:value="69">
            <text:p>69</text:p>
          </table:table-cell>
          <table:table-cell office:value-type="float" office:value="-9.60353277469129">
            <text:p>-9.603533</text:p>
          </table:table-cell>
          <table:table-cell office:value-type="float" office:value="30.3713722443143">
            <text:p>30.371372</text:p>
          </table:table-cell>
          <table:table-cell office:value-type="float" office:value="96000">
            <text:p>96000</text:p>
          </table:table-cell>
          <table:table-cell office:value-type="float" office:value="382006">
            <text:p>38200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1233/69</text:p>
          </table:table-cell>
          <table:table-cell office:value-type="float" office:value="1233">
            <text:p>1233</text:p>
          </table:table-cell>
          <table:table-cell office:value-type="float" office:value="69">
            <text:p>69</text:p>
          </table:table-cell>
          <table:table-cell office:value-type="float" office:value="-9.60353277469129">
            <text:p>-9.603533</text:p>
          </table:table-cell>
          <table:table-cell office:value-type="float" office:value="30.3713722443143">
            <text:p>30.371372</text:p>
          </table:table-cell>
          <table:table-cell office:value-type="float" office:value="96000">
            <text:p>96000</text:p>
          </table:table-cell>
          <table:table-cell office:value-type="float" office:value="382006">
            <text:p>38200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233/69</text:p>
          </table:table-cell>
          <table:table-cell office:value-type="float" office:value="1233">
            <text:p>1233</text:p>
          </table:table-cell>
          <table:table-cell office:value-type="float" office:value="69">
            <text:p>69</text:p>
          </table:table-cell>
          <table:table-cell office:value-type="float" office:value="-9.60353277469129">
            <text:p>-9.603533</text:p>
          </table:table-cell>
          <table:table-cell office:value-type="float" office:value="30.3713722443143">
            <text:p>30.371372</text:p>
          </table:table-cell>
          <table:table-cell office:value-type="float" office:value="96000">
            <text:p>96000</text:p>
          </table:table-cell>
          <table:table-cell office:value-type="float" office:value="382006">
            <text:p>38200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clayey sand</text:p>
          </table:table-cell>
        </table:table-row>
        <table:table-row table:style-name="ro1">
          <table:table-cell office:value-type="string">
            <text:p>1233/69</text:p>
          </table:table-cell>
          <table:table-cell office:value-type="float" office:value="1233">
            <text:p>1233</text:p>
          </table:table-cell>
          <table:table-cell office:value-type="float" office:value="69">
            <text:p>69</text:p>
          </table:table-cell>
          <table:table-cell office:value-type="float" office:value="-9.60353277469129">
            <text:p>-9.603533</text:p>
          </table:table-cell>
          <table:table-cell office:value-type="float" office:value="30.3713722443143">
            <text:p>30.371372</text:p>
          </table:table-cell>
          <table:table-cell office:value-type="float" office:value="96000">
            <text:p>96000</text:p>
          </table:table-cell>
          <table:table-cell office:value-type="float" office:value="382006">
            <text:p>38200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1233/69</text:p>
          </table:table-cell>
          <table:table-cell office:value-type="float" office:value="1233">
            <text:p>1233</text:p>
          </table:table-cell>
          <table:table-cell office:value-type="float" office:value="69">
            <text:p>69</text:p>
          </table:table-cell>
          <table:table-cell office:value-type="float" office:value="-9.60353277469129">
            <text:p>-9.603533</text:p>
          </table:table-cell>
          <table:table-cell office:value-type="float" office:value="30.3713722443143">
            <text:p>30.371372</text:p>
          </table:table-cell>
          <table:table-cell office:value-type="float" office:value="96000">
            <text:p>96000</text:p>
          </table:table-cell>
          <table:table-cell office:value-type="float" office:value="382006">
            <text:p>38200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233/69</text:p>
          </table:table-cell>
          <table:table-cell office:value-type="float" office:value="1233">
            <text:p>1233</text:p>
          </table:table-cell>
          <table:table-cell office:value-type="float" office:value="69">
            <text:p>69</text:p>
          </table:table-cell>
          <table:table-cell office:value-type="float" office:value="-9.60353277469129">
            <text:p>-9.603533</text:p>
          </table:table-cell>
          <table:table-cell office:value-type="float" office:value="30.3713722443143">
            <text:p>30.371372</text:p>
          </table:table-cell>
          <table:table-cell office:value-type="float" office:value="96000">
            <text:p>96000</text:p>
          </table:table-cell>
          <table:table-cell office:value-type="float" office:value="382006">
            <text:p>38200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1233/69</text:p>
          </table:table-cell>
          <table:table-cell office:value-type="float" office:value="1233">
            <text:p>1233</text:p>
          </table:table-cell>
          <table:table-cell office:value-type="float" office:value="69">
            <text:p>69</text:p>
          </table:table-cell>
          <table:table-cell office:value-type="float" office:value="-9.60353277469129">
            <text:p>-9.603533</text:p>
          </table:table-cell>
          <table:table-cell office:value-type="float" office:value="30.3713722443143">
            <text:p>30.371372</text:p>
          </table:table-cell>
          <table:table-cell office:value-type="float" office:value="96000">
            <text:p>96000</text:p>
          </table:table-cell>
          <table:table-cell office:value-type="float" office:value="382006">
            <text:p>38200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pebbles</text:p>
          </table:table-cell>
        </table:table-row>
        <table:table-row table:style-name="ro1">
          <table:table-cell office:value-type="string">
            <text:p>1233/69</text:p>
          </table:table-cell>
          <table:table-cell office:value-type="float" office:value="1233">
            <text:p>1233</text:p>
          </table:table-cell>
          <table:table-cell office:value-type="float" office:value="69">
            <text:p>69</text:p>
          </table:table-cell>
          <table:table-cell office:value-type="float" office:value="-9.60353277469129">
            <text:p>-9.603533</text:p>
          </table:table-cell>
          <table:table-cell office:value-type="float" office:value="30.3713722443143">
            <text:p>30.371372</text:p>
          </table:table-cell>
          <table:table-cell office:value-type="float" office:value="96000">
            <text:p>96000</text:p>
          </table:table-cell>
          <table:table-cell office:value-type="float" office:value="382006">
            <text:p>38200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sandy clay</text:p>
          </table:table-cell>
        </table:table-row>
        <table:table-row table:style-name="ro1">
          <table:table-cell office:value-type="string">
            <text:p>1233/69</text:p>
          </table:table-cell>
          <table:table-cell office:value-type="float" office:value="1233">
            <text:p>1233</text:p>
          </table:table-cell>
          <table:table-cell office:value-type="float" office:value="69">
            <text:p>69</text:p>
          </table:table-cell>
          <table:table-cell office:value-type="float" office:value="-9.60353277469129">
            <text:p>-9.603533</text:p>
          </table:table-cell>
          <table:table-cell office:value-type="float" office:value="30.3713722443143">
            <text:p>30.371372</text:p>
          </table:table-cell>
          <table:table-cell office:value-type="float" office:value="96000">
            <text:p>96000</text:p>
          </table:table-cell>
          <table:table-cell office:value-type="float" office:value="382006">
            <text:p>38200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233/69</text:p>
          </table:table-cell>
          <table:table-cell office:value-type="float" office:value="1233">
            <text:p>1233</text:p>
          </table:table-cell>
          <table:table-cell office:value-type="float" office:value="69">
            <text:p>69</text:p>
          </table:table-cell>
          <table:table-cell office:value-type="float" office:value="-9.60353277469129">
            <text:p>-9.603533</text:p>
          </table:table-cell>
          <table:table-cell office:value-type="float" office:value="30.3713722443143">
            <text:p>30.371372</text:p>
          </table:table-cell>
          <table:table-cell office:value-type="float" office:value="96000">
            <text:p>96000</text:p>
          </table:table-cell>
          <table:table-cell office:value-type="float" office:value="382006">
            <text:p>38200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alluvium</text:p>
          </table:table-cell>
        </table:table-row>
        <table:table-row table:style-name="ro1">
          <table:table-cell office:value-type="string">
            <text:p>0977/69</text:p>
          </table:table-cell>
          <table:table-cell office:value-type="float" office:value="977">
            <text:p>0977</text:p>
          </table:table-cell>
          <table:table-cell office:value-type="float" office:value="69">
            <text:p>69</text:p>
          </table:table-cell>
          <table:table-cell office:value-type="float" office:value="-9.58771571134972">
            <text:p>-9.587716</text:p>
          </table:table-cell>
          <table:table-cell office:value-type="float" office:value="30.3427237056605">
            <text:p>30.342724</text:p>
          </table:table-cell>
          <table:table-cell office:value-type="float" office:value="97404">
            <text:p>97404</text:p>
          </table:table-cell>
          <table:table-cell office:value-type="float" office:value="378778">
            <text:p>378778</text:p>
          </table:table-cell>
          <table:table-cell office:value-type="float" office:value="39.6">
            <text:p>39.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dune sand</text:p>
          </table:table-cell>
        </table:table-row>
        <table:table-row table:style-name="ro1">
          <table:table-cell office:value-type="string">
            <text:p>0977/69</text:p>
          </table:table-cell>
          <table:table-cell office:value-type="float" office:value="977">
            <text:p>0977</text:p>
          </table:table-cell>
          <table:table-cell office:value-type="float" office:value="69">
            <text:p>69</text:p>
          </table:table-cell>
          <table:table-cell office:value-type="float" office:value="-9.58771571134972">
            <text:p>-9.587716</text:p>
          </table:table-cell>
          <table:table-cell office:value-type="float" office:value="30.3427237056605">
            <text:p>30.342724</text:p>
          </table:table-cell>
          <table:table-cell office:value-type="float" office:value="97404">
            <text:p>97404</text:p>
          </table:table-cell>
          <table:table-cell office:value-type="float" office:value="378778">
            <text:p>378778</text:p>
          </table:table-cell>
          <table:table-cell office:value-type="float" office:value="39.6">
            <text:p>39.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12.65">
            <text:p>12.65</text:p>
          </table:table-cell>
          <table:table-cell office:value-type="float" office:value="1.65">
            <text:p>1.65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0977/69</text:p>
          </table:table-cell>
          <table:table-cell office:value-type="float" office:value="977">
            <text:p>0977</text:p>
          </table:table-cell>
          <table:table-cell office:value-type="float" office:value="69">
            <text:p>69</text:p>
          </table:table-cell>
          <table:table-cell office:value-type="float" office:value="-9.58771571134972">
            <text:p>-9.587716</text:p>
          </table:table-cell>
          <table:table-cell office:value-type="float" office:value="30.3427237056605">
            <text:p>30.342724</text:p>
          </table:table-cell>
          <table:table-cell office:value-type="float" office:value="97404">
            <text:p>97404</text:p>
          </table:table-cell>
          <table:table-cell office:value-type="float" office:value="378778">
            <text:p>378778</text:p>
          </table:table-cell>
          <table:table-cell office:value-type="float" office:value="39.6">
            <text:p>39.6</text:p>
          </table:table-cell>
          <table:table-cell office:value-type="float" office:value="41">
            <text:p>41</text:p>
          </table:table-cell>
          <table:table-cell office:value-type="float" office:value="12.65">
            <text:p>12.65</text:p>
          </table:table-cell>
          <table:table-cell office:value-type="float" office:value="27.8">
            <text:p>27.8</text:p>
          </table:table-cell>
          <table:table-cell office:value-type="float" office:value="15.15">
            <text:p>15.15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0977/69</text:p>
          </table:table-cell>
          <table:table-cell office:value-type="float" office:value="977">
            <text:p>0977</text:p>
          </table:table-cell>
          <table:table-cell office:value-type="float" office:value="69">
            <text:p>69</text:p>
          </table:table-cell>
          <table:table-cell office:value-type="float" office:value="-9.58771571134972">
            <text:p>-9.587716</text:p>
          </table:table-cell>
          <table:table-cell office:value-type="float" office:value="30.3427237056605">
            <text:p>30.342724</text:p>
          </table:table-cell>
          <table:table-cell office:value-type="float" office:value="97404">
            <text:p>97404</text:p>
          </table:table-cell>
          <table:table-cell office:value-type="float" office:value="378778">
            <text:p>378778</text:p>
          </table:table-cell>
          <table:table-cell office:value-type="float" office:value="39.6">
            <text:p>39.6</text:p>
          </table:table-cell>
          <table:table-cell office:value-type="float" office:value="41">
            <text:p>41</text:p>
          </table:table-cell>
          <table:table-cell office:value-type="float" office:value="27.8">
            <text:p>27.8</text:p>
          </table:table-cell>
          <table:table-cell office:value-type="float" office:value="29.2">
            <text:p>29.2</text:p>
          </table:table-cell>
          <table:table-cell office:value-type="float" office:value="1.4">
            <text:p>1.4</text:p>
          </table:table-cell>
          <table:table-cell office:value-type="string">
            <text:p>sandy loam</text:p>
          </table:table-cell>
        </table:table-row>
        <table:table-row table:style-name="ro1">
          <table:table-cell office:value-type="string">
            <text:p>0977/69</text:p>
          </table:table-cell>
          <table:table-cell office:value-type="float" office:value="977">
            <text:p>0977</text:p>
          </table:table-cell>
          <table:table-cell office:value-type="float" office:value="69">
            <text:p>69</text:p>
          </table:table-cell>
          <table:table-cell office:value-type="float" office:value="-9.58771571134972">
            <text:p>-9.587716</text:p>
          </table:table-cell>
          <table:table-cell office:value-type="float" office:value="30.3427237056605">
            <text:p>30.342724</text:p>
          </table:table-cell>
          <table:table-cell office:value-type="float" office:value="97404">
            <text:p>97404</text:p>
          </table:table-cell>
          <table:table-cell office:value-type="float" office:value="378778">
            <text:p>378778</text:p>
          </table:table-cell>
          <table:table-cell office:value-type="float" office:value="39.6">
            <text:p>39.6</text:p>
          </table:table-cell>
          <table:table-cell office:value-type="float" office:value="41">
            <text:p>41</text:p>
          </table:table-cell>
          <table:table-cell office:value-type="float" office:value="29.2">
            <text:p>29.2</text:p>
          </table:table-cell>
          <table:table-cell office:value-type="float" office:value="30.8">
            <text:p>30.8</text:p>
          </table:table-cell>
          <table:table-cell office:value-type="float" office:value="1.6">
            <text:p>1.6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977/69</text:p>
          </table:table-cell>
          <table:table-cell office:value-type="float" office:value="977">
            <text:p>0977</text:p>
          </table:table-cell>
          <table:table-cell office:value-type="float" office:value="69">
            <text:p>69</text:p>
          </table:table-cell>
          <table:table-cell office:value-type="float" office:value="-9.58771571134972">
            <text:p>-9.587716</text:p>
          </table:table-cell>
          <table:table-cell office:value-type="float" office:value="30.3427237056605">
            <text:p>30.342724</text:p>
          </table:table-cell>
          <table:table-cell office:value-type="float" office:value="97404">
            <text:p>97404</text:p>
          </table:table-cell>
          <table:table-cell office:value-type="float" office:value="378778">
            <text:p>378778</text:p>
          </table:table-cell>
          <table:table-cell office:value-type="float" office:value="39.6">
            <text:p>39.6</text:p>
          </table:table-cell>
          <table:table-cell office:value-type="float" office:value="41">
            <text:p>41</text:p>
          </table:table-cell>
          <table:table-cell office:value-type="float" office:value="30.8">
            <text:p>30.8</text:p>
          </table:table-cell>
          <table:table-cell office:value-type="float" office:value="31.6">
            <text:p>31.6</text:p>
          </table:table-cell>
          <table:table-cell office:value-type="float" office:value="0.8">
            <text:p>0.8</text:p>
          </table:table-cell>
          <table:table-cell office:value-type="string">
            <text:p>limestone</text:p>
          </table:table-cell>
        </table:table-row>
        <table:table-row table:style-name="ro1">
          <table:table-cell office:value-type="string">
            <text:p>0977/69</text:p>
          </table:table-cell>
          <table:table-cell office:value-type="float" office:value="977">
            <text:p>0977</text:p>
          </table:table-cell>
          <table:table-cell office:value-type="float" office:value="69">
            <text:p>69</text:p>
          </table:table-cell>
          <table:table-cell office:value-type="float" office:value="-9.58771571134972">
            <text:p>-9.587716</text:p>
          </table:table-cell>
          <table:table-cell office:value-type="float" office:value="30.3427237056605">
            <text:p>30.342724</text:p>
          </table:table-cell>
          <table:table-cell office:value-type="float" office:value="97404">
            <text:p>97404</text:p>
          </table:table-cell>
          <table:table-cell office:value-type="float" office:value="378778">
            <text:p>378778</text:p>
          </table:table-cell>
          <table:table-cell office:value-type="float" office:value="39.6">
            <text:p>39.6</text:p>
          </table:table-cell>
          <table:table-cell office:value-type="float" office:value="41">
            <text:p>41</text:p>
          </table:table-cell>
          <table:table-cell office:value-type="float" office:value="31.6">
            <text:p>31.6</text:p>
          </table:table-cell>
          <table:table-cell office:value-type="float" office:value="33.4">
            <text:p>33.4</text:p>
          </table:table-cell>
          <table:table-cell office:value-type="float" office:value="1.8">
            <text:p>1.8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977/69</text:p>
          </table:table-cell>
          <table:table-cell office:value-type="float" office:value="977">
            <text:p>0977</text:p>
          </table:table-cell>
          <table:table-cell office:value-type="float" office:value="69">
            <text:p>69</text:p>
          </table:table-cell>
          <table:table-cell office:value-type="float" office:value="-9.58771571134972">
            <text:p>-9.587716</text:p>
          </table:table-cell>
          <table:table-cell office:value-type="float" office:value="30.3427237056605">
            <text:p>30.342724</text:p>
          </table:table-cell>
          <table:table-cell office:value-type="float" office:value="97404">
            <text:p>97404</text:p>
          </table:table-cell>
          <table:table-cell office:value-type="float" office:value="378778">
            <text:p>378778</text:p>
          </table:table-cell>
          <table:table-cell office:value-type="float" office:value="39.6">
            <text:p>39.6</text:p>
          </table:table-cell>
          <table:table-cell office:value-type="float" office:value="41">
            <text:p>41</text:p>
          </table:table-cell>
          <table:table-cell office:value-type="float" office:value="33.4">
            <text:p>33.4</text:p>
          </table:table-cell>
          <table:table-cell office:value-type="float" office:value="35.7">
            <text:p>35.7</text:p>
          </table:table-cell>
          <table:table-cell office:value-type="float" office:value="2.3">
            <text:p>2.3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0977/69</text:p>
          </table:table-cell>
          <table:table-cell office:value-type="float" office:value="977">
            <text:p>0977</text:p>
          </table:table-cell>
          <table:table-cell office:value-type="float" office:value="69">
            <text:p>69</text:p>
          </table:table-cell>
          <table:table-cell office:value-type="float" office:value="-9.58771571134972">
            <text:p>-9.587716</text:p>
          </table:table-cell>
          <table:table-cell office:value-type="float" office:value="30.3427237056605">
            <text:p>30.342724</text:p>
          </table:table-cell>
          <table:table-cell office:value-type="float" office:value="97404">
            <text:p>97404</text:p>
          </table:table-cell>
          <table:table-cell office:value-type="float" office:value="378778">
            <text:p>378778</text:p>
          </table:table-cell>
          <table:table-cell office:value-type="float" office:value="39.6">
            <text:p>39.6</text:p>
          </table:table-cell>
          <table:table-cell office:value-type="float" office:value="41">
            <text:p>41</text:p>
          </table:table-cell>
          <table:table-cell office:value-type="float" office:value="35.7">
            <text:p>35.7</text:p>
          </table:table-cell>
          <table:table-cell office:value-type="float" office:value="39.5">
            <text:p>39.5</text:p>
          </table:table-cell>
          <table:table-cell office:value-type="float" office:value="3.8">
            <text:p>3.8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977/69</text:p>
          </table:table-cell>
          <table:table-cell office:value-type="float" office:value="977">
            <text:p>0977</text:p>
          </table:table-cell>
          <table:table-cell office:value-type="float" office:value="69">
            <text:p>69</text:p>
          </table:table-cell>
          <table:table-cell office:value-type="float" office:value="-9.58771571134972">
            <text:p>-9.587716</text:p>
          </table:table-cell>
          <table:table-cell office:value-type="float" office:value="30.3427237056605">
            <text:p>30.342724</text:p>
          </table:table-cell>
          <table:table-cell office:value-type="float" office:value="97404">
            <text:p>97404</text:p>
          </table:table-cell>
          <table:table-cell office:value-type="float" office:value="378778">
            <text:p>378778</text:p>
          </table:table-cell>
          <table:table-cell office:value-type="float" office:value="39.6">
            <text:p>39.6</text:p>
          </table:table-cell>
          <table:table-cell office:value-type="float" office:value="41">
            <text:p>41</text:p>
          </table:table-cell>
          <table:table-cell office:value-type="float" office:value="39.5">
            <text:p>39.5</text:p>
          </table:table-cell>
          <table:table-cell office:value-type="float" office:value="41">
            <text:p>41</text:p>
          </table:table-cell>
          <table:table-cell office:value-type="float" office:value="1.5">
            <text:p>1.5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036/69</text:p>
          </table:table-cell>
          <table:table-cell office:value-type="float" office:value="1036">
            <text:p>1036</text:p>
          </table:table-cell>
          <table:table-cell office:value-type="float" office:value="69">
            <text:p>69</text:p>
          </table:table-cell>
          <table:table-cell office:value-type="float" office:value="-9.58342774124964">
            <text:p>-9.583428</text:p>
          </table:table-cell>
          <table:table-cell office:value-type="float" office:value="30.3412511673336">
            <text:p>30.341251</text:p>
          </table:table-cell>
          <table:table-cell office:value-type="float" office:value="97810">
            <text:p>97810</text:p>
          </table:table-cell>
          <table:table-cell office:value-type="float" office:value="378600">
            <text:p>37860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fine sand</text:p>
          </table:table-cell>
        </table:table-row>
        <table:table-row table:style-name="ro1">
          <table:table-cell office:value-type="string">
            <text:p>1036/69</text:p>
          </table:table-cell>
          <table:table-cell office:value-type="float" office:value="1036">
            <text:p>1036</text:p>
          </table:table-cell>
          <table:table-cell office:value-type="float" office:value="69">
            <text:p>69</text:p>
          </table:table-cell>
          <table:table-cell office:value-type="float" office:value="-9.58342774124964">
            <text:p>-9.583428</text:p>
          </table:table-cell>
          <table:table-cell office:value-type="float" office:value="30.3412511673336">
            <text:p>30.341251</text:p>
          </table:table-cell>
          <table:table-cell office:value-type="float" office:value="97810">
            <text:p>97810</text:p>
          </table:table-cell>
          <table:table-cell office:value-type="float" office:value="378600">
            <text:p>37860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036/69</text:p>
          </table:table-cell>
          <table:table-cell office:value-type="float" office:value="1036">
            <text:p>1036</text:p>
          </table:table-cell>
          <table:table-cell office:value-type="float" office:value="69">
            <text:p>69</text:p>
          </table:table-cell>
          <table:table-cell office:value-type="float" office:value="-9.58342774124964">
            <text:p>-9.583428</text:p>
          </table:table-cell>
          <table:table-cell office:value-type="float" office:value="30.3412511673336">
            <text:p>30.341251</text:p>
          </table:table-cell>
          <table:table-cell office:value-type="float" office:value="97810">
            <text:p>97810</text:p>
          </table:table-cell>
          <table:table-cell office:value-type="float" office:value="378600">
            <text:p>37860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1036/69</text:p>
          </table:table-cell>
          <table:table-cell office:value-type="float" office:value="1036">
            <text:p>1036</text:p>
          </table:table-cell>
          <table:table-cell office:value-type="float" office:value="69">
            <text:p>69</text:p>
          </table:table-cell>
          <table:table-cell office:value-type="float" office:value="-9.58342774124964">
            <text:p>-9.583428</text:p>
          </table:table-cell>
          <table:table-cell office:value-type="float" office:value="30.3412511673336">
            <text:p>30.341251</text:p>
          </table:table-cell>
          <table:table-cell office:value-type="float" office:value="97810">
            <text:p>97810</text:p>
          </table:table-cell>
          <table:table-cell office:value-type="float" office:value="378600">
            <text:p>37860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string">
            <text:p>sandstone</text:p>
          </table:table-cell>
        </table:table-row>
        <table:table-row table:style-name="ro1">
          <table:table-cell office:value-type="string">
            <text:p>0988/69</text:p>
          </table:table-cell>
          <table:table-cell office:value-type="float" office:value="988">
            <text:p>0988</text:p>
          </table:table-cell>
          <table:table-cell office:value-type="float" office:value="69">
            <text:p>69</text:p>
          </table:table-cell>
          <table:table-cell office:value-type="float" office:value="-9.54108158476386">
            <text:p>-9.541082</text:p>
          </table:table-cell>
          <table:table-cell office:value-type="float" office:value="30.4098400182628">
            <text:p>30.409840</text:p>
          </table:table-cell>
          <table:table-cell office:value-type="float" office:value="102150">
            <text:p>102150</text:p>
          </table:table-cell>
          <table:table-cell office:value-type="float" office:value="386050">
            <text:p>386050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ayey loam</text:p>
          </table:table-cell>
        </table:table-row>
        <table:table-row table:style-name="ro1">
          <table:table-cell office:value-type="string">
            <text:p>0988/69</text:p>
          </table:table-cell>
          <table:table-cell office:value-type="float" office:value="988">
            <text:p>0988</text:p>
          </table:table-cell>
          <table:table-cell office:value-type="float" office:value="69">
            <text:p>69</text:p>
          </table:table-cell>
          <table:table-cell office:value-type="float" office:value="-9.54108158476386">
            <text:p>-9.541082</text:p>
          </table:table-cell>
          <table:table-cell office:value-type="float" office:value="30.4098400182628">
            <text:p>30.409840</text:p>
          </table:table-cell>
          <table:table-cell office:value-type="float" office:value="102150">
            <text:p>102150</text:p>
          </table:table-cell>
          <table:table-cell office:value-type="float" office:value="386050">
            <text:p>386050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0988/69</text:p>
          </table:table-cell>
          <table:table-cell office:value-type="float" office:value="988">
            <text:p>0988</text:p>
          </table:table-cell>
          <table:table-cell office:value-type="float" office:value="69">
            <text:p>69</text:p>
          </table:table-cell>
          <table:table-cell office:value-type="float" office:value="-9.54108158476386">
            <text:p>-9.541082</text:p>
          </table:table-cell>
          <table:table-cell office:value-type="float" office:value="30.4098400182628">
            <text:p>30.409840</text:p>
          </table:table-cell>
          <table:table-cell office:value-type="float" office:value="102150">
            <text:p>102150</text:p>
          </table:table-cell>
          <table:table-cell office:value-type="float" office:value="386050">
            <text:p>386050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0988/69</text:p>
          </table:table-cell>
          <table:table-cell office:value-type="float" office:value="988">
            <text:p>0988</text:p>
          </table:table-cell>
          <table:table-cell office:value-type="float" office:value="69">
            <text:p>69</text:p>
          </table:table-cell>
          <table:table-cell office:value-type="float" office:value="-9.54108158476386">
            <text:p>-9.541082</text:p>
          </table:table-cell>
          <table:table-cell office:value-type="float" office:value="30.4098400182628">
            <text:p>30.409840</text:p>
          </table:table-cell>
          <table:table-cell office:value-type="float" office:value="102150">
            <text:p>102150</text:p>
          </table:table-cell>
          <table:table-cell office:value-type="float" office:value="386050">
            <text:p>386050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lay</text:p>
          </table:table-cell>
        </table:table-row>
        <table:table-row table:style-name="ro1">
          <table:table-cell office:value-type="string">
            <text:p>0988/69</text:p>
          </table:table-cell>
          <table:table-cell office:value-type="float" office:value="988">
            <text:p>0988</text:p>
          </table:table-cell>
          <table:table-cell office:value-type="float" office:value="69">
            <text:p>69</text:p>
          </table:table-cell>
          <table:table-cell office:value-type="float" office:value="-9.54108158476386">
            <text:p>-9.541082</text:p>
          </table:table-cell>
          <table:table-cell office:value-type="float" office:value="30.4098400182628">
            <text:p>30.409840</text:p>
          </table:table-cell>
          <table:table-cell office:value-type="float" office:value="102150">
            <text:p>102150</text:p>
          </table:table-cell>
          <table:table-cell office:value-type="float" office:value="386050">
            <text:p>386050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0988/69</text:p>
          </table:table-cell>
          <table:table-cell office:value-type="float" office:value="988">
            <text:p>0988</text:p>
          </table:table-cell>
          <table:table-cell office:value-type="float" office:value="69">
            <text:p>69</text:p>
          </table:table-cell>
          <table:table-cell office:value-type="float" office:value="-9.54108158476386">
            <text:p>-9.541082</text:p>
          </table:table-cell>
          <table:table-cell office:value-type="float" office:value="30.4098400182628">
            <text:p>30.409840</text:p>
          </table:table-cell>
          <table:table-cell office:value-type="float" office:value="102150">
            <text:p>102150</text:p>
          </table:table-cell>
          <table:table-cell office:value-type="float" office:value="386050">
            <text:p>386050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sandy limestone</text:p>
          </table:table-cell>
        </table:table-row>
        <table:table-row table:style-name="ro1">
          <table:table-cell office:value-type="string">
            <text:p>0988/69</text:p>
          </table:table-cell>
          <table:table-cell office:value-type="float" office:value="988">
            <text:p>0988</text:p>
          </table:table-cell>
          <table:table-cell office:value-type="float" office:value="69">
            <text:p>69</text:p>
          </table:table-cell>
          <table:table-cell office:value-type="float" office:value="-9.54108158476386">
            <text:p>-9.541082</text:p>
          </table:table-cell>
          <table:table-cell office:value-type="float" office:value="30.4098400182628">
            <text:p>30.409840</text:p>
          </table:table-cell>
          <table:table-cell office:value-type="float" office:value="102150">
            <text:p>102150</text:p>
          </table:table-cell>
          <table:table-cell office:value-type="float" office:value="386050">
            <text:p>386050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36">
            <text:p>36</text:p>
          </table:table-cell>
          <table:table-cell office:value-type="string">
            <text:p>clay</text:p>
          </table:table-cell>
        </table:table-row>
        <table:table-row table:style-name="ro1" table:number-rows-repeated="64776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/>
    </number:number-style>
    <number:number-style style:name="N118">
      <number:number number:decimal-places="0" number:min-integer-digits="4"/>
    </number:number-style>
    <number:number-style style:name="N119">
      <number:number number:decimal-places="6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05/25/2012</text:date>, <text:time>16:15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2-05-25T16:15:39.75</dc:date>
    <dc:creator>Florian Rüdiger Klein</dc:creator>
    <meta:editing-duration>PT00H03M07S</meta:editing-duration>
    <meta:editing-cycles>2</meta:editing-cycles>
    <meta:document-statistic meta:table-count="1" meta:cell-count="9867" meta:object-count="0"/>
  </office:meta>
</office:document-meta>
</file>